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ll_d</text:p>
          </table:table-cell>
          <table:covered-table-cell/>
          <table:table-cell table:style-name="ce1" office:value-type="string" calcext:value-type="string" table:number-columns-spanned="2" table:number-rows-spanned="1">
            <text:p>all_dp</text:p>
          </table:table-cell>
          <table:covered-table-cell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0285837" calcext:value-type="float">
            <text:p>0.028583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VLOOKUP([.$H2];[.$B$2:.$C$500];2)" office:value-type="string" office:string-value="" calcext:value-type="error">
            <text:p>#N/A</text:p>
          </table:table-cell>
          <table:table-cell table:formula="of:=VLOOKUP([.$H2];[.$D$2:.$E$500];2)" office:value-type="float" office:value="0.0285837" calcext:value-type="float">
            <text:p>0.0285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0.00273287" calcext:value-type="float">
            <text:p>0.0027328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VLOOKUP([.$H3];[.$B$2:.$C$500];2)" office:value-type="string" office:string-value="" calcext:value-type="error">
            <text:p>#N/A</text:p>
          </table:table-cell>
          <table:table-cell table:formula="of:=VLOOKUP([.$H3];[.$D$2:.$E$500];2)" office:value-type="float" office:value="0.0285837" calcext:value-type="float">
            <text:p>0.0285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0261166" calcext:value-type="float">
            <text:p>0.026116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VLOOKUP([.$H4];[.$B$2:.$C$500];2)" office:value-type="string" office:string-value="" calcext:value-type="error">
            <text:p>#N/A</text:p>
          </table:table-cell>
          <table:table-cell table:formula="of:=VLOOKUP([.$H4];[.$D$2:.$E$500];2)" office:value-type="float" office:value="0.00273287" calcext:value-type="float">
            <text:p>0.0027328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0.0192446" calcext:value-type="float">
            <text:p>0.019244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VLOOKUP([.$H5];[.$B$2:.$C$500];2)" office:value-type="string" office:string-value="" calcext:value-type="error">
            <text:p>#N/A</text:p>
          </table:table-cell>
          <table:table-cell table:formula="of:=VLOOKUP([.$H5];[.$D$2:.$E$500];2)" office:value-type="float" office:value="0.00273287" calcext:value-type="float">
            <text:p>0.00273287</text:p>
          </table:table-cell>
          <table:table-cell table:formula="of:=AVERAGE([.I2:.I8])" office:value-type="string" office:string-value="" calcext:value-type="error">
            <text:p>#N/A</text:p>
          </table:table-cell>
          <table:table-cell table:formula="of:=AVERAGE([.J2:.J8])" office:value-type="float" office:value="0.0248736485714286" calcext:value-type="float">
            <text:p>0.024873648571429</text:p>
          </table:table-cell>
          <table:table-cell office:value-type="float" office:value="10" calcext:value-type="float">
            <text:p>10</text:p>
          </table:table-cell>
          <table:table-cell table:formula="of:=SUM([.I2:.I8])" office:value-type="string" office:string-value="" calcext:value-type="error">
            <text:p>#N/A</text:p>
          </table:table-cell>
          <table:table-cell table:formula="of:=SUM([.J2:.J8])" office:value-type="float" office:value="0.17411554" calcext:value-type="float">
            <text:p>0.17411554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0661212" calcext:value-type="float">
            <text:p>0.066121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VLOOKUP([.$H6];[.$B$2:.$C$500];2)" office:value-type="string" office:string-value="" calcext:value-type="error">
            <text:p>#N/A</text:p>
          </table:table-cell>
          <table:table-cell table:formula="of:=VLOOKUP([.$H6];[.$D$2:.$E$500];2)" office:value-type="float" office:value="0.0261166" calcext:value-type="float">
            <text:p>0.0261166</text:p>
          </table:table-cell>
          <table:table-cell table:formula="of:=AVERAGE([.I3:.I9])" office:value-type="string" office:string-value="" calcext:value-type="error">
            <text:p>#N/A</text:p>
          </table:table-cell>
          <table:table-cell table:formula="of:=AVERAGE([.J3:.J9])" office:value-type="float" office:value="0.0273243914285714" calcext:value-type="float">
            <text:p>0.02732439142857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457389" calcext:value-type="float">
            <text:p>0.045738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VLOOKUP([.$H7];[.$B$2:.$C$500];2)" office:value-type="string" office:string-value="" calcext:value-type="error">
            <text:p>#N/A</text:p>
          </table:table-cell>
          <table:table-cell table:formula="of:=VLOOKUP([.$H7];[.$D$2:.$E$500];2)" office:value-type="float" office:value="0.0192446" calcext:value-type="float">
            <text:p>0.0192446</text:p>
          </table:table-cell>
          <table:table-cell table:formula="of:=AVERAGE([.I4:.I10])" office:value-type="string" office:string-value="" calcext:value-type="error">
            <text:p>#N/A</text:p>
          </table:table-cell>
          <table:table-cell table:formula="of:=AVERAGE([.J4:.J10])" office:value-type="float" office:value="0.0243022171428571" calcext:value-type="float">
            <text:p>0.02430221714285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0742848" calcext:value-type="float">
            <text:p>0.0074284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VLOOKUP([.$H8];[.$B$2:.$C$500];2)" office:value-type="string" office:string-value="" calcext:value-type="error">
            <text:p>#N/A</text:p>
          </table:table-cell>
          <table:table-cell table:formula="of:=VLOOKUP([.$H8];[.$D$2:.$E$500];2)" office:value-type="float" office:value="0.0661212" calcext:value-type="float">
            <text:p>0.0661212</text:p>
          </table:table-cell>
          <table:table-cell table:formula="of:=AVERAGE([.I5:.I11])" office:value-type="string" office:string-value="" calcext:value-type="error">
            <text:p>#N/A</text:p>
          </table:table-cell>
          <table:table-cell table:formula="of:=AVERAGE([.J5:.J11])" office:value-type="float" office:value="0.0828693785714286" calcext:value-type="float">
            <text:p>0.08286937857142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0.412703" calcext:value-type="float">
            <text:p>0.41270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VLOOKUP([.$H9];[.$B$2:.$C$500];2)" office:value-type="string" office:string-value="" calcext:value-type="error">
            <text:p>#N/A</text:p>
          </table:table-cell>
          <table:table-cell table:formula="of:=VLOOKUP([.$H9];[.$D$2:.$E$500];2)" office:value-type="float" office:value="0.0457389" calcext:value-type="float">
            <text:p>0.0457389</text:p>
          </table:table-cell>
          <table:table-cell table:formula="of:=AVERAGE([.I6:.I12])" office:value-type="string" office:string-value="" calcext:value-type="error">
            <text:p>#N/A</text:p>
          </table:table-cell>
          <table:table-cell table:formula="of:=AVERAGE([.J6:.J12])" office:value-type="float" office:value="0.173374111428571" calcext:value-type="float">
            <text:p>0.17337411142857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0.636266" calcext:value-type="float">
            <text:p>0.63626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VLOOKUP([.$H10];[.$B$2:.$C$500];2)" office:value-type="string" office:string-value="" calcext:value-type="error">
            <text:p>#N/A</text:p>
          </table:table-cell>
          <table:table-cell table:formula="of:=VLOOKUP([.$H10];[.$D$2:.$E$500];2)" office:value-type="float" office:value="0.00742848" calcext:value-type="float">
            <text:p>0.00742848</text:p>
          </table:table-cell>
          <table:table-cell table:formula="of:=AVERAGE([.I7:.I13])" office:value-type="string" office:string-value="" calcext:value-type="error">
            <text:p>#N/A</text:p>
          </table:table-cell>
          <table:table-cell table:formula="of:=AVERAGE([.J7:.J13])" office:value-type="float" office:value="0.186506168571429" calcext:value-type="float">
            <text:p>0.18650616857142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118041" calcext:value-type="float">
            <text:p>0.11804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VLOOKUP([.$H11];[.$B$2:.$C$500];2)" office:value-type="string" office:string-value="" calcext:value-type="error">
            <text:p>#N/A</text:p>
          </table:table-cell>
          <table:table-cell table:formula="of:=VLOOKUP([.$H11];[.$D$2:.$E$500];2)" office:value-type="float" office:value="0.412703" calcext:value-type="float">
            <text:p>0.412703</text:p>
          </table:table-cell>
          <table:table-cell table:formula="of:=AVERAGE([.I8:.I14])" office:value-type="string" office:string-value="" calcext:value-type="error">
            <text:p>#N/A</text:p>
          </table:table-cell>
          <table:table-cell table:formula="of:=AVERAGE([.J8:.J14])" office:value-type="float" office:value="0.198158368571429" calcext:value-type="float">
            <text:p>0.19815836857142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0.10081" calcext:value-type="float">
            <text:p>0.1008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VLOOKUP([.$H12];[.$B$2:.$C$500];2)" office:value-type="string" office:string-value="" calcext:value-type="error">
            <text:p>#N/A</text:p>
          </table:table-cell>
          <table:table-cell table:formula="of:=VLOOKUP([.$H12];[.$D$2:.$E$500];2)" office:value-type="float" office:value="0.636266" calcext:value-type="float">
            <text:p>0.636266</text:p>
          </table:table-cell>
          <table:table-cell table:formula="of:=AVERAGE([.I9:.I15])" office:value-type="string" office:string-value="" calcext:value-type="error">
            <text:p>#N/A</text:p>
          </table:table-cell>
          <table:table-cell table:formula="of:=AVERAGE([.J9:.J15])" office:value-type="float" office:value="0.261176911428571" calcext:value-type="float">
            <text:p>0.261176911428571</text:p>
          </table:table-cell>
          <table:table-cell office:value-type="float" office:value="17" calcext:value-type="float">
            <text:p>17</text:p>
          </table:table-cell>
          <table:table-cell table:formula="of:=SUM([.I9:.I15])" office:value-type="string" office:string-value="" calcext:value-type="error">
            <text:p>#N/A</text:p>
          </table:table-cell>
          <table:table-cell table:formula="of:=SUM([.J9:.J15])" office:value-type="float" office:value="1.82823838" calcext:value-type="float">
            <text:p>1.8282383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507251" calcext:value-type="float">
            <text:p>0.50725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VLOOKUP([.$H13];[.$B$2:.$C$500];2)" office:value-type="string" office:string-value="" calcext:value-type="error">
            <text:p>#N/A</text:p>
          </table:table-cell>
          <table:table-cell table:formula="of:=VLOOKUP([.$H13];[.$D$2:.$E$500];2)" office:value-type="float" office:value="0.118041" calcext:value-type="float">
            <text:p>0.118041</text:p>
          </table:table-cell>
          <table:table-cell table:formula="of:=AVERAGE([.I10:.I16])" office:value-type="string" office:string-value="" calcext:value-type="error">
            <text:p>#N/A</text:p>
          </table:table-cell>
          <table:table-cell table:formula="of:=AVERAGE([.J10:.J16])" office:value-type="float" office:value="0.473269925714286" calcext:value-type="float">
            <text:p>0.47326992571428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.53039" calcext:value-type="float">
            <text:p>1.5303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VLOOKUP([.$H14];[.$B$2:.$C$500];2)" office:value-type="string" office:string-value="" calcext:value-type="error">
            <text:p>#N/A</text:p>
          </table:table-cell>
          <table:table-cell table:formula="of:=VLOOKUP([.$H14];[.$D$2:.$E$500];2)" office:value-type="float" office:value="0.10081" calcext:value-type="float">
            <text:p>0.10081</text:p>
          </table:table-cell>
          <table:table-cell table:formula="of:=AVERAGE([.I11:.I17])" office:value-type="string" office:string-value="" calcext:value-type="error">
            <text:p>#N/A</text:p>
          </table:table-cell>
          <table:table-cell table:formula="of:=AVERAGE([.J11:.J17])" office:value-type="float" office:value="0.613519857142857" calcext:value-type="float">
            <text:p>0.61351985714285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989178" calcext:value-type="float">
            <text:p>0.98917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VLOOKUP([.$H15];[.$B$2:.$C$500];2)" office:value-type="string" office:string-value="" calcext:value-type="error">
            <text:p>#N/A</text:p>
          </table:table-cell>
          <table:table-cell table:formula="of:=VLOOKUP([.$H15];[.$D$2:.$E$500];2)" office:value-type="float" office:value="0.507251" calcext:value-type="float">
            <text:p>0.507251</text:p>
          </table:table-cell>
          <table:table-cell table:formula="of:=AVERAGE([.I12:.I18])" office:value-type="string" office:string-value="" calcext:value-type="error">
            <text:p>#N/A</text:p>
          </table:table-cell>
          <table:table-cell table:formula="of:=AVERAGE([.J12:.J18])" office:value-type="float" office:value="0.619535428571429" calcext:value-type="float">
            <text:p>0.61953542857142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454812" calcext:value-type="float">
            <text:p>0.45481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VLOOKUP([.$H16];[.$B$2:.$C$500];2)" office:value-type="float" office:value="1" calcext:value-type="float">
            <text:p>1</text:p>
          </table:table-cell>
          <table:table-cell table:formula="of:=VLOOKUP([.$H16];[.$D$2:.$E$500];2)" office:value-type="float" office:value="1.53039" calcext:value-type="float">
            <text:p>1.53039</text:p>
          </table:table-cell>
          <table:table-cell table:formula="of:=AVERAGE([.I13:.I19])" office:value-type="string" office:string-value="" calcext:value-type="error">
            <text:p>#N/A</text:p>
          </table:table-cell>
          <table:table-cell table:formula="of:=AVERAGE([.J13:.J19])" office:value-type="float" office:value="0.802533142857143" calcext:value-type="float">
            <text:p>0.8025331428571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.91725" calcext:value-type="float">
            <text:p>1.9172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VLOOKUP([.$H17];[.$B$2:.$C$500];2)" office:value-type="float" office:value="1" calcext:value-type="float">
            <text:p>1</text:p>
          </table:table-cell>
          <table:table-cell table:formula="of:=VLOOKUP([.$H17];[.$D$2:.$E$500];2)" office:value-type="float" office:value="0.989178" calcext:value-type="float">
            <text:p>0.989178</text:p>
          </table:table-cell>
          <table:table-cell table:formula="of:=AVERAGE([.I14:.I20])" office:value-type="string" office:string-value="" calcext:value-type="error">
            <text:p>#N/A</text:p>
          </table:table-cell>
          <table:table-cell table:formula="of:=AVERAGE([.J14:.J20])" office:value-type="float" office:value="1.03714014285714" calcext:value-type="float">
            <text:p>1.037140142857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.76029" calcext:value-type="float">
            <text:p>1.7602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VLOOKUP([.$H18];[.$B$2:.$C$500];2)" office:value-type="float" office:value="2" calcext:value-type="float">
            <text:p>2</text:p>
          </table:table-cell>
          <table:table-cell table:formula="of:=VLOOKUP([.$H18];[.$D$2:.$E$500];2)" office:value-type="float" office:value="0.454812" calcext:value-type="float">
            <text:p>0.454812</text:p>
          </table:table-cell>
          <table:table-cell table:formula="of:=AVERAGE([.I15:.I21])" office:value-type="string" office:string-value="" calcext:value-type="error">
            <text:p>#N/A</text:p>
          </table:table-cell>
          <table:table-cell table:formula="of:=AVERAGE([.J15:.J21])" office:value-type="float" office:value="1.14348614285714" calcext:value-type="float">
            <text:p>1.143486142857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.845232" calcext:value-type="float">
            <text:p>0.84523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VLOOKUP([.$H19];[.$B$2:.$C$500];2)" office:value-type="float" office:value="7" calcext:value-type="float">
            <text:p>7</text:p>
          </table:table-cell>
          <table:table-cell table:formula="of:=VLOOKUP([.$H19];[.$D$2:.$E$500];2)" office:value-type="float" office:value="1.91725" calcext:value-type="float">
            <text:p>1.91725</text:p>
          </table:table-cell>
          <table:table-cell table:formula="of:=AVERAGE([.I16:.I22])" office:value-type="float" office:value="3.57142857142857" calcext:value-type="float">
            <text:p>3.57142857142857</text:p>
          </table:table-cell>
          <table:table-cell table:formula="of:=AVERAGE([.J16:.J22])" office:value-type="float" office:value="1.21377785714286" calcext:value-type="float">
            <text:p>1.21377785714286</text:p>
          </table:table-cell>
          <table:table-cell office:value-type="float" office:value="24" calcext:value-type="float">
            <text:p>24</text:p>
          </table:table-cell>
          <table:table-cell table:formula="of:=SUM([.I16:.I22])" office:value-type="float" office:value="25" calcext:value-type="float">
            <text:p>25</text:p>
          </table:table-cell>
          <table:table-cell table:formula="of:=SUM([.J16:.J22])" office:value-type="float" office:value="8.496445" calcext:value-type="float">
            <text:p>8.49644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999293" calcext:value-type="float">
            <text:p>0.99929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VLOOKUP([.$H20];[.$B$2:.$C$500];2)" office:value-type="float" office:value="7" calcext:value-type="float">
            <text:p>7</text:p>
          </table:table-cell>
          <table:table-cell table:formula="of:=VLOOKUP([.$H20];[.$D$2:.$E$500];2)" office:value-type="float" office:value="1.76029" calcext:value-type="float">
            <text:p>1.76029</text:p>
          </table:table-cell>
          <table:table-cell table:formula="of:=AVERAGE([.I17:.I23])" office:value-type="float" office:value="4.28571428571429" calcext:value-type="float">
            <text:p>4.28571428571429</text:p>
          </table:table-cell>
          <table:table-cell table:formula="of:=AVERAGE([.J17:.J23])" office:value-type="float" office:value="1.20228785714286" calcext:value-type="float">
            <text:p>1.2022878571428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44996" calcext:value-type="float">
            <text:p>1.4499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VLOOKUP([.$H21];[.$B$2:.$C$500];2)" office:value-type="float" office:value="2" calcext:value-type="float">
            <text:p>2</text:p>
          </table:table-cell>
          <table:table-cell table:formula="of:=VLOOKUP([.$H21];[.$D$2:.$E$500];2)" office:value-type="float" office:value="0.845232" calcext:value-type="float">
            <text:p>0.845232</text:p>
          </table:table-cell>
          <table:table-cell table:formula="of:=AVERAGE([.I18:.I24])" office:value-type="float" office:value="4.85714285714286" calcext:value-type="float">
            <text:p>4.85714285714286</text:p>
          </table:table-cell>
          <table:table-cell table:formula="of:=AVERAGE([.J18:.J24])" office:value-type="float" office:value="1.30570528571429" calcext:value-type="float">
            <text:p>1.3057052857142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.7131" calcext:value-type="float">
            <text:p>1.713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VLOOKUP([.$H22];[.$B$2:.$C$500];2)" office:value-type="float" office:value="5" calcext:value-type="float">
            <text:p>5</text:p>
          </table:table-cell>
          <table:table-cell table:formula="of:=VLOOKUP([.$H22];[.$D$2:.$E$500];2)" office:value-type="float" office:value="0.999293" calcext:value-type="float">
            <text:p>0.999293</text:p>
          </table:table-cell>
          <table:table-cell table:formula="of:=AVERAGE([.I19:.I25])" office:value-type="float" office:value="5.57142857142857" calcext:value-type="float">
            <text:p>5.57142857142857</text:p>
          </table:table-cell>
          <table:table-cell table:formula="of:=AVERAGE([.J19:.J25])" office:value-type="float" office:value="1.578345" calcext:value-type="float">
            <text:p>1.57834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36329" calcext:value-type="float">
            <text:p>2.363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VLOOKUP([.$H23];[.$B$2:.$C$500];2)" office:value-type="float" office:value="6" calcext:value-type="float">
            <text:p>6</text:p>
          </table:table-cell>
          <table:table-cell table:formula="of:=VLOOKUP([.$H23];[.$D$2:.$E$500];2)" office:value-type="float" office:value="1.44996" calcext:value-type="float">
            <text:p>1.44996</text:p>
          </table:table-cell>
          <table:table-cell table:formula="of:=AVERAGE([.I20:.I26])" office:value-type="float" office:value="5.71428571428571" calcext:value-type="float">
            <text:p>5.71428571428571</text:p>
          </table:table-cell>
          <table:table-cell table:formula="of:=AVERAGE([.J20:.J26])" office:value-type="float" office:value="2.34250642857143" calcext:value-type="float">
            <text:p>2.3425064285714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.26638" calcext:value-type="float">
            <text:p>7.2663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VLOOKUP([.$H24];[.$B$2:.$C$500];2)" office:value-type="float" office:value="5" calcext:value-type="float">
            <text:p>5</text:p>
          </table:table-cell>
          <table:table-cell table:formula="of:=VLOOKUP([.$H24];[.$D$2:.$E$500];2)" office:value-type="float" office:value="1.7131" calcext:value-type="float">
            <text:p>1.7131</text:p>
          </table:table-cell>
          <table:table-cell table:formula="of:=AVERAGE([.I21:.I27])" office:value-type="float" office:value="5.57142857142857" calcext:value-type="float">
            <text:p>5.57142857142857</text:p>
          </table:table-cell>
          <table:table-cell table:formula="of:=AVERAGE([.J21:.J27])" office:value-type="float" office:value="2.65996214285714" calcext:value-type="float">
            <text:p>2.659962142857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3.98248" calcext:value-type="float">
            <text:p>3.982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VLOOKUP([.$H25];[.$B$2:.$C$500];2)" office:value-type="float" office:value="7" calcext:value-type="float">
            <text:p>7</text:p>
          </table:table-cell>
          <table:table-cell table:formula="of:=VLOOKUP([.$H25];[.$D$2:.$E$500];2)" office:value-type="float" office:value="2.36329" calcext:value-type="float">
            <text:p>2.36329</text:p>
          </table:table-cell>
          <table:table-cell table:formula="of:=AVERAGE([.I22:.I28])" office:value-type="float" office:value="6.42857142857143" calcext:value-type="float">
            <text:p>6.42857142857143</text:p>
          </table:table-cell>
          <table:table-cell table:formula="of:=AVERAGE([.J22:.J28])" office:value-type="float" office:value="4.537629" calcext:value-type="float">
            <text:p>4.5376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3.9889" calcext:value-type="float">
            <text:p>13.988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VLOOKUP([.$H26];[.$B$2:.$C$500];2)" office:value-type="float" office:value="8" calcext:value-type="float">
            <text:p>8</text:p>
          </table:table-cell>
          <table:table-cell table:formula="of:=VLOOKUP([.$H26];[.$D$2:.$E$500];2)" office:value-type="float" office:value="7.26638" calcext:value-type="float">
            <text:p>7.26638</text:p>
          </table:table-cell>
          <table:table-cell table:formula="of:=AVERAGE([.I23:.I29])" office:value-type="float" office:value="7" calcext:value-type="float">
            <text:p>7</text:p>
          </table:table-cell>
          <table:table-cell table:formula="of:=AVERAGE([.J23:.J29])" office:value-type="float" office:value="5.13894" calcext:value-type="float">
            <text:p>5.13894</text:p>
          </table:table-cell>
          <table:table-cell office:value-type="float" office:value="31" calcext:value-type="float">
            <text:p>31</text:p>
          </table:table-cell>
          <table:table-cell table:formula="of:=SUM([.I23:.I29])" office:value-type="float" office:value="49" calcext:value-type="float">
            <text:p>49</text:p>
          </table:table-cell>
          <table:table-cell table:formula="of:=SUM([.J23:.J29])" office:value-type="float" office:value="35.97258" calcext:value-type="float">
            <text:p>35.9725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.20847" calcext:value-type="float">
            <text:p>5.2084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VLOOKUP([.$H27];[.$B$2:.$C$500];2)" office:value-type="float" office:value="6" calcext:value-type="float">
            <text:p>6</text:p>
          </table:table-cell>
          <table:table-cell table:formula="of:=VLOOKUP([.$H27];[.$D$2:.$E$500];2)" office:value-type="float" office:value="3.98248" calcext:value-type="float">
            <text:p>3.98248</text:p>
          </table:table-cell>
          <table:table-cell table:formula="of:=AVERAGE([.I24:.I30])" office:value-type="float" office:value="7.28571428571429" calcext:value-type="float">
            <text:p>7.28571428571429</text:p>
          </table:table-cell>
          <table:table-cell table:formula="of:=AVERAGE([.J24:.J30])" office:value-type="float" office:value="5.52305428571429" calcext:value-type="float">
            <text:p>5.523054285714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.13876" calcext:value-type="float">
            <text:p>4.1387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VLOOKUP([.$H28];[.$B$2:.$C$500];2)" office:value-type="float" office:value="8" calcext:value-type="float">
            <text:p>8</text:p>
          </table:table-cell>
          <table:table-cell table:formula="of:=VLOOKUP([.$H28];[.$D$2:.$E$500];2)" office:value-type="float" office:value="13.9889" calcext:value-type="float">
            <text:p>13.9889</text:p>
          </table:table-cell>
          <table:table-cell table:formula="of:=AVERAGE([.I25:.I31])" office:value-type="float" office:value="7.71428571428571" calcext:value-type="float">
            <text:p>7.71428571428571</text:p>
          </table:table-cell>
          <table:table-cell table:formula="of:=AVERAGE([.J25:.J31])" office:value-type="float" office:value="5.88315428571429" calcext:value-type="float">
            <text:p>5.883154285714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4.2338" calcext:value-type="float">
            <text:p>4.233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VLOOKUP([.$H29];[.$B$2:.$C$500];2)" office:value-type="float" office:value="9" calcext:value-type="float">
            <text:p>9</text:p>
          </table:table-cell>
          <table:table-cell table:formula="of:=VLOOKUP([.$H29];[.$D$2:.$E$500];2)" office:value-type="float" office:value="5.20847" calcext:value-type="float">
            <text:p>5.20847</text:p>
          </table:table-cell>
          <table:table-cell table:formula="of:=AVERAGE([.I26:.I32])" office:value-type="float" office:value="8.14285714285714" calcext:value-type="float">
            <text:p>8.14285714285714</text:p>
          </table:table-cell>
          <table:table-cell table:formula="of:=AVERAGE([.J26:.J32])" office:value-type="float" office:value="6.50421428571429" calcext:value-type="float">
            <text:p>6.504214285714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.71071" calcext:value-type="float">
            <text:p>6.7107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VLOOKUP([.$H30];[.$B$2:.$C$500];2)" office:value-type="float" office:value="8" calcext:value-type="float">
            <text:p>8</text:p>
          </table:table-cell>
          <table:table-cell table:formula="of:=VLOOKUP([.$H30];[.$D$2:.$E$500];2)" office:value-type="float" office:value="4.13876" calcext:value-type="float">
            <text:p>4.13876</text:p>
          </table:table-cell>
          <table:table-cell table:formula="of:=AVERAGE([.I27:.I33])" office:value-type="float" office:value="9.14285714285714" calcext:value-type="float">
            <text:p>9.14285714285714</text:p>
          </table:table-cell>
          <table:table-cell table:formula="of:=AVERAGE([.J27:.J33])" office:value-type="float" office:value="6.57174" calcext:value-type="float">
            <text:p>6.5717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7.73906" calcext:value-type="float">
            <text:p>7.7390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VLOOKUP([.$H31];[.$B$2:.$C$500];2)" office:value-type="float" office:value="8" calcext:value-type="float">
            <text:p>8</text:p>
          </table:table-cell>
          <table:table-cell table:formula="of:=VLOOKUP([.$H31];[.$D$2:.$E$500];2)" office:value-type="float" office:value="4.2338" calcext:value-type="float">
            <text:p>4.2338</text:p>
          </table:table-cell>
          <table:table-cell table:formula="of:=AVERAGE([.I28:.I34])" office:value-type="float" office:value="9.71428571428571" calcext:value-type="float">
            <text:p>9.71428571428571</text:p>
          </table:table-cell>
          <table:table-cell table:formula="of:=AVERAGE([.J28:.J34])" office:value-type="float" office:value="6.75218142857143" calcext:value-type="float">
            <text:p>6.7521814285714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.24557" calcext:value-type="float">
            <text:p>5.2455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VLOOKUP([.$H32];[.$B$2:.$C$500];2)" office:value-type="float" office:value="10" calcext:value-type="float">
            <text:p>10</text:p>
          </table:table-cell>
          <table:table-cell table:formula="of:=VLOOKUP([.$H32];[.$D$2:.$E$500];2)" office:value-type="float" office:value="6.71071" calcext:value-type="float">
            <text:p>6.71071</text:p>
          </table:table-cell>
          <table:table-cell table:formula="of:=AVERAGE([.I29:.I35])" office:value-type="float" office:value="10.1428571428571" calcext:value-type="float">
            <text:p>10.1428571428571</text:p>
          </table:table-cell>
          <table:table-cell table:formula="of:=AVERAGE([.J29:.J35])" office:value-type="float" office:value="5.53607571428571" calcext:value-type="float">
            <text:p>5.5360757142857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.47616" calcext:value-type="float">
            <text:p>5.4761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VLOOKUP([.$H33];[.$B$2:.$C$500];2)" office:value-type="float" office:value="15" calcext:value-type="float">
            <text:p>15</text:p>
          </table:table-cell>
          <table:table-cell table:formula="of:=VLOOKUP([.$H33];[.$D$2:.$E$500];2)" office:value-type="float" office:value="7.73906" calcext:value-type="float">
            <text:p>7.73906</text:p>
          </table:table-cell>
          <table:table-cell table:formula="of:=AVERAGE([.I30:.I36])" office:value-type="float" office:value="10" calcext:value-type="float">
            <text:p>10</text:p>
          </table:table-cell>
          <table:table-cell table:formula="of:=AVERAGE([.J30:.J36])" office:value-type="float" office:value="5.60522428571429" calcext:value-type="float">
            <text:p>5.60522428571429</text:p>
          </table:table-cell>
          <table:table-cell office:value-type="float" office:value="38" calcext:value-type="float">
            <text:p>38</text:p>
          </table:table-cell>
          <table:table-cell table:formula="of:=SUM([.I30:.I36])" office:value-type="float" office:value="70" calcext:value-type="float">
            <text:p>70</text:p>
          </table:table-cell>
          <table:table-cell table:formula="of:=SUM([.J30:.J36])" office:value-type="float" office:value="39.23657" calcext:value-type="float">
            <text:p>39.23657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5.69251" calcext:value-type="float">
            <text:p>5.6925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VLOOKUP([.$H34];[.$B$2:.$C$500];2)" office:value-type="float" office:value="10" calcext:value-type="float">
            <text:p>10</text:p>
          </table:table-cell>
          <table:table-cell table:formula="of:=VLOOKUP([.$H34];[.$D$2:.$E$500];2)" office:value-type="float" office:value="5.24557" calcext:value-type="float">
            <text:p>5.24557</text:p>
          </table:table-cell>
          <table:table-cell table:formula="of:=AVERAGE([.I31:.I37])" office:value-type="float" office:value="10.2857142857143" calcext:value-type="float">
            <text:p>10.2857142857143</text:p>
          </table:table-cell>
          <table:table-cell table:formula="of:=AVERAGE([.J31:.J37])" office:value-type="float" office:value="5.50871" calcext:value-type="float">
            <text:p>5.5087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3.46316" calcext:value-type="float">
            <text:p>3.463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VLOOKUP([.$H35];[.$B$2:.$C$500];2)" office:value-type="float" office:value="11" calcext:value-type="float">
            <text:p>11</text:p>
          </table:table-cell>
          <table:table-cell table:formula="of:=VLOOKUP([.$H35];[.$D$2:.$E$500];2)" office:value-type="float" office:value="5.47616" calcext:value-type="float">
            <text:p>5.47616</text:p>
          </table:table-cell>
          <table:table-cell table:formula="of:=AVERAGE([.I32:.I38])" office:value-type="float" office:value="10.7142857142857" calcext:value-type="float">
            <text:p>10.7142857142857</text:p>
          </table:table-cell>
          <table:table-cell table:formula="of:=AVERAGE([.J32:.J38])" office:value-type="float" office:value="5.78484857142857" calcext:value-type="float">
            <text:p>5.7848485714285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6.16677" calcext:value-type="float">
            <text:p>6.1667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VLOOKUP([.$H36];[.$B$2:.$C$500];2)" office:value-type="float" office:value="8" calcext:value-type="float">
            <text:p>8</text:p>
          </table:table-cell>
          <table:table-cell table:formula="of:=VLOOKUP([.$H36];[.$D$2:.$E$500];2)" office:value-type="float" office:value="5.69251" calcext:value-type="float">
            <text:p>5.69251</text:p>
          </table:table-cell>
          <table:table-cell table:formula="of:=AVERAGE([.I33:.I39])" office:value-type="float" office:value="10.5714285714286" calcext:value-type="float">
            <text:p>10.5714285714286</text:p>
          </table:table-cell>
          <table:table-cell table:formula="of:=AVERAGE([.J33:.J39])" office:value-type="float" office:value="5.60394142857143" calcext:value-type="float">
            <text:p>5.6039414285714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5.44436" calcext:value-type="float">
            <text:p>5.4443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VLOOKUP([.$H37];[.$B$2:.$C$500];2)" office:value-type="float" office:value="10" calcext:value-type="float">
            <text:p>10</text:p>
          </table:table-cell>
          <table:table-cell table:formula="of:=VLOOKUP([.$H37];[.$D$2:.$E$500];2)" office:value-type="float" office:value="3.46316" calcext:value-type="float">
            <text:p>3.46316</text:p>
          </table:table-cell>
          <table:table-cell table:formula="of:=AVERAGE([.I34:.I40])" office:value-type="float" office:value="9.71428571428571" calcext:value-type="float">
            <text:p>9.71428571428571</text:p>
          </table:table-cell>
          <table:table-cell table:formula="of:=AVERAGE([.J34:.J40])" office:value-type="float" office:value="5.64116" calcext:value-type="float">
            <text:p>5.6411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.99959" calcext:value-type="float">
            <text:p>7.9995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VLOOKUP([.$H38];[.$B$2:.$C$500];2)" office:value-type="float" office:value="11" calcext:value-type="float">
            <text:p>11</text:p>
          </table:table-cell>
          <table:table-cell table:formula="of:=VLOOKUP([.$H38];[.$D$2:.$E$500];2)" office:value-type="float" office:value="6.16677" calcext:value-type="float">
            <text:p>6.16677</text:p>
          </table:table-cell>
          <table:table-cell table:formula="of:=AVERAGE([.I35:.I41])" office:value-type="float" office:value="8.57142857142857" calcext:value-type="float">
            <text:p>8.57142857142857</text:p>
          </table:table-cell>
          <table:table-cell table:formula="of:=AVERAGE([.J35:.J41])" office:value-type="float" office:value="6.38460714285714" calcext:value-type="float">
            <text:p>6.3846071428571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10.4497" calcext:value-type="float">
            <text:p>10.4497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VLOOKUP([.$H39];[.$B$2:.$C$500];2)" office:value-type="float" office:value="9" calcext:value-type="float">
            <text:p>9</text:p>
          </table:table-cell>
          <table:table-cell table:formula="of:=VLOOKUP([.$H39];[.$D$2:.$E$500];2)" office:value-type="float" office:value="5.44436" calcext:value-type="float">
            <text:p>5.44436</text:p>
          </table:table-cell>
          <table:table-cell table:formula="of:=AVERAGE([.I36:.I42])" office:value-type="float" office:value="8.14285714285714" calcext:value-type="float">
            <text:p>8.14285714285714</text:p>
          </table:table-cell>
          <table:table-cell table:formula="of:=AVERAGE([.J36:.J42])" office:value-type="float" office:value="6.12177571428571" calcext:value-type="float">
            <text:p>6.1217757142857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3.63634" calcext:value-type="float">
            <text:p>3.6363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VLOOKUP([.$H40];[.$B$2:.$C$500];2)" office:value-type="float" office:value="9" calcext:value-type="float">
            <text:p>9</text:p>
          </table:table-cell>
          <table:table-cell table:formula="of:=VLOOKUP([.$H40];[.$D$2:.$E$500];2)" office:value-type="float" office:value="7.99959" calcext:value-type="float">
            <text:p>7.99959</text:p>
          </table:table-cell>
          <table:table-cell table:formula="of:=AVERAGE([.I37:.I43])" office:value-type="float" office:value="7.57142857142857" calcext:value-type="float">
            <text:p>7.57142857142857</text:p>
          </table:table-cell>
          <table:table-cell table:formula="of:=AVERAGE([.J37:.J43])" office:value-type="float" office:value="5.77557714285714" calcext:value-type="float">
            <text:p>5.77557714285714</text:p>
          </table:table-cell>
          <table:table-cell office:value-type="float" office:value="45" calcext:value-type="float">
            <text:p>45</text:p>
          </table:table-cell>
          <table:table-cell table:formula="of:=SUM([.I37:.I43])" office:value-type="float" office:value="53" calcext:value-type="float">
            <text:p>53</text:p>
          </table:table-cell>
          <table:table-cell table:formula="of:=SUM([.J37:.J43])" office:value-type="float" office:value="40.42904" calcext:value-type="float">
            <text:p>40.42904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.26912" calcext:value-type="float">
            <text:p>3.269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VLOOKUP([.$H41];[.$B$2:.$C$500];2)" office:value-type="float" office:value="2" calcext:value-type="float">
            <text:p>2</text:p>
          </table:table-cell>
          <table:table-cell table:formula="of:=VLOOKUP([.$H41];[.$D$2:.$E$500];2)" office:value-type="float" office:value="10.4497" calcext:value-type="float">
            <text:p>10.4497</text:p>
          </table:table-cell>
          <table:table-cell table:formula="of:=AVERAGE([.I38:.I44])" office:value-type="float" office:value="7.42857142857143" calcext:value-type="float">
            <text:p>7.42857142857143</text:p>
          </table:table-cell>
          <table:table-cell table:formula="of:=AVERAGE([.J38:.J44])" office:value-type="float" office:value="5.68537857142857" calcext:value-type="float">
            <text:p>5.6853785714285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.83177" calcext:value-type="float">
            <text:p>2.8317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VLOOKUP([.$H42];[.$B$2:.$C$500];2)" office:value-type="float" office:value="8" calcext:value-type="float">
            <text:p>8</text:p>
          </table:table-cell>
          <table:table-cell table:formula="of:=VLOOKUP([.$H42];[.$D$2:.$E$500];2)" office:value-type="float" office:value="3.63634" calcext:value-type="float">
            <text:p>3.63634</text:p>
          </table:table-cell>
          <table:table-cell table:formula="of:=AVERAGE([.I39:.I45])" office:value-type="float" office:value="6.85714285714286" calcext:value-type="float">
            <text:p>6.85714285714286</text:p>
          </table:table-cell>
          <table:table-cell table:formula="of:=AVERAGE([.J39:.J45])" office:value-type="float" office:value="5.18304428571429" calcext:value-type="float">
            <text:p>5.1830442857142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.65043" calcext:value-type="float">
            <text:p>2.6504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VLOOKUP([.$H43];[.$B$2:.$C$500];2)" office:value-type="float" office:value="4" calcext:value-type="float">
            <text:p>4</text:p>
          </table:table-cell>
          <table:table-cell table:formula="of:=VLOOKUP([.$H43];[.$D$2:.$E$500];2)" office:value-type="float" office:value="3.26912" calcext:value-type="float">
            <text:p>3.26912</text:p>
          </table:table-cell>
          <table:table-cell table:formula="of:=AVERAGE([.I40:.I46])" office:value-type="float" office:value="6.71428571428571" calcext:value-type="float">
            <text:p>6.71428571428571</text:p>
          </table:table-cell>
          <table:table-cell table:formula="of:=AVERAGE([.J40:.J46])" office:value-type="float" office:value="4.66730285714286" calcext:value-type="float">
            <text:p>4.6673028571428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.83417" calcext:value-type="float">
            <text:p>1.8341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VLOOKUP([.$H44];[.$B$2:.$C$500];2)" office:value-type="float" office:value="9" calcext:value-type="float">
            <text:p>9</text:p>
          </table:table-cell>
          <table:table-cell table:formula="of:=VLOOKUP([.$H44];[.$D$2:.$E$500];2)" office:value-type="float" office:value="2.83177" calcext:value-type="float">
            <text:p>2.83177</text:p>
          </table:table-cell>
          <table:table-cell table:formula="of:=AVERAGE([.I41:.I47])" office:value-type="float" office:value="5.71428571428571" calcext:value-type="float">
            <text:p>5.71428571428571</text:p>
          </table:table-cell>
          <table:table-cell table:formula="of:=AVERAGE([.J41:.J47])" office:value-type="float" office:value="4.12958285714286" calcext:value-type="float">
            <text:p>4.1295828571428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.23555" calcext:value-type="float">
            <text:p>4.2355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VLOOKUP([.$H45];[.$B$2:.$C$500];2)" office:value-type="float" office:value="7" calcext:value-type="float">
            <text:p>7</text:p>
          </table:table-cell>
          <table:table-cell table:formula="of:=VLOOKUP([.$H45];[.$D$2:.$E$500];2)" office:value-type="float" office:value="2.65043" calcext:value-type="float">
            <text:p>2.65043</text:p>
          </table:table-cell>
          <table:table-cell table:formula="of:=AVERAGE([.I42:.I48])" office:value-type="float" office:value="6.28571428571429" calcext:value-type="float">
            <text:p>6.28571428571429</text:p>
          </table:table-cell>
          <table:table-cell table:formula="of:=AVERAGE([.J42:.J48])" office:value-type="float" office:value="3.18651714285714" calcext:value-type="float">
            <text:p>3.1865171428571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3.84824" calcext:value-type="float">
            <text:p>3.8482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VLOOKUP([.$H46];[.$B$2:.$C$500];2)" office:value-type="float" office:value="8" calcext:value-type="float">
            <text:p>8</text:p>
          </table:table-cell>
          <table:table-cell table:formula="of:=VLOOKUP([.$H46];[.$D$2:.$E$500];2)" office:value-type="float" office:value="1.83417" calcext:value-type="float">
            <text:p>1.83417</text:p>
          </table:table-cell>
          <table:table-cell table:formula="of:=AVERAGE([.I43:.I49])" office:value-type="float" office:value="6" calcext:value-type="float">
            <text:p>6</text:p>
          </table:table-cell>
          <table:table-cell table:formula="of:=AVERAGE([.J43:.J49])" office:value-type="float" office:value="3.31179" calcext:value-type="float">
            <text:p>3.3117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.51325" calcext:value-type="float">
            <text:p>4.5132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VLOOKUP([.$H47];[.$B$2:.$C$500];2)" office:value-type="float" office:value="2" calcext:value-type="float">
            <text:p>2</text:p>
          </table:table-cell>
          <table:table-cell table:formula="of:=VLOOKUP([.$H47];[.$D$2:.$E$500];2)" office:value-type="float" office:value="4.23555" calcext:value-type="float">
            <text:p>4.23555</text:p>
          </table:table-cell>
          <table:table-cell table:formula="of:=AVERAGE([.I44:.I50])" office:value-type="float" office:value="6" calcext:value-type="float">
            <text:p>6</text:p>
          </table:table-cell>
          <table:table-cell table:formula="of:=AVERAGE([.J44:.J50])" office:value-type="float" office:value="3.15979428571429" calcext:value-type="float">
            <text:p>3.15979428571429</text:p>
          </table:table-cell>
          <table:table-cell office:value-type="float" office:value="52" calcext:value-type="float">
            <text:p>52</text:p>
          </table:table-cell>
          <table:table-cell table:formula="of:=SUM([.I44:.I50])" office:value-type="float" office:value="42" calcext:value-type="float">
            <text:p>42</text:p>
          </table:table-cell>
          <table:table-cell table:formula="of:=SUM([.J44:.J50])" office:value-type="float" office:value="22.11856" calcext:value-type="float">
            <text:p>22.11856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2.20515" calcext:value-type="float">
            <text:p>2.2051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VLOOKUP([.$H48];[.$B$2:.$C$500];2)" office:value-type="float" office:value="6" calcext:value-type="float">
            <text:p>6</text:p>
          </table:table-cell>
          <table:table-cell table:formula="of:=VLOOKUP([.$H48];[.$D$2:.$E$500];2)" office:value-type="float" office:value="3.84824" calcext:value-type="float">
            <text:p>3.84824</text:p>
          </table:table-cell>
          <table:table-cell table:formula="of:=AVERAGE([.I45:.I51])" office:value-type="float" office:value="5" calcext:value-type="float">
            <text:p>5</text:p>
          </table:table-cell>
          <table:table-cell table:formula="of:=AVERAGE([.J45:.J51])" office:value-type="float" office:value="3.05868857142857" calcext:value-type="float">
            <text:p>3.05868857142857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2.12403" calcext:value-type="float">
            <text:p>2.12403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VLOOKUP([.$H49];[.$B$2:.$C$500];2)" office:value-type="float" office:value="6" calcext:value-type="float">
            <text:p>6</text:p>
          </table:table-cell>
          <table:table-cell table:formula="of:=VLOOKUP([.$H49];[.$D$2:.$E$500];2)" office:value-type="float" office:value="4.51325" calcext:value-type="float">
            <text:p>4.51325</text:p>
          </table:table-cell>
          <table:table-cell table:formula="of:=AVERAGE([.I46:.I52])" office:value-type="float" office:value="4.14285714285714" calcext:value-type="float">
            <text:p>4.14285714285714</text:p>
          </table:table-cell>
          <table:table-cell table:formula="of:=AVERAGE([.J46:.J52])" office:value-type="float" office:value="3.93386571428571" calcext:value-type="float">
            <text:p>3.9338657142857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8.77667" calcext:value-type="float">
            <text:p>8.7766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VLOOKUP([.$H50];[.$B$2:.$C$500];2)" office:value-type="float" office:value="4" calcext:value-type="float">
            <text:p>4</text:p>
          </table:table-cell>
          <table:table-cell table:formula="of:=VLOOKUP([.$H50];[.$D$2:.$E$500];2)" office:value-type="float" office:value="2.20515" calcext:value-type="float">
            <text:p>2.20515</text:p>
          </table:table-cell>
          <table:table-cell table:formula="of:=AVERAGE([.I47:.I53])" office:value-type="float" office:value="3.57142857142857" calcext:value-type="float">
            <text:p>3.57142857142857</text:p>
          </table:table-cell>
          <table:table-cell table:formula="of:=AVERAGE([.J47:.J53])" office:value-type="float" office:value="4.66963571428571" calcext:value-type="float">
            <text:p>4.6696357142857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6.98456" calcext:value-type="float">
            <text:p>6.9845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VLOOKUP([.$H51];[.$B$2:.$C$500];2)" office:value-type="float" office:value="2" calcext:value-type="float">
            <text:p>2</text:p>
          </table:table-cell>
          <table:table-cell table:formula="of:=VLOOKUP([.$H51];[.$D$2:.$E$500];2)" office:value-type="float" office:value="2.12403" calcext:value-type="float">
            <text:p>2.12403</text:p>
          </table:table-cell>
          <table:table-cell table:formula="of:=AVERAGE([.I48:.I54])" office:value-type="float" office:value="4" calcext:value-type="float">
            <text:p>4</text:p>
          </table:table-cell>
          <table:table-cell table:formula="of:=AVERAGE([.J48:.J54])" office:value-type="float" office:value="4.32667714285714" calcext:value-type="float">
            <text:p>4.3266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.83484" calcext:value-type="float">
            <text:p>1.8348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VLOOKUP([.$H52];[.$B$2:.$C$500];2)" office:value-type="float" office:value="1" calcext:value-type="float">
            <text:p>1</text:p>
          </table:table-cell>
          <table:table-cell table:formula="of:=VLOOKUP([.$H52];[.$D$2:.$E$500];2)" office:value-type="float" office:value="8.77667" calcext:value-type="float">
            <text:p>8.77667</text:p>
          </table:table-cell>
          <table:table-cell table:formula="of:=AVERAGE([.I49:.I55])" office:value-type="float" office:value="4.28571428571429" calcext:value-type="float">
            <text:p>4.28571428571429</text:p>
          </table:table-cell>
          <table:table-cell table:formula="of:=AVERAGE([.J49:.J55])" office:value-type="float" office:value="3.95512" calcext:value-type="float">
            <text:p>3.95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.24734" calcext:value-type="float">
            <text:p>1.2473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VLOOKUP([.$H53];[.$B$2:.$C$500];2)" office:value-type="float" office:value="4" calcext:value-type="float">
            <text:p>4</text:p>
          </table:table-cell>
          <table:table-cell table:formula="of:=VLOOKUP([.$H53];[.$D$2:.$E$500];2)" office:value-type="float" office:value="6.98456" calcext:value-type="float">
            <text:p>6.98456</text:p>
          </table:table-cell>
          <table:table-cell table:formula="of:=AVERAGE([.I50:.I56])" office:value-type="float" office:value="4.57142857142857" calcext:value-type="float">
            <text:p>4.57142857142857</text:p>
          </table:table-cell>
          <table:table-cell table:formula="of:=AVERAGE([.J50:.J56])" office:value-type="float" office:value="3.73438" calcext:value-type="float">
            <text:p>3.73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2.96807" calcext:value-type="float">
            <text:p>2.9680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VLOOKUP([.$H54];[.$B$2:.$C$500];2)" office:value-type="float" office:value="5" calcext:value-type="float">
            <text:p>5</text:p>
          </table:table-cell>
          <table:table-cell table:formula="of:=VLOOKUP([.$H54];[.$D$2:.$E$500];2)" office:value-type="float" office:value="1.83484" calcext:value-type="float">
            <text:p>1.83484</text:p>
          </table:table-cell>
          <table:table-cell table:formula="of:=AVERAGE([.I51:.I57])" office:value-type="float" office:value="4.14285714285714" calcext:value-type="float">
            <text:p>4.14285714285714</text:p>
          </table:table-cell>
          <table:table-cell table:formula="of:=AVERAGE([.J51:.J57])" office:value-type="float" office:value="3.81558" calcext:value-type="float">
            <text:p>3.81558</text:p>
          </table:table-cell>
          <table:table-cell/>
          <table:table-cell table:formula="of:=SUM([.I51:.I57])" office:value-type="float" office:value="29" calcext:value-type="float">
            <text:p>29</text:p>
          </table:table-cell>
          <table:table-cell table:formula="of:=SUM([.J51:.J57])" office:value-type="float" office:value="26.70906" calcext:value-type="float">
            <text:p>26.7090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.77355" calcext:value-type="float">
            <text:p>2.7735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VLOOKUP([.$H55];[.$B$2:.$C$500];2)" office:value-type="float" office:value="8" calcext:value-type="float">
            <text:p>8</text:p>
          </table:table-cell>
          <table:table-cell table:formula="of:=VLOOKUP([.$H55];[.$D$2:.$E$500];2)" office:value-type="float" office:value="1.24734" calcext:value-type="float">
            <text:p>1.24734</text:p>
          </table:table-cell>
          <table:table-cell table:formula="of:=AVERAGE([.I52:.I58])" office:value-type="float" office:value="4.28571428571429" calcext:value-type="float">
            <text:p>4.28571428571429</text:p>
          </table:table-cell>
          <table:table-cell table:formula="of:=AVERAGE([.J52:.J58])" office:value-type="float" office:value="3.84314142857143" calcext:value-type="float">
            <text:p>3.8431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.31696" calcext:value-type="float">
            <text:p>2.31696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VLOOKUP([.$H56];[.$B$2:.$C$500];2)" office:value-type="float" office:value="8" calcext:value-type="float">
            <text:p>8</text:p>
          </table:table-cell>
          <table:table-cell table:formula="of:=VLOOKUP([.$H56];[.$D$2:.$E$500];2)" office:value-type="float" office:value="2.96807" calcext:value-type="float">
            <text:p>2.96807</text:p>
          </table:table-cell>
          <table:table-cell table:formula="of:=AVERAGE([.I53:.I59])" office:value-type="float" office:value="4.85714285714286" calcext:value-type="float">
            <text:p>4.85714285714286</text:p>
          </table:table-cell>
          <table:table-cell table:formula="of:=AVERAGE([.J53:.J59])" office:value-type="float" office:value="2.82832285714286" calcext:value-type="float">
            <text:p>2.8283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.67294" calcext:value-type="float">
            <text:p>1.6729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VLOOKUP([.$H57];[.$B$2:.$C$500];2)" office:value-type="float" office:value="1" calcext:value-type="float">
            <text:p>1</text:p>
          </table:table-cell>
          <table:table-cell table:formula="of:=VLOOKUP([.$H57];[.$D$2:.$E$500];2)" office:value-type="float" office:value="2.77355" calcext:value-type="float">
            <text:p>2.77355</text:p>
          </table:table-cell>
          <table:table-cell table:formula="of:=AVERAGE([.I54:.I60])" office:value-type="float" office:value="4.71428571428571" calcext:value-type="float">
            <text:p>4.71428571428571</text:p>
          </table:table-cell>
          <table:table-cell table:formula="of:=AVERAGE([.J54:.J60])" office:value-type="float" office:value="2.23291142857143" calcext:value-type="float">
            <text:p>2.2329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2.81668" calcext:value-type="float">
            <text:p>2.8166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VLOOKUP([.$H58];[.$B$2:.$C$500];2)" office:value-type="float" office:value="3" calcext:value-type="float">
            <text:p>3</text:p>
          </table:table-cell>
          <table:table-cell table:formula="of:=VLOOKUP([.$H58];[.$D$2:.$E$500];2)" office:value-type="float" office:value="2.31696" calcext:value-type="float">
            <text:p>2.31696</text:p>
          </table:table-cell>
          <table:table-cell table:formula="of:=AVERAGE([.I55:.I61])" office:value-type="float" office:value="4.42857142857143" calcext:value-type="float">
            <text:p>4.42857142857143</text:p>
          </table:table-cell>
          <table:table-cell table:formula="of:=AVERAGE([.J55:.J61])" office:value-type="float" office:value="2.20699" calcext:value-type="float">
            <text:p>2.20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.65339" calcext:value-type="float">
            <text:p>1.653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VLOOKUP([.$H59];[.$B$2:.$C$500];2)" office:value-type="float" office:value="5" calcext:value-type="float">
            <text:p>5</text:p>
          </table:table-cell>
          <table:table-cell table:formula="of:=VLOOKUP([.$H59];[.$D$2:.$E$500];2)" office:value-type="float" office:value="1.67294" calcext:value-type="float">
            <text:p>1.67294</text:p>
          </table:table-cell>
          <table:table-cell table:formula="of:=AVERAGE([.I56:.I62])" office:value-type="float" office:value="3.85714285714286" calcext:value-type="float">
            <text:p>3.85714285714286</text:p>
          </table:table-cell>
          <table:table-cell table:formula="of:=AVERAGE([.J56:.J62])" office:value-type="float" office:value="2.23952" calcext:value-type="float">
            <text:p>2.23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.47505" calcext:value-type="float">
            <text:p>1.4750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VLOOKUP([.$H60];[.$B$2:.$C$500];2)" office:value-type="float" office:value="3" calcext:value-type="float">
            <text:p>3</text:p>
          </table:table-cell>
          <table:table-cell table:formula="of:=VLOOKUP([.$H60];[.$D$2:.$E$500];2)" office:value-type="float" office:value="2.81668" calcext:value-type="float">
            <text:p>2.81668</text:p>
          </table:table-cell>
          <table:table-cell table:formula="of:=AVERAGE([.I57:.I63])" office:value-type="float" office:value="3.42857142857143" calcext:value-type="float">
            <text:p>3.42857142857143</text:p>
          </table:table-cell>
          <table:table-cell table:formula="of:=AVERAGE([.J57:.J63])" office:value-type="float" office:value="2.08890428571429" calcext:value-type="float">
            <text:p>2.08890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.91376" calcext:value-type="float">
            <text:p>1.9137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VLOOKUP([.$H61];[.$B$2:.$C$500];2)" office:value-type="float" office:value="3" calcext:value-type="float">
            <text:p>3</text:p>
          </table:table-cell>
          <table:table-cell table:formula="of:=VLOOKUP([.$H61];[.$D$2:.$E$500];2)" office:value-type="float" office:value="1.65339" calcext:value-type="float">
            <text:p>1.65339</text:p>
          </table:table-cell>
          <table:table-cell table:formula="of:=AVERAGE([.I58:.I64])" office:value-type="float" office:value="3.71428571428571" calcext:value-type="float">
            <text:p>3.71428571428571</text:p>
          </table:table-cell>
          <table:table-cell table:formula="of:=AVERAGE([.J58:.J64])" office:value-type="float" office:value="1.72047442857143" calcext:value-type="float">
            <text:p>1.72047442857143</text:p>
          </table:table-cell>
          <table:table-cell/>
          <table:table-cell table:formula="of:=SUM([.I58:.I64])" office:value-type="float" office:value="26" calcext:value-type="float">
            <text:p>26</text:p>
          </table:table-cell>
          <table:table-cell table:formula="of:=SUM([.J58:.J64])" office:value-type="float" office:value="12.043321" calcext:value-type="float">
            <text:p>12.04332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194541" calcext:value-type="float">
            <text:p>0.19454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VLOOKUP([.$H62];[.$B$2:.$C$500];2)" office:value-type="float" office:value="4" calcext:value-type="float">
            <text:p>4</text:p>
          </table:table-cell>
          <table:table-cell table:formula="of:=VLOOKUP([.$H62];[.$D$2:.$E$500];2)" office:value-type="float" office:value="1.47505" calcext:value-type="float">
            <text:p>1.47505</text:p>
          </table:table-cell>
          <table:table-cell table:formula="of:=AVERAGE([.I59:.I65])" office:value-type="float" office:value="3.71428571428571" calcext:value-type="float">
            <text:p>3.71428571428571</text:p>
          </table:table-cell>
          <table:table-cell table:formula="of:=AVERAGE([.J59:.J65])" office:value-type="float" office:value="1.47391271428571" calcext:value-type="float">
            <text:p>1.473912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0.591028" calcext:value-type="float">
            <text:p>0.5910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VLOOKUP([.$H63];[.$B$2:.$C$500];2)" office:value-type="float" office:value="5" calcext:value-type="float">
            <text:p>5</text:p>
          </table:table-cell>
          <table:table-cell table:formula="of:=VLOOKUP([.$H63];[.$D$2:.$E$500];2)" office:value-type="float" office:value="1.91376" calcext:value-type="float">
            <text:p>1.91376</text:p>
          </table:table-cell>
          <table:table-cell table:formula="of:=AVERAGE([.I60:.I66])" office:value-type="float" office:value="3.28571428571429" calcext:value-type="float">
            <text:p>3.28571428571429</text:p>
          </table:table-cell>
          <table:table-cell table:formula="of:=AVERAGE([.J60:.J66])" office:value-type="float" office:value="1.32821042857143" calcext:value-type="float">
            <text:p>1.328210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0.653024" calcext:value-type="float">
            <text:p>0.6530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VLOOKUP([.$H64];[.$B$2:.$C$500];2)" office:value-type="float" office:value="3" calcext:value-type="float">
            <text:p>3</text:p>
          </table:table-cell>
          <table:table-cell table:formula="of:=VLOOKUP([.$H64];[.$D$2:.$E$500];2)" office:value-type="float" office:value="0.194541" calcext:value-type="float">
            <text:p>0.194541</text:p>
          </table:table-cell>
          <table:table-cell table:formula="of:=AVERAGE([.I61:.I67])" office:value-type="float" office:value="3.28571428571429" calcext:value-type="float">
            <text:p>3.28571428571429</text:p>
          </table:table-cell>
          <table:table-cell table:formula="of:=AVERAGE([.J61:.J67])" office:value-type="float" office:value="1.06302885714286" calcext:value-type="float">
            <text:p>1.063028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0.960409" calcext:value-type="float">
            <text:p>0.96040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VLOOKUP([.$H65];[.$B$2:.$C$500];2)" office:value-type="float" office:value="3" calcext:value-type="float">
            <text:p>3</text:p>
          </table:table-cell>
          <table:table-cell table:formula="of:=VLOOKUP([.$H65];[.$D$2:.$E$500];2)" office:value-type="float" office:value="0.591028" calcext:value-type="float">
            <text:p>0.591028</text:p>
          </table:table-cell>
          <table:table-cell table:formula="of:=AVERAGE([.I62:.I68])" office:value-type="float" office:value="3.42857142857143" calcext:value-type="float">
            <text:p>3.42857142857143</text:p>
          </table:table-cell>
          <table:table-cell table:formula="of:=AVERAGE([.J62:.J68])" office:value-type="float" office:value="1.02603028571429" calcext:value-type="float">
            <text:p>1.026030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.3944" calcext:value-type="float">
            <text:p>1.394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VLOOKUP([.$H66];[.$B$2:.$C$500];2)" office:value-type="float" office:value="2" calcext:value-type="float">
            <text:p>2</text:p>
          </table:table-cell>
          <table:table-cell table:formula="of:=VLOOKUP([.$H66];[.$D$2:.$E$500];2)" office:value-type="float" office:value="0.653024" calcext:value-type="float">
            <text:p>0.653024</text:p>
          </table:table-cell>
          <table:table-cell table:formula="of:=AVERAGE([.I63:.I69])" office:value-type="float" office:value="3.28571428571429" calcext:value-type="float">
            <text:p>3.28571428571429</text:p>
          </table:table-cell>
          <table:table-cell table:formula="of:=AVERAGE([.J63:.J69])" office:value-type="float" office:value="0.871257571428571" calcext:value-type="float">
            <text:p>0.871257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0.391641" calcext:value-type="float">
            <text:p>0.39164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VLOOKUP([.$H67];[.$B$2:.$C$500];2)" office:value-type="float" office:value="3" calcext:value-type="float">
            <text:p>3</text:p>
          </table:table-cell>
          <table:table-cell table:formula="of:=VLOOKUP([.$H67];[.$D$2:.$E$500];2)" office:value-type="float" office:value="0.960409" calcext:value-type="float">
            <text:p>0.960409</text:p>
          </table:table-cell>
          <table:table-cell table:formula="of:=AVERAGE([.I64:.I70])" office:value-type="float" office:value="2.85714285714286" calcext:value-type="float">
            <text:p>2.85714285714286</text:p>
          </table:table-cell>
          <table:table-cell table:formula="of:=AVERAGE([.J64:.J70])" office:value-type="float" office:value="0.679607428571429" calcext:value-type="float">
            <text:p>0.679607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0.572209" calcext:value-type="float">
            <text:p>0.57220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VLOOKUP([.$H68];[.$B$2:.$C$500];2)" office:value-type="float" office:value="4" calcext:value-type="float">
            <text:p>4</text:p>
          </table:table-cell>
          <table:table-cell table:formula="of:=VLOOKUP([.$H68];[.$D$2:.$E$500];2)" office:value-type="float" office:value="1.3944" calcext:value-type="float">
            <text:p>1.3944</text:p>
          </table:table-cell>
          <table:table-cell table:formula="of:=AVERAGE([.I65:.I71])" office:value-type="float" office:value="2.57142857142857" calcext:value-type="float">
            <text:p>2.57142857142857</text:p>
          </table:table-cell>
          <table:table-cell table:formula="of:=AVERAGE([.J65:.J71])" office:value-type="float" office:value="0.754955" calcext:value-type="float">
            <text:p>0.754955</text:p>
          </table:table-cell>
          <table:table-cell/>
          <table:table-cell table:formula="of:=SUM([.I65:.I71])" office:value-type="float" office:value="18" calcext:value-type="float">
            <text:p>18</text:p>
          </table:table-cell>
          <table:table-cell table:formula="of:=SUM([.J65:.J71])" office:value-type="float" office:value="5.284685" calcext:value-type="float">
            <text:p>5.28468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721974" calcext:value-type="float">
            <text:p>0.72197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VLOOKUP([.$H69];[.$B$2:.$C$500];2)" office:value-type="float" office:value="3" calcext:value-type="float">
            <text:p>3</text:p>
          </table:table-cell>
          <table:table-cell table:formula="of:=VLOOKUP([.$H69];[.$D$2:.$E$500];2)" office:value-type="float" office:value="0.391641" calcext:value-type="float">
            <text:p>0.391641</text:p>
          </table:table-cell>
          <table:table-cell table:formula="of:=AVERAGE([.I66:.I72])" office:value-type="float" office:value="2.42857142857143" calcext:value-type="float">
            <text:p>2.42857142857143</text:p>
          </table:table-cell>
          <table:table-cell table:formula="of:=AVERAGE([.J66:.J72])" office:value-type="float" office:value="0.746605" calcext:value-type="float">
            <text:p>0.746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0.532578" calcext:value-type="float">
            <text:p>0.53257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VLOOKUP([.$H70];[.$B$2:.$C$500];2)" office:value-type="float" office:value="2" calcext:value-type="float">
            <text:p>2</text:p>
          </table:table-cell>
          <table:table-cell table:formula="of:=VLOOKUP([.$H70];[.$D$2:.$E$500];2)" office:value-type="float" office:value="0.572209" calcext:value-type="float">
            <text:p>0.572209</text:p>
          </table:table-cell>
          <table:table-cell table:formula="of:=AVERAGE([.I67:.I73])" office:value-type="float" office:value="2.57142857142857" calcext:value-type="float">
            <text:p>2.57142857142857</text:p>
          </table:table-cell>
          <table:table-cell table:formula="of:=AVERAGE([.J67:.J73])" office:value-type="float" office:value="0.804587285714286" calcext:value-type="float">
            <text:p>0.804587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.0589" calcext:value-type="float">
            <text:p>1.058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VLOOKUP([.$H71];[.$B$2:.$C$500];2)" office:value-type="float" office:value="1" calcext:value-type="float">
            <text:p>1</text:p>
          </table:table-cell>
          <table:table-cell table:formula="of:=VLOOKUP([.$H71];[.$D$2:.$E$500];2)" office:value-type="float" office:value="0.721974" calcext:value-type="float">
            <text:p>0.721974</text:p>
          </table:table-cell>
          <table:table-cell table:formula="of:=AVERAGE([.I68:.I74])" office:value-type="float" office:value="2.42857142857143" calcext:value-type="float">
            <text:p>2.42857142857143</text:p>
          </table:table-cell>
          <table:table-cell table:formula="of:=AVERAGE([.J68:.J74])" office:value-type="float" office:value="0.742386142857143" calcext:value-type="float">
            <text:p>0.742386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525001" calcext:value-type="float">
            <text:p>0.52500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VLOOKUP([.$H72];[.$B$2:.$C$500];2)" office:value-type="float" office:value="2" calcext:value-type="float">
            <text:p>2</text:p>
          </table:table-cell>
          <table:table-cell table:formula="of:=VLOOKUP([.$H72];[.$D$2:.$E$500];2)" office:value-type="float" office:value="0.532578" calcext:value-type="float">
            <text:p>0.532578</text:p>
          </table:table-cell>
          <table:table-cell table:formula="of:=AVERAGE([.I69:.I75])" office:value-type="float" office:value="2.57142857142857" calcext:value-type="float">
            <text:p>2.57142857142857</text:p>
          </table:table-cell>
          <table:table-cell table:formula="of:=AVERAGE([.J69:.J75])" office:value-type="float" office:value="0.602417" calcext:value-type="float">
            <text:p>0.602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414616" calcext:value-type="float">
            <text:p>0.41461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VLOOKUP([.$H73];[.$B$2:.$C$500];2)" office:value-type="float" office:value="3" calcext:value-type="float">
            <text:p>3</text:p>
          </table:table-cell>
          <table:table-cell table:formula="of:=VLOOKUP([.$H73];[.$D$2:.$E$500];2)" office:value-type="float" office:value="1.0589" calcext:value-type="float">
            <text:p>1.0589</text:p>
          </table:table-cell>
          <table:table-cell table:formula="of:=AVERAGE([.I70:.I76])" office:value-type="float" office:value="2.57142857142857" calcext:value-type="float">
            <text:p>2.57142857142857</text:p>
          </table:table-cell>
          <table:table-cell table:formula="of:=AVERAGE([.J70:.J76])" office:value-type="float" office:value="0.650501714285714" calcext:value-type="float">
            <text:p>0.65050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728234" calcext:value-type="float">
            <text:p>0.72823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VLOOKUP([.$H74];[.$B$2:.$C$500];2)" office:value-type="float" office:value="2" calcext:value-type="float">
            <text:p>2</text:p>
          </table:table-cell>
          <table:table-cell table:formula="of:=VLOOKUP([.$H74];[.$D$2:.$E$500];2)" office:value-type="float" office:value="0.525001" calcext:value-type="float">
            <text:p>0.525001</text:p>
          </table:table-cell>
          <table:table-cell table:formula="of:=AVERAGE([.I71:.I77])" office:value-type="float" office:value="2.57142857142857" calcext:value-type="float">
            <text:p>2.57142857142857</text:p>
          </table:table-cell>
          <table:table-cell table:formula="of:=AVERAGE([.J71:.J77])" office:value-type="float" office:value="0.640825285714286" calcext:value-type="float">
            <text:p>0.640825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504474" calcext:value-type="float">
            <text:p>0.50447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VLOOKUP([.$H75];[.$B$2:.$C$500];2)" office:value-type="float" office:value="5" calcext:value-type="float">
            <text:p>5</text:p>
          </table:table-cell>
          <table:table-cell table:formula="of:=VLOOKUP([.$H75];[.$D$2:.$E$500];2)" office:value-type="float" office:value="0.414616" calcext:value-type="float">
            <text:p>0.414616</text:p>
          </table:table-cell>
          <table:table-cell table:formula="of:=AVERAGE([.I72:.I78])" office:value-type="float" office:value="2.57142857142857" calcext:value-type="float">
            <text:p>2.57142857142857</text:p>
          </table:table-cell>
          <table:table-cell table:formula="of:=AVERAGE([.J72:.J78])" office:value-type="float" office:value="0.574522142857143" calcext:value-type="float">
            <text:p>0.574522142857143</text:p>
          </table:table-cell>
          <table:table-cell/>
          <table:table-cell table:formula="of:=SUM([.I72:.I78])" office:value-type="float" office:value="18" calcext:value-type="float">
            <text:p>18</text:p>
          </table:table-cell>
          <table:table-cell table:formula="of:=SUM([.J72:.J78])" office:value-type="float" office:value="4.021655" calcext:value-type="float">
            <text:p>4.02165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257852" calcext:value-type="float">
            <text:p>0.25785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VLOOKUP([.$H76];[.$B$2:.$C$500];2)" office:value-type="float" office:value="3" calcext:value-type="float">
            <text:p>3</text:p>
          </table:table-cell>
          <table:table-cell table:formula="of:=VLOOKUP([.$H76];[.$D$2:.$E$500];2)" office:value-type="float" office:value="0.728234" calcext:value-type="float">
            <text:p>0.728234</text:p>
          </table:table-cell>
          <table:table-cell table:formula="of:=AVERAGE([.I73:.I79])" office:value-type="float" office:value="2.42857142857143" calcext:value-type="float">
            <text:p>2.42857142857143</text:p>
          </table:table-cell>
          <table:table-cell table:formula="of:=AVERAGE([.J73:.J79])" office:value-type="float" office:value="0.505513685714286" calcext:value-type="float">
            <text:p>0.5055136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0495188" calcext:value-type="float">
            <text:p>0.0495188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VLOOKUP([.$H77];[.$B$2:.$C$500];2)" office:value-type="float" office:value="2" calcext:value-type="float">
            <text:p>2</text:p>
          </table:table-cell>
          <table:table-cell table:formula="of:=VLOOKUP([.$H77];[.$D$2:.$E$500];2)" office:value-type="float" office:value="0.504474" calcext:value-type="float">
            <text:p>0.504474</text:p>
          </table:table-cell>
          <table:table-cell table:formula="of:=AVERAGE([.I74:.I80])" office:value-type="float" office:value="2.14285714285714" calcext:value-type="float">
            <text:p>2.14285714285714</text:p>
          </table:table-cell>
          <table:table-cell table:formula="of:=AVERAGE([.J74:.J80])" office:value-type="float" office:value="0.512173685714286" calcext:value-type="float">
            <text:p>0.5121736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.10552" calcext:value-type="float">
            <text:p>1.1055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VLOOKUP([.$H78];[.$B$2:.$C$500];2)" office:value-type="float" office:value="1" calcext:value-type="float">
            <text:p>1</text:p>
          </table:table-cell>
          <table:table-cell table:formula="of:=VLOOKUP([.$H78];[.$D$2:.$E$500];2)" office:value-type="float" office:value="0.257852" calcext:value-type="float">
            <text:p>0.257852</text:p>
          </table:table-cell>
          <table:table-cell table:formula="of:=AVERAGE([.I75:.I81])" office:value-type="float" office:value="2" calcext:value-type="float">
            <text:p>2</text:p>
          </table:table-cell>
          <table:table-cell table:formula="of:=AVERAGE([.J75:.J81])" office:value-type="float" office:value="0.469378114285714" calcext:value-type="float">
            <text:p>0.4693781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25432" calcext:value-type="float">
            <text:p>0.2254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VLOOKUP([.$H79];[.$B$2:.$C$500];2)" office:value-type="float" office:value="1" calcext:value-type="float">
            <text:p>1</text:p>
          </table:table-cell>
          <table:table-cell table:formula="of:=VLOOKUP([.$H79];[.$D$2:.$E$500];2)" office:value-type="float" office:value="0.0495188" calcext:value-type="float">
            <text:p>0.0495188</text:p>
          </table:table-cell>
          <table:table-cell table:formula="of:=AVERAGE([.I76:.I82])" office:value-type="float" office:value="1.42857142857143" calcext:value-type="float">
            <text:p>1.42857142857143</text:p>
          </table:table-cell>
          <table:table-cell table:formula="of:=AVERAGE([.J76:.J82])" office:value-type="float" office:value="0.679961542857143" calcext:value-type="float">
            <text:p>0.6799615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.8887" calcext:value-type="float">
            <text:p>1.888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VLOOKUP([.$H80];[.$B$2:.$C$500];2)" office:value-type="float" office:value="1" calcext:value-type="float">
            <text:p>1</text:p>
          </table:table-cell>
          <table:table-cell table:formula="of:=VLOOKUP([.$H80];[.$D$2:.$E$500];2)" office:value-type="float" office:value="1.10552" calcext:value-type="float">
            <text:p>1.10552</text:p>
          </table:table-cell>
          <table:table-cell table:formula="of:=AVERAGE([.I77:.I83])" office:value-type="float" office:value="1.28571428571429" calcext:value-type="float">
            <text:p>1.28571428571429</text:p>
          </table:table-cell>
          <table:table-cell table:formula="of:=AVERAGE([.J77:.J83])" office:value-type="float" office:value="0.620701114285714" calcext:value-type="float">
            <text:p>0.6207011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.313411" calcext:value-type="float">
            <text:p>0.31341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VLOOKUP([.$H81];[.$B$2:.$C$500];2)" office:value-type="float" office:value="1" calcext:value-type="float">
            <text:p>1</text:p>
          </table:table-cell>
          <table:table-cell table:formula="of:=VLOOKUP([.$H81];[.$D$2:.$E$500];2)" office:value-type="float" office:value="0.225432" calcext:value-type="float">
            <text:p>0.225432</text:p>
          </table:table-cell>
          <table:table-cell table:formula="of:=AVERAGE([.I78:.I84])" office:value-type="float" office:value="1.28571428571429" calcext:value-type="float">
            <text:p>1.28571428571429</text:p>
          </table:table-cell>
          <table:table-cell table:formula="of:=AVERAGE([.J78:.J84])" office:value-type="float" office:value="0.600583542857143" calcext:value-type="float">
            <text:p>0.6005835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63651" calcext:value-type="float">
            <text:p>0.36365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VLOOKUP([.$H82];[.$B$2:.$C$500];2)" office:value-type="float" office:value="1" calcext:value-type="float">
            <text:p>1</text:p>
          </table:table-cell>
          <table:table-cell table:formula="of:=VLOOKUP([.$H82];[.$D$2:.$E$500];2)" office:value-type="float" office:value="1.8887" calcext:value-type="float">
            <text:p>1.8887</text:p>
          </table:table-cell>
          <table:table-cell table:formula="of:=AVERAGE([.I79:.I85])" office:value-type="float" office:value="1.42857142857143" calcext:value-type="float">
            <text:p>1.42857142857143</text:p>
          </table:table-cell>
          <table:table-cell table:formula="of:=AVERAGE([.J79:.J85])" office:value-type="float" office:value="0.666666828571429" calcext:value-type="float">
            <text:p>0.666666828571429</text:p>
          </table:table-cell>
          <table:table-cell/>
          <table:table-cell table:formula="of:=SUM([.I79:.I85])" office:value-type="float" office:value="10" calcext:value-type="float">
            <text:p>10</text:p>
          </table:table-cell>
          <table:table-cell table:formula="of:=SUM([.J79:.J85])" office:value-type="float" office:value="4.6666678" calcext:value-type="float">
            <text:p>4.666667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20435" calcext:value-type="float">
            <text:p>0.72043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VLOOKUP([.$H83];[.$B$2:.$C$500];2)" office:value-type="float" office:value="2" calcext:value-type="float">
            <text:p>2</text:p>
          </table:table-cell>
          <table:table-cell table:formula="of:=VLOOKUP([.$H83];[.$D$2:.$E$500];2)" office:value-type="float" office:value="0.313411" calcext:value-type="float">
            <text:p>0.313411</text:p>
          </table:table-cell>
          <table:table-cell table:formula="of:=AVERAGE([.I80:.I86])" office:value-type="float" office:value="1.57142857142857" calcext:value-type="float">
            <text:p>1.57142857142857</text:p>
          </table:table-cell>
          <table:table-cell table:formula="of:=AVERAGE([.J80:.J86])" office:value-type="float" office:value="0.672693128571429" calcext:value-type="float">
            <text:p>0.6726931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917029" calcext:value-type="float">
            <text:p>0.0917029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VLOOKUP([.$H84];[.$B$2:.$C$500];2)" office:value-type="float" office:value="2" calcext:value-type="float">
            <text:p>2</text:p>
          </table:table-cell>
          <table:table-cell table:formula="of:=VLOOKUP([.$H84];[.$D$2:.$E$500];2)" office:value-type="float" office:value="0.363651" calcext:value-type="float">
            <text:p>0.363651</text:p>
          </table:table-cell>
          <table:table-cell table:formula="of:=AVERAGE([.I81:.I87])" office:value-type="float" office:value="1.71428571428571" calcext:value-type="float">
            <text:p>1.71428571428571</text:p>
          </table:table-cell>
          <table:table-cell table:formula="of:=AVERAGE([.J81:.J87])" office:value-type="float" office:value="0.634717985714286" calcext:value-type="float">
            <text:p>0.6347179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839694" calcext:value-type="float">
            <text:p>0.83969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VLOOKUP([.$H85];[.$B$2:.$C$500];2)" office:value-type="float" office:value="2" calcext:value-type="float">
            <text:p>2</text:p>
          </table:table-cell>
          <table:table-cell table:formula="of:=VLOOKUP([.$H85];[.$D$2:.$E$500];2)" office:value-type="float" office:value="0.720435" calcext:value-type="float">
            <text:p>0.720435</text:p>
          </table:table-cell>
          <table:table-cell table:formula="of:=AVERAGE([.I82:.I88])" office:value-type="float" office:value="1.71428571428571" calcext:value-type="float">
            <text:p>1.71428571428571</text:p>
          </table:table-cell>
          <table:table-cell table:formula="of:=AVERAGE([.J82:.J88])" office:value-type="float" office:value="0.634481414285714" calcext:value-type="float">
            <text:p>0.6344814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223776" calcext:value-type="float">
            <text:p>0.223776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VLOOKUP([.$H86];[.$B$2:.$C$500];2)" office:value-type="float" office:value="2" calcext:value-type="float">
            <text:p>2</text:p>
          </table:table-cell>
          <table:table-cell table:formula="of:=VLOOKUP([.$H86];[.$D$2:.$E$500];2)" office:value-type="float" office:value="0.0917029" calcext:value-type="float">
            <text:p>0.0917029</text:p>
          </table:table-cell>
          <table:table-cell table:formula="of:=AVERAGE([.I83:.I89])" office:value-type="float" office:value="1.71428571428571" calcext:value-type="float">
            <text:p>1.71428571428571</text:p>
          </table:table-cell>
          <table:table-cell table:formula="of:=AVERAGE([.J83:.J89])" office:value-type="float" office:value="0.397607414285714" calcext:value-type="float">
            <text:p>0.3976074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230582" calcext:value-type="float">
            <text:p>0.23058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VLOOKUP([.$H87];[.$B$2:.$C$500];2)" office:value-type="float" office:value="2" calcext:value-type="float">
            <text:p>2</text:p>
          </table:table-cell>
          <table:table-cell table:formula="of:=VLOOKUP([.$H87];[.$D$2:.$E$500];2)" office:value-type="float" office:value="0.839694" calcext:value-type="float">
            <text:p>0.839694</text:p>
          </table:table-cell>
          <table:table-cell table:formula="of:=AVERAGE([.I84:.I90])" office:value-type="float" office:value="1.85714285714286" calcext:value-type="float">
            <text:p>1.85714285714286</text:p>
          </table:table-cell>
          <table:table-cell table:formula="of:=AVERAGE([.J84:.J90])" office:value-type="float" office:value="0.484924271428571" calcext:value-type="float">
            <text:p>0.4849242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924629" calcext:value-type="float">
            <text:p>0.92462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VLOOKUP([.$H88];[.$B$2:.$C$500];2)" office:value-type="float" office:value="1" calcext:value-type="float">
            <text:p>1</text:p>
          </table:table-cell>
          <table:table-cell table:formula="of:=VLOOKUP([.$H88];[.$D$2:.$E$500];2)" office:value-type="float" office:value="0.223776" calcext:value-type="float">
            <text:p>0.223776</text:p>
          </table:table-cell>
          <table:table-cell table:formula="of:=AVERAGE([.I85:.I91])" office:value-type="float" office:value="2" calcext:value-type="float">
            <text:p>2</text:p>
          </table:table-cell>
          <table:table-cell table:formula="of:=AVERAGE([.J85:.J91])" office:value-type="float" office:value="0.522393557142857" calcext:value-type="float">
            <text:p>0.5223935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625936" calcext:value-type="float">
            <text:p>0.625936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VLOOKUP([.$H89];[.$B$2:.$C$500];2)" office:value-type="float" office:value="1" calcext:value-type="float">
            <text:p>1</text:p>
          </table:table-cell>
          <table:table-cell table:formula="of:=VLOOKUP([.$H89];[.$D$2:.$E$500];2)" office:value-type="float" office:value="0.230582" calcext:value-type="float">
            <text:p>0.230582</text:p>
          </table:table-cell>
          <table:table-cell table:formula="of:=AVERAGE([.I86:.I92])" office:value-type="float" office:value="2.14285714285714" calcext:value-type="float">
            <text:p>2.14285714285714</text:p>
          </table:table-cell>
          <table:table-cell table:formula="of:=AVERAGE([.J86:.J92])" office:value-type="float" office:value="0.521599842857143" calcext:value-type="float">
            <text:p>0.521599842857143</text:p>
          </table:table-cell>
          <table:table-cell/>
          <table:table-cell table:formula="of:=SUM([.I86:.I92])" office:value-type="float" office:value="15" calcext:value-type="float">
            <text:p>15</text:p>
          </table:table-cell>
          <table:table-cell table:formula="of:=SUM([.J86:.J92])" office:value-type="float" office:value="3.6511989" calcext:value-type="float">
            <text:p>3.651198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714879" calcext:value-type="float">
            <text:p>0.71487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VLOOKUP([.$H90];[.$B$2:.$C$500];2)" office:value-type="float" office:value="3" calcext:value-type="float">
            <text:p>3</text:p>
          </table:table-cell>
          <table:table-cell table:formula="of:=VLOOKUP([.$H90];[.$D$2:.$E$500];2)" office:value-type="float" office:value="0.924629" calcext:value-type="float">
            <text:p>0.924629</text:p>
          </table:table-cell>
          <table:table-cell table:formula="of:=AVERAGE([.I87:.I93])" office:value-type="float" office:value="2" calcext:value-type="float">
            <text:p>2</text:p>
          </table:table-cell>
          <table:table-cell table:formula="of:=AVERAGE([.J87:.J93])" office:value-type="float" office:value="0.669082285714286" calcext:value-type="float">
            <text:p>0.66908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.12408" calcext:value-type="float">
            <text:p>1.1240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VLOOKUP([.$H91];[.$B$2:.$C$500];2)" office:value-type="float" office:value="3" calcext:value-type="float">
            <text:p>3</text:p>
          </table:table-cell>
          <table:table-cell table:formula="of:=VLOOKUP([.$H91];[.$D$2:.$E$500];2)" office:value-type="float" office:value="0.625936" calcext:value-type="float">
            <text:p>0.625936</text:p>
          </table:table-cell>
          <table:table-cell table:formula="of:=AVERAGE([.I88:.I94])" office:value-type="float" office:value="1.85714285714286" calcext:value-type="float">
            <text:p>1.85714285714286</text:p>
          </table:table-cell>
          <table:table-cell table:formula="of:=AVERAGE([.J88:.J94])" office:value-type="float" office:value="0.669723714285714" calcext:value-type="float">
            <text:p>0.66972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844184" calcext:value-type="float">
            <text:p>0.84418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VLOOKUP([.$H92];[.$B$2:.$C$500];2)" office:value-type="float" office:value="3" calcext:value-type="float">
            <text:p>3</text:p>
          </table:table-cell>
          <table:table-cell table:formula="of:=VLOOKUP([.$H92];[.$D$2:.$E$500];2)" office:value-type="float" office:value="0.714879" calcext:value-type="float">
            <text:p>0.714879</text:p>
          </table:table-cell>
          <table:table-cell table:formula="of:=AVERAGE([.I89:.I95])" office:value-type="float" office:value="1.85714285714286" calcext:value-type="float">
            <text:p>1.85714285714286</text:p>
          </table:table-cell>
          <table:table-cell table:formula="of:=AVERAGE([.J89:.J95])" office:value-type="float" office:value="0.767181285714286" calcext:value-type="float">
            <text:p>0.767181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905979" calcext:value-type="float">
            <text:p>0.905979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VLOOKUP([.$H93];[.$B$2:.$C$500];2)" office:value-type="float" office:value="1" calcext:value-type="float">
            <text:p>1</text:p>
          </table:table-cell>
          <table:table-cell table:formula="of:=VLOOKUP([.$H93];[.$D$2:.$E$500];2)" office:value-type="float" office:value="1.12408" calcext:value-type="float">
            <text:p>1.12408</text:p>
          </table:table-cell>
          <table:table-cell table:formula="of:=AVERAGE([.I90:.I96])" office:value-type="float" office:value="1.85714285714286" calcext:value-type="float">
            <text:p>1.85714285714286</text:p>
          </table:table-cell>
          <table:table-cell table:formula="of:=AVERAGE([.J90:.J96])" office:value-type="float" office:value="0.835774" calcext:value-type="float">
            <text:p>0.835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710731" calcext:value-type="float">
            <text:p>0.71073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VLOOKUP([.$H94];[.$B$2:.$C$500];2)" office:value-type="float" office:value="1" calcext:value-type="float">
            <text:p>1</text:p>
          </table:table-cell>
          <table:table-cell table:formula="of:=VLOOKUP([.$H94];[.$D$2:.$E$500];2)" office:value-type="float" office:value="0.844184" calcext:value-type="float">
            <text:p>0.844184</text:p>
          </table:table-cell>
          <table:table-cell table:formula="of:=AVERAGE([.I91:.I97])" office:value-type="float" office:value="1.57142857142857" calcext:value-type="float">
            <text:p>1.57142857142857</text:p>
          </table:table-cell>
          <table:table-cell table:formula="of:=AVERAGE([.J91:.J97])" office:value-type="float" office:value="0.960701285714286" calcext:value-type="float">
            <text:p>0.960701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.79912" calcext:value-type="float">
            <text:p>1.7991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VLOOKUP([.$H95];[.$B$2:.$C$500];2)" office:value-type="float" office:value="1" calcext:value-type="float">
            <text:p>1</text:p>
          </table:table-cell>
          <table:table-cell table:formula="of:=VLOOKUP([.$H95];[.$D$2:.$E$500];2)" office:value-type="float" office:value="0.905979" calcext:value-type="float">
            <text:p>0.905979</text:p>
          </table:table-cell>
          <table:table-cell table:formula="of:=AVERAGE([.I92:.I98])" office:value-type="float" office:value="1.28571428571429" calcext:value-type="float">
            <text:p>1.28571428571429</text:p>
          </table:table-cell>
          <table:table-cell table:formula="of:=AVERAGE([.J92:.J98])" office:value-type="float" office:value="0.898089428571429" calcext:value-type="float">
            <text:p>0.898089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0.187653" calcext:value-type="float">
            <text:p>0.18765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VLOOKUP([.$H96];[.$B$2:.$C$500];2)" office:value-type="float" office:value="1" calcext:value-type="float">
            <text:p>1</text:p>
          </table:table-cell>
          <table:table-cell table:formula="of:=VLOOKUP([.$H96];[.$D$2:.$E$500];2)" office:value-type="float" office:value="0.710731" calcext:value-type="float">
            <text:p>0.710731</text:p>
          </table:table-cell>
          <table:table-cell table:formula="of:=AVERAGE([.I93:.I99])" office:value-type="float" office:value="1" calcext:value-type="float">
            <text:p>1</text:p>
          </table:table-cell>
          <table:table-cell table:formula="of:=AVERAGE([.J93:.J99])" office:value-type="float" office:value="0.849729428571429" calcext:value-type="float">
            <text:p>0.849729428571429</text:p>
          </table:table-cell>
          <table:table-cell/>
          <table:table-cell table:formula="of:=SUM([.I93:.I99])" office:value-type="float" office:value="7" calcext:value-type="float">
            <text:p>7</text:p>
          </table:table-cell>
          <table:table-cell table:formula="of:=SUM([.J93:.J99])" office:value-type="float" office:value="5.948106" calcext:value-type="float">
            <text:p>5.94810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376359" calcext:value-type="float">
            <text:p>0.37635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VLOOKUP([.$H97];[.$B$2:.$C$500];2)" office:value-type="float" office:value="1" calcext:value-type="float">
            <text:p>1</text:p>
          </table:table-cell>
          <table:table-cell table:formula="of:=VLOOKUP([.$H97];[.$D$2:.$E$500];2)" office:value-type="float" office:value="1.79912" calcext:value-type="float">
            <text:p>1.79912</text:p>
          </table:table-cell>
          <table:table-cell table:formula="of:=AVERAGE([.I94:.I100])" office:value-type="float" office:value="1" calcext:value-type="float">
            <text:p>1</text:p>
          </table:table-cell>
          <table:table-cell table:formula="of:=AVERAGE([.J94:.J100])" office:value-type="float" office:value="0.817438714285714" calcext:value-type="float">
            <text:p>0.81743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898045" calcext:value-type="float">
            <text:p>0.89804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VLOOKUP([.$H98];[.$B$2:.$C$500];2)" office:value-type="float" office:value="1" calcext:value-type="float">
            <text:p>1</text:p>
          </table:table-cell>
          <table:table-cell table:formula="of:=VLOOKUP([.$H98];[.$D$2:.$E$500];2)" office:value-type="float" office:value="0.187653" calcext:value-type="float">
            <text:p>0.187653</text:p>
          </table:table-cell>
          <table:table-cell table:formula="of:=AVERAGE([.I95:.I101])" office:value-type="float" office:value="1" calcext:value-type="float">
            <text:p>1</text:p>
          </table:table-cell>
          <table:table-cell table:formula="of:=AVERAGE([.J95:.J101])" office:value-type="float" office:value="0.857205285714286" calcext:value-type="float">
            <text:p>0.857205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.12255" calcext:value-type="float">
            <text:p>1.1225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VLOOKUP([.$H99];[.$B$2:.$C$500];2)" office:value-type="float" office:value="1" calcext:value-type="float">
            <text:p>1</text:p>
          </table:table-cell>
          <table:table-cell table:formula="of:=VLOOKUP([.$H99];[.$D$2:.$E$500];2)" office:value-type="float" office:value="0.376359" calcext:value-type="float">
            <text:p>0.376359</text:p>
          </table:table-cell>
          <table:table-cell table:formula="of:=AVERAGE([.I96:.I102])" office:value-type="float" office:value="1" calcext:value-type="float">
            <text:p>1</text:p>
          </table:table-cell>
          <table:table-cell table:formula="of:=AVERAGE([.J96:.J102])" office:value-type="float" office:value="0.820891142857143" calcext:value-type="float">
            <text:p>0.82089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65178" calcext:value-type="float">
            <text:p>0.6517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VLOOKUP([.$H100];[.$B$2:.$C$500];2)" office:value-type="float" office:value="1" calcext:value-type="float">
            <text:p>1</text:p>
          </table:table-cell>
          <table:table-cell table:formula="of:=VLOOKUP([.$H100];[.$D$2:.$E$500];2)" office:value-type="float" office:value="0.898045" calcext:value-type="float">
            <text:p>0.898045</text:p>
          </table:table-cell>
          <table:table-cell table:formula="of:=AVERAGE([.I97:.I103])" office:value-type="float" office:value="1" calcext:value-type="float">
            <text:p>1</text:p>
          </table:table-cell>
          <table:table-cell table:formula="of:=AVERAGE([.J97:.J103])" office:value-type="float" office:value="0.907053857142857" calcext:value-type="float">
            <text:p>0.907053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.31387" calcext:value-type="float">
            <text:p>1.3138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VLOOKUP([.$H101];[.$B$2:.$C$500];2)" office:value-type="float" office:value="1" calcext:value-type="float">
            <text:p>1</text:p>
          </table:table-cell>
          <table:table-cell table:formula="of:=VLOOKUP([.$H101];[.$D$2:.$E$500];2)" office:value-type="float" office:value="1.12255" calcext:value-type="float">
            <text:p>1.12255</text:p>
          </table:table-cell>
          <table:table-cell table:formula="of:=AVERAGE([.I98:.I104])" office:value-type="float" office:value="1.14285714285714" calcext:value-type="float">
            <text:p>1.14285714285714</text:p>
          </table:table-cell>
          <table:table-cell table:formula="of:=AVERAGE([.J98:.J104])" office:value-type="float" office:value="0.717935" calcext:value-type="float">
            <text:p>0.717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0.475288" calcext:value-type="float">
            <text:p>0.47528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VLOOKUP([.$H102];[.$B$2:.$C$500];2)" office:value-type="float" office:value="1" calcext:value-type="float">
            <text:p>1</text:p>
          </table:table-cell>
          <table:table-cell table:formula="of:=VLOOKUP([.$H102];[.$D$2:.$E$500];2)" office:value-type="float" office:value="0.65178" calcext:value-type="float">
            <text:p>0.65178</text:p>
          </table:table-cell>
          <table:table-cell table:formula="of:=AVERAGE([.I99:.I105])" office:value-type="float" office:value="1.14285714285714" calcext:value-type="float">
            <text:p>1.14285714285714</text:p>
          </table:table-cell>
          <table:table-cell table:formula="of:=AVERAGE([.J99:.J105])" office:value-type="float" office:value="0.766019285714286" calcext:value-type="float">
            <text:p>0.766019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524243" calcext:value-type="float">
            <text:p>0.524243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VLOOKUP([.$H103];[.$B$2:.$C$500];2)" office:value-type="float" office:value="1" calcext:value-type="float">
            <text:p>1</text:p>
          </table:table-cell>
          <table:table-cell table:formula="of:=VLOOKUP([.$H103];[.$D$2:.$E$500];2)" office:value-type="float" office:value="1.31387" calcext:value-type="float">
            <text:p>1.31387</text:p>
          </table:table-cell>
          <table:table-cell table:formula="of:=AVERAGE([.I100:.I106])" office:value-type="float" office:value="1.14285714285714" calcext:value-type="float">
            <text:p>1.14285714285714</text:p>
          </table:table-cell>
          <table:table-cell table:formula="of:=AVERAGE([.J100:.J106])" office:value-type="float" office:value="0.843157857142857" calcext:value-type="float">
            <text:p>0.843157857142857</text:p>
          </table:table-cell>
          <table:table-cell/>
          <table:table-cell table:formula="of:=SUM([.I100:.I106])" office:value-type="float" office:value="8" calcext:value-type="float">
            <text:p>8</text:p>
          </table:table-cell>
          <table:table-cell table:formula="of:=SUM([.J100:.J106])" office:value-type="float" office:value="5.902105" calcext:value-type="float">
            <text:p>5.902105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916329" calcext:value-type="float">
            <text:p>0.916329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VLOOKUP([.$H104];[.$B$2:.$C$500];2)" office:value-type="float" office:value="2" calcext:value-type="float">
            <text:p>2</text:p>
          </table:table-cell>
          <table:table-cell table:formula="of:=VLOOKUP([.$H104];[.$D$2:.$E$500];2)" office:value-type="float" office:value="0.475288" calcext:value-type="float">
            <text:p>0.475288</text:p>
          </table:table-cell>
          <table:table-cell table:formula="of:=AVERAGE([.I101:.I107])" office:value-type="float" office:value="1.14285714285714" calcext:value-type="float">
            <text:p>1.14285714285714</text:p>
          </table:table-cell>
          <table:table-cell table:formula="of:=AVERAGE([.J101:.J107])" office:value-type="float" office:value="0.806450428571429" calcext:value-type="float">
            <text:p>0.806450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641093" calcext:value-type="float">
            <text:p>0.641093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VLOOKUP([.$H105];[.$B$2:.$C$500];2)" office:value-type="float" office:value="1" calcext:value-type="float">
            <text:p>1</text:p>
          </table:table-cell>
          <table:table-cell table:formula="of:=VLOOKUP([.$H105];[.$D$2:.$E$500];2)" office:value-type="float" office:value="0.524243" calcext:value-type="float">
            <text:p>0.524243</text:p>
          </table:table-cell>
          <table:table-cell table:formula="of:=AVERAGE([.I102:.I108])" office:value-type="float" office:value="1.14285714285714" calcext:value-type="float">
            <text:p>1.14285714285714</text:p>
          </table:table-cell>
          <table:table-cell table:formula="of:=AVERAGE([.J102:.J108])" office:value-type="float" office:value="0.916674714285714" calcext:value-type="float">
            <text:p>0.916674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.89412" calcext:value-type="float">
            <text:p>1.89412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VLOOKUP([.$H106];[.$B$2:.$C$500];2)" office:value-type="float" office:value="1" calcext:value-type="float">
            <text:p>1</text:p>
          </table:table-cell>
          <table:table-cell table:formula="of:=VLOOKUP([.$H106];[.$D$2:.$E$500];2)" office:value-type="float" office:value="0.916329" calcext:value-type="float">
            <text:p>0.916329</text:p>
          </table:table-cell>
          <table:table-cell table:formula="of:=AVERAGE([.I103:.I109])" office:value-type="float" office:value="1.14285714285714" calcext:value-type="float">
            <text:p>1.14285714285714</text:p>
          </table:table-cell>
          <table:table-cell table:formula="of:=AVERAGE([.J103:.J109])" office:value-type="float" office:value="0.961019285714286" calcext:value-type="float">
            <text:p>0.961019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962192" calcext:value-type="float">
            <text:p>0.962192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VLOOKUP([.$H107];[.$B$2:.$C$500];2)" office:value-type="float" office:value="1" calcext:value-type="float">
            <text:p>1</text:p>
          </table:table-cell>
          <table:table-cell table:formula="of:=VLOOKUP([.$H107];[.$D$2:.$E$500];2)" office:value-type="float" office:value="0.641093" calcext:value-type="float">
            <text:p>0.641093</text:p>
          </table:table-cell>
          <table:table-cell table:formula="of:=AVERAGE([.I104:.I110])" office:value-type="float" office:value="1.57142857142857" calcext:value-type="float">
            <text:p>1.57142857142857</text:p>
          </table:table-cell>
          <table:table-cell table:formula="of:=AVERAGE([.J104:.J110])" office:value-type="float" office:value="0.834664" calcext:value-type="float">
            <text:p>0.834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0.429383" calcext:value-type="float">
            <text:p>0.429383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VLOOKUP([.$H108];[.$B$2:.$C$500];2)" office:value-type="float" office:value="1" calcext:value-type="float">
            <text:p>1</text:p>
          </table:table-cell>
          <table:table-cell table:formula="of:=VLOOKUP([.$H108];[.$D$2:.$E$500];2)" office:value-type="float" office:value="1.89412" calcext:value-type="float">
            <text:p>1.89412</text:p>
          </table:table-cell>
          <table:table-cell table:formula="of:=AVERAGE([.I105:.I111])" office:value-type="float" office:value="1.85714285714286" calcext:value-type="float">
            <text:p>1.85714285714286</text:p>
          </table:table-cell>
          <table:table-cell table:formula="of:=AVERAGE([.J105:.J111])" office:value-type="float" office:value="1.05576" calcext:value-type="float">
            <text:p>1.05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.02296" calcext:value-type="float">
            <text:p>2.02296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VLOOKUP([.$H109];[.$B$2:.$C$500];2)" office:value-type="float" office:value="1" calcext:value-type="float">
            <text:p>1</text:p>
          </table:table-cell>
          <table:table-cell table:formula="of:=VLOOKUP([.$H109];[.$D$2:.$E$500];2)" office:value-type="float" office:value="0.962192" calcext:value-type="float">
            <text:p>0.962192</text:p>
          </table:table-cell>
          <table:table-cell table:formula="of:=AVERAGE([.I106:.I112])" office:value-type="float" office:value="1.85714285714286" calcext:value-type="float">
            <text:p>1.85714285714286</text:p>
          </table:table-cell>
          <table:table-cell table:formula="of:=AVERAGE([.J106:.J112])" office:value-type="float" office:value="1.65435814285714" calcext:value-type="float">
            <text:p>1.654358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4.71443" calcext:value-type="float">
            <text:p>4.7144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VLOOKUP([.$H110];[.$B$2:.$C$500];2)" office:value-type="float" office:value="4" calcext:value-type="float">
            <text:p>4</text:p>
          </table:table-cell>
          <table:table-cell table:formula="of:=VLOOKUP([.$H110];[.$D$2:.$E$500];2)" office:value-type="float" office:value="0.429383" calcext:value-type="float">
            <text:p>0.429383</text:p>
          </table:table-cell>
          <table:table-cell table:formula="of:=AVERAGE([.I107:.I113])" office:value-type="float" office:value="1.85714285714286" calcext:value-type="float">
            <text:p>1.85714285714286</text:p>
          </table:table-cell>
          <table:table-cell table:formula="of:=AVERAGE([.J107:.J113])" office:value-type="float" office:value="1.57269471428571" calcext:value-type="float">
            <text:p>1.57269471428571</text:p>
          </table:table-cell>
          <table:table-cell/>
          <table:table-cell table:formula="of:=SUM([.I107:.I113])" office:value-type="float" office:value="13" calcext:value-type="float">
            <text:p>13</text:p>
          </table:table-cell>
          <table:table-cell table:formula="of:=SUM([.J107:.J113])" office:value-type="float" office:value="11.008863" calcext:value-type="float">
            <text:p>11.008863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344685" calcext:value-type="float">
            <text:p>0.34468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VLOOKUP([.$H111];[.$B$2:.$C$500];2)" office:value-type="float" office:value="4" calcext:value-type="float">
            <text:p>4</text:p>
          </table:table-cell>
          <table:table-cell table:formula="of:=VLOOKUP([.$H111];[.$D$2:.$E$500];2)" office:value-type="float" office:value="2.02296" calcext:value-type="float">
            <text:p>2.02296</text:p>
          </table:table-cell>
          <table:table-cell table:formula="of:=AVERAGE([.I108:.I114])" office:value-type="float" office:value="1.85714285714286" calcext:value-type="float">
            <text:p>1.85714285714286</text:p>
          </table:table-cell>
          <table:table-cell table:formula="of:=AVERAGE([.J108:.J114])" office:value-type="float" office:value="1.54293728571429" calcext:value-type="float">
            <text:p>1.542937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432791" calcext:value-type="float">
            <text:p>0.432791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VLOOKUP([.$H112];[.$B$2:.$C$500];2)" office:value-type="float" office:value="1" calcext:value-type="float">
            <text:p>1</text:p>
          </table:table-cell>
          <table:table-cell table:formula="of:=VLOOKUP([.$H112];[.$D$2:.$E$500];2)" office:value-type="float" office:value="4.71443" calcext:value-type="float">
            <text:p>4.71443</text:p>
          </table:table-cell>
          <table:table-cell table:formula="of:=AVERAGE([.I109:.I115])" office:value-type="float" office:value="1.85714285714286" calcext:value-type="float">
            <text:p>1.85714285714286</text:p>
          </table:table-cell>
          <table:table-cell table:formula="of:=AVERAGE([.J109:.J115])" office:value-type="float" office:value="1.37974014285714" calcext:value-type="float">
            <text:p>1.379740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0.75174" calcext:value-type="float">
            <text:p>0.7517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VLOOKUP([.$H113];[.$B$2:.$C$500];2)" office:value-type="float" office:value="1" calcext:value-type="float">
            <text:p>1</text:p>
          </table:table-cell>
          <table:table-cell table:formula="of:=VLOOKUP([.$H113];[.$D$2:.$E$500];2)" office:value-type="float" office:value="0.344685" calcext:value-type="float">
            <text:p>0.344685</text:p>
          </table:table-cell>
          <table:table-cell table:formula="of:=AVERAGE([.I110:.I116])" office:value-type="float" office:value="1.85714285714286" calcext:value-type="float">
            <text:p>1.85714285714286</text:p>
          </table:table-cell>
          <table:table-cell table:formula="of:=AVERAGE([.J110:.J116])" office:value-type="float" office:value="1.37860485714286" calcext:value-type="float">
            <text:p>1.378604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954245" calcext:value-type="float">
            <text:p>0.954245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VLOOKUP([.$H114];[.$B$2:.$C$500];2)" office:value-type="float" office:value="1" calcext:value-type="float">
            <text:p>1</text:p>
          </table:table-cell>
          <table:table-cell table:formula="of:=VLOOKUP([.$H114];[.$D$2:.$E$500];2)" office:value-type="float" office:value="0.432791" calcext:value-type="float">
            <text:p>0.432791</text:p>
          </table:table-cell>
          <table:table-cell table:formula="of:=AVERAGE([.I111:.I117])" office:value-type="float" office:value="1.42857142857143" calcext:value-type="float">
            <text:p>1.42857142857143</text:p>
          </table:table-cell>
          <table:table-cell table:formula="of:=AVERAGE([.J111:.J117])" office:value-type="float" office:value="1.59969157142857" calcext:value-type="float">
            <text:p>1.599691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.97699" calcext:value-type="float">
            <text:p>1.976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VLOOKUP([.$H115];[.$B$2:.$C$500];2)" office:value-type="float" office:value="1" calcext:value-type="float">
            <text:p>1</text:p>
          </table:table-cell>
          <table:table-cell table:formula="of:=VLOOKUP([.$H115];[.$D$2:.$E$500];2)" office:value-type="float" office:value="0.75174" calcext:value-type="float">
            <text:p>0.75174</text:p>
          </table:table-cell>
          <table:table-cell table:formula="of:=AVERAGE([.I112:.I118])" office:value-type="float" office:value="1" calcext:value-type="float">
            <text:p>1</text:p>
          </table:table-cell>
          <table:table-cell table:formula="of:=AVERAGE([.J112:.J118])" office:value-type="float" office:value="1.38430571428571" calcext:value-type="float">
            <text:p>1.3843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515259" calcext:value-type="float">
            <text:p>0.51525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VLOOKUP([.$H116];[.$B$2:.$C$500];2)" office:value-type="float" office:value="1" calcext:value-type="float">
            <text:p>1</text:p>
          </table:table-cell>
          <table:table-cell table:formula="of:=VLOOKUP([.$H116];[.$D$2:.$E$500];2)" office:value-type="float" office:value="0.954245" calcext:value-type="float">
            <text:p>0.954245</text:p>
          </table:table-cell>
          <table:table-cell table:formula="of:=AVERAGE([.I113:.I119])" office:value-type="float" office:value="1" calcext:value-type="float">
            <text:p>1</text:p>
          </table:table-cell>
          <table:table-cell table:formula="of:=AVERAGE([.J113:.J119])" office:value-type="float" office:value="0.801824142857143" calcext:value-type="float">
            <text:p>0.80182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637059" calcext:value-type="float">
            <text:p>0.63705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VLOOKUP([.$H117];[.$B$2:.$C$500];2)" office:value-type="float" office:value="1" calcext:value-type="float">
            <text:p>1</text:p>
          </table:table-cell>
          <table:table-cell table:formula="of:=VLOOKUP([.$H117];[.$D$2:.$E$500];2)" office:value-type="float" office:value="1.97699" calcext:value-type="float">
            <text:p>1.97699</text:p>
          </table:table-cell>
          <table:table-cell table:formula="of:=AVERAGE([.I114:.I120])" office:value-type="float" office:value="1.14285714285714" calcext:value-type="float">
            <text:p>1.14285714285714</text:p>
          </table:table-cell>
          <table:table-cell table:formula="of:=AVERAGE([.J114:.J120])" office:value-type="float" office:value="0.879413142857143" calcext:value-type="float">
            <text:p>0.879413142857143</text:p>
          </table:table-cell>
          <table:table-cell/>
          <table:table-cell table:formula="of:=SUM([.I114:.I120])" office:value-type="float" office:value="8" calcext:value-type="float">
            <text:p>8</text:p>
          </table:table-cell>
          <table:table-cell table:formula="of:=SUM([.J114:.J120])" office:value-type="float" office:value="6.155892" calcext:value-type="float">
            <text:p>6.15589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887808" calcext:value-type="float">
            <text:p>0.887808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VLOOKUP([.$H118];[.$B$2:.$C$500];2)" office:value-type="float" office:value="1" calcext:value-type="float">
            <text:p>1</text:p>
          </table:table-cell>
          <table:table-cell table:formula="of:=VLOOKUP([.$H118];[.$D$2:.$E$500];2)" office:value-type="float" office:value="0.515259" calcext:value-type="float">
            <text:p>0.515259</text:p>
          </table:table-cell>
          <table:table-cell table:formula="of:=AVERAGE([.I115:.I121])" office:value-type="float" office:value="1.28571428571429" calcext:value-type="float">
            <text:p>1.28571428571429</text:p>
          </table:table-cell>
          <table:table-cell table:formula="of:=AVERAGE([.J115:.J121])" office:value-type="float" office:value="0.926760714285714" calcext:value-type="float">
            <text:p>0.92676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0.764224" calcext:value-type="float">
            <text:p>0.764224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VLOOKUP([.$H119];[.$B$2:.$C$500];2)" office:value-type="float" office:value="1" calcext:value-type="float">
            <text:p>1</text:p>
          </table:table-cell>
          <table:table-cell table:formula="of:=VLOOKUP([.$H119];[.$D$2:.$E$500];2)" office:value-type="float" office:value="0.637059" calcext:value-type="float">
            <text:p>0.637059</text:p>
          </table:table-cell>
          <table:table-cell table:formula="of:=AVERAGE([.I116:.I122])" office:value-type="float" office:value="1.28571428571429" calcext:value-type="float">
            <text:p>1.28571428571429</text:p>
          </table:table-cell>
          <table:table-cell table:formula="of:=AVERAGE([.J116:.J122])" office:value-type="float" office:value="1.031695" calcext:value-type="float">
            <text:p>1.031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.48628" calcext:value-type="float">
            <text:p>1.48628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VLOOKUP([.$H120];[.$B$2:.$C$500];2)" office:value-type="float" office:value="2" calcext:value-type="float">
            <text:p>2</text:p>
          </table:table-cell>
          <table:table-cell table:formula="of:=VLOOKUP([.$H120];[.$D$2:.$E$500];2)" office:value-type="float" office:value="0.887808" calcext:value-type="float">
            <text:p>0.887808</text:p>
          </table:table-cell>
          <table:table-cell table:formula="of:=AVERAGE([.I117:.I123])" office:value-type="float" office:value="1.28571428571429" calcext:value-type="float">
            <text:p>1.28571428571429</text:p>
          </table:table-cell>
          <table:table-cell table:formula="of:=AVERAGE([.J117:.J123])" office:value-type="float" office:value="1.00597385714286" calcext:value-type="float">
            <text:p>1.005973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774197" calcext:value-type="float">
            <text:p>0.77419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VLOOKUP([.$H121];[.$B$2:.$C$500];2)" office:value-type="float" office:value="2" calcext:value-type="float">
            <text:p>2</text:p>
          </table:table-cell>
          <table:table-cell table:formula="of:=VLOOKUP([.$H121];[.$D$2:.$E$500];2)" office:value-type="float" office:value="0.764224" calcext:value-type="float">
            <text:p>0.764224</text:p>
          </table:table-cell>
          <table:table-cell table:formula="of:=AVERAGE([.I118:.I124])" office:value-type="float" office:value="1.28571428571429" calcext:value-type="float">
            <text:p>1.28571428571429</text:p>
          </table:table-cell>
          <table:table-cell table:formula="of:=AVERAGE([.J118:.J124])" office:value-type="float" office:value="0.797082142857143" calcext:value-type="float">
            <text:p>0.797082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514748" calcext:value-type="float">
            <text:p>0.514748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VLOOKUP([.$H122];[.$B$2:.$C$500];2)" office:value-type="float" office:value="1" calcext:value-type="float">
            <text:p>1</text:p>
          </table:table-cell>
          <table:table-cell table:formula="of:=VLOOKUP([.$H122];[.$D$2:.$E$500];2)" office:value-type="float" office:value="1.48628" calcext:value-type="float">
            <text:p>1.48628</text:p>
          </table:table-cell>
          <table:table-cell table:formula="of:=AVERAGE([.I119:.I125])" office:value-type="float" office:value="1.28571428571429" calcext:value-type="float">
            <text:p>1.28571428571429</text:p>
          </table:table-cell>
          <table:table-cell table:formula="of:=AVERAGE([.J119:.J125])" office:value-type="float" office:value="0.847228714285714" calcext:value-type="float">
            <text:p>0.84722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866285" calcext:value-type="float">
            <text:p>0.86628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VLOOKUP([.$H123];[.$B$2:.$C$500];2)" office:value-type="float" office:value="1" calcext:value-type="float">
            <text:p>1</text:p>
          </table:table-cell>
          <table:table-cell table:formula="of:=VLOOKUP([.$H123];[.$D$2:.$E$500];2)" office:value-type="float" office:value="0.774197" calcext:value-type="float">
            <text:p>0.774197</text:p>
          </table:table-cell>
          <table:table-cell table:formula="of:=AVERAGE([.I120:.I126])" office:value-type="float" office:value="1.28571428571429" calcext:value-type="float">
            <text:p>1.28571428571429</text:p>
          </table:table-cell>
          <table:table-cell table:formula="of:=AVERAGE([.J120:.J126])" office:value-type="float" office:value="0.951567428571429" calcext:value-type="float">
            <text:p>0.951567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1.36743" calcext:value-type="float">
            <text:p>1.3674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VLOOKUP([.$H124];[.$B$2:.$C$500];2)" office:value-type="float" office:value="1" calcext:value-type="float">
            <text:p>1</text:p>
          </table:table-cell>
          <table:table-cell table:formula="of:=VLOOKUP([.$H124];[.$D$2:.$E$500];2)" office:value-type="float" office:value="0.514748" calcext:value-type="float">
            <text:p>0.514748</text:p>
          </table:table-cell>
          <table:table-cell table:formula="of:=AVERAGE([.I121:.I127])" office:value-type="float" office:value="1.14285714285714" calcext:value-type="float">
            <text:p>1.14285714285714</text:p>
          </table:table-cell>
          <table:table-cell table:formula="of:=AVERAGE([.J121:.J127])" office:value-type="float" office:value="0.948004" calcext:value-type="float">
            <text:p>0.948004</text:p>
          </table:table-cell>
          <table:table-cell/>
          <table:table-cell table:formula="of:=SUM([.I121:.I127])" office:value-type="float" office:value="8" calcext:value-type="float">
            <text:p>8</text:p>
          </table:table-cell>
          <table:table-cell table:formula="of:=SUM([.J121:.J127])" office:value-type="float" office:value="6.636028" calcext:value-type="float">
            <text:p>6.63602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862864" calcext:value-type="float">
            <text:p>0.862864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VLOOKUP([.$H125];[.$B$2:.$C$500];2)" office:value-type="float" office:value="1" calcext:value-type="float">
            <text:p>1</text:p>
          </table:table-cell>
          <table:table-cell table:formula="of:=VLOOKUP([.$H125];[.$D$2:.$E$500];2)" office:value-type="float" office:value="0.866285" calcext:value-type="float">
            <text:p>0.866285</text:p>
          </table:table-cell>
          <table:table-cell table:formula="of:=AVERAGE([.I122:.I128])" office:value-type="float" office:value="1" calcext:value-type="float">
            <text:p>1</text:p>
          </table:table-cell>
          <table:table-cell table:formula="of:=AVERAGE([.J122:.J128])" office:value-type="float" office:value="0.964868428571429" calcext:value-type="float">
            <text:p>0.964868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882275" calcext:value-type="float">
            <text:p>0.88227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VLOOKUP([.$H126];[.$B$2:.$C$500];2)" office:value-type="float" office:value="1" calcext:value-type="float">
            <text:p>1</text:p>
          </table:table-cell>
          <table:table-cell table:formula="of:=VLOOKUP([.$H126];[.$D$2:.$E$500];2)" office:value-type="float" office:value="1.36743" calcext:value-type="float">
            <text:p>1.36743</text:p>
          </table:table-cell>
          <table:table-cell table:formula="of:=AVERAGE([.I123:.I129])" office:value-type="float" office:value="1" calcext:value-type="float">
            <text:p>1</text:p>
          </table:table-cell>
          <table:table-cell table:formula="of:=AVERAGE([.J123:.J129])" office:value-type="float" office:value="0.798543285714286" calcext:value-type="float">
            <text:p>0.798543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322004" calcext:value-type="float">
            <text:p>0.32200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VLOOKUP([.$H127];[.$B$2:.$C$500];2)" office:value-type="float" office:value="1" calcext:value-type="float">
            <text:p>1</text:p>
          </table:table-cell>
          <table:table-cell table:formula="of:=VLOOKUP([.$H127];[.$D$2:.$E$500];2)" office:value-type="float" office:value="0.862864" calcext:value-type="float">
            <text:p>0.862864</text:p>
          </table:table-cell>
          <table:table-cell table:formula="of:=AVERAGE([.I124:.I130])" office:value-type="float" office:value="1.14285714285714" calcext:value-type="float">
            <text:p>1.14285714285714</text:p>
          </table:table-cell>
          <table:table-cell table:formula="of:=AVERAGE([.J124:.J130])" office:value-type="float" office:value="0.764175714285714" calcext:value-type="float">
            <text:p>0.764175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0.533624" calcext:value-type="float">
            <text:p>0.533624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VLOOKUP([.$H128];[.$B$2:.$C$500];2)" office:value-type="float" office:value="1" calcext:value-type="float">
            <text:p>1</text:p>
          </table:table-cell>
          <table:table-cell table:formula="of:=VLOOKUP([.$H128];[.$D$2:.$E$500];2)" office:value-type="float" office:value="0.882275" calcext:value-type="float">
            <text:p>0.882275</text:p>
          </table:table-cell>
          <table:table-cell table:formula="of:=AVERAGE([.I125:.I131])" office:value-type="float" office:value="1.28571428571429" calcext:value-type="float">
            <text:p>1.28571428571429</text:p>
          </table:table-cell>
          <table:table-cell table:formula="of:=AVERAGE([.J125:.J131])" office:value-type="float" office:value="0.833983142857143" calcext:value-type="float">
            <text:p>0.833983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.0034" calcext:value-type="float">
            <text:p>1.0034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VLOOKUP([.$H129];[.$B$2:.$C$500];2)" office:value-type="float" office:value="1" calcext:value-type="float">
            <text:p>1</text:p>
          </table:table-cell>
          <table:table-cell table:formula="of:=VLOOKUP([.$H129];[.$D$2:.$E$500];2)" office:value-type="float" office:value="0.322004" calcext:value-type="float">
            <text:p>0.322004</text:p>
          </table:table-cell>
          <table:table-cell table:formula="of:=AVERAGE([.I126:.I132])" office:value-type="float" office:value="1.42857142857143" calcext:value-type="float">
            <text:p>1.42857142857143</text:p>
          </table:table-cell>
          <table:table-cell table:formula="of:=AVERAGE([.J126:.J132])" office:value-type="float" office:value="0.775021714285714" calcext:value-type="float">
            <text:p>0.77502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0.453555" calcext:value-type="float">
            <text:p>0.4535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VLOOKUP([.$H130];[.$B$2:.$C$500];2)" office:value-type="float" office:value="2" calcext:value-type="float">
            <text:p>2</text:p>
          </table:table-cell>
          <table:table-cell table:formula="of:=VLOOKUP([.$H130];[.$D$2:.$E$500];2)" office:value-type="float" office:value="0.533624" calcext:value-type="float">
            <text:p>0.533624</text:p>
          </table:table-cell>
          <table:table-cell table:formula="of:=AVERAGE([.I127:.I133])" office:value-type="float" office:value="1.57142857142857" calcext:value-type="float">
            <text:p>1.57142857142857</text:p>
          </table:table-cell>
          <table:table-cell table:formula="of:=AVERAGE([.J127:.J133])" office:value-type="float" office:value="0.781051714285714" calcext:value-type="float">
            <text:p>0.78105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.40964" calcext:value-type="float">
            <text:p>1.40964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VLOOKUP([.$H131];[.$B$2:.$C$500];2)" office:value-type="float" office:value="2" calcext:value-type="float">
            <text:p>2</text:p>
          </table:table-cell>
          <table:table-cell table:formula="of:=VLOOKUP([.$H131];[.$D$2:.$E$500];2)" office:value-type="float" office:value="1.0034" calcext:value-type="float">
            <text:p>1.0034</text:p>
          </table:table-cell>
          <table:table-cell table:formula="of:=AVERAGE([.I128:.I134])" office:value-type="float" office:value="1.71428571428571" calcext:value-type="float">
            <text:p>1.71428571428571</text:p>
          </table:table-cell>
          <table:table-cell table:formula="of:=AVERAGE([.J128:.J134])" office:value-type="float" office:value="0.745909" calcext:value-type="float">
            <text:p>0.745909</text:p>
          </table:table-cell>
          <table:table-cell/>
          <table:table-cell table:formula="of:=SUM([.I128:.I134])" office:value-type="float" office:value="12" calcext:value-type="float">
            <text:p>12</text:p>
          </table:table-cell>
          <table:table-cell table:formula="of:=SUM([.J128:.J134])" office:value-type="float" office:value="5.221363" calcext:value-type="float">
            <text:p>5.221363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0.616865" calcext:value-type="float">
            <text:p>0.61686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VLOOKUP([.$H132];[.$B$2:.$C$500];2)" office:value-type="float" office:value="2" calcext:value-type="float">
            <text:p>2</text:p>
          </table:table-cell>
          <table:table-cell table:formula="of:=VLOOKUP([.$H132];[.$D$2:.$E$500];2)" office:value-type="float" office:value="0.453555" calcext:value-type="float">
            <text:p>0.453555</text:p>
          </table:table-cell>
          <table:table-cell table:formula="of:=AVERAGE([.I129:.I135])" office:value-type="float" office:value="1.71428571428571" calcext:value-type="float">
            <text:p>1.71428571428571</text:p>
          </table:table-cell>
          <table:table-cell table:formula="of:=AVERAGE([.J129:.J135])" office:value-type="float" office:value="0.713511142857143" calcext:value-type="float">
            <text:p>0.71351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65549" calcext:value-type="float">
            <text:p>0.6554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VLOOKUP([.$H133];[.$B$2:.$C$500];2)" office:value-type="float" office:value="2" calcext:value-type="float">
            <text:p>2</text:p>
          </table:table-cell>
          <table:table-cell table:formula="of:=VLOOKUP([.$H133];[.$D$2:.$E$500];2)" office:value-type="float" office:value="1.40964" calcext:value-type="float">
            <text:p>1.40964</text:p>
          </table:table-cell>
          <table:table-cell table:formula="of:=AVERAGE([.I130:.I136])" office:value-type="float" office:value="1.71428571428571" calcext:value-type="float">
            <text:p>1.71428571428571</text:p>
          </table:table-cell>
          <table:table-cell table:formula="of:=AVERAGE([.J130:.J136])" office:value-type="float" office:value="0.848266285714286" calcext:value-type="float">
            <text:p>0.84826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1.26529" calcext:value-type="float">
            <text:p>1.26529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VLOOKUP([.$H134];[.$B$2:.$C$500];2)" office:value-type="float" office:value="2" calcext:value-type="float">
            <text:p>2</text:p>
          </table:table-cell>
          <table:table-cell table:formula="of:=VLOOKUP([.$H134];[.$D$2:.$E$500];2)" office:value-type="float" office:value="0.616865" calcext:value-type="float">
            <text:p>0.616865</text:p>
          </table:table-cell>
          <table:table-cell table:formula="of:=AVERAGE([.I131:.I137])" office:value-type="float" office:value="1.71428571428571" calcext:value-type="float">
            <text:p>1.71428571428571</text:p>
          </table:table-cell>
          <table:table-cell table:formula="of:=AVERAGE([.J131:.J137])" office:value-type="float" office:value="0.9239" calcext:value-type="float">
            <text:p>0.9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.06306" calcext:value-type="float">
            <text:p>1.063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VLOOKUP([.$H135];[.$B$2:.$C$500];2)" office:value-type="float" office:value="1" calcext:value-type="float">
            <text:p>1</text:p>
          </table:table-cell>
          <table:table-cell table:formula="of:=VLOOKUP([.$H135];[.$D$2:.$E$500];2)" office:value-type="float" office:value="0.65549" calcext:value-type="float">
            <text:p>0.65549</text:p>
          </table:table-cell>
          <table:table-cell table:formula="of:=AVERAGE([.I132:.I138])" office:value-type="float" office:value="1.71428571428571" calcext:value-type="float">
            <text:p>1.71428571428571</text:p>
          </table:table-cell>
          <table:table-cell table:formula="of:=AVERAGE([.J132:.J138])" office:value-type="float" office:value="0.909660142857143" calcext:value-type="float">
            <text:p>0.909660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0.903721" calcext:value-type="float">
            <text:p>0.9037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VLOOKUP([.$H136];[.$B$2:.$C$500];2)" office:value-type="float" office:value="1" calcext:value-type="float">
            <text:p>1</text:p>
          </table:table-cell>
          <table:table-cell table:formula="of:=VLOOKUP([.$H136];[.$D$2:.$E$500];2)" office:value-type="float" office:value="1.26529" calcext:value-type="float">
            <text:p>1.26529</text:p>
          </table:table-cell>
          <table:table-cell table:formula="of:=AVERAGE([.I133:.I139])" office:value-type="float" office:value="1.57142857142857" calcext:value-type="float">
            <text:p>1.57142857142857</text:p>
          </table:table-cell>
          <table:table-cell table:formula="of:=AVERAGE([.J133:.J139])" office:value-type="float" office:value="0.982099571428572" calcext:value-type="float">
            <text:p>0.982099571428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0.960631" calcext:value-type="float">
            <text:p>0.96063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VLOOKUP([.$H137];[.$B$2:.$C$500];2)" office:value-type="float" office:value="2" calcext:value-type="float">
            <text:p>2</text:p>
          </table:table-cell>
          <table:table-cell table:formula="of:=VLOOKUP([.$H137];[.$D$2:.$E$500];2)" office:value-type="float" office:value="1.06306" calcext:value-type="float">
            <text:p>1.06306</text:p>
          </table:table-cell>
          <table:table-cell table:formula="of:=AVERAGE([.I134:.I140])" office:value-type="float" office:value="1.71428571428571" calcext:value-type="float">
            <text:p>1.71428571428571</text:p>
          </table:table-cell>
          <table:table-cell table:formula="of:=AVERAGE([.J134:.J140])" office:value-type="float" office:value="0.914909571428571" calcext:value-type="float">
            <text:p>0.914909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93931" calcext:value-type="float">
            <text:p>0.9393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VLOOKUP([.$H138];[.$B$2:.$C$500];2)" office:value-type="float" office:value="2" calcext:value-type="float">
            <text:p>2</text:p>
          </table:table-cell>
          <table:table-cell table:formula="of:=VLOOKUP([.$H138];[.$D$2:.$E$500];2)" office:value-type="float" office:value="0.903721" calcext:value-type="float">
            <text:p>0.903721</text:p>
          </table:table-cell>
          <table:table-cell table:formula="of:=AVERAGE([.I135:.I141])" office:value-type="float" office:value="1.71428571428571" calcext:value-type="float">
            <text:p>1.71428571428571</text:p>
          </table:table-cell>
          <table:table-cell table:formula="of:=AVERAGE([.J135:.J141])" office:value-type="float" office:value="0.901867428571429" calcext:value-type="float">
            <text:p>0.901867428571429</text:p>
          </table:table-cell>
          <table:table-cell/>
          <table:table-cell table:formula="of:=SUM([.I135:.I141])" office:value-type="float" office:value="12" calcext:value-type="float">
            <text:p>12</text:p>
          </table:table-cell>
          <table:table-cell table:formula="of:=SUM([.J135:.J141])" office:value-type="float" office:value="6.313072" calcext:value-type="float">
            <text:p>6.31307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52557" calcext:value-type="float">
            <text:p>0.52557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VLOOKUP([.$H139];[.$B$2:.$C$500];2)" office:value-type="float" office:value="1" calcext:value-type="float">
            <text:p>1</text:p>
          </table:table-cell>
          <table:table-cell table:formula="of:=VLOOKUP([.$H139];[.$D$2:.$E$500];2)" office:value-type="float" office:value="0.960631" calcext:value-type="float">
            <text:p>0.960631</text:p>
          </table:table-cell>
          <table:table-cell table:formula="of:=AVERAGE([.I136:.I142])" office:value-type="float" office:value="1.71428571428571" calcext:value-type="float">
            <text:p>1.71428571428571</text:p>
          </table:table-cell>
          <table:table-cell table:formula="of:=AVERAGE([.J136:.J142])" office:value-type="float" office:value="0.940661" calcext:value-type="float">
            <text:p>0.940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927045" calcext:value-type="float">
            <text:p>0.92704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VLOOKUP([.$H140];[.$B$2:.$C$500];2)" office:value-type="float" office:value="3" calcext:value-type="float">
            <text:p>3</text:p>
          </table:table-cell>
          <table:table-cell table:formula="of:=VLOOKUP([.$H140];[.$D$2:.$E$500];2)" office:value-type="float" office:value="0.93931" calcext:value-type="float">
            <text:p>0.93931</text:p>
          </table:table-cell>
          <table:table-cell table:formula="of:=AVERAGE([.I137:.I143])" office:value-type="float" office:value="1.85714285714286" calcext:value-type="float">
            <text:p>1.85714285714286</text:p>
          </table:table-cell>
          <table:table-cell table:formula="of:=AVERAGE([.J137:.J143])" office:value-type="float" office:value="0.992936714285714" calcext:value-type="float">
            <text:p>0.99293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.63122" calcext:value-type="float">
            <text:p>1.631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VLOOKUP([.$H141];[.$B$2:.$C$500];2)" office:value-type="float" office:value="2" calcext:value-type="float">
            <text:p>2</text:p>
          </table:table-cell>
          <table:table-cell table:formula="of:=VLOOKUP([.$H141];[.$D$2:.$E$500];2)" office:value-type="float" office:value="0.52557" calcext:value-type="float">
            <text:p>0.52557</text:p>
          </table:table-cell>
          <table:table-cell table:formula="of:=AVERAGE([.I138:.I144])" office:value-type="float" office:value="1.85714285714286" calcext:value-type="float">
            <text:p>1.85714285714286</text:p>
          </table:table-cell>
          <table:table-cell table:formula="of:=AVERAGE([.J138:.J144])" office:value-type="float" office:value="1.09179385714286" calcext:value-type="float">
            <text:p>1.091793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.75506" calcext:value-type="float">
            <text:p>1.7550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VLOOKUP([.$H142];[.$B$2:.$C$500];2)" office:value-type="float" office:value="1" calcext:value-type="float">
            <text:p>1</text:p>
          </table:table-cell>
          <table:table-cell table:formula="of:=VLOOKUP([.$H142];[.$D$2:.$E$500];2)" office:value-type="float" office:value="0.927045" calcext:value-type="float">
            <text:p>0.927045</text:p>
          </table:table-cell>
          <table:table-cell table:formula="of:=AVERAGE([.I139:.I145])" office:value-type="float" office:value="1.85714285714286" calcext:value-type="float">
            <text:p>1.85714285714286</text:p>
          </table:table-cell>
          <table:table-cell table:formula="of:=AVERAGE([.J139:.J145])" office:value-type="float" office:value="1.45177371428571" calcext:value-type="float">
            <text:p>1.451773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3.42358" calcext:value-type="float">
            <text:p>3.4235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VLOOKUP([.$H143];[.$B$2:.$C$500];2)" office:value-type="float" office:value="2" calcext:value-type="float">
            <text:p>2</text:p>
          </table:table-cell>
          <table:table-cell table:formula="of:=VLOOKUP([.$H143];[.$D$2:.$E$500];2)" office:value-type="float" office:value="1.63122" calcext:value-type="float">
            <text:p>1.63122</text:p>
          </table:table-cell>
          <table:table-cell table:formula="of:=AVERAGE([.I140:.I146])" office:value-type="float" office:value="2" calcext:value-type="float">
            <text:p>2</text:p>
          </table:table-cell>
          <table:table-cell table:formula="of:=AVERAGE([.J140:.J146])" office:value-type="float" office:value="1.88649357142857" calcext:value-type="float">
            <text:p>1.886493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4.00367" calcext:value-type="float">
            <text:p>4.00367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VLOOKUP([.$H144];[.$B$2:.$C$500];2)" office:value-type="float" office:value="2" calcext:value-type="float">
            <text:p>2</text:p>
          </table:table-cell>
          <table:table-cell table:formula="of:=VLOOKUP([.$H144];[.$D$2:.$E$500];2)" office:value-type="float" office:value="1.75506" calcext:value-type="float">
            <text:p>1.75506</text:p>
          </table:table-cell>
          <table:table-cell table:formula="of:=AVERAGE([.I141:.I147])" office:value-type="float" office:value="1.85714285714286" calcext:value-type="float">
            <text:p>1.85714285714286</text:p>
          </table:table-cell>
          <table:table-cell table:formula="of:=AVERAGE([.J141:.J147])" office:value-type="float" office:value="2.64604357142857" calcext:value-type="float">
            <text:p>2.646043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6.25616" calcext:value-type="float">
            <text:p>6.2561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VLOOKUP([.$H145];[.$B$2:.$C$500];2)" office:value-type="float" office:value="2" calcext:value-type="float">
            <text:p>2</text:p>
          </table:table-cell>
          <table:table-cell table:formula="of:=VLOOKUP([.$H145];[.$D$2:.$E$500];2)" office:value-type="float" office:value="3.42358" calcext:value-type="float">
            <text:p>3.42358</text:p>
          </table:table-cell>
          <table:table-cell table:formula="of:=AVERAGE([.I142:.I148])" office:value-type="float" office:value="1.85714285714286" calcext:value-type="float">
            <text:p>1.85714285714286</text:p>
          </table:table-cell>
          <table:table-cell table:formula="of:=AVERAGE([.J142:.J148])" office:value-type="float" office:value="2.82257071428571" calcext:value-type="float">
            <text:p>2.82257071428571</text:p>
          </table:table-cell>
          <table:table-cell/>
          <table:table-cell table:formula="of:=SUM([.I142:.I148])" office:value-type="float" office:value="13" calcext:value-type="float">
            <text:p>13</text:p>
          </table:table-cell>
          <table:table-cell table:formula="of:=SUM([.J142:.J148])" office:value-type="float" office:value="19.757995" calcext:value-type="float">
            <text:p>19.757995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.76126" calcext:value-type="float">
            <text:p>1.76126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VLOOKUP([.$H146];[.$B$2:.$C$500];2)" office:value-type="float" office:value="2" calcext:value-type="float">
            <text:p>2</text:p>
          </table:table-cell>
          <table:table-cell table:formula="of:=VLOOKUP([.$H146];[.$D$2:.$E$500];2)" office:value-type="float" office:value="4.00367" calcext:value-type="float">
            <text:p>4.00367</text:p>
          </table:table-cell>
          <table:table-cell table:formula="of:=AVERAGE([.I143:.I149])" office:value-type="float" office:value="2" calcext:value-type="float">
            <text:p>2</text:p>
          </table:table-cell>
          <table:table-cell table:formula="of:=AVERAGE([.J143:.J149])" office:value-type="float" office:value="3.0922" calcext:value-type="float">
            <text:p>3.0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.81445" calcext:value-type="float">
            <text:p>2.8144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VLOOKUP([.$H147];[.$B$2:.$C$500];2)" office:value-type="float" office:value="2" calcext:value-type="float">
            <text:p>2</text:p>
          </table:table-cell>
          <table:table-cell table:formula="of:=VLOOKUP([.$H147];[.$D$2:.$E$500];2)" office:value-type="float" office:value="6.25616" calcext:value-type="float">
            <text:p>6.25616</text:p>
          </table:table-cell>
          <table:table-cell table:formula="of:=AVERAGE([.I144:.I150])" office:value-type="float" office:value="2" calcext:value-type="float">
            <text:p>2</text:p>
          </table:table-cell>
          <table:table-cell table:formula="of:=AVERAGE([.J144:.J150])" office:value-type="float" office:value="3.15107714285714" calcext:value-type="float">
            <text:p>3.1510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.04336" calcext:value-type="float">
            <text:p>2.0433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VLOOKUP([.$H148];[.$B$2:.$C$500];2)" office:value-type="float" office:value="2" calcext:value-type="float">
            <text:p>2</text:p>
          </table:table-cell>
          <table:table-cell table:formula="of:=VLOOKUP([.$H148];[.$D$2:.$E$500];2)" office:value-type="float" office:value="1.76126" calcext:value-type="float">
            <text:p>1.76126</text:p>
          </table:table-cell>
          <table:table-cell table:formula="of:=AVERAGE([.I145:.I151])" office:value-type="float" office:value="2" calcext:value-type="float">
            <text:p>2</text:p>
          </table:table-cell>
          <table:table-cell table:formula="of:=AVERAGE([.J145:.J151])" office:value-type="float" office:value="3.16897571428571" calcext:value-type="float">
            <text:p>3.16897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.88035" calcext:value-type="float">
            <text:p>1.8803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VLOOKUP([.$H149];[.$B$2:.$C$500];2)" office:value-type="float" office:value="2" calcext:value-type="float">
            <text:p>2</text:p>
          </table:table-cell>
          <table:table-cell table:formula="of:=VLOOKUP([.$H149];[.$D$2:.$E$500];2)" office:value-type="float" office:value="2.81445" calcext:value-type="float">
            <text:p>2.81445</text:p>
          </table:table-cell>
          <table:table-cell table:formula="of:=AVERAGE([.I146:.I152])" office:value-type="float" office:value="1.85714285714286" calcext:value-type="float">
            <text:p>1.85714285714286</text:p>
          </table:table-cell>
          <table:table-cell table:formula="of:=AVERAGE([.J146:.J152])" office:value-type="float" office:value="2.90612285714286" calcext:value-type="float">
            <text:p>2.9061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.58361" calcext:value-type="float">
            <text:p>1.5836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VLOOKUP([.$H150];[.$B$2:.$C$500];2)" office:value-type="float" office:value="2" calcext:value-type="float">
            <text:p>2</text:p>
          </table:table-cell>
          <table:table-cell table:formula="of:=VLOOKUP([.$H150];[.$D$2:.$E$500];2)" office:value-type="float" office:value="2.04336" calcext:value-type="float">
            <text:p>2.04336</text:p>
          </table:table-cell>
          <table:table-cell table:formula="of:=AVERAGE([.I147:.I153])" office:value-type="float" office:value="1.71428571428571" calcext:value-type="float">
            <text:p>1.71428571428571</text:p>
          </table:table-cell>
          <table:table-cell table:formula="of:=AVERAGE([.J147:.J153])" office:value-type="float" office:value="2.64783" calcext:value-type="float">
            <text:p>2.64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2.19562" calcext:value-type="float">
            <text:p>2.1956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VLOOKUP([.$H151];[.$B$2:.$C$500];2)" office:value-type="float" office:value="2" calcext:value-type="float">
            <text:p>2</text:p>
          </table:table-cell>
          <table:table-cell table:formula="of:=VLOOKUP([.$H151];[.$D$2:.$E$500];2)" office:value-type="float" office:value="1.88035" calcext:value-type="float">
            <text:p>1.88035</text:p>
          </table:table-cell>
          <table:table-cell table:formula="of:=AVERAGE([.I148:.I154])" office:value-type="float" office:value="1.57142857142857" calcext:value-type="float">
            <text:p>1.57142857142857</text:p>
          </table:table-cell>
          <table:table-cell table:formula="of:=AVERAGE([.J148:.J154])" office:value-type="float" office:value="2.02468142857143" calcext:value-type="float">
            <text:p>2.02468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.89412" calcext:value-type="float">
            <text:p>1.8941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VLOOKUP([.$H152];[.$B$2:.$C$500];2)" office:value-type="float" office:value="1" calcext:value-type="float">
            <text:p>1</text:p>
          </table:table-cell>
          <table:table-cell table:formula="of:=VLOOKUP([.$H152];[.$D$2:.$E$500];2)" office:value-type="float" office:value="1.58361" calcext:value-type="float">
            <text:p>1.58361</text:p>
          </table:table-cell>
          <table:table-cell table:formula="of:=AVERAGE([.I149:.I155])" office:value-type="float" office:value="1.42857142857143" calcext:value-type="float">
            <text:p>1.42857142857143</text:p>
          </table:table-cell>
          <table:table-cell table:formula="of:=AVERAGE([.J149:.J155])" office:value-type="float" office:value="1.92548714285714" calcext:value-type="float">
            <text:p>1.92548714285714</text:p>
          </table:table-cell>
          <table:table-cell/>
          <table:table-cell table:formula="of:=SUM([.I149:.I155])" office:value-type="float" office:value="10" calcext:value-type="float">
            <text:p>10</text:p>
          </table:table-cell>
          <table:table-cell table:formula="of:=SUM([.J149:.J155])" office:value-type="float" office:value="13.47841" calcext:value-type="float">
            <text:p>13.4784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.0669" calcext:value-type="float">
            <text:p>1.066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VLOOKUP([.$H153];[.$B$2:.$C$500];2)" office:value-type="float" office:value="1" calcext:value-type="float">
            <text:p>1</text:p>
          </table:table-cell>
          <table:table-cell table:formula="of:=VLOOKUP([.$H153];[.$D$2:.$E$500];2)" office:value-type="float" office:value="2.19562" calcext:value-type="float">
            <text:p>2.19562</text:p>
          </table:table-cell>
          <table:table-cell table:formula="of:=AVERAGE([.I150:.I156])" office:value-type="float" office:value="1.28571428571429" calcext:value-type="float">
            <text:p>1.28571428571429</text:p>
          </table:table-cell>
          <table:table-cell table:formula="of:=AVERAGE([.J150:.J156])" office:value-type="float" office:value="1.85406571428571" calcext:value-type="float">
            <text:p>1.85406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2.3145" calcext:value-type="float">
            <text:p>2.3145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VLOOKUP([.$H154];[.$B$2:.$C$500];2)" office:value-type="float" office:value="1" calcext:value-type="float">
            <text:p>1</text:p>
          </table:table-cell>
          <table:table-cell table:formula="of:=VLOOKUP([.$H154];[.$D$2:.$E$500];2)" office:value-type="float" office:value="1.89412" calcext:value-type="float">
            <text:p>1.89412</text:p>
          </table:table-cell>
          <table:table-cell table:formula="of:=AVERAGE([.I151:.I157])" office:value-type="float" office:value="1.14285714285714" calcext:value-type="float">
            <text:p>1.14285714285714</text:p>
          </table:table-cell>
          <table:table-cell table:formula="of:=AVERAGE([.J151:.J157])" office:value-type="float" office:value="1.90296428571429" calcext:value-type="float">
            <text:p>1.90296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2.38565" calcext:value-type="float">
            <text:p>2.3856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VLOOKUP([.$H155];[.$B$2:.$C$500];2)" office:value-type="float" office:value="1" calcext:value-type="float">
            <text:p>1</text:p>
          </table:table-cell>
          <table:table-cell table:formula="of:=VLOOKUP([.$H155];[.$D$2:.$E$500];2)" office:value-type="float" office:value="1.0669" calcext:value-type="float">
            <text:p>1.0669</text:p>
          </table:table-cell>
          <table:table-cell table:formula="of:=AVERAGE([.I152:.I158])" office:value-type="float" office:value="1.14285714285714" calcext:value-type="float">
            <text:p>1.14285714285714</text:p>
          </table:table-cell>
          <table:table-cell table:formula="of:=AVERAGE([.J152:.J158])" office:value-type="float" office:value="2.50764571428571" calcext:value-type="float">
            <text:p>2.50764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6.11312" calcext:value-type="float">
            <text:p>6.1131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VLOOKUP([.$H156];[.$B$2:.$C$500];2)" office:value-type="float" office:value="1" calcext:value-type="float">
            <text:p>1</text:p>
          </table:table-cell>
          <table:table-cell table:formula="of:=VLOOKUP([.$H156];[.$D$2:.$E$500];2)" office:value-type="float" office:value="2.3145" calcext:value-type="float">
            <text:p>2.3145</text:p>
          </table:table-cell>
          <table:table-cell table:formula="of:=AVERAGE([.I153:.I159])" office:value-type="float" office:value="1.28571428571429" calcext:value-type="float">
            <text:p>1.28571428571429</text:p>
          </table:table-cell>
          <table:table-cell table:formula="of:=AVERAGE([.J153:.J159])" office:value-type="float" office:value="2.70233571428571" calcext:value-type="float">
            <text:p>2.70233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float" office:value="2.94644" calcext:value-type="float">
            <text:p>2.9464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VLOOKUP([.$H157];[.$B$2:.$C$500];2)" office:value-type="float" office:value="1" calcext:value-type="float">
            <text:p>1</text:p>
          </table:table-cell>
          <table:table-cell table:formula="of:=VLOOKUP([.$H157];[.$D$2:.$E$500];2)" office:value-type="float" office:value="2.38565" calcext:value-type="float">
            <text:p>2.38565</text:p>
          </table:table-cell>
          <table:table-cell table:formula="of:=AVERAGE([.I154:.I160])" office:value-type="float" office:value="1.28571428571429" calcext:value-type="float">
            <text:p>1.28571428571429</text:p>
          </table:table-cell>
          <table:table-cell table:formula="of:=AVERAGE([.J154:.J160])" office:value-type="float" office:value="2.57291571428571" calcext:value-type="float">
            <text:p>2.5729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1.28968" calcext:value-type="float">
            <text:p>1.2896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VLOOKUP([.$H158];[.$B$2:.$C$500];2)" office:value-type="float" office:value="2" calcext:value-type="float">
            <text:p>2</text:p>
          </table:table-cell>
          <table:table-cell table:formula="of:=VLOOKUP([.$H158];[.$D$2:.$E$500];2)" office:value-type="float" office:value="6.11312" calcext:value-type="float">
            <text:p>6.11312</text:p>
          </table:table-cell>
          <table:table-cell table:formula="of:=AVERAGE([.I155:.I161])" office:value-type="float" office:value="1.42857142857143" calcext:value-type="float">
            <text:p>1.42857142857143</text:p>
          </table:table-cell>
          <table:table-cell table:formula="of:=AVERAGE([.J155:.J161])" office:value-type="float" office:value="2.84999" calcext:value-type="float">
            <text:p>2.84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3.83364" calcext:value-type="float">
            <text:p>3.8336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VLOOKUP([.$H159];[.$B$2:.$C$500];2)" office:value-type="float" office:value="2" calcext:value-type="float">
            <text:p>2</text:p>
          </table:table-cell>
          <table:table-cell table:formula="of:=VLOOKUP([.$H159];[.$D$2:.$E$500];2)" office:value-type="float" office:value="2.94644" calcext:value-type="float">
            <text:p>2.94644</text:p>
          </table:table-cell>
          <table:table-cell table:formula="of:=AVERAGE([.I156:.I162])" office:value-type="float" office:value="1.57142857142857" calcext:value-type="float">
            <text:p>1.57142857142857</text:p>
          </table:table-cell>
          <table:table-cell table:formula="of:=AVERAGE([.J156:.J162])" office:value-type="float" office:value="2.95869285714286" calcext:value-type="float">
            <text:p>2.95869285714286</text:p>
          </table:table-cell>
          <table:table-cell/>
          <table:table-cell table:formula="of:=SUM([.I156:.I162])" office:value-type="float" office:value="11" calcext:value-type="float">
            <text:p>11</text:p>
          </table:table-cell>
          <table:table-cell table:formula="of:=SUM([.J156:.J162])" office:value-type="float" office:value="20.71085" calcext:value-type="float">
            <text:p>20.71085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office:value-type="float" office:value="1.82782" calcext:value-type="float">
            <text:p>1.8278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VLOOKUP([.$H160];[.$B$2:.$C$500];2)" office:value-type="float" office:value="1" calcext:value-type="float">
            <text:p>1</text:p>
          </table:table-cell>
          <table:table-cell table:formula="of:=VLOOKUP([.$H160];[.$D$2:.$E$500];2)" office:value-type="float" office:value="1.28968" calcext:value-type="float">
            <text:p>1.28968</text:p>
          </table:table-cell>
          <table:table-cell table:formula="of:=AVERAGE([.I157:.I163])" office:value-type="float" office:value="1.71428571428571" calcext:value-type="float">
            <text:p>1.71428571428571</text:p>
          </table:table-cell>
          <table:table-cell table:formula="of:=AVERAGE([.J157:.J163])" office:value-type="float" office:value="2.90733142857143" calcext:value-type="float">
            <text:p>2.90733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1.95497" calcext:value-type="float">
            <text:p>1.9549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VLOOKUP([.$H161];[.$B$2:.$C$500];2)" office:value-type="float" office:value="2" calcext:value-type="float">
            <text:p>2</text:p>
          </table:table-cell>
          <table:table-cell table:formula="of:=VLOOKUP([.$H161];[.$D$2:.$E$500];2)" office:value-type="float" office:value="3.83364" calcext:value-type="float">
            <text:p>3.83364</text:p>
          </table:table-cell>
          <table:table-cell table:formula="of:=AVERAGE([.I158:.I164])" office:value-type="float" office:value="2.14285714285714" calcext:value-type="float">
            <text:p>2.14285714285714</text:p>
          </table:table-cell>
          <table:table-cell table:formula="of:=AVERAGE([.J158:.J164])" office:value-type="float" office:value="2.614817" calcext:value-type="float">
            <text:p>2.614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0.338049" calcext:value-type="float">
            <text:p>0.33804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VLOOKUP([.$H162];[.$B$2:.$C$500];2)" office:value-type="float" office:value="2" calcext:value-type="float">
            <text:p>2</text:p>
          </table:table-cell>
          <table:table-cell table:formula="of:=VLOOKUP([.$H162];[.$D$2:.$E$500];2)" office:value-type="float" office:value="1.82782" calcext:value-type="float">
            <text:p>1.82782</text:p>
          </table:table-cell>
          <table:table-cell table:formula="of:=AVERAGE([.I159:.I165])" office:value-type="float" office:value="2.42857142857143" calcext:value-type="float">
            <text:p>2.42857142857143</text:p>
          </table:table-cell>
          <table:table-cell table:formula="of:=AVERAGE([.J159:.J165])" office:value-type="float" office:value="1.96386414285714" calcext:value-type="float">
            <text:p>1.963864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.55645" calcext:value-type="float">
            <text:p>1.5564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VLOOKUP([.$H163];[.$B$2:.$C$500];2)" office:value-type="float" office:value="2" calcext:value-type="float">
            <text:p>2</text:p>
          </table:table-cell>
          <table:table-cell table:formula="of:=VLOOKUP([.$H163];[.$D$2:.$E$500];2)" office:value-type="float" office:value="1.95497" calcext:value-type="float">
            <text:p>1.95497</text:p>
          </table:table-cell>
          <table:table-cell table:formula="of:=AVERAGE([.I160:.I166])" office:value-type="float" office:value="2.57142857142857" calcext:value-type="float">
            <text:p>2.57142857142857</text:p>
          </table:table-cell>
          <table:table-cell table:formula="of:=AVERAGE([.J160:.J166])" office:value-type="float" office:value="2.02307842857143" calcext:value-type="float">
            <text:p>2.023078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3.36094" calcext:value-type="float">
            <text:p>3.3609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VLOOKUP([.$H164];[.$B$2:.$C$500];2)" office:value-type="float" office:value="4" calcext:value-type="float">
            <text:p>4</text:p>
          </table:table-cell>
          <table:table-cell table:formula="of:=VLOOKUP([.$H164];[.$D$2:.$E$500];2)" office:value-type="float" office:value="0.338049" calcext:value-type="float">
            <text:p>0.338049</text:p>
          </table:table-cell>
          <table:table-cell table:formula="of:=AVERAGE([.I161:.I167])" office:value-type="float" office:value="2.85714285714286" calcext:value-type="float">
            <text:p>2.85714285714286</text:p>
          </table:table-cell>
          <table:table-cell table:formula="of:=AVERAGE([.J161:.J167])" office:value-type="float" office:value="2.27109414285714" calcext:value-type="float">
            <text:p>2.271094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office:value-type="float" office:value="3.02579" calcext:value-type="float">
            <text:p>3.0257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VLOOKUP([.$H165];[.$B$2:.$C$500];2)" office:value-type="float" office:value="4" calcext:value-type="float">
            <text:p>4</text:p>
          </table:table-cell>
          <table:table-cell table:formula="of:=VLOOKUP([.$H165];[.$D$2:.$E$500];2)" office:value-type="float" office:value="1.55645" calcext:value-type="float">
            <text:p>1.55645</text:p>
          </table:table-cell>
          <table:table-cell table:formula="of:=AVERAGE([.I162:.I168])" office:value-type="float" office:value="3" calcext:value-type="float">
            <text:p>3</text:p>
          </table:table-cell>
          <table:table-cell table:formula="of:=AVERAGE([.J162:.J168])" office:value-type="float" office:value="2.26038557142857" calcext:value-type="float">
            <text:p>2.260385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float" office:value="3.75868" calcext:value-type="float">
            <text:p>3.75868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VLOOKUP([.$H166];[.$B$2:.$C$500];2)" office:value-type="float" office:value="3" calcext:value-type="float">
            <text:p>3</text:p>
          </table:table-cell>
          <table:table-cell table:formula="of:=VLOOKUP([.$H166];[.$D$2:.$E$500];2)" office:value-type="float" office:value="3.36094" calcext:value-type="float">
            <text:p>3.36094</text:p>
          </table:table-cell>
          <table:table-cell table:formula="of:=AVERAGE([.I163:.I169])" office:value-type="float" office:value="3.14285714285714" calcext:value-type="float">
            <text:p>3.14285714285714</text:p>
          </table:table-cell>
          <table:table-cell table:formula="of:=AVERAGE([.J163:.J169])" office:value-type="float" office:value="2.40220271428571" calcext:value-type="float">
            <text:p>2.40220271428571</text:p>
          </table:table-cell>
          <table:table-cell/>
          <table:table-cell table:formula="of:=SUM([.I163:.I169])" office:value-type="float" office:value="22" calcext:value-type="float">
            <text:p>22</text:p>
          </table:table-cell>
          <table:table-cell table:formula="of:=SUM([.J163:.J169])" office:value-type="float" office:value="16.815419" calcext:value-type="float">
            <text:p>16.815419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2.82054" calcext:value-type="float">
            <text:p>2.8205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VLOOKUP([.$H167];[.$B$2:.$C$500];2)" office:value-type="float" office:value="3" calcext:value-type="float">
            <text:p>3</text:p>
          </table:table-cell>
          <table:table-cell table:formula="of:=VLOOKUP([.$H167];[.$D$2:.$E$500];2)" office:value-type="float" office:value="3.02579" calcext:value-type="float">
            <text:p>3.02579</text:p>
          </table:table-cell>
          <table:table-cell table:formula="of:=AVERAGE([.I164:.I170])" office:value-type="float" office:value="3.28571428571429" calcext:value-type="float">
            <text:p>3.28571428571429</text:p>
          </table:table-cell>
          <table:table-cell table:formula="of:=AVERAGE([.J164:.J170])" office:value-type="float" office:value="2.31883128571429" calcext:value-type="float">
            <text:p>2.318831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  <table:table-cell office:value-type="float" office:value="1.37137" calcext:value-type="float">
            <text:p>1.37137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VLOOKUP([.$H168];[.$B$2:.$C$500];2)" office:value-type="float" office:value="3" calcext:value-type="float">
            <text:p>3</text:p>
          </table:table-cell>
          <table:table-cell table:formula="of:=VLOOKUP([.$H168];[.$D$2:.$E$500];2)" office:value-type="float" office:value="3.75868" calcext:value-type="float">
            <text:p>3.75868</text:p>
          </table:table-cell>
          <table:table-cell table:formula="of:=AVERAGE([.I165:.I171])" office:value-type="float" office:value="2.85714285714286" calcext:value-type="float">
            <text:p>2.85714285714286</text:p>
          </table:table-cell>
          <table:table-cell table:formula="of:=AVERAGE([.J165:.J171])" office:value-type="float" office:value="2.52615" calcext:value-type="float">
            <text:p>2.52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1.78928" calcext:value-type="float">
            <text:p>1.7892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VLOOKUP([.$H169];[.$B$2:.$C$500];2)" office:value-type="float" office:value="3" calcext:value-type="float">
            <text:p>3</text:p>
          </table:table-cell>
          <table:table-cell table:formula="of:=VLOOKUP([.$H169];[.$D$2:.$E$500];2)" office:value-type="float" office:value="2.82054" calcext:value-type="float">
            <text:p>2.82054</text:p>
          </table:table-cell>
          <table:table-cell table:formula="of:=AVERAGE([.I166:.I172])" office:value-type="float" office:value="2.57142857142857" calcext:value-type="float">
            <text:p>2.57142857142857</text:p>
          </table:table-cell>
          <table:table-cell table:formula="of:=AVERAGE([.J166:.J172])" office:value-type="float" office:value="2.60245714285714" calcext:value-type="float">
            <text:p>2.60245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2.0906" calcext:value-type="float">
            <text:p>2.0906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VLOOKUP([.$H170];[.$B$2:.$C$500];2)" office:value-type="float" office:value="3" calcext:value-type="float">
            <text:p>3</text:p>
          </table:table-cell>
          <table:table-cell table:formula="of:=VLOOKUP([.$H170];[.$D$2:.$E$500];2)" office:value-type="float" office:value="1.37137" calcext:value-type="float">
            <text:p>1.37137</text:p>
          </table:table-cell>
          <table:table-cell table:formula="of:=AVERAGE([.I167:.I173])" office:value-type="float" office:value="2.28571428571429" calcext:value-type="float">
            <text:p>2.28571428571429</text:p>
          </table:table-cell>
          <table:table-cell table:formula="of:=AVERAGE([.J167:.J173])" office:value-type="float" office:value="2.52703" calcext:value-type="float">
            <text:p>2.52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2.83295" calcext:value-type="float">
            <text:p>2.8329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VLOOKUP([.$H171];[.$B$2:.$C$500];2)" office:value-type="float" office:value="1" calcext:value-type="float">
            <text:p>1</text:p>
          </table:table-cell>
          <table:table-cell table:formula="of:=VLOOKUP([.$H171];[.$D$2:.$E$500];2)" office:value-type="float" office:value="1.78928" calcext:value-type="float">
            <text:p>1.78928</text:p>
          </table:table-cell>
          <table:table-cell table:formula="of:=AVERAGE([.I168:.I174])" office:value-type="float" office:value="2" calcext:value-type="float">
            <text:p>2</text:p>
          </table:table-cell>
          <table:table-cell table:formula="of:=AVERAGE([.J168:.J174])" office:value-type="float" office:value="2.34534" calcext:value-type="float">
            <text:p>2.34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office:value-type="float" office:value="1.75396" calcext:value-type="float">
            <text:p>1.75396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VLOOKUP([.$H172];[.$B$2:.$C$500];2)" office:value-type="float" office:value="2" calcext:value-type="float">
            <text:p>2</text:p>
          </table:table-cell>
          <table:table-cell table:formula="of:=VLOOKUP([.$H172];[.$D$2:.$E$500];2)" office:value-type="float" office:value="2.0906" calcext:value-type="float">
            <text:p>2.0906</text:p>
          </table:table-cell>
          <table:table-cell table:formula="of:=AVERAGE([.I169:.I175])" office:value-type="float" office:value="1.71428571428571" calcext:value-type="float">
            <text:p>1.71428571428571</text:p>
          </table:table-cell>
          <table:table-cell table:formula="of:=AVERAGE([.J169:.J175])" office:value-type="float" office:value="2.95113714285714" calcext:value-type="float">
            <text:p>2.9511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  <table:table-cell office:value-type="float" office:value="7.99926" calcext:value-type="float">
            <text:p>7.9992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VLOOKUP([.$H173];[.$B$2:.$C$500];2)" office:value-type="float" office:value="1" calcext:value-type="float">
            <text:p>1</text:p>
          </table:table-cell>
          <table:table-cell table:formula="of:=VLOOKUP([.$H173];[.$D$2:.$E$500];2)" office:value-type="float" office:value="2.83295" calcext:value-type="float">
            <text:p>2.83295</text:p>
          </table:table-cell>
          <table:table-cell table:formula="of:=AVERAGE([.I170:.I176])" office:value-type="float" office:value="1.71428571428571" calcext:value-type="float">
            <text:p>1.71428571428571</text:p>
          </table:table-cell>
          <table:table-cell table:formula="of:=AVERAGE([.J170:.J176])" office:value-type="float" office:value="2.94080142857143" calcext:value-type="float">
            <text:p>2.94080142857143</text:p>
          </table:table-cell>
          <table:table-cell/>
          <table:table-cell table:formula="of:=SUM([.I170:.I176])" office:value-type="float" office:value="12" calcext:value-type="float">
            <text:p>12</text:p>
          </table:table-cell>
          <table:table-cell table:formula="of:=SUM([.J170:.J176])" office:value-type="float" office:value="20.58561" calcext:value-type="float">
            <text:p>20.58561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2.74819" calcext:value-type="float">
            <text:p>2.7481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VLOOKUP([.$H174];[.$B$2:.$C$500];2)" office:value-type="float" office:value="1" calcext:value-type="float">
            <text:p>1</text:p>
          </table:table-cell>
          <table:table-cell table:formula="of:=VLOOKUP([.$H174];[.$D$2:.$E$500];2)" office:value-type="float" office:value="1.75396" calcext:value-type="float">
            <text:p>1.75396</text:p>
          </table:table-cell>
          <table:table-cell table:formula="of:=AVERAGE([.I171:.I177])" office:value-type="float" office:value="1.42857142857143" calcext:value-type="float">
            <text:p>1.42857142857143</text:p>
          </table:table-cell>
          <table:table-cell table:formula="of:=AVERAGE([.J171:.J177])" office:value-type="float" office:value="3.01769" calcext:value-type="float">
            <text:p>3.01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  <table:table-cell office:value-type="float" office:value="1.90959" calcext:value-type="float">
            <text:p>1.9095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VLOOKUP([.$H175];[.$B$2:.$C$500];2)" office:value-type="float" office:value="1" calcext:value-type="float">
            <text:p>1</text:p>
          </table:table-cell>
          <table:table-cell table:formula="of:=VLOOKUP([.$H175];[.$D$2:.$E$500];2)" office:value-type="float" office:value="7.99926" calcext:value-type="float">
            <text:p>7.99926</text:p>
          </table:table-cell>
          <table:table-cell table:formula="of:=AVERAGE([.I172:.I178])" office:value-type="float" office:value="1.42857142857143" calcext:value-type="float">
            <text:p>1.42857142857143</text:p>
          </table:table-cell>
          <table:table-cell table:formula="of:=AVERAGE([.J172:.J178])" office:value-type="float" office:value="3.06872857142857" calcext:value-type="float">
            <text:p>3.0687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office:value-type="float" office:value="2.14655" calcext:value-type="float">
            <text:p>2.1465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VLOOKUP([.$H176];[.$B$2:.$C$500];2)" office:value-type="float" office:value="3" calcext:value-type="float">
            <text:p>3</text:p>
          </table:table-cell>
          <table:table-cell table:formula="of:=VLOOKUP([.$H176];[.$D$2:.$E$500];2)" office:value-type="float" office:value="2.74819" calcext:value-type="float">
            <text:p>2.74819</text:p>
          </table:table-cell>
          <table:table-cell table:formula="of:=AVERAGE([.I173:.I179])" office:value-type="float" office:value="1.28571428571429" calcext:value-type="float">
            <text:p>1.28571428571429</text:p>
          </table:table-cell>
          <table:table-cell table:formula="of:=AVERAGE([.J173:.J179])" office:value-type="float" office:value="3.33060714285714" calcext:value-type="float">
            <text:p>3.3306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3.92375" calcext:value-type="float">
            <text:p>3.92375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VLOOKUP([.$H177];[.$B$2:.$C$500];2)" office:value-type="float" office:value="1" calcext:value-type="float">
            <text:p>1</text:p>
          </table:table-cell>
          <table:table-cell table:formula="of:=VLOOKUP([.$H177];[.$D$2:.$E$500];2)" office:value-type="float" office:value="1.90959" calcext:value-type="float">
            <text:p>1.90959</text:p>
          </table:table-cell>
          <table:table-cell table:formula="of:=AVERAGE([.I174:.I180])" office:value-type="float" office:value="1.28571428571429" calcext:value-type="float">
            <text:p>1.28571428571429</text:p>
          </table:table-cell>
          <table:table-cell table:formula="of:=AVERAGE([.J174:.J180])" office:value-type="float" office:value="3.40371285714286" calcext:value-type="float">
            <text:p>3.40371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3.34469" calcext:value-type="float">
            <text:p>3.3446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VLOOKUP([.$H178];[.$B$2:.$C$500];2)" office:value-type="float" office:value="1" calcext:value-type="float">
            <text:p>1</text:p>
          </table:table-cell>
          <table:table-cell table:formula="of:=VLOOKUP([.$H178];[.$D$2:.$E$500];2)" office:value-type="float" office:value="2.14655" calcext:value-type="float">
            <text:p>2.14655</text:p>
          </table:table-cell>
          <table:table-cell table:formula="of:=AVERAGE([.I175:.I181])" office:value-type="float" office:value="1.71428571428571" calcext:value-type="float">
            <text:p>1.71428571428571</text:p>
          </table:table-cell>
          <table:table-cell table:formula="of:=AVERAGE([.J175:.J181])" office:value-type="float" office:value="3.7442" calcext:value-type="float">
            <text:p>3.7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51" calcext:value-type="float">
            <text:p>51</text:p>
          </table:table-cell>
          <table:table-cell office:value-type="float" office:value="246" calcext:value-type="float">
            <text:p>246</text:p>
          </table:table-cell>
          <table:table-cell office:value-type="float" office:value="4.13737" calcext:value-type="float">
            <text:p>4.137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VLOOKUP([.$H179];[.$B$2:.$C$500];2)" office:value-type="float" office:value="1" calcext:value-type="float">
            <text:p>1</text:p>
          </table:table-cell>
          <table:table-cell table:formula="of:=VLOOKUP([.$H179];[.$D$2:.$E$500];2)" office:value-type="float" office:value="3.92375" calcext:value-type="float">
            <text:p>3.92375</text:p>
          </table:table-cell>
          <table:table-cell table:formula="of:=AVERAGE([.I176:.I182])" office:value-type="float" office:value="2" calcext:value-type="float">
            <text:p>2</text:p>
          </table:table-cell>
          <table:table-cell table:formula="of:=AVERAGE([.J176:.J182])" office:value-type="float" office:value="3.34219142857143" calcext:value-type="float">
            <text:p>3.34219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5.1852" calcext:value-type="float">
            <text:p>5.1852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VLOOKUP([.$H180];[.$B$2:.$C$500];2)" office:value-type="float" office:value="1" calcext:value-type="float">
            <text:p>1</text:p>
          </table:table-cell>
          <table:table-cell table:formula="of:=VLOOKUP([.$H180];[.$D$2:.$E$500];2)" office:value-type="float" office:value="3.34469" calcext:value-type="float">
            <text:p>3.34469</text:p>
          </table:table-cell>
          <table:table-cell table:formula="of:=AVERAGE([.I177:.I183])" office:value-type="float" office:value="2.28571428571429" calcext:value-type="float">
            <text:p>2.28571428571429</text:p>
          </table:table-cell>
          <table:table-cell table:formula="of:=AVERAGE([.J177:.J183])" office:value-type="float" office:value="3.50807857142857" calcext:value-type="float">
            <text:p>3.50807857142857</text:p>
          </table:table-cell>
          <table:table-cell/>
          <table:table-cell table:formula="of:=SUM([.I177:.I183])" office:value-type="float" office:value="16" calcext:value-type="float">
            <text:p>16</text:p>
          </table:table-cell>
          <table:table-cell table:formula="of:=SUM([.J177:.J183])" office:value-type="float" office:value="24.55655" calcext:value-type="float">
            <text:p>24.55655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61" calcext:value-type="float">
            <text:p>61</text:p>
          </table:table-cell>
          <table:table-cell office:value-type="float" office:value="248" calcext:value-type="float">
            <text:p>248</text:p>
          </table:table-cell>
          <table:table-cell office:value-type="float" office:value="3.9094" calcext:value-type="float">
            <text:p>3.9094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VLOOKUP([.$H181];[.$B$2:.$C$500];2)" office:value-type="float" office:value="4" calcext:value-type="float">
            <text:p>4</text:p>
          </table:table-cell>
          <table:table-cell table:formula="of:=VLOOKUP([.$H181];[.$D$2:.$E$500];2)" office:value-type="float" office:value="4.13737" calcext:value-type="float">
            <text:p>4.13737</text:p>
          </table:table-cell>
          <table:table-cell table:formula="of:=AVERAGE([.I178:.I184])" office:value-type="float" office:value="2.57142857142857" calcext:value-type="float">
            <text:p>2.57142857142857</text:p>
          </table:table-cell>
          <table:table-cell table:formula="of:=AVERAGE([.J178:.J184])" office:value-type="float" office:value="3.41959428571429" calcext:value-type="float">
            <text:p>3.41959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53" calcext:value-type="float">
            <text:p>53</text:p>
          </table:table-cell>
          <table:table-cell office:value-type="float" office:value="249" calcext:value-type="float">
            <text:p>249</text:p>
          </table:table-cell>
          <table:table-cell office:value-type="float" office:value="1.2902" calcext:value-type="float">
            <text:p>1.2902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VLOOKUP([.$H182];[.$B$2:.$C$500];2)" office:value-type="float" office:value="3" calcext:value-type="float">
            <text:p>3</text:p>
          </table:table-cell>
          <table:table-cell table:formula="of:=VLOOKUP([.$H182];[.$D$2:.$E$500];2)" office:value-type="float" office:value="5.1852" calcext:value-type="float">
            <text:p>5.1852</text:p>
          </table:table-cell>
          <table:table-cell table:formula="of:=AVERAGE([.I179:.I185])" office:value-type="float" office:value="2.71428571428571" calcext:value-type="float">
            <text:p>2.71428571428571</text:p>
          </table:table-cell>
          <table:table-cell table:formula="of:=AVERAGE([.J179:.J185])" office:value-type="float" office:value="3.46308285714286" calcext:value-type="float">
            <text:p>3.4630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2.45097" calcext:value-type="float">
            <text:p>2.45097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VLOOKUP([.$H183];[.$B$2:.$C$500];2)" office:value-type="float" office:value="5" calcext:value-type="float">
            <text:p>5</text:p>
          </table:table-cell>
          <table:table-cell table:formula="of:=VLOOKUP([.$H183];[.$D$2:.$E$500];2)" office:value-type="float" office:value="3.9094" calcext:value-type="float">
            <text:p>3.9094</text:p>
          </table:table-cell>
          <table:table-cell table:formula="of:=AVERAGE([.I180:.I186])" office:value-type="float" office:value="3.28571428571429" calcext:value-type="float">
            <text:p>3.28571428571429</text:p>
          </table:table-cell>
          <table:table-cell table:formula="of:=AVERAGE([.J180:.J186])" office:value-type="float" office:value="3.52119857142857" calcext:value-type="float">
            <text:p>3.5211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69" calcext:value-type="float">
            <text:p>69</text:p>
          </table:table-cell>
          <table:table-cell office:value-type="float" office:value="251" calcext:value-type="float">
            <text:p>251</text:p>
          </table:table-cell>
          <table:table-cell office:value-type="float" office:value="4.33056" calcext:value-type="float">
            <text:p>4.33056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VLOOKUP([.$H184];[.$B$2:.$C$500];2)" office:value-type="float" office:value="3" calcext:value-type="float">
            <text:p>3</text:p>
          </table:table-cell>
          <table:table-cell table:formula="of:=VLOOKUP([.$H184];[.$D$2:.$E$500];2)" office:value-type="float" office:value="1.2902" calcext:value-type="float">
            <text:p>1.2902</text:p>
          </table:table-cell>
          <table:table-cell table:formula="of:=AVERAGE([.I181:.I187])" office:value-type="float" office:value="3.57142857142857" calcext:value-type="float">
            <text:p>3.57142857142857</text:p>
          </table:table-cell>
          <table:table-cell table:formula="of:=AVERAGE([.J181:.J187])" office:value-type="float" office:value="3.89361571428571" calcext:value-type="float">
            <text:p>3.8936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53" calcext:value-type="float">
            <text:p>53</text:p>
          </table:table-cell>
          <table:table-cell office:value-type="float" office:value="252" calcext:value-type="float">
            <text:p>252</text:p>
          </table:table-cell>
          <table:table-cell office:value-type="float" office:value="5.95161" calcext:value-type="float">
            <text:p>5.9516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VLOOKUP([.$H185];[.$B$2:.$C$500];2)" office:value-type="float" office:value="2" calcext:value-type="float">
            <text:p>2</text:p>
          </table:table-cell>
          <table:table-cell table:formula="of:=VLOOKUP([.$H185];[.$D$2:.$E$500];2)" office:value-type="float" office:value="2.45097" calcext:value-type="float">
            <text:p>2.45097</text:p>
          </table:table-cell>
          <table:table-cell table:formula="of:=AVERAGE([.I182:.I188])" office:value-type="float" office:value="3.71428571428571" calcext:value-type="float">
            <text:p>3.71428571428571</text:p>
          </table:table-cell>
          <table:table-cell table:formula="of:=AVERAGE([.J182:.J188])" office:value-type="float" office:value="4.15581857142857" calcext:value-type="float">
            <text:p>4.15581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5.97279" calcext:value-type="float">
            <text:p>5.97279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VLOOKUP([.$H186];[.$B$2:.$C$500];2)" office:value-type="float" office:value="5" calcext:value-type="float">
            <text:p>5</text:p>
          </table:table-cell>
          <table:table-cell table:formula="of:=VLOOKUP([.$H186];[.$D$2:.$E$500];2)" office:value-type="float" office:value="4.33056" calcext:value-type="float">
            <text:p>4.33056</text:p>
          </table:table-cell>
          <table:table-cell table:formula="of:=AVERAGE([.I183:.I189])" office:value-type="float" office:value="3.71428571428571" calcext:value-type="float">
            <text:p>3.71428571428571</text:p>
          </table:table-cell>
          <table:table-cell table:formula="of:=AVERAGE([.J183:.J189])" office:value-type="float" office:value="4.63607428571429" calcext:value-type="float">
            <text:p>4.63607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8.54699" calcext:value-type="float">
            <text:p>8.54699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VLOOKUP([.$H187];[.$B$2:.$C$500];2)" office:value-type="float" office:value="3" calcext:value-type="float">
            <text:p>3</text:p>
          </table:table-cell>
          <table:table-cell table:formula="of:=VLOOKUP([.$H187];[.$D$2:.$E$500];2)" office:value-type="float" office:value="5.95161" calcext:value-type="float">
            <text:p>5.95161</text:p>
          </table:table-cell>
          <table:table-cell table:formula="of:=AVERAGE([.I184:.I190])" office:value-type="float" office:value="3.85714285714286" calcext:value-type="float">
            <text:p>3.85714285714286</text:p>
          </table:table-cell>
          <table:table-cell table:formula="of:=AVERAGE([.J184:.J190])" office:value-type="float" office:value="4.87691285714286" calcext:value-type="float">
            <text:p>4.87691285714286</text:p>
          </table:table-cell>
          <table:table-cell/>
          <table:table-cell table:formula="of:=SUM([.I184:.I190])" office:value-type="float" office:value="27" calcext:value-type="float">
            <text:p>27</text:p>
          </table:table-cell>
          <table:table-cell table:formula="of:=SUM([.J184:.J190])" office:value-type="float" office:value="34.13839" calcext:value-type="float">
            <text:p>34.13839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5.59527" calcext:value-type="float">
            <text:p>5.59527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VLOOKUP([.$H188];[.$B$2:.$C$500];2)" office:value-type="float" office:value="5" calcext:value-type="float">
            <text:p>5</text:p>
          </table:table-cell>
          <table:table-cell table:formula="of:=VLOOKUP([.$H188];[.$D$2:.$E$500];2)" office:value-type="float" office:value="5.97279" calcext:value-type="float">
            <text:p>5.97279</text:p>
          </table:table-cell>
          <table:table-cell table:formula="of:=AVERAGE([.I185:.I191])" office:value-type="float" office:value="4.14285714285714" calcext:value-type="float">
            <text:p>4.14285714285714</text:p>
          </table:table-cell>
          <table:table-cell table:formula="of:=AVERAGE([.J185:.J191])" office:value-type="float" office:value="5.15546285714286" calcext:value-type="float">
            <text:p>5.1554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office:value-type="float" office:value="256" calcext:value-type="float">
            <text:p>256</text:p>
          </table:table-cell>
          <table:table-cell office:value-type="float" office:value="3.24005" calcext:value-type="float">
            <text:p>3.24005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VLOOKUP([.$H189];[.$B$2:.$C$500];2)" office:value-type="float" office:value="3" calcext:value-type="float">
            <text:p>3</text:p>
          </table:table-cell>
          <table:table-cell table:formula="of:=VLOOKUP([.$H189];[.$D$2:.$E$500];2)" office:value-type="float" office:value="8.54699" calcext:value-type="float">
            <text:p>8.54699</text:p>
          </table:table-cell>
          <table:table-cell table:formula="of:=AVERAGE([.I186:.I192])" office:value-type="float" office:value="4.71428571428571" calcext:value-type="float">
            <text:p>4.71428571428571</text:p>
          </table:table-cell>
          <table:table-cell table:formula="of:=AVERAGE([.J186:.J192])" office:value-type="float" office:value="5.51941857142857" calcext:value-type="float">
            <text:p>5.51941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float" office:value="4.99866" calcext:value-type="float">
            <text:p>4.99866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VLOOKUP([.$H190];[.$B$2:.$C$500];2)" office:value-type="float" office:value="6" calcext:value-type="float">
            <text:p>6</text:p>
          </table:table-cell>
          <table:table-cell table:formula="of:=VLOOKUP([.$H190];[.$D$2:.$E$500];2)" office:value-type="float" office:value="5.59527" calcext:value-type="float">
            <text:p>5.59527</text:p>
          </table:table-cell>
          <table:table-cell table:formula="of:=AVERAGE([.I187:.I193])" office:value-type="float" office:value="5.42857142857143" calcext:value-type="float">
            <text:p>5.42857142857143</text:p>
          </table:table-cell>
          <table:table-cell table:formula="of:=AVERAGE([.J187:.J193])" office:value-type="float" office:value="6.25255142857143" calcext:value-type="float">
            <text:p>6.25255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9.46249" calcext:value-type="float">
            <text:p>9.4624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VLOOKUP([.$H191];[.$B$2:.$C$500];2)" office:value-type="float" office:value="5" calcext:value-type="float">
            <text:p>5</text:p>
          </table:table-cell>
          <table:table-cell table:formula="of:=VLOOKUP([.$H191];[.$D$2:.$E$500];2)" office:value-type="float" office:value="3.24005" calcext:value-type="float">
            <text:p>3.24005</text:p>
          </table:table-cell>
          <table:table-cell table:formula="of:=AVERAGE([.I188:.I194])" office:value-type="float" office:value="6" calcext:value-type="float">
            <text:p>6</text:p>
          </table:table-cell>
          <table:table-cell table:formula="of:=AVERAGE([.J188:.J194])" office:value-type="float" office:value="7.46520714285714" calcext:value-type="float">
            <text:p>7.4652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4.4402" calcext:value-type="float">
            <text:p>14.440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VLOOKUP([.$H192];[.$B$2:.$C$500];2)" office:value-type="float" office:value="6" calcext:value-type="float">
            <text:p>6</text:p>
          </table:table-cell>
          <table:table-cell table:formula="of:=VLOOKUP([.$H192];[.$D$2:.$E$500];2)" office:value-type="float" office:value="4.99866" calcext:value-type="float">
            <text:p>4.99866</text:p>
          </table:table-cell>
          <table:table-cell table:formula="of:=AVERAGE([.I189:.I195])" office:value-type="float" office:value="6.28571428571429" calcext:value-type="float">
            <text:p>6.28571428571429</text:p>
          </table:table-cell>
          <table:table-cell table:formula="of:=AVERAGE([.J189:.J195])" office:value-type="float" office:value="8.14690857142857" calcext:value-type="float">
            <text:p>8.14690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10.7447" calcext:value-type="float">
            <text:p>10.7447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VLOOKUP([.$H193];[.$B$2:.$C$500];2)" office:value-type="float" office:value="10" calcext:value-type="float">
            <text:p>10</text:p>
          </table:table-cell>
          <table:table-cell table:formula="of:=VLOOKUP([.$H193];[.$D$2:.$E$500];2)" office:value-type="float" office:value="9.46249" calcext:value-type="float">
            <text:p>9.46249</text:p>
          </table:table-cell>
          <table:table-cell table:formula="of:=AVERAGE([.I190:.I196])" office:value-type="float" office:value="7.57142857142857" calcext:value-type="float">
            <text:p>7.57142857142857</text:p>
          </table:table-cell>
          <table:table-cell table:formula="of:=AVERAGE([.J190:.J196])" office:value-type="float" office:value="8.68921" calcext:value-type="float">
            <text:p>8.68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61" calcext:value-type="float">
            <text:p>261</text:p>
          </table:table-cell>
          <table:table-cell office:value-type="float" office:value="12.3431" calcext:value-type="float">
            <text:p>12.343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VLOOKUP([.$H194];[.$B$2:.$C$500];2)" office:value-type="float" office:value="7" calcext:value-type="float">
            <text:p>7</text:p>
          </table:table-cell>
          <table:table-cell table:formula="of:=VLOOKUP([.$H194];[.$D$2:.$E$500];2)" office:value-type="float" office:value="14.4402" calcext:value-type="float">
            <text:p>14.4402</text:p>
          </table:table-cell>
          <table:table-cell table:formula="of:=AVERAGE([.I191:.I197])" office:value-type="float" office:value="7.85714285714286" calcext:value-type="float">
            <text:p>7.85714285714286</text:p>
          </table:table-cell>
          <table:table-cell table:formula="of:=AVERAGE([.J191:.J197])" office:value-type="float" office:value="10.7368" calcext:value-type="float">
            <text:p>10.7368</text:p>
          </table:table-cell>
          <table:table-cell/>
          <table:table-cell table:formula="of:=SUM([.I191:.I197])" office:value-type="float" office:value="55" calcext:value-type="float">
            <text:p>55</text:p>
          </table:table-cell>
          <table:table-cell table:formula="of:=SUM([.J191:.J197])" office:value-type="float" office:value="75.1576" calcext:value-type="float">
            <text:p>75.157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24" calcext:value-type="float">
            <text:p>124</text:p>
          </table:table-cell>
          <table:table-cell office:value-type="float" office:value="262" calcext:value-type="float">
            <text:p>262</text:p>
          </table:table-cell>
          <table:table-cell office:value-type="float" office:value="19.9284" calcext:value-type="float">
            <text:p>19.928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VLOOKUP([.$H195];[.$B$2:.$C$500];2)" office:value-type="float" office:value="7" calcext:value-type="float">
            <text:p>7</text:p>
          </table:table-cell>
          <table:table-cell table:formula="of:=VLOOKUP([.$H195];[.$D$2:.$E$500];2)" office:value-type="float" office:value="10.7447" calcext:value-type="float">
            <text:p>10.7447</text:p>
          </table:table-cell>
          <table:table-cell table:formula="of:=AVERAGE([.I192:.I198])" office:value-type="float" office:value="8" calcext:value-type="float">
            <text:p>8</text:p>
          </table:table-cell>
          <table:table-cell table:formula="of:=AVERAGE([.J192:.J198])" office:value-type="float" office:value="11.3357714285714" calcext:value-type="float">
            <text:p>11.335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263" calcext:value-type="float">
            <text:p>263</text:p>
          </table:table-cell>
          <table:table-cell office:value-type="float" office:value="7.43285" calcext:value-type="float">
            <text:p>7.43285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VLOOKUP([.$H196];[.$B$2:.$C$500];2)" office:value-type="float" office:value="12" calcext:value-type="float">
            <text:p>12</text:p>
          </table:table-cell>
          <table:table-cell table:formula="of:=VLOOKUP([.$H196];[.$D$2:.$E$500];2)" office:value-type="float" office:value="12.3431" calcext:value-type="float">
            <text:p>12.3431</text:p>
          </table:table-cell>
          <table:table-cell table:formula="of:=AVERAGE([.I193:.I199])" office:value-type="float" office:value="9.28571428571429" calcext:value-type="float">
            <text:p>9.28571428571429</text:p>
          </table:table-cell>
          <table:table-cell table:formula="of:=AVERAGE([.J193:.J199])" office:value-type="float" office:value="11.77275" calcext:value-type="float">
            <text:p>11.77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54" calcext:value-type="float">
            <text:p>154</text:p>
          </table:table-cell>
          <table:table-cell office:value-type="float" office:value="264" calcext:value-type="float">
            <text:p>264</text:p>
          </table:table-cell>
          <table:table-cell office:value-type="float" office:value="8.05751" calcext:value-type="float">
            <text:p>8.0575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VLOOKUP([.$H197];[.$B$2:.$C$500];2)" office:value-type="float" office:value="8" calcext:value-type="float">
            <text:p>8</text:p>
          </table:table-cell>
          <table:table-cell table:formula="of:=VLOOKUP([.$H197];[.$D$2:.$E$500];2)" office:value-type="float" office:value="19.9284" calcext:value-type="float">
            <text:p>19.9284</text:p>
          </table:table-cell>
          <table:table-cell table:formula="of:=AVERAGE([.I194:.I200])" office:value-type="float" office:value="9.28571428571429" calcext:value-type="float">
            <text:p>9.28571428571429</text:p>
          </table:table-cell>
          <table:table-cell table:formula="of:=AVERAGE([.J194:.J200])" office:value-type="float" office:value="12.72188" calcext:value-type="float">
            <text:p>12.72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65" calcext:value-type="float">
            <text:p>265</text:p>
          </table:table-cell>
          <table:table-cell office:value-type="float" office:value="16.1064" calcext:value-type="float">
            <text:p>16.1064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VLOOKUP([.$H198];[.$B$2:.$C$500];2)" office:value-type="float" office:value="6" calcext:value-type="float">
            <text:p>6</text:p>
          </table:table-cell>
          <table:table-cell table:formula="of:=VLOOKUP([.$H198];[.$D$2:.$E$500];2)" office:value-type="float" office:value="7.43285" calcext:value-type="float">
            <text:p>7.43285</text:p>
          </table:table-cell>
          <table:table-cell table:formula="of:=AVERAGE([.I195:.I201])" office:value-type="float" office:value="11.4285714285714" calcext:value-type="float">
            <text:p>11.4285714285714</text:p>
          </table:table-cell>
          <table:table-cell table:formula="of:=AVERAGE([.J195:.J201])" office:value-type="float" office:value="13.4776514285714" calcext:value-type="float">
            <text:p>13.4776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94" calcext:value-type="float">
            <text:p>194</text:p>
          </table:table-cell>
          <table:table-cell office:value-type="float" office:value="266" calcext:value-type="float">
            <text:p>266</text:p>
          </table:table-cell>
          <table:table-cell office:value-type="float" office:value="19.7306" calcext:value-type="float">
            <text:p>19.7306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VLOOKUP([.$H199];[.$B$2:.$C$500];2)" office:value-type="float" office:value="15" calcext:value-type="float">
            <text:p>15</text:p>
          </table:table-cell>
          <table:table-cell table:formula="of:=VLOOKUP([.$H199];[.$D$2:.$E$500];2)" office:value-type="float" office:value="8.05751" calcext:value-type="float">
            <text:p>8.05751</text:p>
          </table:table-cell>
          <table:table-cell table:formula="of:=AVERAGE([.I196:.I202])" office:value-type="float" office:value="11.8571428571429" calcext:value-type="float">
            <text:p>11.8571428571429</text:p>
          </table:table-cell>
          <table:table-cell table:formula="of:=AVERAGE([.J196:.J202])" office:value-type="float" office:value="15.3590514285714" calcext:value-type="float">
            <text:p>15.3590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68" calcext:value-type="float">
            <text:p>168</text:p>
          </table:table-cell>
          <table:table-cell office:value-type="float" office:value="267" calcext:value-type="float">
            <text:p>267</text:p>
          </table:table-cell>
          <table:table-cell office:value-type="float" office:value="23.9145" calcext:value-type="float">
            <text:p>23.9145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VLOOKUP([.$H200];[.$B$2:.$C$500];2)" office:value-type="float" office:value="10" calcext:value-type="float">
            <text:p>10</text:p>
          </table:table-cell>
          <table:table-cell table:formula="of:=VLOOKUP([.$H200];[.$D$2:.$E$500];2)" office:value-type="float" office:value="16.1064" calcext:value-type="float">
            <text:p>16.1064</text:p>
          </table:table-cell>
          <table:table-cell table:formula="of:=AVERAGE([.I197:.I203])" office:value-type="float" office:value="11.5714285714286" calcext:value-type="float">
            <text:p>11.5714285714286</text:p>
          </table:table-cell>
          <table:table-cell table:formula="of:=AVERAGE([.J197:.J203])" office:value-type="float" office:value="15.94898" calcext:value-type="float">
            <text:p>15.94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99" calcext:value-type="float">
            <text:p>199</text:p>
          </table:table-cell>
          <table:table-cell office:value-type="float" office:value="268" calcext:value-type="float">
            <text:p>268</text:p>
          </table:table-cell>
          <table:table-cell office:value-type="float" office:value="16.4726" calcext:value-type="float">
            <text:p>16.4726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VLOOKUP([.$H201];[.$B$2:.$C$500];2)" office:value-type="float" office:value="22" calcext:value-type="float">
            <text:p>22</text:p>
          </table:table-cell>
          <table:table-cell table:formula="of:=VLOOKUP([.$H201];[.$D$2:.$E$500];2)" office:value-type="float" office:value="19.7306" calcext:value-type="float">
            <text:p>19.7306</text:p>
          </table:table-cell>
          <table:table-cell table:formula="of:=AVERAGE([.I198:.I204])" office:value-type="float" office:value="12.7142857142857" calcext:value-type="float">
            <text:p>12.7142857142857</text:p>
          </table:table-cell>
          <table:table-cell table:formula="of:=AVERAGE([.J198:.J204])" office:value-type="float" office:value="15.0593942857143" calcext:value-type="float">
            <text:p>15.0593942857143</text:p>
          </table:table-cell>
          <table:table-cell/>
          <table:table-cell table:formula="of:=SUM([.I198:.I204])" office:value-type="float" office:value="89" calcext:value-type="float">
            <text:p>89</text:p>
          </table:table-cell>
          <table:table-cell table:formula="of:=SUM([.J198:.J204])" office:value-type="float" office:value="105.41576" calcext:value-type="float">
            <text:p>105.41576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269" calcext:value-type="float">
            <text:p>269</text:p>
          </table:table-cell>
          <table:table-cell office:value-type="float" office:value="13.7013" calcext:value-type="float">
            <text:p>13.7013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VLOOKUP([.$H202];[.$B$2:.$C$500];2)" office:value-type="float" office:value="10" calcext:value-type="float">
            <text:p>10</text:p>
          </table:table-cell>
          <table:table-cell table:formula="of:=VLOOKUP([.$H202];[.$D$2:.$E$500];2)" office:value-type="float" office:value="23.9145" calcext:value-type="float">
            <text:p>23.9145</text:p>
          </table:table-cell>
          <table:table-cell table:formula="of:=AVERAGE([.I199:.I205])" office:value-type="float" office:value="14.1428571428571" calcext:value-type="float">
            <text:p>14.1428571428571</text:p>
          </table:table-cell>
          <table:table-cell table:formula="of:=AVERAGE([.J199:.J205])" office:value-type="float" office:value="15.3883514285714" calcext:value-type="float">
            <text:p>15.3883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94" calcext:value-type="float">
            <text:p>194</text:p>
          </table:table-cell>
          <table:table-cell office:value-type="float" office:value="270" calcext:value-type="float">
            <text:p>270</text:p>
          </table:table-cell>
          <table:table-cell office:value-type="float" office:value="9.73555" calcext:value-type="float">
            <text:p>9.73555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VLOOKUP([.$H203];[.$B$2:.$C$500];2)" office:value-type="float" office:value="10" calcext:value-type="float">
            <text:p>10</text:p>
          </table:table-cell>
          <table:table-cell table:formula="of:=VLOOKUP([.$H203];[.$D$2:.$E$500];2)" office:value-type="float" office:value="16.4726" calcext:value-type="float">
            <text:p>16.4726</text:p>
          </table:table-cell>
          <table:table-cell table:formula="of:=AVERAGE([.I200:.I206])" office:value-type="float" office:value="13.5714285714286" calcext:value-type="float">
            <text:p>13.5714285714286</text:p>
          </table:table-cell>
          <table:table-cell table:formula="of:=AVERAGE([.J200:.J206])" office:value-type="float" office:value="15.7775785714286" calcext:value-type="float">
            <text:p>15.77757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222" calcext:value-type="float">
            <text:p>222</text:p>
          </table:table-cell>
          <table:table-cell office:value-type="float" office:value="271" calcext:value-type="float">
            <text:p>271</text:p>
          </table:table-cell>
          <table:table-cell office:value-type="float" office:value="10.7821" calcext:value-type="float">
            <text:p>10.78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VLOOKUP([.$H204];[.$B$2:.$C$500];2)" office:value-type="float" office:value="16" calcext:value-type="float">
            <text:p>16</text:p>
          </table:table-cell>
          <table:table-cell table:formula="of:=VLOOKUP([.$H204];[.$D$2:.$E$500];2)" office:value-type="float" office:value="13.7013" calcext:value-type="float">
            <text:p>13.7013</text:p>
          </table:table-cell>
          <table:table-cell table:formula="of:=AVERAGE([.I201:.I207])" office:value-type="float" office:value="15.1428571428571" calcext:value-type="float">
            <text:p>15.1428571428571</text:p>
          </table:table-cell>
          <table:table-cell table:formula="of:=AVERAGE([.J201:.J207])" office:value-type="float" office:value="17.0121214285714" calcext:value-type="float">
            <text:p>17.01212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24.7482" calcext:value-type="float">
            <text:p>24.748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VLOOKUP([.$H205];[.$B$2:.$C$500];2)" office:value-type="float" office:value="16" calcext:value-type="float">
            <text:p>16</text:p>
          </table:table-cell>
          <table:table-cell table:formula="of:=VLOOKUP([.$H205];[.$D$2:.$E$500];2)" office:value-type="float" office:value="9.73555" calcext:value-type="float">
            <text:p>9.73555</text:p>
          </table:table-cell>
          <table:table-cell table:formula="of:=AVERAGE([.I202:.I208])" office:value-type="float" office:value="14.2857142857143" calcext:value-type="float">
            <text:p>14.2857142857143</text:p>
          </table:table-cell>
          <table:table-cell table:formula="of:=AVERAGE([.J202:.J208])" office:value-type="float" office:value="17.3006928571429" calcext:value-type="float">
            <text:p>17.30069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21.7506" calcext:value-type="float">
            <text:p>21.7506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VLOOKUP([.$H206];[.$B$2:.$C$500];2)" office:value-type="float" office:value="11" calcext:value-type="float">
            <text:p>11</text:p>
          </table:table-cell>
          <table:table-cell table:formula="of:=VLOOKUP([.$H206];[.$D$2:.$E$500];2)" office:value-type="float" office:value="10.7821" calcext:value-type="float">
            <text:p>10.7821</text:p>
          </table:table-cell>
          <table:table-cell table:formula="of:=AVERAGE([.I203:.I209])" office:value-type="float" office:value="17" calcext:value-type="float">
            <text:p>17</text:p>
          </table:table-cell>
          <table:table-cell table:formula="of:=AVERAGE([.J203:.J209])" office:value-type="float" office:value="18.0566071428571" calcext:value-type="float">
            <text:p>18.05660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226" calcext:value-type="float">
            <text:p>226</text:p>
          </table:table-cell>
          <table:table-cell office:value-type="float" office:value="274" calcext:value-type="float">
            <text:p>274</text:p>
          </table:table-cell>
          <table:table-cell office:value-type="float" office:value="29.2059" calcext:value-type="float">
            <text:p>29.205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VLOOKUP([.$H207];[.$B$2:.$C$500];2)" office:value-type="float" office:value="21" calcext:value-type="float">
            <text:p>21</text:p>
          </table:table-cell>
          <table:table-cell table:formula="of:=VLOOKUP([.$H207];[.$D$2:.$E$500];2)" office:value-type="float" office:value="24.7482" calcext:value-type="float">
            <text:p>24.7482</text:p>
          </table:table-cell>
          <table:table-cell table:formula="of:=AVERAGE([.I204:.I210])" office:value-type="float" office:value="18.5714285714286" calcext:value-type="float">
            <text:p>18.5714285714286</text:p>
          </table:table-cell>
          <table:table-cell table:formula="of:=AVERAGE([.J204:.J210])" office:value-type="float" office:value="19.70525" calcext:value-type="float">
            <text:p>19.70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28.0131" calcext:value-type="float">
            <text:p>28.013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VLOOKUP([.$H208];[.$B$2:.$C$500];2)" office:value-type="float" office:value="16" calcext:value-type="float">
            <text:p>16</text:p>
          </table:table-cell>
          <table:table-cell table:formula="of:=VLOOKUP([.$H208];[.$D$2:.$E$500];2)" office:value-type="float" office:value="21.7506" calcext:value-type="float">
            <text:p>21.7506</text:p>
          </table:table-cell>
          <table:table-cell table:formula="of:=AVERAGE([.I205:.I211])" office:value-type="float" office:value="18.1428571428571" calcext:value-type="float">
            <text:p>18.1428571428571</text:p>
          </table:table-cell>
          <table:table-cell table:formula="of:=AVERAGE([.J205:.J211])" office:value-type="float" office:value="20.4104357142857" calcext:value-type="float">
            <text:p>20.4104357142857</text:p>
          </table:table-cell>
          <table:table-cell/>
          <table:table-cell table:formula="of:=SUM([.I205:.I211])" office:value-type="float" office:value="127" calcext:value-type="float">
            <text:p>127</text:p>
          </table:table-cell>
          <table:table-cell table:formula="of:=SUM([.J205:.J211])" office:value-type="float" office:value="142.87305" calcext:value-type="float">
            <text:p>142.87305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16" calcext:value-type="float">
            <text:p>216</text:p>
          </table:table-cell>
          <table:table-cell office:value-type="float" office:value="276" calcext:value-type="float">
            <text:p>276</text:p>
          </table:table-cell>
          <table:table-cell office:value-type="float" office:value="18.6376" calcext:value-type="float">
            <text:p>18.6376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VLOOKUP([.$H209];[.$B$2:.$C$500];2)" office:value-type="float" office:value="29" calcext:value-type="float">
            <text:p>29</text:p>
          </table:table-cell>
          <table:table-cell table:formula="of:=VLOOKUP([.$H209];[.$D$2:.$E$500];2)" office:value-type="float" office:value="29.2059" calcext:value-type="float">
            <text:p>29.2059</text:p>
          </table:table-cell>
          <table:table-cell table:formula="of:=AVERAGE([.I206:.I212])" office:value-type="float" office:value="20.8571428571429" calcext:value-type="float">
            <text:p>20.8571428571429</text:p>
          </table:table-cell>
          <table:table-cell table:formula="of:=AVERAGE([.J206:.J212])" office:value-type="float" office:value="20.8637714285714" calcext:value-type="float">
            <text:p>20.863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12.9089" calcext:value-type="float">
            <text:p>12.9089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VLOOKUP([.$H210];[.$B$2:.$C$500];2)" office:value-type="float" office:value="21" calcext:value-type="float">
            <text:p>21</text:p>
          </table:table-cell>
          <table:table-cell table:formula="of:=VLOOKUP([.$H210];[.$D$2:.$E$500];2)" office:value-type="float" office:value="28.0131" calcext:value-type="float">
            <text:p>28.0131</text:p>
          </table:table-cell>
          <table:table-cell table:formula="of:=AVERAGE([.I207:.I213])" office:value-type="float" office:value="23.4285714285714" calcext:value-type="float">
            <text:p>23.4285714285714</text:p>
          </table:table-cell>
          <table:table-cell table:formula="of:=AVERAGE([.J207:.J213])" office:value-type="float" office:value="21.6594857142857" calcext:value-type="float">
            <text:p>21.6594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04" calcext:value-type="float">
            <text:p>204</text:p>
          </table:table-cell>
          <table:table-cell office:value-type="float" office:value="278" calcext:value-type="float">
            <text:p>278</text:p>
          </table:table-cell>
          <table:table-cell office:value-type="float" office:value="16.3521" calcext:value-type="float">
            <text:p>16.35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VLOOKUP([.$H211];[.$B$2:.$C$500];2)" office:value-type="float" office:value="13" calcext:value-type="float">
            <text:p>13</text:p>
          </table:table-cell>
          <table:table-cell table:formula="of:=VLOOKUP([.$H211];[.$D$2:.$E$500];2)" office:value-type="float" office:value="18.6376" calcext:value-type="float">
            <text:p>18.6376</text:p>
          </table:table-cell>
          <table:table-cell table:formula="of:=AVERAGE([.I208:.I214])" office:value-type="float" office:value="25.8571428571429" calcext:value-type="float">
            <text:p>25.8571428571429</text:p>
          </table:table-cell>
          <table:table-cell table:formula="of:=AVERAGE([.J208:.J214])" office:value-type="float" office:value="21.8635857142857" calcext:value-type="float">
            <text:p>21.8635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86" calcext:value-type="float">
            <text:p>186</text:p>
          </table:table-cell>
          <table:table-cell office:value-type="float" office:value="279" calcext:value-type="float">
            <text:p>279</text:p>
          </table:table-cell>
          <table:table-cell office:value-type="float" office:value="26.1769" calcext:value-type="float">
            <text:p>26.1769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VLOOKUP([.$H212];[.$B$2:.$C$500];2)" office:value-type="float" office:value="35" calcext:value-type="float">
            <text:p>35</text:p>
          </table:table-cell>
          <table:table-cell table:formula="of:=VLOOKUP([.$H212];[.$D$2:.$E$500];2)" office:value-type="float" office:value="12.9089" calcext:value-type="float">
            <text:p>12.9089</text:p>
          </table:table-cell>
          <table:table-cell table:formula="of:=AVERAGE([.I209:.I215])" office:value-type="float" office:value="30.8571428571429" calcext:value-type="float">
            <text:p>30.8571428571429</text:p>
          </table:table-cell>
          <table:table-cell table:formula="of:=AVERAGE([.J209:.J215])" office:value-type="float" office:value="24.6825" calcext:value-type="float">
            <text:p>24.6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41.483" calcext:value-type="float">
            <text:p>41.483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VLOOKUP([.$H213];[.$B$2:.$C$500];2)" office:value-type="float" office:value="29" calcext:value-type="float">
            <text:p>29</text:p>
          </table:table-cell>
          <table:table-cell table:formula="of:=VLOOKUP([.$H213];[.$D$2:.$E$500];2)" office:value-type="float" office:value="16.3521" calcext:value-type="float">
            <text:p>16.3521</text:p>
          </table:table-cell>
          <table:table-cell table:formula="of:=AVERAGE([.I210:.I216])" office:value-type="float" office:value="30.4285714285714" calcext:value-type="float">
            <text:p>30.4285714285714</text:p>
          </table:table-cell>
          <table:table-cell table:formula="of:=AVERAGE([.J210:.J216])" office:value-type="float" office:value="27.5752857142857" calcext:value-type="float">
            <text:p>27.575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83" calcext:value-type="float">
            <text:p>183</text:p>
          </table:table-cell>
          <table:table-cell office:value-type="float" office:value="281" calcext:value-type="float">
            <text:p>281</text:p>
          </table:table-cell>
          <table:table-cell office:value-type="float" office:value="49.4554" calcext:value-type="float">
            <text:p>49.4554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VLOOKUP([.$H214];[.$B$2:.$C$500];2)" office:value-type="float" office:value="38" calcext:value-type="float">
            <text:p>38</text:p>
          </table:table-cell>
          <table:table-cell table:formula="of:=VLOOKUP([.$H214];[.$D$2:.$E$500];2)" office:value-type="float" office:value="26.1769" calcext:value-type="float">
            <text:p>26.1769</text:p>
          </table:table-cell>
          <table:table-cell table:formula="of:=AVERAGE([.I211:.I217])" office:value-type="float" office:value="36.1428571428571" calcext:value-type="float">
            <text:p>36.1428571428571</text:p>
          </table:table-cell>
          <table:table-cell table:formula="of:=AVERAGE([.J211:.J217])" office:value-type="float" office:value="30.8138857142857" calcext:value-type="float">
            <text:p>30.813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71" calcext:value-type="float">
            <text:p>171</text:p>
          </table:table-cell>
          <table:table-cell office:value-type="float" office:value="282" calcext:value-type="float">
            <text:p>282</text:p>
          </table:table-cell>
          <table:table-cell office:value-type="float" office:value="50.6833" calcext:value-type="float">
            <text:p>50.68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VLOOKUP([.$H215];[.$B$2:.$C$500];2)" office:value-type="float" office:value="51" calcext:value-type="float">
            <text:p>51</text:p>
          </table:table-cell>
          <table:table-cell table:formula="of:=VLOOKUP([.$H215];[.$D$2:.$E$500];2)" office:value-type="float" office:value="41.483" calcext:value-type="float">
            <text:p>41.483</text:p>
          </table:table-cell>
          <table:table-cell table:formula="of:=AVERAGE([.I212:.I218])" office:value-type="float" office:value="41.8571428571429" calcext:value-type="float">
            <text:p>41.8571428571429</text:p>
          </table:table-cell>
          <table:table-cell table:formula="of:=AVERAGE([.J212:.J218])" office:value-type="float" office:value="33.9406571428571" calcext:value-type="float">
            <text:p>33.9406571428571</text:p>
          </table:table-cell>
          <table:table-cell/>
          <table:table-cell table:formula="of:=SUM([.I212:.I218])" office:value-type="float" office:value="293" calcext:value-type="float">
            <text:p>293</text:p>
          </table:table-cell>
          <table:table-cell table:formula="of:=SUM([.J212:.J218])" office:value-type="float" office:value="237.5846" calcext:value-type="float">
            <text:p>237.584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79" calcext:value-type="float">
            <text:p>179</text:p>
          </table:table-cell>
          <table:table-cell office:value-type="float" office:value="283" calcext:value-type="float">
            <text:p>283</text:p>
          </table:table-cell>
          <table:table-cell office:value-type="float" office:value="40.525" calcext:value-type="float">
            <text:p>40.525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VLOOKUP([.$H216];[.$B$2:.$C$500];2)" office:value-type="float" office:value="26" calcext:value-type="float">
            <text:p>26</text:p>
          </table:table-cell>
          <table:table-cell table:formula="of:=VLOOKUP([.$H216];[.$D$2:.$E$500];2)" office:value-type="float" office:value="49.4554" calcext:value-type="float">
            <text:p>49.4554</text:p>
          </table:table-cell>
          <table:table-cell table:formula="of:=AVERAGE([.I213:.I219])" office:value-type="float" office:value="42.8571428571429" calcext:value-type="float">
            <text:p>42.8571428571429</text:p>
          </table:table-cell>
          <table:table-cell table:formula="of:=AVERAGE([.J213:.J219])" office:value-type="float" office:value="35.8944285714286" calcext:value-type="float">
            <text:p>35.894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83" calcext:value-type="float">
            <text:p>183</text:p>
          </table:table-cell>
          <table:table-cell office:value-type="float" office:value="284" calcext:value-type="float">
            <text:p>284</text:p>
          </table:table-cell>
          <table:table-cell office:value-type="float" office:value="26.5853" calcext:value-type="float">
            <text:p>26.5853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VLOOKUP([.$H217];[.$B$2:.$C$500];2)" office:value-type="float" office:value="61" calcext:value-type="float">
            <text:p>61</text:p>
          </table:table-cell>
          <table:table-cell table:formula="of:=VLOOKUP([.$H217];[.$D$2:.$E$500];2)" office:value-type="float" office:value="50.6833" calcext:value-type="float">
            <text:p>50.6833</text:p>
          </table:table-cell>
          <table:table-cell table:formula="of:=AVERAGE([.I214:.I220])" office:value-type="float" office:value="48.5714285714286" calcext:value-type="float">
            <text:p>48.5714285714286</text:p>
          </table:table-cell>
          <table:table-cell table:formula="of:=AVERAGE([.J214:.J220])" office:value-type="float" office:value="41.5998285714286" calcext:value-type="float">
            <text:p>41.599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51" calcext:value-type="float">
            <text:p>151</text:p>
          </table:table-cell>
          <table:table-cell office:value-type="float" office:value="285" calcext:value-type="float">
            <text:p>285</text:p>
          </table:table-cell>
          <table:table-cell office:value-type="float" office:value="56.2899" calcext:value-type="float">
            <text:p>56.2899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VLOOKUP([.$H218];[.$B$2:.$C$500];2)" office:value-type="float" office:value="53" calcext:value-type="float">
            <text:p>53</text:p>
          </table:table-cell>
          <table:table-cell table:formula="of:=VLOOKUP([.$H218];[.$D$2:.$E$500];2)" office:value-type="float" office:value="40.525" calcext:value-type="float">
            <text:p>40.525</text:p>
          </table:table-cell>
          <table:table-cell table:formula="of:=AVERAGE([.I215:.I221])" office:value-type="float" office:value="50.7142857142857" calcext:value-type="float">
            <text:p>50.7142857142857</text:p>
          </table:table-cell>
          <table:table-cell table:formula="of:=AVERAGE([.J215:.J221])" office:value-type="float" office:value="46.4492142857143" calcext:value-type="float">
            <text:p>46.4492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73" calcext:value-type="float">
            <text:p>173</text:p>
          </table:table-cell>
          <table:table-cell office:value-type="float" office:value="286" calcext:value-type="float">
            <text:p>286</text:p>
          </table:table-cell>
          <table:table-cell office:value-type="float" office:value="60.1226" calcext:value-type="float">
            <text:p>60.1226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VLOOKUP([.$H219];[.$B$2:.$C$500];2)" office:value-type="float" office:value="42" calcext:value-type="float">
            <text:p>42</text:p>
          </table:table-cell>
          <table:table-cell table:formula="of:=VLOOKUP([.$H219];[.$D$2:.$E$500];2)" office:value-type="float" office:value="26.5853" calcext:value-type="float">
            <text:p>26.5853</text:p>
          </table:table-cell>
          <table:table-cell table:formula="of:=AVERAGE([.I216:.I222])" office:value-type="float" office:value="52.8571428571429" calcext:value-type="float">
            <text:p>52.8571428571429</text:p>
          </table:table-cell>
          <table:table-cell table:formula="of:=AVERAGE([.J216:.J222])" office:value-type="float" office:value="51.0218285714286" calcext:value-type="float">
            <text:p>51.021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73.4913" calcext:value-type="float">
            <text:p>73.4913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VLOOKUP([.$H220];[.$B$2:.$C$500];2)" office:value-type="float" office:value="69" calcext:value-type="float">
            <text:p>69</text:p>
          </table:table-cell>
          <table:table-cell table:formula="of:=VLOOKUP([.$H220];[.$D$2:.$E$500];2)" office:value-type="float" office:value="56.2899" calcext:value-type="float">
            <text:p>56.2899</text:p>
          </table:table-cell>
          <table:table-cell table:formula="of:=AVERAGE([.I217:.I223])" office:value-type="float" office:value="58" calcext:value-type="float">
            <text:p>58</text:p>
          </table:table-cell>
          <table:table-cell table:formula="of:=AVERAGE([.J217:.J223])" office:value-type="float" office:value="55.3168571428571" calcext:value-type="float">
            <text:p>55.3168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54" calcext:value-type="float">
            <text:p>154</text:p>
          </table:table-cell>
          <table:table-cell office:value-type="float" office:value="288" calcext:value-type="float">
            <text:p>288</text:p>
          </table:table-cell>
          <table:table-cell office:value-type="float" office:value="79.5206" calcext:value-type="float">
            <text:p>79.52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VLOOKUP([.$H221];[.$B$2:.$C$500];2)" office:value-type="float" office:value="53" calcext:value-type="float">
            <text:p>53</text:p>
          </table:table-cell>
          <table:table-cell table:formula="of:=VLOOKUP([.$H221];[.$D$2:.$E$500];2)" office:value-type="float" office:value="60.1226" calcext:value-type="float">
            <text:p>60.1226</text:p>
          </table:table-cell>
          <table:table-cell table:formula="of:=AVERAGE([.I218:.I224])" office:value-type="float" office:value="60.7142857142857" calcext:value-type="float">
            <text:p>60.7142857142857</text:p>
          </table:table-cell>
          <table:table-cell table:formula="of:=AVERAGE([.J218:.J224])" office:value-type="float" office:value="64.0793857142857" calcext:value-type="float">
            <text:p>64.0793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33" calcext:value-type="float">
            <text:p>133</text:p>
          </table:table-cell>
          <table:table-cell office:value-type="float" office:value="289" calcext:value-type="float">
            <text:p>289</text:p>
          </table:table-cell>
          <table:table-cell office:value-type="float" office:value="112.021" calcext:value-type="float">
            <text:p>112.021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VLOOKUP([.$H222];[.$B$2:.$C$500];2)" office:value-type="float" office:value="66" calcext:value-type="float">
            <text:p>66</text:p>
          </table:table-cell>
          <table:table-cell table:formula="of:=VLOOKUP([.$H222];[.$D$2:.$E$500];2)" office:value-type="float" office:value="73.4913" calcext:value-type="float">
            <text:p>73.4913</text:p>
          </table:table-cell>
          <table:table-cell table:formula="of:=AVERAGE([.I219:.I225])" office:value-type="float" office:value="64.7142857142857" calcext:value-type="float">
            <text:p>64.7142857142857</text:p>
          </table:table-cell>
          <table:table-cell table:formula="of:=AVERAGE([.J219:.J225])" office:value-type="float" office:value="67.0469142857143" calcext:value-type="float">
            <text:p>67.0469142857143</text:p>
          </table:table-cell>
          <table:table-cell/>
          <table:table-cell table:formula="of:=SUM([.I219:.I225])" office:value-type="float" office:value="453" calcext:value-type="float">
            <text:p>453</text:p>
          </table:table-cell>
          <table:table-cell table:formula="of:=SUM([.J219:.J225])" office:value-type="float" office:value="469.3284" calcext:value-type="float">
            <text:p>469.328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290" calcext:value-type="float">
            <text:p>290</text:p>
          </table:table-cell>
          <table:table-cell office:value-type="float" office:value="61.2977" calcext:value-type="float">
            <text:p>61.2977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VLOOKUP([.$H223];[.$B$2:.$C$500];2)" office:value-type="float" office:value="62" calcext:value-type="float">
            <text:p>62</text:p>
          </table:table-cell>
          <table:table-cell table:formula="of:=VLOOKUP([.$H223];[.$D$2:.$E$500];2)" office:value-type="float" office:value="79.5206" calcext:value-type="float">
            <text:p>79.5206</text:p>
          </table:table-cell>
          <table:table-cell table:formula="of:=AVERAGE([.I220:.I226])" office:value-type="float" office:value="70.5714285714286" calcext:value-type="float">
            <text:p>70.5714285714286</text:p>
          </table:table-cell>
          <table:table-cell table:formula="of:=AVERAGE([.J220:.J226])" office:value-type="float" office:value="70.2921" calcext:value-type="float">
            <text:p>70.2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32" calcext:value-type="float">
            <text:p>132</text:p>
          </table:table-cell>
          <table:table-cell office:value-type="float" office:value="291" calcext:value-type="float">
            <text:p>291</text:p>
          </table:table-cell>
          <table:table-cell office:value-type="float" office:value="49.3016" calcext:value-type="float">
            <text:p>49.3016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VLOOKUP([.$H224];[.$B$2:.$C$500];2)" office:value-type="float" office:value="80" calcext:value-type="float">
            <text:p>80</text:p>
          </table:table-cell>
          <table:table-cell table:formula="of:=VLOOKUP([.$H224];[.$D$2:.$E$500];2)" office:value-type="float" office:value="112.021" calcext:value-type="float">
            <text:p>112.021</text:p>
          </table:table-cell>
          <table:table-cell table:formula="of:=AVERAGE([.I221:.I227])" office:value-type="float" office:value="76.2857142857143" calcext:value-type="float">
            <text:p>76.2857142857143</text:p>
          </table:table-cell>
          <table:table-cell table:formula="of:=AVERAGE([.J221:.J227])" office:value-type="float" office:value="73.2132857142857" calcext:value-type="float">
            <text:p>73.213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25" calcext:value-type="float">
            <text:p>125</text:p>
          </table:table-cell>
          <table:table-cell office:value-type="float" office:value="292" calcext:value-type="float">
            <text:p>292</text:p>
          </table:table-cell>
          <table:table-cell office:value-type="float" office:value="76.7382" calcext:value-type="float">
            <text:p>76.738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VLOOKUP([.$H225];[.$B$2:.$C$500];2)" office:value-type="float" office:value="81" calcext:value-type="float">
            <text:p>81</text:p>
          </table:table-cell>
          <table:table-cell table:formula="of:=VLOOKUP([.$H225];[.$D$2:.$E$500];2)" office:value-type="float" office:value="61.2977" calcext:value-type="float">
            <text:p>61.2977</text:p>
          </table:table-cell>
          <table:table-cell table:formula="of:=AVERAGE([.I222:.I228])" office:value-type="float" office:value="84.2857142857143" calcext:value-type="float">
            <text:p>84.2857142857143</text:p>
          </table:table-cell>
          <table:table-cell table:formula="of:=AVERAGE([.J222:.J228])" office:value-type="float" office:value="82.4693428571429" calcext:value-type="float">
            <text:p>82.469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29" calcext:value-type="float">
            <text:p>129</text:p>
          </table:table-cell>
          <table:table-cell office:value-type="float" office:value="293" calcext:value-type="float">
            <text:p>293</text:p>
          </table:table-cell>
          <table:table-cell office:value-type="float" office:value="124.915" calcext:value-type="float">
            <text:p>124.915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VLOOKUP([.$H226];[.$B$2:.$C$500];2)" office:value-type="float" office:value="83" calcext:value-type="float">
            <text:p>83</text:p>
          </table:table-cell>
          <table:table-cell table:formula="of:=VLOOKUP([.$H226];[.$D$2:.$E$500];2)" office:value-type="float" office:value="49.3016" calcext:value-type="float">
            <text:p>49.3016</text:p>
          </table:table-cell>
          <table:table-cell table:formula="of:=AVERAGE([.I223:.I229])" office:value-type="float" office:value="93.4285714285714" calcext:value-type="float">
            <text:p>93.4285714285714</text:p>
          </table:table-cell>
          <table:table-cell table:formula="of:=AVERAGE([.J223:.J229])" office:value-type="float" office:value="91.7160142857143" calcext:value-type="float">
            <text:p>91.7160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36" calcext:value-type="float">
            <text:p>136</text:p>
          </table:table-cell>
          <table:table-cell office:value-type="float" office:value="294" calcext:value-type="float">
            <text:p>294</text:p>
          </table:table-cell>
          <table:table-cell office:value-type="float" office:value="138.218" calcext:value-type="float">
            <text:p>138.218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VLOOKUP([.$H227];[.$B$2:.$C$500];2)" office:value-type="float" office:value="109" calcext:value-type="float">
            <text:p>109</text:p>
          </table:table-cell>
          <table:table-cell table:formula="of:=VLOOKUP([.$H227];[.$D$2:.$E$500];2)" office:value-type="float" office:value="76.7382" calcext:value-type="float">
            <text:p>76.7382</text:p>
          </table:table-cell>
          <table:table-cell table:formula="of:=AVERAGE([.I224:.I230])" office:value-type="float" office:value="102.714285714286" calcext:value-type="float">
            <text:p>102.714285714286</text:p>
          </table:table-cell>
          <table:table-cell table:formula="of:=AVERAGE([.J224:.J230])" office:value-type="float" office:value="99.2995" calcext:value-type="float">
            <text:p>99.2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21" calcext:value-type="float">
            <text:p>121</text:p>
          </table:table-cell>
          <table:table-cell office:value-type="float" office:value="295" calcext:value-type="float">
            <text:p>295</text:p>
          </table:table-cell>
          <table:table-cell office:value-type="float" office:value="132.605" calcext:value-type="float">
            <text:p>132.605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VLOOKUP([.$H228];[.$B$2:.$C$500];2)" office:value-type="float" office:value="109" calcext:value-type="float">
            <text:p>109</text:p>
          </table:table-cell>
          <table:table-cell table:formula="of:=VLOOKUP([.$H228];[.$D$2:.$E$500];2)" office:value-type="float" office:value="124.915" calcext:value-type="float">
            <text:p>124.915</text:p>
          </table:table-cell>
          <table:table-cell table:formula="of:=AVERAGE([.I225:.I231])" office:value-type="float" office:value="109" calcext:value-type="float">
            <text:p>109</text:p>
          </table:table-cell>
          <table:table-cell table:formula="of:=AVERAGE([.J225:.J231])" office:value-type="float" office:value="103.532214285714" calcext:value-type="float">
            <text:p>103.5322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31" calcext:value-type="float">
            <text:p>131</text:p>
          </table:table-cell>
          <table:table-cell office:value-type="float" office:value="296" calcext:value-type="float">
            <text:p>296</text:p>
          </table:table-cell>
          <table:table-cell office:value-type="float" office:value="141.65" calcext:value-type="float">
            <text:p>141.65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VLOOKUP([.$H229];[.$B$2:.$C$500];2)" office:value-type="float" office:value="130" calcext:value-type="float">
            <text:p>130</text:p>
          </table:table-cell>
          <table:table-cell table:formula="of:=VLOOKUP([.$H229];[.$D$2:.$E$500];2)" office:value-type="float" office:value="138.218" calcext:value-type="float">
            <text:p>138.218</text:p>
          </table:table-cell>
          <table:table-cell table:formula="of:=AVERAGE([.I226:.I232])" office:value-type="float" office:value="117.571428571429" calcext:value-type="float">
            <text:p>117.571428571429</text:p>
          </table:table-cell>
          <table:table-cell table:formula="of:=AVERAGE([.J226:.J232])" office:value-type="float" office:value="113.966114285714" calcext:value-type="float">
            <text:p>113.966114285714</text:p>
          </table:table-cell>
          <table:table-cell/>
          <table:table-cell table:formula="of:=SUM([.I226:.I232])" office:value-type="float" office:value="823" calcext:value-type="float">
            <text:p>823</text:p>
          </table:table-cell>
          <table:table-cell table:formula="of:=SUM([.J226:.J232])" office:value-type="float" office:value="797.7628" calcext:value-type="float">
            <text:p>797.762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7" calcext:value-type="float">
            <text:p>137</text:p>
          </table:table-cell>
          <table:table-cell office:value-type="float" office:value="297" calcext:value-type="float">
            <text:p>297</text:p>
          </table:table-cell>
          <table:table-cell office:value-type="float" office:value="134.335" calcext:value-type="float">
            <text:p>134.335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VLOOKUP([.$H230];[.$B$2:.$C$500];2)" office:value-type="float" office:value="127" calcext:value-type="float">
            <text:p>127</text:p>
          </table:table-cell>
          <table:table-cell table:formula="of:=VLOOKUP([.$H230];[.$D$2:.$E$500];2)" office:value-type="float" office:value="132.605" calcext:value-type="float">
            <text:p>132.605</text:p>
          </table:table-cell>
          <table:table-cell table:formula="of:=AVERAGE([.I227:.I233])" office:value-type="float" office:value="127.714285714286" calcext:value-type="float">
            <text:p>127.714285714286</text:p>
          </table:table-cell>
          <table:table-cell table:formula="of:=AVERAGE([.J227:.J233])" office:value-type="float" office:value="118.1459" calcext:value-type="float">
            <text:p>118.1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17" calcext:value-type="float">
            <text:p>117</text:p>
          </table:table-cell>
          <table:table-cell office:value-type="float" office:value="298" calcext:value-type="float">
            <text:p>298</text:p>
          </table:table-cell>
          <table:table-cell office:value-type="float" office:value="78.5601" calcext:value-type="float">
            <text:p>78.560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VLOOKUP([.$H231];[.$B$2:.$C$500];2)" office:value-type="float" office:value="124" calcext:value-type="float">
            <text:p>124</text:p>
          </table:table-cell>
          <table:table-cell table:formula="of:=VLOOKUP([.$H231];[.$D$2:.$E$500];2)" office:value-type="float" office:value="141.65" calcext:value-type="float">
            <text:p>141.65</text:p>
          </table:table-cell>
          <table:table-cell table:formula="of:=AVERAGE([.I228:.I234])" office:value-type="float" office:value="135.285714285714" calcext:value-type="float">
            <text:p>135.285714285714</text:p>
          </table:table-cell>
          <table:table-cell table:formula="of:=AVERAGE([.J228:.J234])" office:value-type="float" office:value="126.710442857143" calcext:value-type="float">
            <text:p>126.7104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94" calcext:value-type="float">
            <text:p>94</text:p>
          </table:table-cell>
          <table:table-cell office:value-type="float" office:value="299" calcext:value-type="float">
            <text:p>299</text:p>
          </table:table-cell>
          <table:table-cell office:value-type="float" office:value="136.69" calcext:value-type="float">
            <text:p>136.69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VLOOKUP([.$H232];[.$B$2:.$C$500];2)" office:value-type="float" office:value="141" calcext:value-type="float">
            <text:p>141</text:p>
          </table:table-cell>
          <table:table-cell table:formula="of:=VLOOKUP([.$H232];[.$D$2:.$E$500];2)" office:value-type="float" office:value="134.335" calcext:value-type="float">
            <text:p>134.335</text:p>
          </table:table-cell>
          <table:table-cell table:formula="of:=AVERAGE([.I229:.I235])" office:value-type="float" office:value="147.428571428571" calcext:value-type="float">
            <text:p>147.428571428571</text:p>
          </table:table-cell>
          <table:table-cell table:formula="of:=AVERAGE([.J229:.J235])" office:value-type="float" office:value="134.275871428571" calcext:value-type="float">
            <text:p>134.2758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26" calcext:value-type="float">
            <text:p>126</text:p>
          </table:table-cell>
          <table:table-cell office:value-type="float" office:value="300" calcext:value-type="float">
            <text:p>300</text:p>
          </table:table-cell>
          <table:table-cell office:value-type="float" office:value="177.873" calcext:value-type="float">
            <text:p>177.873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VLOOKUP([.$H233];[.$B$2:.$C$500];2)" office:value-type="float" office:value="154" calcext:value-type="float">
            <text:p>154</text:p>
          </table:table-cell>
          <table:table-cell table:formula="of:=VLOOKUP([.$H233];[.$D$2:.$E$500];2)" office:value-type="float" office:value="78.5601" calcext:value-type="float">
            <text:p>78.5601</text:p>
          </table:table-cell>
          <table:table-cell table:formula="of:=AVERAGE([.I230:.I236])" office:value-type="float" office:value="152.857142857143" calcext:value-type="float">
            <text:p>152.857142857143</text:p>
          </table:table-cell>
          <table:table-cell table:formula="of:=AVERAGE([.J230:.J236])" office:value-type="float" office:value="146.990157142857" calcext:value-type="float">
            <text:p>146.9901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98" calcext:value-type="float">
            <text:p>98</text:p>
          </table:table-cell>
          <table:table-cell office:value-type="float" office:value="301" calcext:value-type="float">
            <text:p>301</text:p>
          </table:table-cell>
          <table:table-cell office:value-type="float" office:value="227.218" calcext:value-type="float">
            <text:p>227.218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VLOOKUP([.$H234];[.$B$2:.$C$500];2)" office:value-type="float" office:value="162" calcext:value-type="float">
            <text:p>162</text:p>
          </table:table-cell>
          <table:table-cell table:formula="of:=VLOOKUP([.$H234];[.$D$2:.$E$500];2)" office:value-type="float" office:value="136.69" calcext:value-type="float">
            <text:p>136.69</text:p>
          </table:table-cell>
          <table:table-cell table:formula="of:=AVERAGE([.I231:.I237])" office:value-type="float" office:value="163.142857142857" calcext:value-type="float">
            <text:p>163.142857142857</text:p>
          </table:table-cell>
          <table:table-cell table:formula="of:=AVERAGE([.J231:.J237])" office:value-type="float" office:value="157.7753" calcext:value-type="float">
            <text:p>157.7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15" calcext:value-type="float">
            <text:p>115</text:p>
          </table:table-cell>
          <table:table-cell office:value-type="float" office:value="302" calcext:value-type="float">
            <text:p>302</text:p>
          </table:table-cell>
          <table:table-cell office:value-type="float" office:value="208.101" calcext:value-type="float">
            <text:p>208.10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VLOOKUP([.$H235];[.$B$2:.$C$500];2)" office:value-type="float" office:value="194" calcext:value-type="float">
            <text:p>194</text:p>
          </table:table-cell>
          <table:table-cell table:formula="of:=VLOOKUP([.$H235];[.$D$2:.$E$500];2)" office:value-type="float" office:value="177.873" calcext:value-type="float">
            <text:p>177.873</text:p>
          </table:table-cell>
          <table:table-cell table:formula="of:=AVERAGE([.I232:.I238])" office:value-type="float" office:value="176.571428571429" calcext:value-type="float">
            <text:p>176.571428571429</text:p>
          </table:table-cell>
          <table:table-cell table:formula="of:=AVERAGE([.J232:.J238])" office:value-type="float" office:value="172.173442857143" calcext:value-type="float">
            <text:p>172.1734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float" office:value="242.437" calcext:value-type="float">
            <text:p>242.437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VLOOKUP([.$H236];[.$B$2:.$C$500];2)" office:value-type="float" office:value="168" calcext:value-type="float">
            <text:p>168</text:p>
          </table:table-cell>
          <table:table-cell table:formula="of:=VLOOKUP([.$H236];[.$D$2:.$E$500];2)" office:value-type="float" office:value="227.218" calcext:value-type="float">
            <text:p>227.218</text:p>
          </table:table-cell>
          <table:table-cell table:formula="of:=AVERAGE([.I233:.I239])" office:value-type="float" office:value="184.142857142857" calcext:value-type="float">
            <text:p>184.142857142857</text:p>
          </table:table-cell>
          <table:table-cell table:formula="of:=AVERAGE([.J233:.J239])" office:value-type="float" office:value="180.069014285714" calcext:value-type="float">
            <text:p>180.069014285714</text:p>
          </table:table-cell>
          <table:table-cell/>
          <table:table-cell table:formula="of:=SUM([.I233:.I239])" office:value-type="float" office:value="1289" calcext:value-type="float">
            <text:p>1289</text:p>
          </table:table-cell>
          <table:table-cell table:formula="of:=SUM([.J233:.J239])" office:value-type="float" office:value="1260.4831" calcext:value-type="float">
            <text:p>1260.4831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94" calcext:value-type="float">
            <text:p>94</text:p>
          </table:table-cell>
          <table:table-cell office:value-type="float" office:value="304" calcext:value-type="float">
            <text:p>304</text:p>
          </table:table-cell>
          <table:table-cell office:value-type="float" office:value="189.604" calcext:value-type="float">
            <text:p>189.604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VLOOKUP([.$H237];[.$B$2:.$C$500];2)" office:value-type="float" office:value="199" calcext:value-type="float">
            <text:p>199</text:p>
          </table:table-cell>
          <table:table-cell table:formula="of:=VLOOKUP([.$H237];[.$D$2:.$E$500];2)" office:value-type="float" office:value="208.101" calcext:value-type="float">
            <text:p>208.101</text:p>
          </table:table-cell>
          <table:table-cell table:formula="of:=AVERAGE([.I234:.I240])" office:value-type="float" office:value="193.857142857143" calcext:value-type="float">
            <text:p>193.857142857143</text:p>
          </table:table-cell>
          <table:table-cell table:formula="of:=AVERAGE([.J234:.J240])" office:value-type="float" office:value="186.714142857143" calcext:value-type="float">
            <text:p>186.71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28" calcext:value-type="float">
            <text:p>128</text:p>
          </table:table-cell>
          <table:table-cell office:value-type="float" office:value="305" calcext:value-type="float">
            <text:p>305</text:p>
          </table:table-cell>
          <table:table-cell office:value-type="float" office:value="125.076" calcext:value-type="float">
            <text:p>125.076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VLOOKUP([.$H238];[.$B$2:.$C$500];2)" office:value-type="float" office:value="218" calcext:value-type="float">
            <text:p>218</text:p>
          </table:table-cell>
          <table:table-cell table:formula="of:=VLOOKUP([.$H238];[.$D$2:.$E$500];2)" office:value-type="float" office:value="242.437" calcext:value-type="float">
            <text:p>242.437</text:p>
          </table:table-cell>
          <table:table-cell table:formula="of:=AVERAGE([.I235:.I241])" office:value-type="float" office:value="202.571428571429" calcext:value-type="float">
            <text:p>202.571428571429</text:p>
          </table:table-cell>
          <table:table-cell table:formula="of:=AVERAGE([.J235:.J241])" office:value-type="float" office:value="194.295428571429" calcext:value-type="float">
            <text:p>194.295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office:value-type="float" office:value="189.759" calcext:value-type="float">
            <text:p>189.759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VLOOKUP([.$H239];[.$B$2:.$C$500];2)" office:value-type="float" office:value="194" calcext:value-type="float">
            <text:p>194</text:p>
          </table:table-cell>
          <table:table-cell table:formula="of:=VLOOKUP([.$H239];[.$D$2:.$E$500];2)" office:value-type="float" office:value="189.604" calcext:value-type="float">
            <text:p>189.604</text:p>
          </table:table-cell>
          <table:table-cell table:formula="of:=AVERAGE([.I236:.I242])" office:value-type="float" office:value="212.285714285714" calcext:value-type="float">
            <text:p>212.285714285714</text:p>
          </table:table-cell>
          <table:table-cell table:formula="of:=AVERAGE([.J236:.J242])" office:value-type="float" office:value="208.449857142857" calcext:value-type="float">
            <text:p>208.44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94" calcext:value-type="float">
            <text:p>94</text:p>
          </table:table-cell>
          <table:table-cell office:value-type="float" office:value="307" calcext:value-type="float">
            <text:p>307</text:p>
          </table:table-cell>
          <table:table-cell office:value-type="float" office:value="276.954" calcext:value-type="float">
            <text:p>276.954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VLOOKUP([.$H240];[.$B$2:.$C$500];2)" office:value-type="float" office:value="222" calcext:value-type="float">
            <text:p>222</text:p>
          </table:table-cell>
          <table:table-cell table:formula="of:=VLOOKUP([.$H240];[.$D$2:.$E$500];2)" office:value-type="float" office:value="125.076" calcext:value-type="float">
            <text:p>125.076</text:p>
          </table:table-cell>
          <table:table-cell table:formula="of:=AVERAGE([.I237:.I243])" office:value-type="float" office:value="220.571428571429" calcext:value-type="float">
            <text:p>220.571428571429</text:p>
          </table:table-cell>
          <table:table-cell table:formula="of:=AVERAGE([.J237:.J243])" office:value-type="float" office:value="208.401571428571" calcext:value-type="float">
            <text:p>208.40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93" calcext:value-type="float">
            <text:p>93</text:p>
          </table:table-cell>
          <table:table-cell office:value-type="float" office:value="308" calcext:value-type="float">
            <text:p>308</text:p>
          </table:table-cell>
          <table:table-cell office:value-type="float" office:value="226.88" calcext:value-type="float">
            <text:p>226.88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VLOOKUP([.$H241];[.$B$2:.$C$500];2)" office:value-type="float" office:value="223" calcext:value-type="float">
            <text:p>223</text:p>
          </table:table-cell>
          <table:table-cell table:formula="of:=VLOOKUP([.$H241];[.$D$2:.$E$500];2)" office:value-type="float" office:value="189.759" calcext:value-type="float">
            <text:p>189.759</text:p>
          </table:table-cell>
          <table:table-cell table:formula="of:=AVERAGE([.I238:.I244])" office:value-type="float" office:value="219.714285714286" calcext:value-type="float">
            <text:p>219.714285714286</text:p>
          </table:table-cell>
          <table:table-cell table:formula="of:=AVERAGE([.J238:.J244])" office:value-type="float" office:value="211.876" calcext:value-type="float">
            <text:p>211.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32.422" calcext:value-type="float">
            <text:p>232.422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VLOOKUP([.$H242];[.$B$2:.$C$500];2)" office:value-type="float" office:value="262" calcext:value-type="float">
            <text:p>262</text:p>
          </table:table-cell>
          <table:table-cell table:formula="of:=VLOOKUP([.$H242];[.$D$2:.$E$500];2)" office:value-type="float" office:value="276.954" calcext:value-type="float">
            <text:p>276.954</text:p>
          </table:table-cell>
          <table:table-cell table:formula="of:=AVERAGE([.I239:.I245])" office:value-type="float" office:value="219.428571428571" calcext:value-type="float">
            <text:p>219.428571428571</text:p>
          </table:table-cell>
          <table:table-cell table:formula="of:=AVERAGE([.J239:.J245])" office:value-type="float" office:value="214.597285714286" calcext:value-type="float">
            <text:p>214.597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13" calcext:value-type="float">
            <text:p>113</text:p>
          </table:table-cell>
          <table:table-cell office:value-type="float" office:value="310" calcext:value-type="float">
            <text:p>310</text:p>
          </table:table-cell>
          <table:table-cell office:value-type="float" office:value="261.486" calcext:value-type="float">
            <text:p>261.486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VLOOKUP([.$H243];[.$B$2:.$C$500];2)" office:value-type="float" office:value="226" calcext:value-type="float">
            <text:p>226</text:p>
          </table:table-cell>
          <table:table-cell table:formula="of:=VLOOKUP([.$H243];[.$D$2:.$E$500];2)" office:value-type="float" office:value="226.88" calcext:value-type="float">
            <text:p>226.88</text:p>
          </table:table-cell>
          <table:table-cell table:formula="of:=AVERAGE([.I240:.I246])" office:value-type="float" office:value="220.142857142857" calcext:value-type="float">
            <text:p>220.142857142857</text:p>
          </table:table-cell>
          <table:table-cell table:formula="of:=AVERAGE([.J240:.J246])" office:value-type="float" office:value="216.131571428571" calcext:value-type="float">
            <text:p>216.131571428571</text:p>
          </table:table-cell>
          <table:table-cell/>
          <table:table-cell table:formula="of:=SUM([.I240:.I246])" office:value-type="float" office:value="1541" calcext:value-type="float">
            <text:p>1541</text:p>
          </table:table-cell>
          <table:table-cell table:formula="of:=SUM([.J240:.J246])" office:value-type="float" office:value="1512.921" calcext:value-type="float">
            <text:p>1512.921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.344" calcext:value-type="float">
            <text:p>200.34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VLOOKUP([.$H244];[.$B$2:.$C$500];2)" office:value-type="float" office:value="193" calcext:value-type="float">
            <text:p>193</text:p>
          </table:table-cell>
          <table:table-cell table:formula="of:=VLOOKUP([.$H244];[.$D$2:.$E$500];2)" office:value-type="float" office:value="232.422" calcext:value-type="float">
            <text:p>232.422</text:p>
          </table:table-cell>
          <table:table-cell table:formula="of:=AVERAGE([.I241:.I247])" office:value-type="float" office:value="217.571428571429" calcext:value-type="float">
            <text:p>217.571428571429</text:p>
          </table:table-cell>
          <table:table-cell table:formula="of:=AVERAGE([.J241:.J247])" office:value-type="float" office:value="215.287142857143" calcext:value-type="float">
            <text:p>215.287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119.165" calcext:value-type="float">
            <text:p>119.165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VLOOKUP([.$H245];[.$B$2:.$C$500];2)" office:value-type="float" office:value="216" calcext:value-type="float">
            <text:p>216</text:p>
          </table:table-cell>
          <table:table-cell table:formula="of:=VLOOKUP([.$H245];[.$D$2:.$E$500];2)" office:value-type="float" office:value="261.486" calcext:value-type="float">
            <text:p>261.486</text:p>
          </table:table-cell>
          <table:table-cell table:formula="of:=AVERAGE([.I242:.I248])" office:value-type="float" office:value="212.285714285714" calcext:value-type="float">
            <text:p>212.285714285714</text:p>
          </table:table-cell>
          <table:table-cell table:formula="of:=AVERAGE([.J242:.J248])" office:value-type="float" office:value="215.891142857143" calcext:value-type="float">
            <text:p>215.89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07" calcext:value-type="float">
            <text:p>107</text:p>
          </table:table-cell>
          <table:table-cell office:value-type="float" office:value="313" calcext:value-type="float">
            <text:p>313</text:p>
          </table:table-cell>
          <table:table-cell office:value-type="float" office:value="193.987" calcext:value-type="float">
            <text:p>193.987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VLOOKUP([.$H246];[.$B$2:.$C$500];2)" office:value-type="float" office:value="199" calcext:value-type="float">
            <text:p>199</text:p>
          </table:table-cell>
          <table:table-cell table:formula="of:=VLOOKUP([.$H246];[.$D$2:.$E$500];2)" office:value-type="float" office:value="200.344" calcext:value-type="float">
            <text:p>200.344</text:p>
          </table:table-cell>
          <table:table-cell table:formula="of:=AVERAGE([.I243:.I249])" office:value-type="float" office:value="205.428571428571" calcext:value-type="float">
            <text:p>205.428571428571</text:p>
          </table:table-cell>
          <table:table-cell table:formula="of:=AVERAGE([.J243:.J249])" office:value-type="float" office:value="209.617285714286" calcext:value-type="float">
            <text:p>209.617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314" calcext:value-type="float">
            <text:p>314</text:p>
          </table:table-cell>
          <table:table-cell office:value-type="float" office:value="233.037" calcext:value-type="float">
            <text:p>233.037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VLOOKUP([.$H247];[.$B$2:.$C$500];2)" office:value-type="float" office:value="204" calcext:value-type="float">
            <text:p>204</text:p>
          </table:table-cell>
          <table:table-cell table:formula="of:=VLOOKUP([.$H247];[.$D$2:.$E$500];2)" office:value-type="float" office:value="119.165" calcext:value-type="float">
            <text:p>119.165</text:p>
          </table:table-cell>
          <table:table-cell table:formula="of:=AVERAGE([.I244:.I250])" office:value-type="float" office:value="199.285714285714" calcext:value-type="float">
            <text:p>199.285714285714</text:p>
          </table:table-cell>
          <table:table-cell table:formula="of:=AVERAGE([.J244:.J250])" office:value-type="float" office:value="221.139857142857" calcext:value-type="float">
            <text:p>221.13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office:value-type="float" office:value="307.538" calcext:value-type="float">
            <text:p>307.53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VLOOKUP([.$H248];[.$B$2:.$C$500];2)" office:value-type="float" office:value="186" calcext:value-type="float">
            <text:p>186</text:p>
          </table:table-cell>
          <table:table-cell table:formula="of:=VLOOKUP([.$H248];[.$D$2:.$E$500];2)" office:value-type="float" office:value="193.987" calcext:value-type="float">
            <text:p>193.987</text:p>
          </table:table-cell>
          <table:table-cell table:formula="of:=AVERAGE([.I245:.I251])" office:value-type="float" office:value="196.142857142857" calcext:value-type="float">
            <text:p>196.142857142857</text:p>
          </table:table-cell>
          <table:table-cell table:formula="of:=AVERAGE([.J245:.J251])" office:value-type="float" office:value="227.136571428571" calcext:value-type="float">
            <text:p>227.136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12" calcext:value-type="float">
            <text:p>112</text:p>
          </table:table-cell>
          <table:table-cell office:value-type="float" office:value="316" calcext:value-type="float">
            <text:p>316</text:p>
          </table:table-cell>
          <table:table-cell office:value-type="float" office:value="274.399" calcext:value-type="float">
            <text:p>274.399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VLOOKUP([.$H249];[.$B$2:.$C$500];2)" office:value-type="float" office:value="214" calcext:value-type="float">
            <text:p>214</text:p>
          </table:table-cell>
          <table:table-cell table:formula="of:=VLOOKUP([.$H249];[.$D$2:.$E$500];2)" office:value-type="float" office:value="233.037" calcext:value-type="float">
            <text:p>233.037</text:p>
          </table:table-cell>
          <table:table-cell table:formula="of:=AVERAGE([.I246:.I252])" office:value-type="float" office:value="190.857142857143" calcext:value-type="float">
            <text:p>190.857142857143</text:p>
          </table:table-cell>
          <table:table-cell table:formula="of:=AVERAGE([.J246:.J252])" office:value-type="float" office:value="226.751142857143" calcext:value-type="float">
            <text:p>226.75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06" calcext:value-type="float">
            <text:p>106</text:p>
          </table:table-cell>
          <table:table-cell office:value-type="float" office:value="317" calcext:value-type="float">
            <text:p>317</text:p>
          </table:table-cell>
          <table:table-cell office:value-type="float" office:value="258.788" calcext:value-type="float">
            <text:p>258.788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VLOOKUP([.$H250];[.$B$2:.$C$500];2)" office:value-type="float" office:value="183" calcext:value-type="float">
            <text:p>183</text:p>
          </table:table-cell>
          <table:table-cell table:formula="of:=VLOOKUP([.$H250];[.$D$2:.$E$500];2)" office:value-type="float" office:value="307.538" calcext:value-type="float">
            <text:p>307.538</text:p>
          </table:table-cell>
          <table:table-cell table:formula="of:=AVERAGE([.I247:.I253])" office:value-type="float" office:value="188.571428571429" calcext:value-type="float">
            <text:p>188.571428571429</text:p>
          </table:table-cell>
          <table:table-cell table:formula="of:=AVERAGE([.J247:.J253])" office:value-type="float" office:value="220.533857142857" calcext:value-type="float">
            <text:p>220.533857142857</text:p>
          </table:table-cell>
          <table:table-cell/>
          <table:table-cell table:formula="of:=SUM([.I247:.I253])" office:value-type="float" office:value="1320" calcext:value-type="float">
            <text:p>1320</text:p>
          </table:table-cell>
          <table:table-cell table:formula="of:=SUM([.J247:.J253])" office:value-type="float" office:value="1543.737" calcext:value-type="float">
            <text:p>1543.73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98" calcext:value-type="float">
            <text:p>98</text:p>
          </table:table-cell>
          <table:table-cell office:value-type="float" office:value="318" calcext:value-type="float">
            <text:p>318</text:p>
          </table:table-cell>
          <table:table-cell office:value-type="float" office:value="156.823" calcext:value-type="float">
            <text:p>156.82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VLOOKUP([.$H251];[.$B$2:.$C$500];2)" office:value-type="float" office:value="171" calcext:value-type="float">
            <text:p>171</text:p>
          </table:table-cell>
          <table:table-cell table:formula="of:=VLOOKUP([.$H251];[.$D$2:.$E$500];2)" office:value-type="float" office:value="274.399" calcext:value-type="float">
            <text:p>274.399</text:p>
          </table:table-cell>
          <table:table-cell table:formula="of:=AVERAGE([.I248:.I254])" office:value-type="float" office:value="181" calcext:value-type="float">
            <text:p>181</text:p>
          </table:table-cell>
          <table:table-cell table:formula="of:=AVERAGE([.J248:.J254])" office:value-type="float" office:value="212.810385714286" calcext:value-type="float">
            <text:p>212.8103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12" calcext:value-type="float">
            <text:p>112</text:p>
          </table:table-cell>
          <table:table-cell office:value-type="float" office:value="319" calcext:value-type="float">
            <text:p>319</text:p>
          </table:table-cell>
          <table:table-cell office:value-type="float" office:value="65.1007" calcext:value-type="float">
            <text:p>65.1007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VLOOKUP([.$H252];[.$B$2:.$C$500];2)" office:value-type="float" office:value="179" calcext:value-type="float">
            <text:p>179</text:p>
          </table:table-cell>
          <table:table-cell table:formula="of:=VLOOKUP([.$H252];[.$D$2:.$E$500];2)" office:value-type="float" office:value="258.788" calcext:value-type="float">
            <text:p>258.788</text:p>
          </table:table-cell>
          <table:table-cell table:formula="of:=AVERAGE([.I249:.I255])" office:value-type="float" office:value="179.142857142857" calcext:value-type="float">
            <text:p>179.142857142857</text:p>
          </table:table-cell>
          <table:table-cell table:formula="of:=AVERAGE([.J249:.J255])" office:value-type="float" office:value="203.043528571429" calcext:value-type="float">
            <text:p>203.0435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97" calcext:value-type="float">
            <text:p>97</text:p>
          </table:table-cell>
          <table:table-cell office:value-type="float" office:value="320" calcext:value-type="float">
            <text:p>320</text:p>
          </table:table-cell>
          <table:table-cell office:value-type="float" office:value="125.619" calcext:value-type="float">
            <text:p>125.619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VLOOKUP([.$H253];[.$B$2:.$C$500];2)" office:value-type="float" office:value="183" calcext:value-type="float">
            <text:p>183</text:p>
          </table:table-cell>
          <table:table-cell table:formula="of:=VLOOKUP([.$H253];[.$D$2:.$E$500];2)" office:value-type="float" office:value="156.823" calcext:value-type="float">
            <text:p>156.823</text:p>
          </table:table-cell>
          <table:table-cell table:formula="of:=AVERAGE([.I250:.I256])" office:value-type="float" office:value="168.285714285714" calcext:value-type="float">
            <text:p>168.285714285714</text:p>
          </table:table-cell>
          <table:table-cell table:formula="of:=AVERAGE([.J250:.J256])" office:value-type="float" office:value="197.014242857143" calcext:value-type="float">
            <text:p>197.0142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02" calcext:value-type="float">
            <text:p>102</text:p>
          </table:table-cell>
          <table:table-cell office:value-type="float" office:value="321" calcext:value-type="float">
            <text:p>321</text:p>
          </table:table-cell>
          <table:table-cell office:value-type="float" office:value="190.832" calcext:value-type="float">
            <text:p>190.832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VLOOKUP([.$H254];[.$B$2:.$C$500];2)" office:value-type="float" office:value="151" calcext:value-type="float">
            <text:p>151</text:p>
          </table:table-cell>
          <table:table-cell table:formula="of:=VLOOKUP([.$H254];[.$D$2:.$E$500];2)" office:value-type="float" office:value="65.1007" calcext:value-type="float">
            <text:p>65.1007</text:p>
          </table:table-cell>
          <table:table-cell table:formula="of:=AVERAGE([.I251:.I257])" office:value-type="float" office:value="164.142857142857" calcext:value-type="float">
            <text:p>164.142857142857</text:p>
          </table:table-cell>
          <table:table-cell table:formula="of:=AVERAGE([.J251:.J257])" office:value-type="float" office:value="186.018957142857" calcext:value-type="float">
            <text:p>186.0189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office:value-type="float" office:value="230.571" calcext:value-type="float">
            <text:p>230.57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VLOOKUP([.$H255];[.$B$2:.$C$500];2)" office:value-type="float" office:value="173" calcext:value-type="float">
            <text:p>173</text:p>
          </table:table-cell>
          <table:table-cell table:formula="of:=VLOOKUP([.$H255];[.$D$2:.$E$500];2)" office:value-type="float" office:value="125.619" calcext:value-type="float">
            <text:p>125.619</text:p>
          </table:table-cell>
          <table:table-cell table:formula="of:=AVERAGE([.I252:.I258])" office:value-type="float" office:value="158.714285714286" calcext:value-type="float">
            <text:p>158.714285714286</text:p>
          </table:table-cell>
          <table:table-cell table:formula="of:=AVERAGE([.J252:.J258])" office:value-type="float" office:value="175.151385714286" calcext:value-type="float">
            <text:p>175.1513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14" calcext:value-type="float">
            <text:p>114</text:p>
          </table:table-cell>
          <table:table-cell office:value-type="float" office:value="323" calcext:value-type="float">
            <text:p>323</text:p>
          </table:table-cell>
          <table:table-cell office:value-type="float" office:value="198.326" calcext:value-type="float">
            <text:p>198.326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VLOOKUP([.$H256];[.$B$2:.$C$500];2)" office:value-type="float" office:value="138" calcext:value-type="float">
            <text:p>138</text:p>
          </table:table-cell>
          <table:table-cell table:formula="of:=VLOOKUP([.$H256];[.$D$2:.$E$500];2)" office:value-type="float" office:value="190.832" calcext:value-type="float">
            <text:p>190.832</text:p>
          </table:table-cell>
          <table:table-cell table:formula="of:=AVERAGE([.I253:.I259])" office:value-type="float" office:value="149.714285714286" calcext:value-type="float">
            <text:p>149.714285714286</text:p>
          </table:table-cell>
          <table:table-cell table:formula="of:=AVERAGE([.J253:.J259])" office:value-type="float" office:value="165.611671428571" calcext:value-type="float">
            <text:p>165.6116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09" calcext:value-type="float">
            <text:p>109</text:p>
          </table:table-cell>
          <table:table-cell office:value-type="float" office:value="324" calcext:value-type="float">
            <text:p>324</text:p>
          </table:table-cell>
          <table:table-cell office:value-type="float" office:value="192.01" calcext:value-type="float">
            <text:p>192.01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VLOOKUP([.$H257];[.$B$2:.$C$500];2)" office:value-type="float" office:value="154" calcext:value-type="float">
            <text:p>154</text:p>
          </table:table-cell>
          <table:table-cell table:formula="of:=VLOOKUP([.$H257];[.$D$2:.$E$500];2)" office:value-type="float" office:value="230.571" calcext:value-type="float">
            <text:p>230.571</text:p>
          </table:table-cell>
          <table:table-cell table:formula="of:=AVERAGE([.I254:.I260])" office:value-type="float" office:value="142.428571428571" calcext:value-type="float">
            <text:p>142.428571428571</text:p>
          </table:table-cell>
          <table:table-cell table:formula="of:=AVERAGE([.J254:.J260])" office:value-type="float" office:value="158.6971" calcext:value-type="float">
            <text:p>158.6971</text:p>
          </table:table-cell>
          <table:table-cell/>
          <table:table-cell table:formula="of:=SUM([.I254:.I260])" office:value-type="float" office:value="997" calcext:value-type="float">
            <text:p>997</text:p>
          </table:table-cell>
          <table:table-cell table:formula="of:=SUM([.J254:.J260])" office:value-type="float" office:value="1110.8797" calcext:value-type="float">
            <text:p>1110.879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office:value-type="float" office:value="108.421" calcext:value-type="float">
            <text:p>108.42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VLOOKUP([.$H258];[.$B$2:.$C$500];2)" office:value-type="float" office:value="133" calcext:value-type="float">
            <text:p>133</text:p>
          </table:table-cell>
          <table:table-cell table:formula="of:=VLOOKUP([.$H258];[.$D$2:.$E$500];2)" office:value-type="float" office:value="198.326" calcext:value-type="float">
            <text:p>198.326</text:p>
          </table:table-cell>
          <table:table-cell table:formula="of:=AVERAGE([.I255:.I261])" office:value-type="float" office:value="138.714285714286" calcext:value-type="float">
            <text:p>138.714285714286</text:p>
          </table:table-cell>
          <table:table-cell table:formula="of:=AVERAGE([.J255:.J261])" office:value-type="float" office:value="155.062185714286" calcext:value-type="float">
            <text:p>155.0621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22" calcext:value-type="float">
            <text:p>122</text:p>
          </table:table-cell>
          <table:table-cell office:value-type="float" office:value="326" calcext:value-type="float">
            <text:p>326</text:p>
          </table:table-cell>
          <table:table-cell office:value-type="float" office:value="39.6563" calcext:value-type="float">
            <text:p>39.6563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VLOOKUP([.$H259];[.$B$2:.$C$500];2)" office:value-type="float" office:value="116" calcext:value-type="float">
            <text:p>116</text:p>
          </table:table-cell>
          <table:table-cell table:formula="of:=VLOOKUP([.$H259];[.$D$2:.$E$500];2)" office:value-type="float" office:value="192.01" calcext:value-type="float">
            <text:p>192.01</text:p>
          </table:table-cell>
          <table:table-cell table:formula="of:=AVERAGE([.I256:.I262])" office:value-type="float" office:value="132.428571428571" calcext:value-type="float">
            <text:p>132.428571428571</text:p>
          </table:table-cell>
          <table:table-cell table:formula="of:=AVERAGE([.J256:.J262])" office:value-type="float" office:value="159.060185714286" calcext:value-type="float">
            <text:p>159.0601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08" calcext:value-type="float">
            <text:p>108</text:p>
          </table:table-cell>
          <table:table-cell office:value-type="float" office:value="327" calcext:value-type="float">
            <text:p>327</text:p>
          </table:table-cell>
          <table:table-cell office:value-type="float" office:value="153.605" calcext:value-type="float">
            <text:p>153.60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VLOOKUP([.$H260];[.$B$2:.$C$500];2)" office:value-type="float" office:value="132" calcext:value-type="float">
            <text:p>132</text:p>
          </table:table-cell>
          <table:table-cell table:formula="of:=VLOOKUP([.$H260];[.$D$2:.$E$500];2)" office:value-type="float" office:value="108.421" calcext:value-type="float">
            <text:p>108.421</text:p>
          </table:table-cell>
          <table:table-cell table:formula="of:=AVERAGE([.I257:.I263])" office:value-type="float" office:value="132.142857142857" calcext:value-type="float">
            <text:p>132.142857142857</text:p>
          </table:table-cell>
          <table:table-cell table:formula="of:=AVERAGE([.J257:.J263])" office:value-type="float" office:value="144.757228571429" calcext:value-type="float">
            <text:p>144.7572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32" calcext:value-type="float">
            <text:p>132</text:p>
          </table:table-cell>
          <table:table-cell office:value-type="float" office:value="328" calcext:value-type="float">
            <text:p>328</text:p>
          </table:table-cell>
          <table:table-cell office:value-type="float" office:value="90.7113" calcext:value-type="float">
            <text:p>90.71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VLOOKUP([.$H261];[.$B$2:.$C$500];2)" office:value-type="float" office:value="125" calcext:value-type="float">
            <text:p>125</text:p>
          </table:table-cell>
          <table:table-cell table:formula="of:=VLOOKUP([.$H261];[.$D$2:.$E$500];2)" office:value-type="float" office:value="39.6563" calcext:value-type="float">
            <text:p>39.6563</text:p>
          </table:table-cell>
          <table:table-cell table:formula="of:=AVERAGE([.I258:.I264])" office:value-type="float" office:value="127.428571428571" calcext:value-type="float">
            <text:p>127.428571428571</text:p>
          </table:table-cell>
          <table:table-cell table:formula="of:=AVERAGE([.J258:.J264])" office:value-type="float" office:value="130.889514285714" calcext:value-type="float">
            <text:p>130.889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31" calcext:value-type="float">
            <text:p>131</text:p>
          </table:table-cell>
          <table:table-cell office:value-type="float" office:value="329" calcext:value-type="float">
            <text:p>329</text:p>
          </table:table-cell>
          <table:table-cell office:value-type="float" office:value="133.497" calcext:value-type="float">
            <text:p>133.497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VLOOKUP([.$H262];[.$B$2:.$C$500];2)" office:value-type="float" office:value="129" calcext:value-type="float">
            <text:p>129</text:p>
          </table:table-cell>
          <table:table-cell table:formula="of:=VLOOKUP([.$H262];[.$D$2:.$E$500];2)" office:value-type="float" office:value="153.605" calcext:value-type="float">
            <text:p>153.605</text:p>
          </table:table-cell>
          <table:table-cell table:formula="of:=AVERAGE([.I259:.I265])" office:value-type="float" office:value="127.142857142857" calcext:value-type="float">
            <text:p>127.142857142857</text:p>
          </table:table-cell>
          <table:table-cell table:formula="of:=AVERAGE([.J259:.J265])" office:value-type="float" office:value="123.978085714286" calcext:value-type="float">
            <text:p>123.9780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49" calcext:value-type="float">
            <text:p>149</text:p>
          </table:table-cell>
          <table:table-cell office:value-type="float" office:value="330" calcext:value-type="float">
            <text:p>330</text:p>
          </table:table-cell>
          <table:table-cell office:value-type="float" office:value="149.946" calcext:value-type="float">
            <text:p>149.946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VLOOKUP([.$H263];[.$B$2:.$C$500];2)" office:value-type="float" office:value="136" calcext:value-type="float">
            <text:p>136</text:p>
          </table:table-cell>
          <table:table-cell table:formula="of:=VLOOKUP([.$H263];[.$D$2:.$E$500];2)" office:value-type="float" office:value="90.7113" calcext:value-type="float">
            <text:p>90.7113</text:p>
          </table:table-cell>
          <table:table-cell table:formula="of:=AVERAGE([.I260:.I266])" office:value-type="float" office:value="130.142857142857" calcext:value-type="float">
            <text:p>130.142857142857</text:p>
          </table:table-cell>
          <table:table-cell table:formula="of:=AVERAGE([.J260:.J266])" office:value-type="float" office:value="115.480657142857" calcext:value-type="float">
            <text:p>115.4806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27" calcext:value-type="float">
            <text:p>127</text:p>
          </table:table-cell>
          <table:table-cell office:value-type="float" office:value="331" calcext:value-type="float">
            <text:p>331</text:p>
          </table:table-cell>
          <table:table-cell office:value-type="float" office:value="132.528" calcext:value-type="float">
            <text:p>132.528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VLOOKUP([.$H264];[.$B$2:.$C$500];2)" office:value-type="float" office:value="121" calcext:value-type="float">
            <text:p>121</text:p>
          </table:table-cell>
          <table:table-cell table:formula="of:=VLOOKUP([.$H264];[.$D$2:.$E$500];2)" office:value-type="float" office:value="133.497" calcext:value-type="float">
            <text:p>133.497</text:p>
          </table:table-cell>
          <table:table-cell table:formula="of:=AVERAGE([.I261:.I267])" office:value-type="float" office:value="128" calcext:value-type="float">
            <text:p>128</text:p>
          </table:table-cell>
          <table:table-cell table:formula="of:=AVERAGE([.J261:.J267])" office:value-type="float" office:value="110.608271428571" calcext:value-type="float">
            <text:p>110.608271428571</text:p>
          </table:table-cell>
          <table:table-cell/>
          <table:table-cell table:formula="of:=SUM([.I261:.I267])" office:value-type="float" office:value="896" calcext:value-type="float">
            <text:p>896</text:p>
          </table:table-cell>
          <table:table-cell table:formula="of:=SUM([.J261:.J267])" office:value-type="float" office:value="774.2579" calcext:value-type="float">
            <text:p>774.2579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50" calcext:value-type="float">
            <text:p>150</text:p>
          </table:table-cell>
          <table:table-cell office:value-type="float" office:value="332" calcext:value-type="float">
            <text:p>332</text:p>
          </table:table-cell>
          <table:table-cell office:value-type="float" office:value="74.3143" calcext:value-type="float">
            <text:p>74.314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VLOOKUP([.$H265];[.$B$2:.$C$500];2)" office:value-type="float" office:value="131" calcext:value-type="float">
            <text:p>131</text:p>
          </table:table-cell>
          <table:table-cell table:formula="of:=VLOOKUP([.$H265];[.$D$2:.$E$500];2)" office:value-type="float" office:value="149.946" calcext:value-type="float">
            <text:p>149.946</text:p>
          </table:table-cell>
          <table:table-cell table:formula="of:=AVERAGE([.I262:.I268])" office:value-type="float" office:value="123.571428571429" calcext:value-type="float">
            <text:p>123.571428571429</text:p>
          </table:table-cell>
          <table:table-cell table:formula="of:=AVERAGE([.J262:.J268])" office:value-type="float" office:value="109.931628571429" calcext:value-type="float">
            <text:p>109.9316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52" calcext:value-type="float">
            <text:p>152</text:p>
          </table:table-cell>
          <table:table-cell office:value-type="float" office:value="333" calcext:value-type="float">
            <text:p>333</text:p>
          </table:table-cell>
          <table:table-cell office:value-type="float" office:value="34.9198" calcext:value-type="float">
            <text:p>34.9198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VLOOKUP([.$H266];[.$B$2:.$C$500];2)" office:value-type="float" office:value="137" calcext:value-type="float">
            <text:p>137</text:p>
          </table:table-cell>
          <table:table-cell table:formula="of:=VLOOKUP([.$H266];[.$D$2:.$E$500];2)" office:value-type="float" office:value="132.528" calcext:value-type="float">
            <text:p>132.528</text:p>
          </table:table-cell>
          <table:table-cell table:formula="of:=AVERAGE([.I263:.I269])" office:value-type="float" office:value="123.142857142857" calcext:value-type="float">
            <text:p>123.142857142857</text:p>
          </table:table-cell>
          <table:table-cell table:formula="of:=AVERAGE([.J263:.J269])" office:value-type="float" office:value="105.509914285714" calcext:value-type="float">
            <text:p>105.5099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41" calcext:value-type="float">
            <text:p>141</text:p>
          </table:table-cell>
          <table:table-cell office:value-type="float" office:value="334" calcext:value-type="float">
            <text:p>334</text:p>
          </table:table-cell>
          <table:table-cell office:value-type="float" office:value="122.653" calcext:value-type="float">
            <text:p>122.653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VLOOKUP([.$H267];[.$B$2:.$C$500];2)" office:value-type="float" office:value="117" calcext:value-type="float">
            <text:p>117</text:p>
          </table:table-cell>
          <table:table-cell table:formula="of:=VLOOKUP([.$H267];[.$D$2:.$E$500];2)" office:value-type="float" office:value="74.3143" calcext:value-type="float">
            <text:p>74.3143</text:p>
          </table:table-cell>
          <table:table-cell table:formula="of:=AVERAGE([.I264:.I270])" office:value-type="float" office:value="117.714285714286" calcext:value-type="float">
            <text:p>117.714285714286</text:p>
          </table:table-cell>
          <table:table-cell table:formula="of:=AVERAGE([.J264:.J270])" office:value-type="float" office:value="111.757728571429" calcext:value-type="float">
            <text:p>111.7577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50" calcext:value-type="float">
            <text:p>150</text:p>
          </table:table-cell>
          <table:table-cell office:value-type="float" office:value="335" calcext:value-type="float">
            <text:p>335</text:p>
          </table:table-cell>
          <table:table-cell office:value-type="float" office:value="134.446" calcext:value-type="float">
            <text:p>134.446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VLOOKUP([.$H268];[.$B$2:.$C$500];2)" office:value-type="float" office:value="94" calcext:value-type="float">
            <text:p>94</text:p>
          </table:table-cell>
          <table:table-cell table:formula="of:=VLOOKUP([.$H268];[.$D$2:.$E$500];2)" office:value-type="float" office:value="34.9198" calcext:value-type="float">
            <text:p>34.9198</text:p>
          </table:table-cell>
          <table:table-cell table:formula="of:=AVERAGE([.I265:.I271])" office:value-type="float" office:value="116.857142857143" calcext:value-type="float">
            <text:p>116.857142857143</text:p>
          </table:table-cell>
          <table:table-cell table:formula="of:=AVERAGE([.J265:.J271])" office:value-type="float" office:value="108.7713" calcext:value-type="float">
            <text:p>108.7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78" calcext:value-type="float">
            <text:p>178</text:p>
          </table:table-cell>
          <table:table-cell office:value-type="float" office:value="336" calcext:value-type="float">
            <text:p>336</text:p>
          </table:table-cell>
          <table:table-cell office:value-type="float" office:value="112.592" calcext:value-type="float">
            <text:p>112.592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VLOOKUP([.$H269];[.$B$2:.$C$500];2)" office:value-type="float" office:value="126" calcext:value-type="float">
            <text:p>126</text:p>
          </table:table-cell>
          <table:table-cell table:formula="of:=VLOOKUP([.$H269];[.$D$2:.$E$500];2)" office:value-type="float" office:value="122.653" calcext:value-type="float">
            <text:p>122.653</text:p>
          </table:table-cell>
          <table:table-cell table:formula="of:=AVERAGE([.I266:.I272])" office:value-type="float" office:value="112.142857142857" calcext:value-type="float">
            <text:p>112.142857142857</text:p>
          </table:table-cell>
          <table:table-cell table:formula="of:=AVERAGE([.J266:.J272])" office:value-type="float" office:value="103.594014285714" calcext:value-type="float">
            <text:p>103.5940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57" calcext:value-type="float">
            <text:p>157</text:p>
          </table:table-cell>
          <table:table-cell office:value-type="float" office:value="337" calcext:value-type="float">
            <text:p>337</text:p>
          </table:table-cell>
          <table:table-cell office:value-type="float" office:value="113.705" calcext:value-type="float">
            <text:p>113.70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VLOOKUP([.$H270];[.$B$2:.$C$500];2)" office:value-type="float" office:value="98" calcext:value-type="float">
            <text:p>98</text:p>
          </table:table-cell>
          <table:table-cell table:formula="of:=VLOOKUP([.$H270];[.$D$2:.$E$500];2)" office:value-type="float" office:value="134.446" calcext:value-type="float">
            <text:p>134.446</text:p>
          </table:table-cell>
          <table:table-cell table:formula="of:=AVERAGE([.I267:.I273])" office:value-type="float" office:value="106" calcext:value-type="float">
            <text:p>106</text:p>
          </table:table-cell>
          <table:table-cell table:formula="of:=AVERAGE([.J267:.J273])" office:value-type="float" office:value="98.8806142857143" calcext:value-type="float">
            <text:p>98.8806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86" calcext:value-type="float">
            <text:p>186</text:p>
          </table:table-cell>
          <table:table-cell office:value-type="float" office:value="338" calcext:value-type="float">
            <text:p>338</text:p>
          </table:table-cell>
          <table:table-cell office:value-type="float" office:value="99.5342" calcext:value-type="float">
            <text:p>99.5342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VLOOKUP([.$H271];[.$B$2:.$C$500];2)" office:value-type="float" office:value="115" calcext:value-type="float">
            <text:p>115</text:p>
          </table:table-cell>
          <table:table-cell table:formula="of:=VLOOKUP([.$H271];[.$D$2:.$E$500];2)" office:value-type="float" office:value="112.592" calcext:value-type="float">
            <text:p>112.592</text:p>
          </table:table-cell>
          <table:table-cell table:formula="of:=AVERAGE([.I268:.I274])" office:value-type="float" office:value="107.571428571429" calcext:value-type="float">
            <text:p>107.571428571429</text:p>
          </table:table-cell>
          <table:table-cell table:formula="of:=AVERAGE([.J268:.J274])" office:value-type="float" office:value="95.9810142857143" calcext:value-type="float">
            <text:p>95.9810142857143</text:p>
          </table:table-cell>
          <table:table-cell/>
          <table:table-cell table:formula="of:=SUM([.I268:.I274])" office:value-type="float" office:value="753" calcext:value-type="float">
            <text:p>753</text:p>
          </table:table-cell>
          <table:table-cell table:formula="of:=SUM([.J268:.J274])" office:value-type="float" office:value="671.8671" calcext:value-type="float">
            <text:p>671.867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5" calcext:value-type="float">
            <text:p>195</text:p>
          </table:table-cell>
          <table:table-cell office:value-type="float" office:value="339" calcext:value-type="float">
            <text:p>339</text:p>
          </table:table-cell>
          <table:table-cell office:value-type="float" office:value="54.0171" calcext:value-type="float">
            <text:p>54.0171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VLOOKUP([.$H272];[.$B$2:.$C$500];2)" office:value-type="float" office:value="98" calcext:value-type="float">
            <text:p>98</text:p>
          </table:table-cell>
          <table:table-cell table:formula="of:=VLOOKUP([.$H272];[.$D$2:.$E$500];2)" office:value-type="float" office:value="113.705" calcext:value-type="float">
            <text:p>113.705</text:p>
          </table:table-cell>
          <table:table-cell table:formula="of:=AVERAGE([.I269:.I275])" office:value-type="float" office:value="106.571428571429" calcext:value-type="float">
            <text:p>106.571428571429</text:p>
          </table:table-cell>
          <table:table-cell table:formula="of:=AVERAGE([.J269:.J275])" office:value-type="float" office:value="94.6215428571429" calcext:value-type="float">
            <text:p>94.6215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25.4035" calcext:value-type="float">
            <text:p>25.4035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VLOOKUP([.$H273];[.$B$2:.$C$500];2)" office:value-type="float" office:value="94" calcext:value-type="float">
            <text:p>94</text:p>
          </table:table-cell>
          <table:table-cell table:formula="of:=VLOOKUP([.$H273];[.$D$2:.$E$500];2)" office:value-type="float" office:value="99.5342" calcext:value-type="float">
            <text:p>99.5342</text:p>
          </table:table-cell>
          <table:table-cell table:formula="of:=AVERAGE([.I270:.I276])" office:value-type="float" office:value="102" calcext:value-type="float">
            <text:p>102</text:p>
          </table:table-cell>
          <table:table-cell table:formula="of:=AVERAGE([.J270:.J276])" office:value-type="float" office:value="91.7884" calcext:value-type="float">
            <text:p>91.7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82" calcext:value-type="float">
            <text:p>182</text:p>
          </table:table-cell>
          <table:table-cell office:value-type="float" office:value="341" calcext:value-type="float">
            <text:p>341</text:p>
          </table:table-cell>
          <table:table-cell office:value-type="float" office:value="102.821" calcext:value-type="float">
            <text:p>102.821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VLOOKUP([.$H274];[.$B$2:.$C$500];2)" office:value-type="float" office:value="128" calcext:value-type="float">
            <text:p>128</text:p>
          </table:table-cell>
          <table:table-cell table:formula="of:=VLOOKUP([.$H274];[.$D$2:.$E$500];2)" office:value-type="float" office:value="54.0171" calcext:value-type="float">
            <text:p>54.0171</text:p>
          </table:table-cell>
          <table:table-cell table:formula="of:=AVERAGE([.I271:.I277])" office:value-type="float" office:value="101.285714285714" calcext:value-type="float">
            <text:p>101.285714285714</text:p>
          </table:table-cell>
          <table:table-cell table:formula="of:=AVERAGE([.J271:.J277])" office:value-type="float" office:value="86.6482428571429" calcext:value-type="float">
            <text:p>86.6482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64" calcext:value-type="float">
            <text:p>164</text:p>
          </table:table-cell>
          <table:table-cell office:value-type="float" office:value="342" calcext:value-type="float">
            <text:p>342</text:p>
          </table:table-cell>
          <table:table-cell office:value-type="float" office:value="98.4649" calcext:value-type="float">
            <text:p>98.4649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VLOOKUP([.$H275];[.$B$2:.$C$500];2)" office:value-type="float" office:value="87" calcext:value-type="float">
            <text:p>87</text:p>
          </table:table-cell>
          <table:table-cell table:formula="of:=VLOOKUP([.$H275];[.$D$2:.$E$500];2)" office:value-type="float" office:value="25.4035" calcext:value-type="float">
            <text:p>25.4035</text:p>
          </table:table-cell>
          <table:table-cell table:formula="of:=AVERAGE([.I272:.I278])" office:value-type="float" office:value="96.4285714285714" calcext:value-type="float">
            <text:p>96.4285714285714</text:p>
          </table:table-cell>
          <table:table-cell table:formula="of:=AVERAGE([.J272:.J278])" office:value-type="float" office:value="85.1395285714286" calcext:value-type="float">
            <text:p>85.1395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74" calcext:value-type="float">
            <text:p>174</text:p>
          </table:table-cell>
          <table:table-cell office:value-type="float" office:value="343" calcext:value-type="float">
            <text:p>343</text:p>
          </table:table-cell>
          <table:table-cell office:value-type="float" office:value="102.031" calcext:value-type="float">
            <text:p>102.031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VLOOKUP([.$H276];[.$B$2:.$C$500];2)" office:value-type="float" office:value="94" calcext:value-type="float">
            <text:p>94</text:p>
          </table:table-cell>
          <table:table-cell table:formula="of:=VLOOKUP([.$H276];[.$D$2:.$E$500];2)" office:value-type="float" office:value="102.821" calcext:value-type="float">
            <text:p>102.821</text:p>
          </table:table-cell>
          <table:table-cell table:formula="of:=AVERAGE([.I273:.I279])" office:value-type="float" office:value="98.5714285714286" calcext:value-type="float">
            <text:p>98.5714285714286</text:p>
          </table:table-cell>
          <table:table-cell table:formula="of:=AVERAGE([.J273:.J279])" office:value-type="float" office:value="82.5671714285714" calcext:value-type="float">
            <text:p>82.567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  <table:table-cell office:value-type="float" office:value="95.6985" calcext:value-type="float">
            <text:p>95.6985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VLOOKUP([.$H277];[.$B$2:.$C$500];2)" office:value-type="float" office:value="93" calcext:value-type="float">
            <text:p>93</text:p>
          </table:table-cell>
          <table:table-cell table:formula="of:=VLOOKUP([.$H277];[.$D$2:.$E$500];2)" office:value-type="float" office:value="98.4649" calcext:value-type="float">
            <text:p>98.4649</text:p>
          </table:table-cell>
          <table:table-cell table:formula="of:=AVERAGE([.I274:.I280])" office:value-type="float" office:value="100.142857142857" calcext:value-type="float">
            <text:p>100.142857142857</text:p>
          </table:table-cell>
          <table:table-cell table:formula="of:=AVERAGE([.J274:.J280])" office:value-type="float" office:value="82.4704571428572" calcext:value-type="float">
            <text:p>82.4704571428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77" calcext:value-type="float">
            <text:p>177</text:p>
          </table:table-cell>
          <table:table-cell office:value-type="float" office:value="345" calcext:value-type="float">
            <text:p>345</text:p>
          </table:table-cell>
          <table:table-cell office:value-type="float" office:value="98.8572" calcext:value-type="float">
            <text:p>98.8572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VLOOKUP([.$H278];[.$B$2:.$C$500];2)" office:value-type="float" office:value="81" calcext:value-type="float">
            <text:p>81</text:p>
          </table:table-cell>
          <table:table-cell table:formula="of:=VLOOKUP([.$H278];[.$D$2:.$E$500];2)" office:value-type="float" office:value="102.031" calcext:value-type="float">
            <text:p>102.031</text:p>
          </table:table-cell>
          <table:table-cell table:formula="of:=AVERAGE([.I275:.I281])" office:value-type="float" office:value="95.7142857142857" calcext:value-type="float">
            <text:p>95.7142857142857</text:p>
          </table:table-cell>
          <table:table-cell table:formula="of:=AVERAGE([.J275:.J281])" office:value-type="float" office:value="84.7889" calcext:value-type="float">
            <text:p>84.7889</text:p>
          </table:table-cell>
          <table:table-cell/>
          <table:table-cell table:formula="of:=SUM([.I275:.I281])" office:value-type="float" office:value="670" calcext:value-type="float">
            <text:p>670</text:p>
          </table:table-cell>
          <table:table-cell table:formula="of:=SUM([.J275:.J281])" office:value-type="float" office:value="593.5223" calcext:value-type="float">
            <text:p>593.5223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64" calcext:value-type="float">
            <text:p>164</text:p>
          </table:table-cell>
          <table:table-cell office:value-type="float" office:value="346" calcext:value-type="float">
            <text:p>346</text:p>
          </table:table-cell>
          <table:table-cell office:value-type="float" office:value="70.2462" calcext:value-type="float">
            <text:p>70.2462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VLOOKUP([.$H279];[.$B$2:.$C$500];2)" office:value-type="float" office:value="113" calcext:value-type="float">
            <text:p>113</text:p>
          </table:table-cell>
          <table:table-cell table:formula="of:=VLOOKUP([.$H279];[.$D$2:.$E$500];2)" office:value-type="float" office:value="95.6985" calcext:value-type="float">
            <text:p>95.6985</text:p>
          </table:table-cell>
          <table:table-cell table:formula="of:=AVERAGE([.I276:.I282])" office:value-type="float" office:value="98.5714285714286" calcext:value-type="float">
            <text:p>98.5714285714286</text:p>
          </table:table-cell>
          <table:table-cell table:formula="of:=AVERAGE([.J276:.J282])" office:value-type="float" office:value="84.6689857142857" calcext:value-type="float">
            <text:p>84.668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52" calcext:value-type="float">
            <text:p>152</text:p>
          </table:table-cell>
          <table:table-cell office:value-type="float" office:value="347" calcext:value-type="float">
            <text:p>347</text:p>
          </table:table-cell>
          <table:table-cell office:value-type="float" office:value="24.5641" calcext:value-type="float">
            <text:p>24.5641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VLOOKUP([.$H280];[.$B$2:.$C$500];2)" office:value-type="float" office:value="105" calcext:value-type="float">
            <text:p>105</text:p>
          </table:table-cell>
          <table:table-cell table:formula="of:=VLOOKUP([.$H280];[.$D$2:.$E$500];2)" office:value-type="float" office:value="98.8572" calcext:value-type="float">
            <text:p>98.8572</text:p>
          </table:table-cell>
          <table:table-cell table:formula="of:=AVERAGE([.I277:.I283])" office:value-type="float" office:value="103.714285714286" calcext:value-type="float">
            <text:p>103.714285714286</text:p>
          </table:table-cell>
          <table:table-cell table:formula="of:=AVERAGE([.J277:.J283])" office:value-type="float" office:value="84.1205571428572" calcext:value-type="float">
            <text:p>84.1205571428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55" calcext:value-type="float">
            <text:p>155</text:p>
          </table:table-cell>
          <table:table-cell office:value-type="float" office:value="348" calcext:value-type="float">
            <text:p>348</text:p>
          </table:table-cell>
          <table:table-cell office:value-type="float" office:value="98.982" calcext:value-type="float">
            <text:p>98.982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VLOOKUP([.$H281];[.$B$2:.$C$500];2)" office:value-type="float" office:value="97" calcext:value-type="float">
            <text:p>97</text:p>
          </table:table-cell>
          <table:table-cell table:formula="of:=VLOOKUP([.$H281];[.$D$2:.$E$500];2)" office:value-type="float" office:value="70.2462" calcext:value-type="float">
            <text:p>70.2462</text:p>
          </table:table-cell>
          <table:table-cell table:formula="of:=AVERAGE([.I278:.I284])" office:value-type="float" office:value="105.428571428571" calcext:value-type="float">
            <text:p>105.428571428571</text:p>
          </table:table-cell>
          <table:table-cell table:formula="of:=AVERAGE([.J278:.J284])" office:value-type="float" office:value="86.7531428571428" calcext:value-type="float">
            <text:p>86.7531428571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57" calcext:value-type="float">
            <text:p>157</text:p>
          </table:table-cell>
          <table:table-cell office:value-type="float" office:value="349" calcext:value-type="float">
            <text:p>349</text:p>
          </table:table-cell>
          <table:table-cell office:value-type="float" office:value="116.893" calcext:value-type="float">
            <text:p>116.893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VLOOKUP([.$H282];[.$B$2:.$C$500];2)" office:value-type="float" office:value="107" calcext:value-type="float">
            <text:p>107</text:p>
          </table:table-cell>
          <table:table-cell table:formula="of:=VLOOKUP([.$H282];[.$D$2:.$E$500];2)" office:value-type="float" office:value="24.5641" calcext:value-type="float">
            <text:p>24.5641</text:p>
          </table:table-cell>
          <table:table-cell table:formula="of:=AVERAGE([.I279:.I285])" office:value-type="float" office:value="109.857142857143" calcext:value-type="float">
            <text:p>109.857142857143</text:p>
          </table:table-cell>
          <table:table-cell table:formula="of:=AVERAGE([.J279:.J285])" office:value-type="float" office:value="89.9578571428571" calcext:value-type="float">
            <text:p>89.9578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52" calcext:value-type="float">
            <text:p>152</text:p>
          </table:table-cell>
          <table:table-cell office:value-type="float" office:value="350" calcext:value-type="float">
            <text:p>350</text:p>
          </table:table-cell>
          <table:table-cell office:value-type="float" office:value="124.464" calcext:value-type="float">
            <text:p>124.464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VLOOKUP([.$H283];[.$B$2:.$C$500];2)" office:value-type="float" office:value="130" calcext:value-type="float">
            <text:p>130</text:p>
          </table:table-cell>
          <table:table-cell table:formula="of:=VLOOKUP([.$H283];[.$D$2:.$E$500];2)" office:value-type="float" office:value="98.982" calcext:value-type="float">
            <text:p>98.982</text:p>
          </table:table-cell>
          <table:table-cell table:formula="of:=AVERAGE([.I280:.I286])" office:value-type="float" office:value="108.857142857143" calcext:value-type="float">
            <text:p>108.857142857143</text:p>
          </table:table-cell>
          <table:table-cell table:formula="of:=AVERAGE([.J280:.J286])" office:value-type="float" office:value="91.5946428571429" calcext:value-type="float">
            <text:p>91.5946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107.156" calcext:value-type="float">
            <text:p>107.156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VLOOKUP([.$H284];[.$B$2:.$C$500];2)" office:value-type="float" office:value="105" calcext:value-type="float">
            <text:p>105</text:p>
          </table:table-cell>
          <table:table-cell table:formula="of:=VLOOKUP([.$H284];[.$D$2:.$E$500];2)" office:value-type="float" office:value="116.893" calcext:value-type="float">
            <text:p>116.893</text:p>
          </table:table-cell>
          <table:table-cell table:formula="of:=AVERAGE([.I281:.I287])" office:value-type="float" office:value="107.857142857143" calcext:value-type="float">
            <text:p>107.857142857143</text:p>
          </table:table-cell>
          <table:table-cell table:formula="of:=AVERAGE([.J281:.J287])" office:value-type="float" office:value="93.8366142857143" calcext:value-type="float">
            <text:p>93.8366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48" calcext:value-type="float">
            <text:p>148</text:p>
          </table:table-cell>
          <table:table-cell office:value-type="float" office:value="352" calcext:value-type="float">
            <text:p>352</text:p>
          </table:table-cell>
          <table:table-cell office:value-type="float" office:value="114.551" calcext:value-type="float">
            <text:p>114.55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VLOOKUP([.$H285];[.$B$2:.$C$500];2)" office:value-type="float" office:value="112" calcext:value-type="float">
            <text:p>112</text:p>
          </table:table-cell>
          <table:table-cell table:formula="of:=VLOOKUP([.$H285];[.$D$2:.$E$500];2)" office:value-type="float" office:value="124.464" calcext:value-type="float">
            <text:p>124.464</text:p>
          </table:table-cell>
          <table:table-cell table:formula="of:=AVERAGE([.I282:.I288])" office:value-type="float" office:value="110" calcext:value-type="float">
            <text:p>110</text:p>
          </table:table-cell>
          <table:table-cell table:formula="of:=AVERAGE([.J282:.J288])" office:value-type="float" office:value="93.0882857142857" calcext:value-type="float">
            <text:p>93.0882857142857</text:p>
          </table:table-cell>
          <table:table-cell/>
          <table:table-cell table:formula="of:=SUM([.I282:.I288])" office:value-type="float" office:value="770" calcext:value-type="float">
            <text:p>770</text:p>
          </table:table-cell>
          <table:table-cell table:formula="of:=SUM([.J282:.J288])" office:value-type="float" office:value="651.618" calcext:value-type="float">
            <text:p>651.618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33" calcext:value-type="float">
            <text:p>133</text:p>
          </table:table-cell>
          <table:table-cell office:value-type="float" office:value="353" calcext:value-type="float">
            <text:p>353</text:p>
          </table:table-cell>
          <table:table-cell office:value-type="float" office:value="65.0079" calcext:value-type="float">
            <text:p>65.0079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VLOOKUP([.$H286];[.$B$2:.$C$500];2)" office:value-type="float" office:value="106" calcext:value-type="float">
            <text:p>106</text:p>
          </table:table-cell>
          <table:table-cell table:formula="of:=VLOOKUP([.$H286];[.$D$2:.$E$500];2)" office:value-type="float" office:value="107.156" calcext:value-type="float">
            <text:p>107.156</text:p>
          </table:table-cell>
          <table:table-cell table:formula="of:=AVERAGE([.I283:.I289])" office:value-type="float" office:value="108.571428571429" calcext:value-type="float">
            <text:p>108.571428571429</text:p>
          </table:table-cell>
          <table:table-cell table:formula="of:=AVERAGE([.J283:.J289])" office:value-type="float" office:value="95.6977142857143" calcext:value-type="float">
            <text:p>95.6977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42" calcext:value-type="float">
            <text:p>142</text:p>
          </table:table-cell>
          <table:table-cell office:value-type="float" office:value="354" calcext:value-type="float">
            <text:p>354</text:p>
          </table:table-cell>
          <table:table-cell office:value-type="float" office:value="42.8301" calcext:value-type="float">
            <text:p>42.8301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VLOOKUP([.$H287];[.$B$2:.$C$500];2)" office:value-type="float" office:value="98" calcext:value-type="float">
            <text:p>98</text:p>
          </table:table-cell>
          <table:table-cell table:formula="of:=VLOOKUP([.$H287];[.$D$2:.$E$500];2)" office:value-type="float" office:value="114.551" calcext:value-type="float">
            <text:p>114.551</text:p>
          </table:table-cell>
          <table:table-cell table:formula="of:=AVERAGE([.I284:.I290])" office:value-type="float" office:value="104.571428571429" calcext:value-type="float">
            <text:p>104.571428571429</text:p>
          </table:table-cell>
          <table:table-cell table:formula="of:=AVERAGE([.J284:.J290])" office:value-type="float" office:value="97.2722857142857" calcext:value-type="float">
            <text:p>97.272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43" calcext:value-type="float">
            <text:p>143</text:p>
          </table:table-cell>
          <table:table-cell office:value-type="float" office:value="355" calcext:value-type="float">
            <text:p>355</text:p>
          </table:table-cell>
          <table:table-cell office:value-type="float" office:value="110.004" calcext:value-type="float">
            <text:p>110.004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VLOOKUP([.$H288];[.$B$2:.$C$500];2)" office:value-type="float" office:value="112" calcext:value-type="float">
            <text:p>112</text:p>
          </table:table-cell>
          <table:table-cell table:formula="of:=VLOOKUP([.$H288];[.$D$2:.$E$500];2)" office:value-type="float" office:value="65.0079" calcext:value-type="float">
            <text:p>65.0079</text:p>
          </table:table-cell>
          <table:table-cell table:formula="of:=AVERAGE([.I285:.I291])" office:value-type="float" office:value="104.142857142857" calcext:value-type="float">
            <text:p>104.142857142857</text:p>
          </table:table-cell>
          <table:table-cell table:formula="of:=AVERAGE([.J285:.J291])" office:value-type="float" office:value="98.4124285714286" calcext:value-type="float">
            <text:p>98.412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34" calcext:value-type="float">
            <text:p>134</text:p>
          </table:table-cell>
          <table:table-cell office:value-type="float" office:value="356" calcext:value-type="float">
            <text:p>356</text:p>
          </table:table-cell>
          <table:table-cell office:value-type="float" office:value="124.874" calcext:value-type="float">
            <text:p>124.874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VLOOKUP([.$H289];[.$B$2:.$C$500];2)" office:value-type="float" office:value="97" calcext:value-type="float">
            <text:p>97</text:p>
          </table:table-cell>
          <table:table-cell table:formula="of:=VLOOKUP([.$H289];[.$D$2:.$E$500];2)" office:value-type="float" office:value="42.8301" calcext:value-type="float">
            <text:p>42.8301</text:p>
          </table:table-cell>
          <table:table-cell table:formula="of:=AVERAGE([.I286:.I292])" office:value-type="float" office:value="104.428571428571" calcext:value-type="float">
            <text:p>104.428571428571</text:p>
          </table:table-cell>
          <table:table-cell table:formula="of:=AVERAGE([.J286:.J292])" office:value-type="float" office:value="100.547857142857" calcext:value-type="float">
            <text:p>100.547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42" calcext:value-type="float">
            <text:p>142</text:p>
          </table:table-cell>
          <table:table-cell office:value-type="float" office:value="357" calcext:value-type="float">
            <text:p>357</text:p>
          </table:table-cell>
          <table:table-cell office:value-type="float" office:value="139.412" calcext:value-type="float">
            <text:p>139.412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VLOOKUP([.$H290];[.$B$2:.$C$500];2)" office:value-type="float" office:value="102" calcext:value-type="float">
            <text:p>102</text:p>
          </table:table-cell>
          <table:table-cell table:formula="of:=VLOOKUP([.$H290];[.$D$2:.$E$500];2)" office:value-type="float" office:value="110.004" calcext:value-type="float">
            <text:p>110.004</text:p>
          </table:table-cell>
          <table:table-cell table:formula="of:=AVERAGE([.I287:.I293])" office:value-type="float" office:value="104.857142857143" calcext:value-type="float">
            <text:p>104.857142857143</text:p>
          </table:table-cell>
          <table:table-cell table:formula="of:=AVERAGE([.J287:.J293])" office:value-type="float" office:value="102.305" calcext:value-type="float">
            <text:p>102.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57" calcext:value-type="float">
            <text:p>157</text:p>
          </table:table-cell>
          <table:table-cell office:value-type="float" office:value="358" calcext:value-type="float">
            <text:p>358</text:p>
          </table:table-cell>
          <table:table-cell office:value-type="float" office:value="119.456" calcext:value-type="float">
            <text:p>119.456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VLOOKUP([.$H291];[.$B$2:.$C$500];2)" office:value-type="float" office:value="102" calcext:value-type="float">
            <text:p>102</text:p>
          </table:table-cell>
          <table:table-cell table:formula="of:=VLOOKUP([.$H291];[.$D$2:.$E$500];2)" office:value-type="float" office:value="124.874" calcext:value-type="float">
            <text:p>124.874</text:p>
          </table:table-cell>
          <table:table-cell table:formula="of:=AVERAGE([.I288:.I294])" office:value-type="float" office:value="105.857142857143" calcext:value-type="float">
            <text:p>105.857142857143</text:p>
          </table:table-cell>
          <table:table-cell table:formula="of:=AVERAGE([.J288:.J294])" office:value-type="float" office:value="106.627714285714" calcext:value-type="float">
            <text:p>106.62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33" calcext:value-type="float">
            <text:p>133</text:p>
          </table:table-cell>
          <table:table-cell office:value-type="float" office:value="359" calcext:value-type="float">
            <text:p>359</text:p>
          </table:table-cell>
          <table:table-cell office:value-type="float" office:value="144.81" calcext:value-type="float">
            <text:p>144.81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VLOOKUP([.$H292];[.$B$2:.$C$500];2)" office:value-type="float" office:value="114" calcext:value-type="float">
            <text:p>114</text:p>
          </table:table-cell>
          <table:table-cell table:formula="of:=VLOOKUP([.$H292];[.$D$2:.$E$500];2)" office:value-type="float" office:value="139.412" calcext:value-type="float">
            <text:p>139.412</text:p>
          </table:table-cell>
          <table:table-cell table:formula="of:=AVERAGE([.I289:.I295])" office:value-type="float" office:value="107.285714285714" calcext:value-type="float">
            <text:p>107.285714285714</text:p>
          </table:table-cell>
          <table:table-cell table:formula="of:=AVERAGE([.J289:.J295])" office:value-type="float" office:value="108.011085714286" calcext:value-type="float">
            <text:p>108.011085714286</text:p>
          </table:table-cell>
          <table:table-cell/>
          <table:table-cell table:formula="of:=SUM([.I289:.I295])" office:value-type="float" office:value="751" calcext:value-type="float">
            <text:p>751</text:p>
          </table:table-cell>
          <table:table-cell table:formula="of:=SUM([.J289:.J295])" office:value-type="float" office:value="756.0776" calcext:value-type="float">
            <text:p>756.0776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74.6915" calcext:value-type="float">
            <text:p>74.691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VLOOKUP([.$H293];[.$B$2:.$C$500];2)" office:value-type="float" office:value="109" calcext:value-type="float">
            <text:p>109</text:p>
          </table:table-cell>
          <table:table-cell table:formula="of:=VLOOKUP([.$H293];[.$D$2:.$E$500];2)" office:value-type="float" office:value="119.456" calcext:value-type="float">
            <text:p>119.456</text:p>
          </table:table-cell>
          <table:table-cell table:formula="of:=AVERAGE([.I290:.I296])" office:value-type="float" office:value="108.857142857143" calcext:value-type="float">
            <text:p>108.857142857143</text:p>
          </table:table-cell>
          <table:table-cell table:formula="of:=AVERAGE([.J290:.J296])" office:value-type="float" office:value="109.384814285714" calcext:value-type="float">
            <text:p>109.3848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22" calcext:value-type="float">
            <text:p>122</text:p>
          </table:table-cell>
          <table:table-cell office:value-type="float" office:value="361" calcext:value-type="float">
            <text:p>361</text:p>
          </table:table-cell>
          <table:table-cell office:value-type="float" office:value="52.4462" calcext:value-type="float">
            <text:p>52.4462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VLOOKUP([.$H294];[.$B$2:.$C$500];2)" office:value-type="float" office:value="105" calcext:value-type="float">
            <text:p>105</text:p>
          </table:table-cell>
          <table:table-cell table:formula="of:=VLOOKUP([.$H294];[.$D$2:.$E$500];2)" office:value-type="float" office:value="144.81" calcext:value-type="float">
            <text:p>144.81</text:p>
          </table:table-cell>
          <table:table-cell table:formula="of:=AVERAGE([.I291:.I297])" office:value-type="float" office:value="113.142857142857" calcext:value-type="float">
            <text:p>113.142857142857</text:p>
          </table:table-cell>
          <table:table-cell table:formula="of:=AVERAGE([.J291:.J297])" office:value-type="float" office:value="113.839528571429" calcext:value-type="float">
            <text:p>113.8395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16" calcext:value-type="float">
            <text:p>116</text:p>
          </table:table-cell>
          <table:table-cell office:value-type="float" office:value="362" calcext:value-type="float">
            <text:p>362</text:p>
          </table:table-cell>
          <table:table-cell office:value-type="float" office:value="141.187" calcext:value-type="float">
            <text:p>141.187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VLOOKUP([.$H295];[.$B$2:.$C$500];2)" office:value-type="float" office:value="122" calcext:value-type="float">
            <text:p>122</text:p>
          </table:table-cell>
          <table:table-cell table:formula="of:=VLOOKUP([.$H295];[.$D$2:.$E$500];2)" office:value-type="float" office:value="74.6915" calcext:value-type="float">
            <text:p>74.6915</text:p>
          </table:table-cell>
          <table:table-cell table:formula="of:=AVERAGE([.I292:.I298])" office:value-type="float" office:value="117.285714285714" calcext:value-type="float">
            <text:p>117.285714285714</text:p>
          </table:table-cell>
          <table:table-cell table:formula="of:=AVERAGE([.J292:.J298])" office:value-type="float" office:value="118.715242857143" calcext:value-type="float">
            <text:p>118.7152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32" calcext:value-type="float">
            <text:p>132</text:p>
          </table:table-cell>
          <table:table-cell office:value-type="float" office:value="363" calcext:value-type="float">
            <text:p>363</text:p>
          </table:table-cell>
          <table:table-cell office:value-type="float" office:value="159.004" calcext:value-type="float">
            <text:p>159.004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VLOOKUP([.$H296];[.$B$2:.$C$500];2)" office:value-type="float" office:value="108" calcext:value-type="float">
            <text:p>108</text:p>
          </table:table-cell>
          <table:table-cell table:formula="of:=VLOOKUP([.$H296];[.$D$2:.$E$500];2)" office:value-type="float" office:value="52.4462" calcext:value-type="float">
            <text:p>52.4462</text:p>
          </table:table-cell>
          <table:table-cell table:formula="of:=AVERAGE([.I293:.I299])" office:value-type="float" office:value="122.285714285714" calcext:value-type="float">
            <text:p>122.285714285714</text:p>
          </table:table-cell>
          <table:table-cell table:formula="of:=AVERAGE([.J293:.J299])" office:value-type="float" office:value="128.447957142857" calcext:value-type="float">
            <text:p>128.4479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34" calcext:value-type="float">
            <text:p>134</text:p>
          </table:table-cell>
          <table:table-cell office:value-type="float" office:value="364" calcext:value-type="float">
            <text:p>364</text:p>
          </table:table-cell>
          <table:table-cell office:value-type="float" office:value="207.541" calcext:value-type="float">
            <text:p>207.54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VLOOKUP([.$H297];[.$B$2:.$C$500];2)" office:value-type="float" office:value="132" calcext:value-type="float">
            <text:p>132</text:p>
          </table:table-cell>
          <table:table-cell table:formula="of:=VLOOKUP([.$H297];[.$D$2:.$E$500];2)" office:value-type="float" office:value="141.187" calcext:value-type="float">
            <text:p>141.187</text:p>
          </table:table-cell>
          <table:table-cell table:formula="of:=AVERAGE([.I294:.I300])" office:value-type="float" office:value="124.857142857143" calcext:value-type="float">
            <text:p>124.857142857143</text:p>
          </table:table-cell>
          <table:table-cell table:formula="of:=AVERAGE([.J294:.J300])" office:value-type="float" office:value="120.5122" calcext:value-type="float">
            <text:p>120.5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33" calcext:value-type="float">
            <text:p>133</text:p>
          </table:table-cell>
          <table:table-cell office:value-type="float" office:value="365" calcext:value-type="float">
            <text:p>365</text:p>
          </table:table-cell>
          <table:table-cell office:value-type="float" office:value="63.9057" calcext:value-type="float">
            <text:p>63.9057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VLOOKUP([.$H298];[.$B$2:.$C$500];2)" office:value-type="float" office:value="131" calcext:value-type="float">
            <text:p>131</text:p>
          </table:table-cell>
          <table:table-cell table:formula="of:=VLOOKUP([.$H298];[.$D$2:.$E$500];2)" office:value-type="float" office:value="159.004" calcext:value-type="float">
            <text:p>159.004</text:p>
          </table:table-cell>
          <table:table-cell table:formula="of:=AVERAGE([.I295:.I301])" office:value-type="float" office:value="131.285714285714" calcext:value-type="float">
            <text:p>131.285714285714</text:p>
          </table:table-cell>
          <table:table-cell table:formula="of:=AVERAGE([.J295:.J301])" office:value-type="float" office:value="108.568228571429" calcext:value-type="float">
            <text:p>108.5682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27" calcext:value-type="float">
            <text:p>127</text:p>
          </table:table-cell>
          <table:table-cell office:value-type="float" office:value="366" calcext:value-type="float">
            <text:p>366</text:p>
          </table:table-cell>
          <table:table-cell office:value-type="float" office:value="61.2022" calcext:value-type="float">
            <text:p>61.2022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VLOOKUP([.$H299];[.$B$2:.$C$500];2)" office:value-type="float" office:value="149" calcext:value-type="float">
            <text:p>149</text:p>
          </table:table-cell>
          <table:table-cell table:formula="of:=VLOOKUP([.$H299];[.$D$2:.$E$500];2)" office:value-type="float" office:value="207.541" calcext:value-type="float">
            <text:p>207.541</text:p>
          </table:table-cell>
          <table:table-cell table:formula="of:=AVERAGE([.I296:.I302])" office:value-type="float" office:value="135.571428571429" calcext:value-type="float">
            <text:p>135.571428571429</text:p>
          </table:table-cell>
          <table:table-cell table:formula="of:=AVERAGE([.J296:.J302])" office:value-type="float" office:value="107.1069" calcext:value-type="float">
            <text:p>107.1069</text:p>
          </table:table-cell>
          <table:table-cell/>
          <table:table-cell table:formula="of:=SUM([.I296:.I302])" office:value-type="float" office:value="949" calcext:value-type="float">
            <text:p>949</text:p>
          </table:table-cell>
          <table:table-cell table:formula="of:=SUM([.J296:.J302])" office:value-type="float" office:value="749.7483" calcext:value-type="float">
            <text:p>749.7483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24" calcext:value-type="float">
            <text:p>124</text:p>
          </table:table-cell>
          <table:table-cell office:value-type="float" office:value="367" calcext:value-type="float">
            <text:p>367</text:p>
          </table:table-cell>
          <table:table-cell office:value-type="float" office:value="64.4622" calcext:value-type="float">
            <text:p>64.462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VLOOKUP([.$H300];[.$B$2:.$C$500];2)" office:value-type="float" office:value="127" calcext:value-type="float">
            <text:p>127</text:p>
          </table:table-cell>
          <table:table-cell table:formula="of:=VLOOKUP([.$H300];[.$D$2:.$E$500];2)" office:value-type="float" office:value="63.9057" calcext:value-type="float">
            <text:p>63.9057</text:p>
          </table:table-cell>
          <table:table-cell table:formula="of:=AVERAGE([.I297:.I303])" office:value-type="float" office:value="140.285714285714" calcext:value-type="float">
            <text:p>140.285714285714</text:p>
          </table:table-cell>
          <table:table-cell table:formula="of:=AVERAGE([.J297:.J303])" office:value-type="float" office:value="110.0212" calcext:value-type="float">
            <text:p>110.0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27" calcext:value-type="float">
            <text:p>127</text:p>
          </table:table-cell>
          <table:table-cell office:value-type="float" office:value="368" calcext:value-type="float">
            <text:p>368</text:p>
          </table:table-cell>
          <table:table-cell office:value-type="float" office:value="72.8463" calcext:value-type="float">
            <text:p>72.8463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VLOOKUP([.$H301];[.$B$2:.$C$500];2)" office:value-type="float" office:value="150" calcext:value-type="float">
            <text:p>150</text:p>
          </table:table-cell>
          <table:table-cell table:formula="of:=VLOOKUP([.$H301];[.$D$2:.$E$500];2)" office:value-type="float" office:value="61.2022" calcext:value-type="float">
            <text:p>61.2022</text:p>
          </table:table-cell>
          <table:table-cell table:formula="of:=AVERAGE([.I298:.I304])" office:value-type="float" office:value="142.857142857143" calcext:value-type="float">
            <text:p>142.857142857143</text:p>
          </table:table-cell>
          <table:table-cell table:formula="of:=AVERAGE([.J298:.J304])" office:value-type="float" office:value="116.433057142857" calcext:value-type="float">
            <text:p>116.4330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28" calcext:value-type="float">
            <text:p>128</text:p>
          </table:table-cell>
          <table:table-cell office:value-type="float" office:value="369" calcext:value-type="float">
            <text:p>369</text:p>
          </table:table-cell>
          <table:table-cell office:value-type="float" office:value="186.07" calcext:value-type="float">
            <text:p>186.07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VLOOKUP([.$H302];[.$B$2:.$C$500];2)" office:value-type="float" office:value="152" calcext:value-type="float">
            <text:p>152</text:p>
          </table:table-cell>
          <table:table-cell table:formula="of:=VLOOKUP([.$H302];[.$D$2:.$E$500];2)" office:value-type="float" office:value="64.4622" calcext:value-type="float">
            <text:p>64.4622</text:p>
          </table:table-cell>
          <table:table-cell table:formula="of:=AVERAGE([.I299:.I305])" office:value-type="float" office:value="149.571428571429" calcext:value-type="float">
            <text:p>149.571428571429</text:p>
          </table:table-cell>
          <table:table-cell table:formula="of:=AVERAGE([.J299:.J305])" office:value-type="float" office:value="127.603485714286" calcext:value-type="float">
            <text:p>127.6034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33" calcext:value-type="float">
            <text:p>133</text:p>
          </table:table-cell>
          <table:table-cell office:value-type="float" office:value="370" calcext:value-type="float">
            <text:p>370</text:p>
          </table:table-cell>
          <table:table-cell office:value-type="float" office:value="237.197" calcext:value-type="float">
            <text:p>237.197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VLOOKUP([.$H303];[.$B$2:.$C$500];2)" office:value-type="float" office:value="141" calcext:value-type="float">
            <text:p>141</text:p>
          </table:table-cell>
          <table:table-cell table:formula="of:=VLOOKUP([.$H303];[.$D$2:.$E$500];2)" office:value-type="float" office:value="72.8463" calcext:value-type="float">
            <text:p>72.8463</text:p>
          </table:table-cell>
          <table:table-cell table:formula="of:=AVERAGE([.I300:.I306])" office:value-type="float" office:value="150.714285714286" calcext:value-type="float">
            <text:p>150.714285714286</text:p>
          </table:table-cell>
          <table:table-cell table:formula="of:=AVERAGE([.J300:.J306])" office:value-type="float" office:value="138.016771428571" calcext:value-type="float">
            <text:p>138.0167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33" calcext:value-type="float">
            <text:p>133</text:p>
          </table:table-cell>
          <table:table-cell office:value-type="float" office:value="371" calcext:value-type="float">
            <text:p>371</text:p>
          </table:table-cell>
          <table:table-cell office:value-type="float" office:value="280.434" calcext:value-type="float">
            <text:p>280.434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VLOOKUP([.$H304];[.$B$2:.$C$500];2)" office:value-type="float" office:value="150" calcext:value-type="float">
            <text:p>150</text:p>
          </table:table-cell>
          <table:table-cell table:formula="of:=VLOOKUP([.$H304];[.$D$2:.$E$500];2)" office:value-type="float" office:value="186.07" calcext:value-type="float">
            <text:p>186.07</text:p>
          </table:table-cell>
          <table:table-cell table:formula="of:=AVERAGE([.I301:.I307])" office:value-type="float" office:value="159.142857142857" calcext:value-type="float">
            <text:p>159.142857142857</text:p>
          </table:table-cell>
          <table:table-cell table:formula="of:=AVERAGE([.J301:.J307])" office:value-type="float" office:value="159.143385714286" calcext:value-type="float">
            <text:p>159.1433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33" calcext:value-type="float">
            <text:p>133</text:p>
          </table:table-cell>
          <table:table-cell office:value-type="float" office:value="372" calcext:value-type="float">
            <text:p>372</text:p>
          </table:table-cell>
          <table:table-cell office:value-type="float" office:value="211.792" calcext:value-type="float">
            <text:p>211.792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VLOOKUP([.$H305];[.$B$2:.$C$500];2)" office:value-type="float" office:value="178" calcext:value-type="float">
            <text:p>178</text:p>
          </table:table-cell>
          <table:table-cell table:formula="of:=VLOOKUP([.$H305];[.$D$2:.$E$500];2)" office:value-type="float" office:value="237.197" calcext:value-type="float">
            <text:p>237.197</text:p>
          </table:table-cell>
          <table:table-cell table:formula="of:=AVERAGE([.I302:.I308])" office:value-type="float" office:value="165.571428571429" calcext:value-type="float">
            <text:p>165.571428571429</text:p>
          </table:table-cell>
          <table:table-cell table:formula="of:=AVERAGE([.J302:.J308])" office:value-type="float" office:value="161.766585714286" calcext:value-type="float">
            <text:p>161.7665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28" calcext:value-type="float">
            <text:p>128</text:p>
          </table:table-cell>
          <table:table-cell office:value-type="float" office:value="373" calcext:value-type="float">
            <text:p>373</text:p>
          </table:table-cell>
          <table:table-cell office:value-type="float" office:value="79.5646" calcext:value-type="float">
            <text:p>79.5646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VLOOKUP([.$H306];[.$B$2:.$C$500];2)" office:value-type="float" office:value="157" calcext:value-type="float">
            <text:p>157</text:p>
          </table:table-cell>
          <table:table-cell table:formula="of:=VLOOKUP([.$H306];[.$D$2:.$E$500];2)" office:value-type="float" office:value="280.434" calcext:value-type="float">
            <text:p>280.434</text:p>
          </table:table-cell>
          <table:table-cell table:formula="of:=AVERAGE([.I303:.I309])" office:value-type="float" office:value="166.714285714286" calcext:value-type="float">
            <text:p>166.714285714286</text:p>
          </table:table-cell>
          <table:table-cell table:formula="of:=AVERAGE([.J303:.J309])" office:value-type="float" office:value="168.580842857143" calcext:value-type="float">
            <text:p>168.580842857143</text:p>
          </table:table-cell>
          <table:table-cell/>
          <table:table-cell table:formula="of:=SUM([.I303:.I309])" office:value-type="float" office:value="1167" calcext:value-type="float">
            <text:p>1167</text:p>
          </table:table-cell>
          <table:table-cell table:formula="of:=SUM([.J303:.J309])" office:value-type="float" office:value="1180.0659" calcext:value-type="float">
            <text:p>1180.0659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42" calcext:value-type="float">
            <text:p>142</text:p>
          </table:table-cell>
          <table:table-cell office:value-type="float" office:value="374" calcext:value-type="float">
            <text:p>374</text:p>
          </table:table-cell>
          <table:table-cell office:value-type="float" office:value="112.162" calcext:value-type="float">
            <text:p>112.16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VLOOKUP([.$H307];[.$B$2:.$C$500];2)" office:value-type="float" office:value="186" calcext:value-type="float">
            <text:p>186</text:p>
          </table:table-cell>
          <table:table-cell table:formula="of:=VLOOKUP([.$H307];[.$D$2:.$E$500];2)" office:value-type="float" office:value="211.792" calcext:value-type="float">
            <text:p>211.792</text:p>
          </table:table-cell>
          <table:table-cell table:formula="of:=AVERAGE([.I304:.I310])" office:value-type="float" office:value="172.571428571429" calcext:value-type="float">
            <text:p>172.571428571429</text:p>
          </table:table-cell>
          <table:table-cell table:formula="of:=AVERAGE([.J304:.J310])" office:value-type="float" office:value="174.8258" calcext:value-type="float">
            <text:p>174.8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15" calcext:value-type="float">
            <text:p>115</text:p>
          </table:table-cell>
          <table:table-cell office:value-type="float" office:value="375" calcext:value-type="float">
            <text:p>375</text:p>
          </table:table-cell>
          <table:table-cell office:value-type="float" office:value="116.561" calcext:value-type="float">
            <text:p>116.561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VLOOKUP([.$H308];[.$B$2:.$C$500];2)" office:value-type="float" office:value="195" calcext:value-type="float">
            <text:p>195</text:p>
          </table:table-cell>
          <table:table-cell table:formula="of:=VLOOKUP([.$H308];[.$D$2:.$E$500];2)" office:value-type="float" office:value="79.5646" calcext:value-type="float">
            <text:p>79.5646</text:p>
          </table:table-cell>
          <table:table-cell table:formula="of:=AVERAGE([.I305:.I311])" office:value-type="float" office:value="174.571428571429" calcext:value-type="float">
            <text:p>174.571428571429</text:p>
          </table:table-cell>
          <table:table-cell table:formula="of:=AVERAGE([.J305:.J311])" office:value-type="float" office:value="181.100371428571" calcext:value-type="float">
            <text:p>181.1003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376" calcext:value-type="float">
            <text:p>376</text:p>
          </table:table-cell>
          <table:table-cell office:value-type="float" office:value="229.992" calcext:value-type="float">
            <text:p>229.992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VLOOKUP([.$H309];[.$B$2:.$C$500];2)" office:value-type="float" office:value="160" calcext:value-type="float">
            <text:p>160</text:p>
          </table:table-cell>
          <table:table-cell table:formula="of:=VLOOKUP([.$H309];[.$D$2:.$E$500];2)" office:value-type="float" office:value="112.162" calcext:value-type="float">
            <text:p>112.162</text:p>
          </table:table-cell>
          <table:table-cell table:formula="of:=AVERAGE([.I306:.I312])" office:value-type="float" office:value="174" calcext:value-type="float">
            <text:p>174</text:p>
          </table:table-cell>
          <table:table-cell table:formula="of:=AVERAGE([.J306:.J312])" office:value-type="float" office:value="190.366514285714" calcext:value-type="float">
            <text:p>190.366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29" calcext:value-type="float">
            <text:p>129</text:p>
          </table:table-cell>
          <table:table-cell office:value-type="float" office:value="377" calcext:value-type="float">
            <text:p>377</text:p>
          </table:table-cell>
          <table:table-cell office:value-type="float" office:value="302.06" calcext:value-type="float">
            <text:p>302.06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VLOOKUP([.$H310];[.$B$2:.$C$500];2)" office:value-type="float" office:value="182" calcext:value-type="float">
            <text:p>182</text:p>
          </table:table-cell>
          <table:table-cell table:formula="of:=VLOOKUP([.$H310];[.$D$2:.$E$500];2)" office:value-type="float" office:value="116.561" calcext:value-type="float">
            <text:p>116.561</text:p>
          </table:table-cell>
          <table:table-cell table:formula="of:=AVERAGE([.I307:.I313])" office:value-type="float" office:value="175" calcext:value-type="float">
            <text:p>175</text:p>
          </table:table-cell>
          <table:table-cell table:formula="of:=AVERAGE([.J307:.J313])" office:value-type="float" office:value="194.725228571429" calcext:value-type="float">
            <text:p>194.7252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49" calcext:value-type="float">
            <text:p>149</text:p>
          </table:table-cell>
          <table:table-cell office:value-type="float" office:value="378" calcext:value-type="float">
            <text:p>378</text:p>
          </table:table-cell>
          <table:table-cell office:value-type="float" office:value="310.945" calcext:value-type="float">
            <text:p>310.945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VLOOKUP([.$H311];[.$B$2:.$C$500];2)" office:value-type="float" office:value="164" calcext:value-type="float">
            <text:p>164</text:p>
          </table:table-cell>
          <table:table-cell table:formula="of:=VLOOKUP([.$H311];[.$D$2:.$E$500];2)" office:value-type="float" office:value="229.992" calcext:value-type="float">
            <text:p>229.992</text:p>
          </table:table-cell>
          <table:table-cell table:formula="of:=AVERAGE([.I308:.I314])" office:value-type="float" office:value="173.714285714286" calcext:value-type="float">
            <text:p>173.714285714286</text:p>
          </table:table-cell>
          <table:table-cell table:formula="of:=AVERAGE([.J308:.J314])" office:value-type="float" office:value="208.3948" calcext:value-type="float">
            <text:p>208.3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32" calcext:value-type="float">
            <text:p>132</text:p>
          </table:table-cell>
          <table:table-cell office:value-type="float" office:value="379" calcext:value-type="float">
            <text:p>379</text:p>
          </table:table-cell>
          <table:table-cell office:value-type="float" office:value="307.479" calcext:value-type="float">
            <text:p>307.479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VLOOKUP([.$H312];[.$B$2:.$C$500];2)" office:value-type="float" office:value="174" calcext:value-type="float">
            <text:p>174</text:p>
          </table:table-cell>
          <table:table-cell table:formula="of:=VLOOKUP([.$H312];[.$D$2:.$E$500];2)" office:value-type="float" office:value="302.06" calcext:value-type="float">
            <text:p>302.06</text:p>
          </table:table-cell>
          <table:table-cell table:formula="of:=AVERAGE([.I309:.I315])" office:value-type="float" office:value="169.285714285714" calcext:value-type="float">
            <text:p>169.285714285714</text:p>
          </table:table-cell>
          <table:table-cell table:formula="of:=AVERAGE([.J309:.J315])" office:value-type="float" office:value="234.071571428571" calcext:value-type="float">
            <text:p>234.07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office:value-type="float" office:value="380" calcext:value-type="float">
            <text:p>380</text:p>
          </table:table-cell>
          <table:table-cell office:value-type="float" office:value="259.302" calcext:value-type="float">
            <text:p>259.302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VLOOKUP([.$H313];[.$B$2:.$C$500];2)" office:value-type="float" office:value="164" calcext:value-type="float">
            <text:p>164</text:p>
          </table:table-cell>
          <table:table-cell table:formula="of:=VLOOKUP([.$H313];[.$D$2:.$E$500];2)" office:value-type="float" office:value="310.945" calcext:value-type="float">
            <text:p>310.945</text:p>
          </table:table-cell>
          <table:table-cell table:formula="of:=AVERAGE([.I310:.I316])" office:value-type="float" office:value="168.142857142857" calcext:value-type="float">
            <text:p>168.142857142857</text:p>
          </table:table-cell>
          <table:table-cell table:formula="of:=AVERAGE([.J310:.J316])" office:value-type="float" office:value="241.651142857143" calcext:value-type="float">
            <text:p>241.651142857143</text:p>
          </table:table-cell>
          <table:table-cell/>
          <table:table-cell table:formula="of:=SUM([.I310:.I316])" office:value-type="float" office:value="1177" calcext:value-type="float">
            <text:p>1177</text:p>
          </table:table-cell>
          <table:table-cell table:formula="of:=SUM([.J310:.J316])" office:value-type="float" office:value="1691.558" calcext:value-type="float">
            <text:p>1691.558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75" calcext:value-type="float">
            <text:p>175</text:p>
          </table:table-cell>
          <table:table-cell office:value-type="float" office:value="381" calcext:value-type="float">
            <text:p>381</text:p>
          </table:table-cell>
          <table:table-cell office:value-type="float" office:value="165.219" calcext:value-type="float">
            <text:p>165.219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VLOOKUP([.$H314];[.$B$2:.$C$500];2)" office:value-type="float" office:value="177" calcext:value-type="float">
            <text:p>177</text:p>
          </table:table-cell>
          <table:table-cell table:formula="of:=VLOOKUP([.$H314];[.$D$2:.$E$500];2)" office:value-type="float" office:value="307.479" calcext:value-type="float">
            <text:p>307.479</text:p>
          </table:table-cell>
          <table:table-cell table:formula="of:=AVERAGE([.I311:.I317])" office:value-type="float" office:value="164.285714285714" calcext:value-type="float">
            <text:p>164.285714285714</text:p>
          </table:table-cell>
          <table:table-cell table:formula="of:=AVERAGE([.J311:.J317])" office:value-type="float" office:value="236.877357142857" calcext:value-type="float">
            <text:p>236.8773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73" calcext:value-type="float">
            <text:p>173</text:p>
          </table:table-cell>
          <table:table-cell office:value-type="float" office:value="382" calcext:value-type="float">
            <text:p>382</text:p>
          </table:table-cell>
          <table:table-cell office:value-type="float" office:value="83.1445" calcext:value-type="float">
            <text:p>83.144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VLOOKUP([.$H315];[.$B$2:.$C$500];2)" office:value-type="float" office:value="164" calcext:value-type="float">
            <text:p>164</text:p>
          </table:table-cell>
          <table:table-cell table:formula="of:=VLOOKUP([.$H315];[.$D$2:.$E$500];2)" office:value-type="float" office:value="259.302" calcext:value-type="float">
            <text:p>259.302</text:p>
          </table:table-cell>
          <table:table-cell table:formula="of:=AVERAGE([.I312:.I318])" office:value-type="float" office:value="163.285714285714" calcext:value-type="float">
            <text:p>163.285714285714</text:p>
          </table:table-cell>
          <table:table-cell table:formula="of:=AVERAGE([.J312:.J318])" office:value-type="float" office:value="231.4925" calcext:value-type="float">
            <text:p>231.4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44" calcext:value-type="float">
            <text:p>144</text:p>
          </table:table-cell>
          <table:table-cell office:value-type="float" office:value="383" calcext:value-type="float">
            <text:p>383</text:p>
          </table:table-cell>
          <table:table-cell office:value-type="float" office:value="192.298" calcext:value-type="float">
            <text:p>192.298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VLOOKUP([.$H316];[.$B$2:.$C$500];2)" office:value-type="float" office:value="152" calcext:value-type="float">
            <text:p>152</text:p>
          </table:table-cell>
          <table:table-cell table:formula="of:=VLOOKUP([.$H316];[.$D$2:.$E$500];2)" office:value-type="float" office:value="165.219" calcext:value-type="float">
            <text:p>165.219</text:p>
          </table:table-cell>
          <table:table-cell table:formula="of:=AVERAGE([.I313:.I319])" office:value-type="float" office:value="160.142857142857" calcext:value-type="float">
            <text:p>160.142857142857</text:p>
          </table:table-cell>
          <table:table-cell table:formula="of:=AVERAGE([.J313:.J319])" office:value-type="float" office:value="217.593785714286" calcext:value-type="float">
            <text:p>217.5937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65" calcext:value-type="float">
            <text:p>165</text:p>
          </table:table-cell>
          <table:table-cell office:value-type="float" office:value="384" calcext:value-type="float">
            <text:p>384</text:p>
          </table:table-cell>
          <table:table-cell office:value-type="float" office:value="204.769" calcext:value-type="float">
            <text:p>204.76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VLOOKUP([.$H317];[.$B$2:.$C$500];2)" office:value-type="float" office:value="155" calcext:value-type="float">
            <text:p>155</text:p>
          </table:table-cell>
          <table:table-cell table:formula="of:=VLOOKUP([.$H317];[.$D$2:.$E$500];2)" office:value-type="float" office:value="83.1445" calcext:value-type="float">
            <text:p>83.1445</text:p>
          </table:table-cell>
          <table:table-cell table:formula="of:=AVERAGE([.I314:.I320])" office:value-type="float" office:value="157.571428571429" calcext:value-type="float">
            <text:p>157.571428571429</text:p>
          </table:table-cell>
          <table:table-cell table:formula="of:=AVERAGE([.J314:.J320])" office:value-type="float" office:value="202.3395" calcext:value-type="float">
            <text:p>202.3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47" calcext:value-type="float">
            <text:p>147</text:p>
          </table:table-cell>
          <table:table-cell office:value-type="float" office:value="385" calcext:value-type="float">
            <text:p>385</text:p>
          </table:table-cell>
          <table:table-cell office:value-type="float" office:value="204.165" calcext:value-type="float">
            <text:p>204.165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VLOOKUP([.$H318];[.$B$2:.$C$500];2)" office:value-type="float" office:value="157" calcext:value-type="float">
            <text:p>157</text:p>
          </table:table-cell>
          <table:table-cell table:formula="of:=VLOOKUP([.$H318];[.$D$2:.$E$500];2)" office:value-type="float" office:value="192.298" calcext:value-type="float">
            <text:p>192.298</text:p>
          </table:table-cell>
          <table:table-cell table:formula="of:=AVERAGE([.I315:.I321])" office:value-type="float" office:value="153.428571428571" calcext:value-type="float">
            <text:p>153.428571428571</text:p>
          </table:table-cell>
          <table:table-cell table:formula="of:=AVERAGE([.J315:.J321])" office:value-type="float" office:value="180.771357142857" calcext:value-type="float">
            <text:p>180.7713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386" calcext:value-type="float">
            <text:p>386</text:p>
          </table:table-cell>
          <table:table-cell office:value-type="float" office:value="156.502" calcext:value-type="float">
            <text:p>156.502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VLOOKUP([.$H319];[.$B$2:.$C$500];2)" office:value-type="float" office:value="152" calcext:value-type="float">
            <text:p>152</text:p>
          </table:table-cell>
          <table:table-cell table:formula="of:=VLOOKUP([.$H319];[.$D$2:.$E$500];2)" office:value-type="float" office:value="204.769" calcext:value-type="float">
            <text:p>204.769</text:p>
          </table:table-cell>
          <table:table-cell table:formula="of:=AVERAGE([.I316:.I322])" office:value-type="float" office:value="149" calcext:value-type="float">
            <text:p>149</text:p>
          </table:table-cell>
          <table:table-cell table:formula="of:=AVERAGE([.J316:.J322])" office:value-type="float" office:value="169.747928571429" calcext:value-type="float">
            <text:p>169.7479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179" calcext:value-type="float">
            <text:p>179</text:p>
          </table:table-cell>
          <table:table-cell office:value-type="float" office:value="387" calcext:value-type="float">
            <text:p>387</text:p>
          </table:table-cell>
          <table:table-cell office:value-type="float" office:value="182.138" calcext:value-type="float">
            <text:p>182.138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VLOOKUP([.$H320];[.$B$2:.$C$500];2)" office:value-type="float" office:value="146" calcext:value-type="float">
            <text:p>146</text:p>
          </table:table-cell>
          <table:table-cell table:formula="of:=VLOOKUP([.$H320];[.$D$2:.$E$500];2)" office:value-type="float" office:value="204.165" calcext:value-type="float">
            <text:p>204.165</text:p>
          </table:table-cell>
          <table:table-cell table:formula="of:=AVERAGE([.I317:.I323])" office:value-type="float" office:value="147.571428571429" calcext:value-type="float">
            <text:p>147.571428571429</text:p>
          </table:table-cell>
          <table:table-cell table:formula="of:=AVERAGE([.J317:.J323])" office:value-type="float" office:value="159.831385714286" calcext:value-type="float">
            <text:p>159.831385714286</text:p>
          </table:table-cell>
          <table:table-cell/>
          <table:table-cell table:formula="of:=SUM([.I317:.I323])" office:value-type="float" office:value="1033" calcext:value-type="float">
            <text:p>1033</text:p>
          </table:table-cell>
          <table:table-cell table:formula="of:=SUM([.J317:.J323])" office:value-type="float" office:value="1118.8197" calcext:value-type="float">
            <text:p>1118.8197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90" calcext:value-type="float">
            <text:p>190</text:p>
          </table:table-cell>
          <table:table-cell office:value-type="float" office:value="388" calcext:value-type="float">
            <text:p>388</text:p>
          </table:table-cell>
          <table:table-cell office:value-type="float" office:value="95.8032" calcext:value-type="float">
            <text:p>95.8032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VLOOKUP([.$H321];[.$B$2:.$C$500];2)" office:value-type="float" office:value="148" calcext:value-type="float">
            <text:p>148</text:p>
          </table:table-cell>
          <table:table-cell table:formula="of:=VLOOKUP([.$H321];[.$D$2:.$E$500];2)" office:value-type="float" office:value="156.502" calcext:value-type="float">
            <text:p>156.502</text:p>
          </table:table-cell>
          <table:table-cell table:formula="of:=AVERAGE([.I318:.I324])" office:value-type="float" office:value="145.857142857143" calcext:value-type="float">
            <text:p>145.857142857143</text:p>
          </table:table-cell>
          <table:table-cell table:formula="of:=AVERAGE([.J318:.J324])" office:value-type="float" office:value="155.833228571429" calcext:value-type="float">
            <text:p>155.8332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389" calcext:value-type="float">
            <text:p>389</text:p>
          </table:table-cell>
          <table:table-cell office:value-type="float" office:value="55.1574" calcext:value-type="float">
            <text:p>55.1574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VLOOKUP([.$H322];[.$B$2:.$C$500];2)" office:value-type="float" office:value="133" calcext:value-type="float">
            <text:p>133</text:p>
          </table:table-cell>
          <table:table-cell table:formula="of:=VLOOKUP([.$H322];[.$D$2:.$E$500];2)" office:value-type="float" office:value="182.138" calcext:value-type="float">
            <text:p>182.138</text:p>
          </table:table-cell>
          <table:table-cell table:formula="of:=AVERAGE([.I319:.I325])" office:value-type="float" office:value="142.571428571429" calcext:value-type="float">
            <text:p>142.571428571429</text:p>
          </table:table-cell>
          <table:table-cell table:formula="of:=AVERAGE([.J319:.J325])" office:value-type="float" office:value="149.027228571429" calcext:value-type="float">
            <text:p>149.0272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170" calcext:value-type="float">
            <text:p>170</text:p>
          </table:table-cell>
          <table:table-cell office:value-type="float" office:value="390" calcext:value-type="float">
            <text:p>390</text:p>
          </table:table-cell>
          <table:table-cell office:value-type="float" office:value="144.656" calcext:value-type="float">
            <text:p>144.656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VLOOKUP([.$H323];[.$B$2:.$C$500];2)" office:value-type="float" office:value="142" calcext:value-type="float">
            <text:p>142</text:p>
          </table:table-cell>
          <table:table-cell table:formula="of:=VLOOKUP([.$H323];[.$D$2:.$E$500];2)" office:value-type="float" office:value="95.8032" calcext:value-type="float">
            <text:p>95.8032</text:p>
          </table:table-cell>
          <table:table-cell table:formula="of:=AVERAGE([.I320:.I326])" office:value-type="float" office:value="141.142857142857" calcext:value-type="float">
            <text:p>141.142857142857</text:p>
          </table:table-cell>
          <table:table-cell table:formula="of:=AVERAGE([.J320:.J326])" office:value-type="float" office:value="143.119514285714" calcext:value-type="float">
            <text:p>143.119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202" calcext:value-type="float">
            <text:p>202</text:p>
          </table:table-cell>
          <table:table-cell office:value-type="float" office:value="391" calcext:value-type="float">
            <text:p>391</text:p>
          </table:table-cell>
          <table:table-cell office:value-type="float" office:value="163.415" calcext:value-type="float">
            <text:p>163.41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VLOOKUP([.$H324];[.$B$2:.$C$500];2)" office:value-type="float" office:value="143" calcext:value-type="float">
            <text:p>143</text:p>
          </table:table-cell>
          <table:table-cell table:formula="of:=VLOOKUP([.$H324];[.$D$2:.$E$500];2)" office:value-type="float" office:value="55.1574" calcext:value-type="float">
            <text:p>55.1574</text:p>
          </table:table-cell>
          <table:table-cell table:formula="of:=AVERAGE([.I321:.I327])" office:value-type="float" office:value="142.714285714286" calcext:value-type="float">
            <text:p>142.714285714286</text:p>
          </table:table-cell>
          <table:table-cell table:formula="of:=AVERAGE([.J321:.J327])" office:value-type="float" office:value="136.569085714286" calcext:value-type="float">
            <text:p>136.5690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92" calcext:value-type="float">
            <text:p>192</text:p>
          </table:table-cell>
          <table:table-cell office:value-type="float" office:value="392" calcext:value-type="float">
            <text:p>392</text:p>
          </table:table-cell>
          <table:table-cell office:value-type="float" office:value="158.312" calcext:value-type="float">
            <text:p>158.312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VLOOKUP([.$H325];[.$B$2:.$C$500];2)" office:value-type="float" office:value="134" calcext:value-type="float">
            <text:p>134</text:p>
          </table:table-cell>
          <table:table-cell table:formula="of:=VLOOKUP([.$H325];[.$D$2:.$E$500];2)" office:value-type="float" office:value="144.656" calcext:value-type="float">
            <text:p>144.656</text:p>
          </table:table-cell>
          <table:table-cell table:formula="of:=AVERAGE([.I322:.I328])" office:value-type="float" office:value="140.571428571429" calcext:value-type="float">
            <text:p>140.571428571429</text:p>
          </table:table-cell>
          <table:table-cell table:formula="of:=AVERAGE([.J322:.J328])" office:value-type="float" office:value="134.710657142857" calcext:value-type="float">
            <text:p>134.7106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98" calcext:value-type="float">
            <text:p>198</text:p>
          </table:table-cell>
          <table:table-cell office:value-type="float" office:value="393" calcext:value-type="float">
            <text:p>393</text:p>
          </table:table-cell>
          <table:table-cell office:value-type="float" office:value="143.493" calcext:value-type="float">
            <text:p>143.493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VLOOKUP([.$H326];[.$B$2:.$C$500];2)" office:value-type="float" office:value="142" calcext:value-type="float">
            <text:p>142</text:p>
          </table:table-cell>
          <table:table-cell table:formula="of:=VLOOKUP([.$H326];[.$D$2:.$E$500];2)" office:value-type="float" office:value="163.415" calcext:value-type="float">
            <text:p>163.415</text:p>
          </table:table-cell>
          <table:table-cell table:formula="of:=AVERAGE([.I323:.I329])" office:value-type="float" office:value="143" calcext:value-type="float">
            <text:p>143</text:p>
          </table:table-cell>
          <table:table-cell table:formula="of:=AVERAGE([.J323:.J329])" office:value-type="float" office:value="130.1298" calcext:value-type="float">
            <text:p>130.1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213" calcext:value-type="float">
            <text:p>213</text:p>
          </table:table-cell>
          <table:table-cell office:value-type="float" office:value="394" calcext:value-type="float">
            <text:p>394</text:p>
          </table:table-cell>
          <table:table-cell office:value-type="float" office:value="150.072" calcext:value-type="float">
            <text:p>150.072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VLOOKUP([.$H327];[.$B$2:.$C$500];2)" office:value-type="float" office:value="157" calcext:value-type="float">
            <text:p>157</text:p>
          </table:table-cell>
          <table:table-cell table:formula="of:=VLOOKUP([.$H327];[.$D$2:.$E$500];2)" office:value-type="float" office:value="158.312" calcext:value-type="float">
            <text:p>158.312</text:p>
          </table:table-cell>
          <table:table-cell table:formula="of:=AVERAGE([.I324:.I330])" office:value-type="float" office:value="140.142857142857" calcext:value-type="float">
            <text:p>140.142857142857</text:p>
          </table:table-cell>
          <table:table-cell table:formula="of:=AVERAGE([.J324:.J330])" office:value-type="float" office:value="127.077371428571" calcext:value-type="float">
            <text:p>127.077371428571</text:p>
          </table:table-cell>
          <table:table-cell/>
          <table:table-cell table:formula="of:=SUM([.I324:.I330])" office:value-type="float" office:value="981" calcext:value-type="float">
            <text:p>981</text:p>
          </table:table-cell>
          <table:table-cell table:formula="of:=SUM([.J324:.J330])" office:value-type="float" office:value="889.5416" calcext:value-type="float">
            <text:p>889.5416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78" calcext:value-type="float">
            <text:p>178</text:p>
          </table:table-cell>
          <table:table-cell office:value-type="float" office:value="395" calcext:value-type="float">
            <text:p>395</text:p>
          </table:table-cell>
          <table:table-cell office:value-type="float" office:value="74.4362" calcext:value-type="float">
            <text:p>74.4362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VLOOKUP([.$H328];[.$B$2:.$C$500];2)" office:value-type="float" office:value="133" calcext:value-type="float">
            <text:p>133</text:p>
          </table:table-cell>
          <table:table-cell table:formula="of:=VLOOKUP([.$H328];[.$D$2:.$E$500];2)" office:value-type="float" office:value="143.493" calcext:value-type="float">
            <text:p>143.493</text:p>
          </table:table-cell>
          <table:table-cell table:formula="of:=AVERAGE([.I325:.I331])" office:value-type="float" office:value="136.285714285714" calcext:value-type="float">
            <text:p>136.285714285714</text:p>
          </table:table-cell>
          <table:table-cell table:formula="of:=AVERAGE([.J325:.J331])" office:value-type="float" office:value="125.782114285714" calcext:value-type="float">
            <text:p>125.7821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97" calcext:value-type="float">
            <text:p>197</text:p>
          </table:table-cell>
          <table:table-cell office:value-type="float" office:value="396" calcext:value-type="float">
            <text:p>396</text:p>
          </table:table-cell>
          <table:table-cell office:value-type="float" office:value="46.0906" calcext:value-type="float">
            <text:p>46.0906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VLOOKUP([.$H329];[.$B$2:.$C$500];2)" office:value-type="float" office:value="150" calcext:value-type="float">
            <text:p>150</text:p>
          </table:table-cell>
          <table:table-cell table:formula="of:=VLOOKUP([.$H329];[.$D$2:.$E$500];2)" office:value-type="float" office:value="150.072" calcext:value-type="float">
            <text:p>150.072</text:p>
          </table:table-cell>
          <table:table-cell table:formula="of:=AVERAGE([.I326:.I332])" office:value-type="float" office:value="136" calcext:value-type="float">
            <text:p>136</text:p>
          </table:table-cell>
          <table:table-cell table:formula="of:=AVERAGE([.J326:.J332])" office:value-type="float" office:value="124.683828571429" calcext:value-type="float">
            <text:p>124.6838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96" calcext:value-type="float">
            <text:p>196</text:p>
          </table:table-cell>
          <table:table-cell office:value-type="float" office:value="397" calcext:value-type="float">
            <text:p>397</text:p>
          </table:table-cell>
          <table:table-cell office:value-type="float" office:value="136.968" calcext:value-type="float">
            <text:p>136.968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VLOOKUP([.$H330];[.$B$2:.$C$500];2)" office:value-type="float" office:value="122" calcext:value-type="float">
            <text:p>122</text:p>
          </table:table-cell>
          <table:table-cell table:formula="of:=VLOOKUP([.$H330];[.$D$2:.$E$500];2)" office:value-type="float" office:value="74.4362" calcext:value-type="float">
            <text:p>74.4362</text:p>
          </table:table-cell>
          <table:table-cell table:formula="of:=AVERAGE([.I327:.I333])" office:value-type="float" office:value="134.857142857143" calcext:value-type="float">
            <text:p>134.857142857143</text:p>
          </table:table-cell>
          <table:table-cell table:formula="of:=AVERAGE([.J327:.J333])" office:value-type="float" office:value="122.218828571429" calcext:value-type="float">
            <text:p>122.2188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35" calcext:value-type="float">
            <text:p>235</text:p>
          </table:table-cell>
          <table:table-cell office:value-type="float" office:value="398" calcext:value-type="float">
            <text:p>398</text:p>
          </table:table-cell>
          <table:table-cell office:value-type="float" office:value="146.16" calcext:value-type="float">
            <text:p>146.16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VLOOKUP([.$H331];[.$B$2:.$C$500];2)" office:value-type="float" office:value="116" calcext:value-type="float">
            <text:p>116</text:p>
          </table:table-cell>
          <table:table-cell table:formula="of:=VLOOKUP([.$H331];[.$D$2:.$E$500];2)" office:value-type="float" office:value="46.0906" calcext:value-type="float">
            <text:p>46.0906</text:p>
          </table:table-cell>
          <table:table-cell table:formula="of:=AVERAGE([.I328:.I334])" office:value-type="float" office:value="131.428571428571" calcext:value-type="float">
            <text:p>131.428571428571</text:p>
          </table:table-cell>
          <table:table-cell table:formula="of:=AVERAGE([.J328:.J334])" office:value-type="float" office:value="121.686971428571" calcext:value-type="float">
            <text:p>121.6869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float" office:value="154.589" calcext:value-type="float">
            <text:p>154.589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VLOOKUP([.$H332];[.$B$2:.$C$500];2)" office:value-type="float" office:value="132" calcext:value-type="float">
            <text:p>132</text:p>
          </table:table-cell>
          <table:table-cell table:formula="of:=VLOOKUP([.$H332];[.$D$2:.$E$500];2)" office:value-type="float" office:value="136.968" calcext:value-type="float">
            <text:p>136.968</text:p>
          </table:table-cell>
          <table:table-cell table:formula="of:=AVERAGE([.I329:.I335])" office:value-type="float" office:value="130.571428571429" calcext:value-type="float">
            <text:p>130.571428571429</text:p>
          </table:table-cell>
          <table:table-cell table:formula="of:=AVERAGE([.J329:.J335])" office:value-type="float" office:value="122.205828571429" calcext:value-type="float">
            <text:p>122.2058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223" calcext:value-type="float">
            <text:p>223</text:p>
          </table:table-cell>
          <table:table-cell office:value-type="float" office:value="400" calcext:value-type="float">
            <text:p>400</text:p>
          </table:table-cell>
          <table:table-cell office:value-type="float" office:value="147.125" calcext:value-type="float">
            <text:p>147.125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formula="of:=VLOOKUP([.$H333];[.$B$2:.$C$500];2)" office:value-type="float" office:value="134" calcext:value-type="float">
            <text:p>134</text:p>
          </table:table-cell>
          <table:table-cell table:formula="of:=VLOOKUP([.$H333];[.$D$2:.$E$500];2)" office:value-type="float" office:value="146.16" calcext:value-type="float">
            <text:p>146.16</text:p>
          </table:table-cell>
          <table:table-cell table:formula="of:=AVERAGE([.I330:.I336])" office:value-type="float" office:value="126.857142857143" calcext:value-type="float">
            <text:p>126.857142857143</text:p>
          </table:table-cell>
          <table:table-cell table:formula="of:=AVERAGE([.J330:.J336])" office:value-type="float" office:value="119.635114285714" calcext:value-type="float">
            <text:p>119.6351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22" calcext:value-type="float">
            <text:p>222</text:p>
          </table:table-cell>
          <table:table-cell office:value-type="float" office:value="401" calcext:value-type="float">
            <text:p>401</text:p>
          </table:table-cell>
          <table:table-cell office:value-type="float" office:value="132.077" calcext:value-type="float">
            <text:p>132.077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formula="of:=VLOOKUP([.$H334];[.$B$2:.$C$500];2)" office:value-type="float" office:value="133" calcext:value-type="float">
            <text:p>133</text:p>
          </table:table-cell>
          <table:table-cell table:formula="of:=VLOOKUP([.$H334];[.$D$2:.$E$500];2)" office:value-type="float" office:value="154.589" calcext:value-type="float">
            <text:p>154.589</text:p>
          </table:table-cell>
          <table:table-cell table:formula="of:=AVERAGE([.I331:.I337])" office:value-type="float" office:value="127.571428571429" calcext:value-type="float">
            <text:p>127.571428571429</text:p>
          </table:table-cell>
          <table:table-cell table:formula="of:=AVERAGE([.J331:.J337])" office:value-type="float" office:value="118.614685714286" calcext:value-type="float">
            <text:p>118.614685714286</text:p>
          </table:table-cell>
          <table:table-cell/>
          <table:table-cell table:formula="of:=SUM([.I331:.I337])" office:value-type="float" office:value="893" calcext:value-type="float">
            <text:p>893</text:p>
          </table:table-cell>
          <table:table-cell table:formula="of:=SUM([.J331:.J337])" office:value-type="float" office:value="830.3028" calcext:value-type="float">
            <text:p>830.3028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08" calcext:value-type="float">
            <text:p>208</text:p>
          </table:table-cell>
          <table:table-cell office:value-type="float" office:value="402" calcext:value-type="float">
            <text:p>402</text:p>
          </table:table-cell>
          <table:table-cell office:value-type="float" office:value="67.2932" calcext:value-type="float">
            <text:p>67.2932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VLOOKUP([.$H335];[.$B$2:.$C$500];2)" office:value-type="float" office:value="127" calcext:value-type="float">
            <text:p>127</text:p>
          </table:table-cell>
          <table:table-cell table:formula="of:=VLOOKUP([.$H335];[.$D$2:.$E$500];2)" office:value-type="float" office:value="147.125" calcext:value-type="float">
            <text:p>147.125</text:p>
          </table:table-cell>
          <table:table-cell table:formula="of:=AVERAGE([.I332:.I338])" office:value-type="float" office:value="129.285714285714" calcext:value-type="float">
            <text:p>129.285714285714</text:p>
          </table:table-cell>
          <table:table-cell table:formula="of:=AVERAGE([.J332:.J338])" office:value-type="float" office:value="118.739" calcext:value-type="float">
            <text:p>118.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173" calcext:value-type="float">
            <text:p>173</text:p>
          </table:table-cell>
          <table:table-cell office:value-type="float" office:value="403" calcext:value-type="float">
            <text:p>403</text:p>
          </table:table-cell>
          <table:table-cell office:value-type="float" office:value="46.9608" calcext:value-type="float">
            <text:p>46.9608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formula="of:=VLOOKUP([.$H336];[.$B$2:.$C$500];2)" office:value-type="float" office:value="124" calcext:value-type="float">
            <text:p>124</text:p>
          </table:table-cell>
          <table:table-cell table:formula="of:=VLOOKUP([.$H336];[.$D$2:.$E$500];2)" office:value-type="float" office:value="132.077" calcext:value-type="float">
            <text:p>132.077</text:p>
          </table:table-cell>
          <table:table-cell table:formula="of:=AVERAGE([.I333:.I339])" office:value-type="float" office:value="129.428571428571" calcext:value-type="float">
            <text:p>129.428571428571</text:p>
          </table:table-cell>
          <table:table-cell table:formula="of:=AVERAGE([.J333:.J339])" office:value-type="float" office:value="116.563571428571" calcext:value-type="float">
            <text:p>116.563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220" calcext:value-type="float">
            <text:p>220</text:p>
          </table:table-cell>
          <table:table-cell office:value-type="float" office:value="404" calcext:value-type="float">
            <text:p>404</text:p>
          </table:table-cell>
          <table:table-cell office:value-type="float" office:value="121.74" calcext:value-type="float">
            <text:p>121.74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formula="of:=VLOOKUP([.$H337];[.$B$2:.$C$500];2)" office:value-type="float" office:value="127" calcext:value-type="float">
            <text:p>127</text:p>
          </table:table-cell>
          <table:table-cell table:formula="of:=VLOOKUP([.$H337];[.$D$2:.$E$500];2)" office:value-type="float" office:value="67.2932" calcext:value-type="float">
            <text:p>67.2932</text:p>
          </table:table-cell>
          <table:table-cell table:formula="of:=AVERAGE([.I334:.I340])" office:value-type="float" office:value="129.285714285714" calcext:value-type="float">
            <text:p>129.285714285714</text:p>
          </table:table-cell>
          <table:table-cell table:formula="of:=AVERAGE([.J334:.J340])" office:value-type="float" office:value="116.660714285714" calcext:value-type="float">
            <text:p>116.66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32" calcext:value-type="float">
            <text:p>232</text:p>
          </table:table-cell>
          <table:table-cell office:value-type="float" office:value="405" calcext:value-type="float">
            <text:p>405</text:p>
          </table:table-cell>
          <table:table-cell office:value-type="float" office:value="146.84" calcext:value-type="float">
            <text:p>146.84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table:formula="of:=VLOOKUP([.$H338];[.$B$2:.$C$500];2)" office:value-type="float" office:value="128" calcext:value-type="float">
            <text:p>128</text:p>
          </table:table-cell>
          <table:table-cell table:formula="of:=VLOOKUP([.$H338];[.$D$2:.$E$500];2)" office:value-type="float" office:value="46.9608" calcext:value-type="float">
            <text:p>46.9608</text:p>
          </table:table-cell>
          <table:table-cell table:formula="of:=AVERAGE([.I335:.I341])" office:value-type="float" office:value="129.285714285714" calcext:value-type="float">
            <text:p>129.285714285714</text:p>
          </table:table-cell>
          <table:table-cell table:formula="of:=AVERAGE([.J335:.J341])" office:value-type="float" office:value="115.418857142857" calcext:value-type="float">
            <text:p>115.41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210" calcext:value-type="float">
            <text:p>210</text:p>
          </table:table-cell>
          <table:table-cell office:value-type="float" office:value="406" calcext:value-type="float">
            <text:p>406</text:p>
          </table:table-cell>
          <table:table-cell office:value-type="float" office:value="145.896" calcext:value-type="float">
            <text:p>145.896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table:formula="of:=VLOOKUP([.$H339];[.$B$2:.$C$500];2)" office:value-type="float" office:value="133" calcext:value-type="float">
            <text:p>133</text:p>
          </table:table-cell>
          <table:table-cell table:formula="of:=VLOOKUP([.$H339];[.$D$2:.$E$500];2)" office:value-type="float" office:value="121.74" calcext:value-type="float">
            <text:p>121.74</text:p>
          </table:table-cell>
          <table:table-cell table:formula="of:=AVERAGE([.I336:.I342])" office:value-type="float" office:value="129.428571428571" calcext:value-type="float">
            <text:p>129.428571428571</text:p>
          </table:table-cell>
          <table:table-cell table:formula="of:=AVERAGE([.J336:.J342])" office:value-type="float" office:value="114.037857142857" calcext:value-type="float">
            <text:p>114.037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91" calcext:value-type="float">
            <text:p>191</text:p>
          </table:table-cell>
          <table:table-cell office:value-type="float" office:value="407" calcext:value-type="float">
            <text:p>407</text:p>
          </table:table-cell>
          <table:table-cell office:value-type="float" office:value="137.458" calcext:value-type="float">
            <text:p>137.458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formula="of:=VLOOKUP([.$H340];[.$B$2:.$C$500];2)" office:value-type="float" office:value="133" calcext:value-type="float">
            <text:p>133</text:p>
          </table:table-cell>
          <table:table-cell table:formula="of:=VLOOKUP([.$H340];[.$D$2:.$E$500];2)" office:value-type="float" office:value="146.84" calcext:value-type="float">
            <text:p>146.84</text:p>
          </table:table-cell>
          <table:table-cell table:formula="of:=AVERAGE([.I337:.I343])" office:value-type="float" office:value="132" calcext:value-type="float">
            <text:p>132</text:p>
          </table:table-cell>
          <table:table-cell table:formula="of:=AVERAGE([.J337:.J343])" office:value-type="float" office:value="115.123" calcext:value-type="float">
            <text:p>115.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212" calcext:value-type="float">
            <text:p>212</text:p>
          </table:table-cell>
          <table:table-cell office:value-type="float" office:value="408" calcext:value-type="float">
            <text:p>408</text:p>
          </table:table-cell>
          <table:table-cell office:value-type="float" office:value="139.673" calcext:value-type="float">
            <text:p>139.673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table:formula="of:=VLOOKUP([.$H341];[.$B$2:.$C$500];2)" office:value-type="float" office:value="133" calcext:value-type="float">
            <text:p>133</text:p>
          </table:table-cell>
          <table:table-cell table:formula="of:=VLOOKUP([.$H341];[.$D$2:.$E$500];2)" office:value-type="float" office:value="145.896" calcext:value-type="float">
            <text:p>145.896</text:p>
          </table:table-cell>
          <table:table-cell table:formula="of:=AVERAGE([.I338:.I344])" office:value-type="float" office:value="130.285714285714" calcext:value-type="float">
            <text:p>130.285714285714</text:p>
          </table:table-cell>
          <table:table-cell table:formula="of:=AVERAGE([.J338:.J344])" office:value-type="float" office:value="116.894985714286" calcext:value-type="float">
            <text:p>116.894985714286</text:p>
          </table:table-cell>
          <table:table-cell/>
          <table:table-cell table:formula="of:=SUM([.I338:.I344])" office:value-type="float" office:value="912" calcext:value-type="float">
            <text:p>912</text:p>
          </table:table-cell>
          <table:table-cell table:formula="of:=SUM([.J338:.J344])" office:value-type="float" office:value="818.2649" calcext:value-type="float">
            <text:p>818.2649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71" calcext:value-type="float">
            <text:p>171</text:p>
          </table:table-cell>
          <table:table-cell office:value-type="float" office:value="409" calcext:value-type="float">
            <text:p>409</text:p>
          </table:table-cell>
          <table:table-cell office:value-type="float" office:value="79.6971" calcext:value-type="float">
            <text:p>79.6971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formula="of:=VLOOKUP([.$H342];[.$B$2:.$C$500];2)" office:value-type="float" office:value="128" calcext:value-type="float">
            <text:p>128</text:p>
          </table:table-cell>
          <table:table-cell table:formula="of:=VLOOKUP([.$H342];[.$D$2:.$E$500];2)" office:value-type="float" office:value="137.458" calcext:value-type="float">
            <text:p>137.458</text:p>
          </table:table-cell>
          <table:table-cell table:formula="of:=AVERAGE([.I339:.I345])" office:value-type="float" office:value="132.571428571429" calcext:value-type="float">
            <text:p>132.571428571429</text:p>
          </table:table-cell>
          <table:table-cell table:formula="of:=AVERAGE([.J339:.J345])" office:value-type="float" office:value="116.832642857143" calcext:value-type="float">
            <text:p>116.8326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72" calcext:value-type="float">
            <text:p>172</text:p>
          </table:table-cell>
          <table:table-cell office:value-type="float" office:value="410" calcext:value-type="float">
            <text:p>410</text:p>
          </table:table-cell>
          <table:table-cell office:value-type="float" office:value="46.5244" calcext:value-type="float">
            <text:p>46.5244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table:formula="of:=VLOOKUP([.$H343];[.$B$2:.$C$500];2)" office:value-type="float" office:value="142" calcext:value-type="float">
            <text:p>142</text:p>
          </table:table-cell>
          <table:table-cell table:formula="of:=VLOOKUP([.$H343];[.$D$2:.$E$500];2)" office:value-type="float" office:value="139.673" calcext:value-type="float">
            <text:p>139.673</text:p>
          </table:table-cell>
          <table:table-cell table:formula="of:=AVERAGE([.I340:.I346])" office:value-type="float" office:value="132" calcext:value-type="float">
            <text:p>132</text:p>
          </table:table-cell>
          <table:table-cell table:formula="of:=AVERAGE([.J340:.J346])" office:value-type="float" office:value="115.049357142857" calcext:value-type="float">
            <text:p>115.0493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84" calcext:value-type="float">
            <text:p>184</text:p>
          </table:table-cell>
          <table:table-cell office:value-type="float" office:value="411" calcext:value-type="float">
            <text:p>411</text:p>
          </table:table-cell>
          <table:table-cell office:value-type="float" office:value="109.257" calcext:value-type="float">
            <text:p>109.257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table:formula="of:=VLOOKUP([.$H344];[.$B$2:.$C$500];2)" office:value-type="float" office:value="115" calcext:value-type="float">
            <text:p>115</text:p>
          </table:table-cell>
          <table:table-cell table:formula="of:=VLOOKUP([.$H344];[.$D$2:.$E$500];2)" office:value-type="float" office:value="79.6971" calcext:value-type="float">
            <text:p>79.6971</text:p>
          </table:table-cell>
          <table:table-cell table:formula="of:=AVERAGE([.I341:.I347])" office:value-type="float" office:value="134.285714285714" calcext:value-type="float">
            <text:p>134.285714285714</text:p>
          </table:table-cell>
          <table:table-cell table:formula="of:=AVERAGE([.J341:.J347])" office:value-type="float" office:value="115.717071428571" calcext:value-type="float">
            <text:p>115.7170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  <table:table-cell office:value-type="float" office:value="412" calcext:value-type="float">
            <text:p>412</text:p>
          </table:table-cell>
          <table:table-cell office:value-type="float" office:value="151.514" calcext:value-type="float">
            <text:p>151.514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VLOOKUP([.$H345];[.$B$2:.$C$500];2)" office:value-type="float" office:value="144" calcext:value-type="float">
            <text:p>144</text:p>
          </table:table-cell>
          <table:table-cell table:formula="of:=VLOOKUP([.$H345];[.$D$2:.$E$500];2)" office:value-type="float" office:value="46.5244" calcext:value-type="float">
            <text:p>46.5244</text:p>
          </table:table-cell>
          <table:table-cell table:formula="of:=AVERAGE([.I342:.I348])" office:value-type="float" office:value="134.142857142857" calcext:value-type="float">
            <text:p>134.142857142857</text:p>
          </table:table-cell>
          <table:table-cell table:formula="of:=AVERAGE([.J342:.J348])" office:value-type="float" office:value="120.714642857143" calcext:value-type="float">
            <text:p>120.7146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87" calcext:value-type="float">
            <text:p>187</text:p>
          </table:table-cell>
          <table:table-cell office:value-type="float" office:value="413" calcext:value-type="float">
            <text:p>413</text:p>
          </table:table-cell>
          <table:table-cell office:value-type="float" office:value="180.879" calcext:value-type="float">
            <text:p>180.879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formula="of:=VLOOKUP([.$H346];[.$B$2:.$C$500];2)" office:value-type="float" office:value="129" calcext:value-type="float">
            <text:p>129</text:p>
          </table:table-cell>
          <table:table-cell table:formula="of:=VLOOKUP([.$H346];[.$D$2:.$E$500];2)" office:value-type="float" office:value="109.257" calcext:value-type="float">
            <text:p>109.257</text:p>
          </table:table-cell>
          <table:table-cell table:formula="of:=AVERAGE([.I343:.I349])" office:value-type="float" office:value="140.285714285714" calcext:value-type="float">
            <text:p>140.285714285714</text:p>
          </table:table-cell>
          <table:table-cell table:formula="of:=AVERAGE([.J343:.J349])" office:value-type="float" office:value="127.867214285714" calcext:value-type="float">
            <text:p>127.8672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79" calcext:value-type="float">
            <text:p>179</text:p>
          </table:table-cell>
          <table:table-cell office:value-type="float" office:value="414" calcext:value-type="float">
            <text:p>414</text:p>
          </table:table-cell>
          <table:table-cell office:value-type="float" office:value="187.526" calcext:value-type="float">
            <text:p>187.526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table:formula="of:=VLOOKUP([.$H347];[.$B$2:.$C$500];2)" office:value-type="float" office:value="149" calcext:value-type="float">
            <text:p>149</text:p>
          </table:table-cell>
          <table:table-cell table:formula="of:=VLOOKUP([.$H347];[.$D$2:.$E$500];2)" office:value-type="float" office:value="151.514" calcext:value-type="float">
            <text:p>151.514</text:p>
          </table:table-cell>
          <table:table-cell table:formula="of:=AVERAGE([.I344:.I350])" office:value-type="float" office:value="145" calcext:value-type="float">
            <text:p>145</text:p>
          </table:table-cell>
          <table:table-cell table:formula="of:=AVERAGE([.J344:.J350])" office:value-type="float" office:value="133.423214285714" calcext:value-type="float">
            <text:p>133.4232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50" calcext:value-type="float">
            <text:p>150</text:p>
          </table:table-cell>
          <table:table-cell office:value-type="float" office:value="415" calcext:value-type="float">
            <text:p>415</text:p>
          </table:table-cell>
          <table:table-cell office:value-type="float" office:value="178.565" calcext:value-type="float">
            <text:p>178.565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formula="of:=VLOOKUP([.$H348];[.$B$2:.$C$500];2)" office:value-type="float" office:value="132" calcext:value-type="float">
            <text:p>132</text:p>
          </table:table-cell>
          <table:table-cell table:formula="of:=VLOOKUP([.$H348];[.$D$2:.$E$500];2)" office:value-type="float" office:value="180.879" calcext:value-type="float">
            <text:p>180.879</text:p>
          </table:table-cell>
          <table:table-cell table:formula="of:=AVERAGE([.I345:.I351])" office:value-type="float" office:value="153.285714285714" calcext:value-type="float">
            <text:p>153.285714285714</text:p>
          </table:table-cell>
          <table:table-cell table:formula="of:=AVERAGE([.J345:.J351])" office:value-type="float" office:value="135.810571428571" calcext:value-type="float">
            <text:p>135.810571428571</text:p>
          </table:table-cell>
          <table:table-cell/>
          <table:table-cell table:formula="of:=SUM([.I345:.I351])" office:value-type="float" office:value="1073" calcext:value-type="float">
            <text:p>1073</text:p>
          </table:table-cell>
          <table:table-cell table:formula="of:=SUM([.J345:.J351])" office:value-type="float" office:value="950.674" calcext:value-type="float">
            <text:p>950.67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39" calcext:value-type="float">
            <text:p>139</text:p>
          </table:table-cell>
          <table:table-cell office:value-type="float" office:value="416" calcext:value-type="float">
            <text:p>416</text:p>
          </table:table-cell>
          <table:table-cell office:value-type="float" office:value="96.4086" calcext:value-type="float">
            <text:p>96.4086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formula="of:=VLOOKUP([.$H349];[.$B$2:.$C$500];2)" office:value-type="float" office:value="171" calcext:value-type="float">
            <text:p>171</text:p>
          </table:table-cell>
          <table:table-cell table:formula="of:=VLOOKUP([.$H349];[.$D$2:.$E$500];2)" office:value-type="float" office:value="187.526" calcext:value-type="float">
            <text:p>187.526</text:p>
          </table:table-cell>
          <table:table-cell table:formula="of:=AVERAGE([.I346:.I352])" office:value-type="float" office:value="153.285714285714" calcext:value-type="float">
            <text:p>153.285714285714</text:p>
          </table:table-cell>
          <table:table-cell table:formula="of:=AVERAGE([.J346:.J352])" office:value-type="float" office:value="138.054914285714" calcext:value-type="float">
            <text:p>138.0549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68" calcext:value-type="float">
            <text:p>168</text:p>
          </table:table-cell>
          <table:table-cell office:value-type="float" office:value="417" calcext:value-type="float">
            <text:p>417</text:p>
          </table:table-cell>
          <table:table-cell office:value-type="float" office:value="62.2348" calcext:value-type="float">
            <text:p>62.2348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table:formula="of:=VLOOKUP([.$H350];[.$B$2:.$C$500];2)" office:value-type="float" office:value="175" calcext:value-type="float">
            <text:p>175</text:p>
          </table:table-cell>
          <table:table-cell table:formula="of:=VLOOKUP([.$H350];[.$D$2:.$E$500];2)" office:value-type="float" office:value="178.565" calcext:value-type="float">
            <text:p>178.565</text:p>
          </table:table-cell>
          <table:table-cell table:formula="of:=AVERAGE([.I347:.I353])" office:value-type="float" office:value="158.428571428571" calcext:value-type="float">
            <text:p>158.428571428571</text:p>
          </table:table-cell>
          <table:table-cell table:formula="of:=AVERAGE([.J347:.J353])" office:value-type="float" office:value="148.131628571429" calcext:value-type="float">
            <text:p>148.1316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02" calcext:value-type="float">
            <text:p>102</text:p>
          </table:table-cell>
          <table:table-cell office:value-type="float" office:value="418" calcext:value-type="float">
            <text:p>418</text:p>
          </table:table-cell>
          <table:table-cell office:value-type="float" office:value="179.794" calcext:value-type="float">
            <text:p>179.794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formula="of:=VLOOKUP([.$H351];[.$B$2:.$C$500];2)" office:value-type="float" office:value="173" calcext:value-type="float">
            <text:p>173</text:p>
          </table:table-cell>
          <table:table-cell table:formula="of:=VLOOKUP([.$H351];[.$D$2:.$E$500];2)" office:value-type="float" office:value="96.4086" calcext:value-type="float">
            <text:p>96.4086</text:p>
          </table:table-cell>
          <table:table-cell table:formula="of:=AVERAGE([.I348:.I354])" office:value-type="float" office:value="158.142857142857" calcext:value-type="float">
            <text:p>158.142857142857</text:p>
          </table:table-cell>
          <table:table-cell table:formula="of:=AVERAGE([.J348:.J354])" office:value-type="float" office:value="159.712057142857" calcext:value-type="float">
            <text:p>159.7120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232.577" calcext:value-type="float">
            <text:p>232.577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formula="of:=VLOOKUP([.$H352];[.$B$2:.$C$500];2)" office:value-type="float" office:value="144" calcext:value-type="float">
            <text:p>144</text:p>
          </table:table-cell>
          <table:table-cell table:formula="of:=VLOOKUP([.$H352];[.$D$2:.$E$500];2)" office:value-type="float" office:value="62.2348" calcext:value-type="float">
            <text:p>62.2348</text:p>
          </table:table-cell>
          <table:table-cell table:formula="of:=AVERAGE([.I349:.I355])" office:value-type="float" office:value="159.285714285714" calcext:value-type="float">
            <text:p>159.285714285714</text:p>
          </table:table-cell>
          <table:table-cell table:formula="of:=AVERAGE([.J349:.J355])" office:value-type="float" office:value="161.7002" calcext:value-type="float">
            <text:p>161.70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194.796" calcext:value-type="float">
            <text:p>194.796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formula="of:=VLOOKUP([.$H353];[.$B$2:.$C$500];2)" office:value-type="float" office:value="165" calcext:value-type="float">
            <text:p>165</text:p>
          </table:table-cell>
          <table:table-cell table:formula="of:=VLOOKUP([.$H353];[.$D$2:.$E$500];2)" office:value-type="float" office:value="179.794" calcext:value-type="float">
            <text:p>179.794</text:p>
          </table:table-cell>
          <table:table-cell table:formula="of:=AVERAGE([.I350:.I356])" office:value-type="float" office:value="160.428571428571" calcext:value-type="float">
            <text:p>160.428571428571</text:p>
          </table:table-cell>
          <table:table-cell table:formula="of:=AVERAGE([.J350:.J356])" office:value-type="float" office:value="164.833771428571" calcext:value-type="float">
            <text:p>164.8337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209.461" calcext:value-type="float">
            <text:p>209.461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formula="of:=VLOOKUP([.$H354];[.$B$2:.$C$500];2)" office:value-type="float" office:value="147" calcext:value-type="float">
            <text:p>147</text:p>
          </table:table-cell>
          <table:table-cell table:formula="of:=VLOOKUP([.$H354];[.$D$2:.$E$500];2)" office:value-type="float" office:value="232.577" calcext:value-type="float">
            <text:p>232.577</text:p>
          </table:table-cell>
          <table:table-cell table:formula="of:=AVERAGE([.I351:.I357])" office:value-type="float" office:value="162.571428571429" calcext:value-type="float">
            <text:p>162.571428571429</text:p>
          </table:table-cell>
          <table:table-cell table:formula="of:=AVERAGE([.J351:.J357])" office:value-type="float" office:value="173.264628571429" calcext:value-type="float">
            <text:p>173.2646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237.581" calcext:value-type="float">
            <text:p>237.58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VLOOKUP([.$H355];[.$B$2:.$C$500];2)" office:value-type="float" office:value="140" calcext:value-type="float">
            <text:p>140</text:p>
          </table:table-cell>
          <table:table-cell table:formula="of:=VLOOKUP([.$H355];[.$D$2:.$E$500];2)" office:value-type="float" office:value="194.796" calcext:value-type="float">
            <text:p>194.796</text:p>
          </table:table-cell>
          <table:table-cell table:formula="of:=AVERAGE([.I352:.I358])" office:value-type="float" office:value="164.428571428571" calcext:value-type="float">
            <text:p>164.428571428571</text:p>
          </table:table-cell>
          <table:table-cell table:formula="of:=AVERAGE([.J352:.J358])" office:value-type="float" office:value="177.301257142857" calcext:value-type="float">
            <text:p>177.301257142857</text:p>
          </table:table-cell>
          <table:table-cell/>
          <table:table-cell table:formula="of:=SUM([.I352:.I358])" office:value-type="float" office:value="1151" calcext:value-type="float">
            <text:p>1151</text:p>
          </table:table-cell>
          <table:table-cell table:formula="of:=SUM([.J352:.J358])" office:value-type="float" office:value="1241.1088" calcext:value-type="float">
            <text:p>1241.1088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124.665" calcext:value-type="float">
            <text:p>124.665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formula="of:=VLOOKUP([.$H356];[.$B$2:.$C$500];2)" office:value-type="float" office:value="179" calcext:value-type="float">
            <text:p>179</text:p>
          </table:table-cell>
          <table:table-cell table:formula="of:=VLOOKUP([.$H356];[.$D$2:.$E$500];2)" office:value-type="float" office:value="209.461" calcext:value-type="float">
            <text:p>209.461</text:p>
          </table:table-cell>
          <table:table-cell table:formula="of:=AVERAGE([.I353:.I359])" office:value-type="float" office:value="168.142857142857" calcext:value-type="float">
            <text:p>168.142857142857</text:p>
          </table:table-cell>
          <table:table-cell table:formula="of:=AVERAGE([.J353:.J359])" office:value-type="float" office:value="179.9728" calcext:value-type="float">
            <text:p>179.97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80.9356" calcext:value-type="float">
            <text:p>80.9356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table:formula="of:=VLOOKUP([.$H357];[.$B$2:.$C$500];2)" office:value-type="float" office:value="190" calcext:value-type="float">
            <text:p>190</text:p>
          </table:table-cell>
          <table:table-cell table:formula="of:=VLOOKUP([.$H357];[.$D$2:.$E$500];2)" office:value-type="float" office:value="237.581" calcext:value-type="float">
            <text:p>237.581</text:p>
          </table:table-cell>
          <table:table-cell table:formula="of:=AVERAGE([.I354:.I360])" office:value-type="float" office:value="173.428571428571" calcext:value-type="float">
            <text:p>173.428571428571</text:p>
          </table:table-cell>
          <table:table-cell table:formula="of:=AVERAGE([.J354:.J360])" office:value-type="float" office:value="186.307657142857" calcext:value-type="float">
            <text:p>186.3076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224.138" calcext:value-type="float">
            <text:p>224.138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table:formula="of:=VLOOKUP([.$H358];[.$B$2:.$C$500];2)" office:value-type="float" office:value="186" calcext:value-type="float">
            <text:p>186</text:p>
          </table:table-cell>
          <table:table-cell table:formula="of:=VLOOKUP([.$H358];[.$D$2:.$E$500];2)" office:value-type="float" office:value="124.665" calcext:value-type="float">
            <text:p>124.665</text:p>
          </table:table-cell>
          <table:table-cell table:formula="of:=AVERAGE([.I355:.I361])" office:value-type="float" office:value="179.857142857143" calcext:value-type="float">
            <text:p>179.857142857143</text:p>
          </table:table-cell>
          <table:table-cell table:formula="of:=AVERAGE([.J355:.J361])" office:value-type="float" office:value="192.035085714286" calcext:value-type="float">
            <text:p>192.0350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272.669" calcext:value-type="float">
            <text:p>272.669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table:formula="of:=VLOOKUP([.$H359];[.$B$2:.$C$500];2)" office:value-type="float" office:value="170" calcext:value-type="float">
            <text:p>170</text:p>
          </table:table-cell>
          <table:table-cell table:formula="of:=VLOOKUP([.$H359];[.$D$2:.$E$500];2)" office:value-type="float" office:value="80.9356" calcext:value-type="float">
            <text:p>80.9356</text:p>
          </table:table-cell>
          <table:table-cell table:formula="of:=AVERAGE([.I356:.I362])" office:value-type="float" office:value="188.142857142857" calcext:value-type="float">
            <text:p>188.142857142857</text:p>
          </table:table-cell>
          <table:table-cell table:formula="of:=AVERAGE([.J356:.J362])" office:value-type="float" office:value="199.250514285714" calcext:value-type="float">
            <text:p>199.2505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245.304" calcext:value-type="float">
            <text:p>245.304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formula="of:=VLOOKUP([.$H360];[.$B$2:.$C$500];2)" office:value-type="float" office:value="202" calcext:value-type="float">
            <text:p>202</text:p>
          </table:table-cell>
          <table:table-cell table:formula="of:=VLOOKUP([.$H360];[.$D$2:.$E$500];2)" office:value-type="float" office:value="224.138" calcext:value-type="float">
            <text:p>224.138</text:p>
          </table:table-cell>
          <table:table-cell table:formula="of:=AVERAGE([.I357:.I363])" office:value-type="float" office:value="193" calcext:value-type="float">
            <text:p>193</text:p>
          </table:table-cell>
          <table:table-cell table:formula="of:=AVERAGE([.J357:.J363])" office:value-type="float" office:value="206.138942857143" calcext:value-type="float">
            <text:p>206.1389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257.68" calcext:value-type="float">
            <text:p>257.68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formula="of:=VLOOKUP([.$H361];[.$B$2:.$C$500];2)" office:value-type="float" office:value="192" calcext:value-type="float">
            <text:p>192</text:p>
          </table:table-cell>
          <table:table-cell table:formula="of:=VLOOKUP([.$H361];[.$D$2:.$E$500];2)" office:value-type="float" office:value="272.669" calcext:value-type="float">
            <text:p>272.669</text:p>
          </table:table-cell>
          <table:table-cell table:formula="of:=AVERAGE([.I358:.I364])" office:value-type="float" office:value="191.285714285714" calcext:value-type="float">
            <text:p>191.285714285714</text:p>
          </table:table-cell>
          <table:table-cell table:formula="of:=AVERAGE([.J358:.J364])" office:value-type="float" office:value="210.240657142857" calcext:value-type="float">
            <text:p>210.2406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266.293" calcext:value-type="float">
            <text:p>266.293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formula="of:=VLOOKUP([.$H362];[.$B$2:.$C$500];2)" office:value-type="float" office:value="198" calcext:value-type="float">
            <text:p>198</text:p>
          </table:table-cell>
          <table:table-cell table:formula="of:=VLOOKUP([.$H362];[.$D$2:.$E$500];2)" office:value-type="float" office:value="245.304" calcext:value-type="float">
            <text:p>245.304</text:p>
          </table:table-cell>
          <table:table-cell table:formula="of:=AVERAGE([.I359:.I365])" office:value-type="float" office:value="192.857142857143" calcext:value-type="float">
            <text:p>192.857142857143</text:p>
          </table:table-cell>
          <table:table-cell table:formula="of:=AVERAGE([.J359:.J365])" office:value-type="float" office:value="211.384942857143" calcext:value-type="float">
            <text:p>211.384942857143</text:p>
          </table:table-cell>
          <table:table-cell/>
          <table:table-cell table:formula="of:=SUM([.I359:.I365])" office:value-type="float" office:value="1350" calcext:value-type="float">
            <text:p>1350</text:p>
          </table:table-cell>
          <table:table-cell table:formula="of:=SUM([.J359:.J365])" office:value-type="float" office:value="1479.6946" calcext:value-type="float">
            <text:p>1479.6946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132.675" calcext:value-type="float">
            <text:p>132.675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table:formula="of:=VLOOKUP([.$H363];[.$B$2:.$C$500];2)" office:value-type="float" office:value="213" calcext:value-type="float">
            <text:p>213</text:p>
          </table:table-cell>
          <table:table-cell table:formula="of:=VLOOKUP([.$H363];[.$D$2:.$E$500];2)" office:value-type="float" office:value="257.68" calcext:value-type="float">
            <text:p>257.68</text:p>
          </table:table-cell>
          <table:table-cell table:formula="of:=AVERAGE([.I360:.I366])" office:value-type="float" office:value="196.571428571429" calcext:value-type="float">
            <text:p>196.571428571429</text:p>
          </table:table-cell>
          <table:table-cell table:formula="of:=AVERAGE([.J360:.J366])" office:value-type="float" office:value="212.723314285714" calcext:value-type="float">
            <text:p>212.7233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90.3042" calcext:value-type="float">
            <text:p>90.3042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table:formula="of:=VLOOKUP([.$H364];[.$B$2:.$C$500];2)" office:value-type="float" office:value="178" calcext:value-type="float">
            <text:p>178</text:p>
          </table:table-cell>
          <table:table-cell table:formula="of:=VLOOKUP([.$H364];[.$D$2:.$E$500];2)" office:value-type="float" office:value="266.293" calcext:value-type="float">
            <text:p>266.293</text:p>
          </table:table-cell>
          <table:table-cell table:formula="of:=AVERAGE([.I361:.I367])" office:value-type="float" office:value="201.285714285714" calcext:value-type="float">
            <text:p>201.285714285714</text:p>
          </table:table-cell>
          <table:table-cell table:formula="of:=AVERAGE([.J361:.J367])" office:value-type="float" office:value="215.088885714286" calcext:value-type="float">
            <text:p>215.0888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240.697" calcext:value-type="float">
            <text:p>240.697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formula="of:=VLOOKUP([.$H365];[.$B$2:.$C$500];2)" office:value-type="float" office:value="197" calcext:value-type="float">
            <text:p>197</text:p>
          </table:table-cell>
          <table:table-cell table:formula="of:=VLOOKUP([.$H365];[.$D$2:.$E$500];2)" office:value-type="float" office:value="132.675" calcext:value-type="float">
            <text:p>132.675</text:p>
          </table:table-cell>
          <table:table-cell table:formula="of:=AVERAGE([.I362:.I368])" office:value-type="float" office:value="205.142857142857" calcext:value-type="float">
            <text:p>205.142857142857</text:p>
          </table:table-cell>
          <table:table-cell table:formula="of:=AVERAGE([.J362:.J368])" office:value-type="float" office:value="220.131457142857" calcext:value-type="float">
            <text:p>220.1314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307.967" calcext:value-type="float">
            <text:p>307.967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table:formula="of:=VLOOKUP([.$H366];[.$B$2:.$C$500];2)" office:value-type="float" office:value="196" calcext:value-type="float">
            <text:p>196</text:p>
          </table:table-cell>
          <table:table-cell table:formula="of:=VLOOKUP([.$H366];[.$D$2:.$E$500];2)" office:value-type="float" office:value="90.3042" calcext:value-type="float">
            <text:p>90.3042</text:p>
          </table:table-cell>
          <table:table-cell table:formula="of:=AVERAGE([.I363:.I369])" office:value-type="float" office:value="208.714285714286" calcext:value-type="float">
            <text:p>208.714285714286</text:p>
          </table:table-cell>
          <table:table-cell table:formula="of:=AVERAGE([.J363:.J369])" office:value-type="float" office:value="224.014742857143" calcext:value-type="float">
            <text:p>224.0147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272.487" calcext:value-type="float">
            <text:p>272.487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table:formula="of:=VLOOKUP([.$H367];[.$B$2:.$C$500];2)" office:value-type="float" office:value="235" calcext:value-type="float">
            <text:p>235</text:p>
          </table:table-cell>
          <table:table-cell table:formula="of:=VLOOKUP([.$H367];[.$D$2:.$E$500];2)" office:value-type="float" office:value="240.697" calcext:value-type="float">
            <text:p>240.697</text:p>
          </table:table-cell>
          <table:table-cell table:formula="of:=AVERAGE([.I364:.I370])" office:value-type="float" office:value="210" calcext:value-type="float">
            <text:p>210</text:p>
          </table:table-cell>
          <table:table-cell table:formula="of:=AVERAGE([.J364:.J370])" office:value-type="float" office:value="222.537885714286" calcext:value-type="float">
            <text:p>222.5378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247.342" calcext:value-type="float">
            <text:p>247.34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formula="of:=VLOOKUP([.$H368];[.$B$2:.$C$500];2)" office:value-type="float" office:value="219" calcext:value-type="float">
            <text:p>219</text:p>
          </table:table-cell>
          <table:table-cell table:formula="of:=VLOOKUP([.$H368];[.$D$2:.$E$500];2)" office:value-type="float" office:value="307.967" calcext:value-type="float">
            <text:p>307.967</text:p>
          </table:table-cell>
          <table:table-cell table:formula="of:=AVERAGE([.I365:.I371])" office:value-type="float" office:value="214.285714285714" calcext:value-type="float">
            <text:p>214.285714285714</text:p>
          </table:table-cell>
          <table:table-cell table:formula="of:=AVERAGE([.J365:.J371])" office:value-type="float" office:value="218.1776" calcext:value-type="float">
            <text:p>218.17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235.771" calcext:value-type="float">
            <text:p>235.77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table:formula="of:=VLOOKUP([.$H369];[.$B$2:.$C$500];2)" office:value-type="float" office:value="223" calcext:value-type="float">
            <text:p>223</text:p>
          </table:table-cell>
          <table:table-cell table:formula="of:=VLOOKUP([.$H369];[.$D$2:.$E$500];2)" office:value-type="float" office:value="272.487" calcext:value-type="float">
            <text:p>272.487</text:p>
          </table:table-cell>
          <table:table-cell table:formula="of:=AVERAGE([.I366:.I372])" office:value-type="float" office:value="210.857142857143" calcext:value-type="float">
            <text:p>210.857142857143</text:p>
          </table:table-cell>
          <table:table-cell table:formula="of:=AVERAGE([.J366:.J372])" office:value-type="float" office:value="223.112457142857" calcext:value-type="float">
            <text:p>223.112457142857</text:p>
          </table:table-cell>
          <table:table-cell/>
          <table:table-cell table:formula="of:=SUM([.I366:.I372])" office:value-type="float" office:value="1476" calcext:value-type="float">
            <text:p>1476</text:p>
          </table:table-cell>
          <table:table-cell table:formula="of:=SUM([.J366:.J372])" office:value-type="float" office:value="1561.7872" calcext:value-type="float">
            <text:p>1561.7872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167.219" calcext:value-type="float">
            <text:p>167.219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formula="of:=VLOOKUP([.$H370];[.$B$2:.$C$500];2)" office:value-type="float" office:value="222" calcext:value-type="float">
            <text:p>222</text:p>
          </table:table-cell>
          <table:table-cell table:formula="of:=VLOOKUP([.$H370];[.$D$2:.$E$500];2)" office:value-type="float" office:value="247.342" calcext:value-type="float">
            <text:p>247.342</text:p>
          </table:table-cell>
          <table:table-cell table:formula="of:=AVERAGE([.I367:.I373])" office:value-type="float" office:value="214.285714285714" calcext:value-type="float">
            <text:p>214.285714285714</text:p>
          </table:table-cell>
          <table:table-cell table:formula="of:=AVERAGE([.J367:.J373])" office:value-type="float" office:value="222.715028571429" calcext:value-type="float">
            <text:p>222.7150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87.5222" calcext:value-type="float">
            <text:p>87.5222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table:formula="of:=VLOOKUP([.$H371];[.$B$2:.$C$500];2)" office:value-type="float" office:value="208" calcext:value-type="float">
            <text:p>208</text:p>
          </table:table-cell>
          <table:table-cell table:formula="of:=VLOOKUP([.$H371];[.$D$2:.$E$500];2)" office:value-type="float" office:value="235.771" calcext:value-type="float">
            <text:p>235.771</text:p>
          </table:table-cell>
          <table:table-cell table:formula="of:=AVERAGE([.I368:.I374])" office:value-type="float" office:value="213.857142857143" calcext:value-type="float">
            <text:p>213.857142857143</text:p>
          </table:table-cell>
          <table:table-cell table:formula="of:=AVERAGE([.J368:.J374])" office:value-type="float" office:value="215.9096" calcext:value-type="float">
            <text:p>215.90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193.059" calcext:value-type="float">
            <text:p>193.059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table:formula="of:=VLOOKUP([.$H372];[.$B$2:.$C$500];2)" office:value-type="float" office:value="173" calcext:value-type="float">
            <text:p>173</text:p>
          </table:table-cell>
          <table:table-cell table:formula="of:=VLOOKUP([.$H372];[.$D$2:.$E$500];2)" office:value-type="float" office:value="167.219" calcext:value-type="float">
            <text:p>167.219</text:p>
          </table:table-cell>
          <table:table-cell table:formula="of:=AVERAGE([.I369:.I375])" office:value-type="float" office:value="212.571428571429" calcext:value-type="float">
            <text:p>212.571428571429</text:p>
          </table:table-cell>
          <table:table-cell table:formula="of:=AVERAGE([.J369:.J375])" office:value-type="float" office:value="207.245885714286" calcext:value-type="float">
            <text:p>207.2458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247.321" calcext:value-type="float">
            <text:p>247.321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table:formula="of:=VLOOKUP([.$H373];[.$B$2:.$C$500];2)" office:value-type="float" office:value="220" calcext:value-type="float">
            <text:p>220</text:p>
          </table:table-cell>
          <table:table-cell table:formula="of:=VLOOKUP([.$H373];[.$D$2:.$E$500];2)" office:value-type="float" office:value="87.5222" calcext:value-type="float">
            <text:p>87.5222</text:p>
          </table:table-cell>
          <table:table-cell table:formula="of:=AVERAGE([.I370:.I376])" office:value-type="float" office:value="208" calcext:value-type="float">
            <text:p>208</text:p>
          </table:table-cell>
          <table:table-cell table:formula="of:=AVERAGE([.J370:.J376])" office:value-type="float" office:value="204.3806" calcext:value-type="float">
            <text:p>204.38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252.43" calcext:value-type="float">
            <text:p>252.43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formula="of:=VLOOKUP([.$H374];[.$B$2:.$C$500];2)" office:value-type="float" office:value="232" calcext:value-type="float">
            <text:p>232</text:p>
          </table:table-cell>
          <table:table-cell table:formula="of:=VLOOKUP([.$H374];[.$D$2:.$E$500];2)" office:value-type="float" office:value="193.059" calcext:value-type="float">
            <text:p>193.059</text:p>
          </table:table-cell>
          <table:table-cell table:formula="of:=AVERAGE([.I371:.I377])" office:value-type="float" office:value="206.571428571429" calcext:value-type="float">
            <text:p>206.571428571429</text:p>
          </table:table-cell>
          <table:table-cell table:formula="of:=AVERAGE([.J371:.J377])" office:value-type="float" office:value="198.917314285714" calcext:value-type="float">
            <text:p>198.9173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209.099" calcext:value-type="float">
            <text:p>209.099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formula="of:=VLOOKUP([.$H375];[.$B$2:.$C$500];2)" office:value-type="float" office:value="210" calcext:value-type="float">
            <text:p>210</text:p>
          </table:table-cell>
          <table:table-cell table:formula="of:=VLOOKUP([.$H375];[.$D$2:.$E$500];2)" office:value-type="float" office:value="247.321" calcext:value-type="float">
            <text:p>247.321</text:p>
          </table:table-cell>
          <table:table-cell table:formula="of:=AVERAGE([.I372:.I378])" office:value-type="float" office:value="201.285714285714" calcext:value-type="float">
            <text:p>201.285714285714</text:p>
          </table:table-cell>
          <table:table-cell table:formula="of:=AVERAGE([.J372:.J378])" office:value-type="float" office:value="205.361314285714" calcext:value-type="float">
            <text:p>205.3613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280.879" calcext:value-type="float">
            <text:p>280.879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table:formula="of:=VLOOKUP([.$H376];[.$B$2:.$C$500];2)" office:value-type="float" office:value="191" calcext:value-type="float">
            <text:p>191</text:p>
          </table:table-cell>
          <table:table-cell table:formula="of:=VLOOKUP([.$H376];[.$D$2:.$E$500];2)" office:value-type="float" office:value="252.43" calcext:value-type="float">
            <text:p>252.43</text:p>
          </table:table-cell>
          <table:table-cell table:formula="of:=AVERAGE([.I373:.I379])" office:value-type="float" office:value="201.142857142857" calcext:value-type="float">
            <text:p>201.142857142857</text:p>
          </table:table-cell>
          <table:table-cell table:formula="of:=AVERAGE([.J373:.J379])" office:value-type="float" office:value="199.6516" calcext:value-type="float">
            <text:p>199.6516</text:p>
          </table:table-cell>
          <table:table-cell/>
          <table:table-cell table:formula="of:=SUM([.I373:.I379])" office:value-type="float" office:value="1408" calcext:value-type="float">
            <text:p>1408</text:p>
          </table:table-cell>
          <table:table-cell table:formula="of:=SUM([.J373:.J379])" office:value-type="float" office:value="1397.5612" calcext:value-type="float">
            <text:p>1397.5612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127.251" calcext:value-type="float">
            <text:p>127.251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table:formula="of:=VLOOKUP([.$H377];[.$B$2:.$C$500];2)" office:value-type="float" office:value="212" calcext:value-type="float">
            <text:p>212</text:p>
          </table:table-cell>
          <table:table-cell table:formula="of:=VLOOKUP([.$H377];[.$D$2:.$E$500];2)" office:value-type="float" office:value="209.099" calcext:value-type="float">
            <text:p>209.099</text:p>
          </table:table-cell>
          <table:table-cell table:formula="of:=AVERAGE([.I374:.I380])" office:value-type="float" office:value="196" calcext:value-type="float">
            <text:p>196</text:p>
          </table:table-cell>
          <table:table-cell table:formula="of:=AVERAGE([.J374:.J380])" office:value-type="float" office:value="196.880414285714" calcext:value-type="float">
            <text:p>196.8804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68.1239" calcext:value-type="float">
            <text:p>68.1239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table:formula="of:=VLOOKUP([.$H378];[.$B$2:.$C$500];2)" office:value-type="float" office:value="171" calcext:value-type="float">
            <text:p>171</text:p>
          </table:table-cell>
          <table:table-cell table:formula="of:=VLOOKUP([.$H378];[.$D$2:.$E$500];2)" office:value-type="float" office:value="280.879" calcext:value-type="float">
            <text:p>280.879</text:p>
          </table:table-cell>
          <table:table-cell table:formula="of:=AVERAGE([.I375:.I381])" office:value-type="float" office:value="191.571428571429" calcext:value-type="float">
            <text:p>191.571428571429</text:p>
          </table:table-cell>
          <table:table-cell table:formula="of:=AVERAGE([.J375:.J381])" office:value-type="float" office:value="199.295557142857" calcext:value-type="float">
            <text:p>199.2955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209.965" calcext:value-type="float">
            <text:p>209.965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table:formula="of:=VLOOKUP([.$H379];[.$B$2:.$C$500];2)" office:value-type="float" office:value="172" calcext:value-type="float">
            <text:p>172</text:p>
          </table:table-cell>
          <table:table-cell table:formula="of:=VLOOKUP([.$H379];[.$D$2:.$E$500];2)" office:value-type="float" office:value="127.251" calcext:value-type="float">
            <text:p>127.251</text:p>
          </table:table-cell>
          <table:table-cell table:formula="of:=AVERAGE([.I376:.I382])" office:value-type="float" office:value="188.285714285714" calcext:value-type="float">
            <text:p>188.285714285714</text:p>
          </table:table-cell>
          <table:table-cell table:formula="of:=AVERAGE([.J376:.J382])" office:value-type="float" office:value="199.953557142857" calcext:value-type="float">
            <text:p>199.9535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251.927" calcext:value-type="float">
            <text:p>251.927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table:formula="of:=VLOOKUP([.$H380];[.$B$2:.$C$500];2)" office:value-type="float" office:value="184" calcext:value-type="float">
            <text:p>184</text:p>
          </table:table-cell>
          <table:table-cell table:formula="of:=VLOOKUP([.$H380];[.$D$2:.$E$500];2)" office:value-type="float" office:value="68.1239" calcext:value-type="float">
            <text:p>68.1239</text:p>
          </table:table-cell>
          <table:table-cell table:formula="of:=AVERAGE([.I377:.I383])" office:value-type="float" office:value="186.571428571429" calcext:value-type="float">
            <text:p>186.571428571429</text:p>
          </table:table-cell>
          <table:table-cell table:formula="of:=AVERAGE([.J377:.J383])" office:value-type="float" office:value="195.733842857143" calcext:value-type="float">
            <text:p>195.7338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222.892" calcext:value-type="float">
            <text:p>222.892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table:formula="of:=VLOOKUP([.$H381];[.$B$2:.$C$500];2)" office:value-type="float" office:value="201" calcext:value-type="float">
            <text:p>201</text:p>
          </table:table-cell>
          <table:table-cell table:formula="of:=VLOOKUP([.$H381];[.$D$2:.$E$500];2)" office:value-type="float" office:value="209.965" calcext:value-type="float">
            <text:p>209.965</text:p>
          </table:table-cell>
          <table:table-cell table:formula="of:=AVERAGE([.I378:.I384])" office:value-type="float" office:value="177.714285714286" calcext:value-type="float">
            <text:p>177.714285714286</text:p>
          </table:table-cell>
          <table:table-cell table:formula="of:=AVERAGE([.J378:.J384])" office:value-type="float" office:value="194.270128571429" calcext:value-type="float">
            <text:p>194.2701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198.853" calcext:value-type="float">
            <text:p>198.853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table:formula="of:=VLOOKUP([.$H382];[.$B$2:.$C$500];2)" office:value-type="float" office:value="187" calcext:value-type="float">
            <text:p>187</text:p>
          </table:table-cell>
          <table:table-cell table:formula="of:=VLOOKUP([.$H382];[.$D$2:.$E$500];2)" office:value-type="float" office:value="251.927" calcext:value-type="float">
            <text:p>251.927</text:p>
          </table:table-cell>
          <table:table-cell table:formula="of:=AVERAGE([.I379:.I385])" office:value-type="float" office:value="173.142857142857" calcext:value-type="float">
            <text:p>173.142857142857</text:p>
          </table:table-cell>
          <table:table-cell table:formula="of:=AVERAGE([.J379:.J385])" office:value-type="float" office:value="178.967414285714" calcext:value-type="float">
            <text:p>178.9674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173.76" calcext:value-type="float">
            <text:p>173.76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table:formula="of:=VLOOKUP([.$H383];[.$B$2:.$C$500];2)" office:value-type="float" office:value="179" calcext:value-type="float">
            <text:p>179</text:p>
          </table:table-cell>
          <table:table-cell table:formula="of:=VLOOKUP([.$H383];[.$D$2:.$E$500];2)" office:value-type="float" office:value="222.892" calcext:value-type="float">
            <text:p>222.892</text:p>
          </table:table-cell>
          <table:table-cell table:formula="of:=AVERAGE([.I380:.I386])" office:value-type="float" office:value="172.571428571429" calcext:value-type="float">
            <text:p>172.571428571429</text:p>
          </table:table-cell>
          <table:table-cell table:formula="of:=AVERAGE([.J380:.J386])" office:value-type="float" office:value="176.310128571429" calcext:value-type="float">
            <text:p>176.310128571429</text:p>
          </table:table-cell>
          <table:table-cell/>
          <table:table-cell table:formula="of:=SUM([.I380:.I386])" office:value-type="float" office:value="1208" calcext:value-type="float">
            <text:p>1208</text:p>
          </table:table-cell>
          <table:table-cell table:formula="of:=SUM([.J380:.J386])" office:value-type="float" office:value="1234.1709" calcext:value-type="float">
            <text:p>1234.1709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108.65" calcext:value-type="float">
            <text:p>108.65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table:formula="of:=VLOOKUP([.$H384];[.$B$2:.$C$500];2)" office:value-type="float" office:value="150" calcext:value-type="float">
            <text:p>150</text:p>
          </table:table-cell>
          <table:table-cell table:formula="of:=VLOOKUP([.$H384];[.$D$2:.$E$500];2)" office:value-type="float" office:value="198.853" calcext:value-type="float">
            <text:p>198.853</text:p>
          </table:table-cell>
          <table:table-cell table:formula="of:=AVERAGE([.I381:.I387])" office:value-type="float" office:value="160.857142857143" calcext:value-type="float">
            <text:p>160.857142857143</text:p>
          </table:table-cell>
          <table:table-cell table:formula="of:=AVERAGE([.J381:.J387])" office:value-type="float" office:value="175.414985714286" calcext:value-type="float">
            <text:p>175.4149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61.8579" calcext:value-type="float">
            <text:p>61.8579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VLOOKUP([.$H385];[.$B$2:.$C$500];2)" office:value-type="float" office:value="139" calcext:value-type="float">
            <text:p>139</text:p>
          </table:table-cell>
          <table:table-cell table:formula="of:=VLOOKUP([.$H385];[.$D$2:.$E$500];2)" office:value-type="float" office:value="173.76" calcext:value-type="float">
            <text:p>173.76</text:p>
          </table:table-cell>
          <table:table-cell table:formula="of:=AVERAGE([.I382:.I388])" office:value-type="float" office:value="146.714285714286" calcext:value-type="float">
            <text:p>146.714285714286</text:p>
          </table:table-cell>
          <table:table-cell table:formula="of:=AVERAGE([.J382:.J388])" office:value-type="float" office:value="167.095128571429" calcext:value-type="float">
            <text:p>167.0951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151.726" calcext:value-type="float">
            <text:p>151.726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table:formula="of:=VLOOKUP([.$H386];[.$B$2:.$C$500];2)" office:value-type="float" office:value="168" calcext:value-type="float">
            <text:p>168</text:p>
          </table:table-cell>
          <table:table-cell table:formula="of:=VLOOKUP([.$H386];[.$D$2:.$E$500];2)" office:value-type="float" office:value="108.65" calcext:value-type="float">
            <text:p>108.65</text:p>
          </table:table-cell>
          <table:table-cell table:formula="of:=AVERAGE([.I383:.I389])" office:value-type="float" office:value="134.571428571429" calcext:value-type="float">
            <text:p>134.571428571429</text:p>
          </table:table-cell>
          <table:table-cell table:formula="of:=AVERAGE([.J383:.J389])" office:value-type="float" office:value="160.131557142857" calcext:value-type="float">
            <text:p>160.1315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office:value-type="float" office:value="203.182" calcext:value-type="float">
            <text:p>203.182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table:formula="of:=VLOOKUP([.$H387];[.$B$2:.$C$500];2)" office:value-type="float" office:value="102" calcext:value-type="float">
            <text:p>102</text:p>
          </table:table-cell>
          <table:table-cell table:formula="of:=VLOOKUP([.$H387];[.$D$2:.$E$500];2)" office:value-type="float" office:value="61.8579" calcext:value-type="float">
            <text:p>61.8579</text:p>
          </table:table-cell>
          <table:table-cell table:formula="of:=AVERAGE([.I384:.I390])" office:value-type="float" office:value="123.571428571429" calcext:value-type="float">
            <text:p>123.571428571429</text:p>
          </table:table-cell>
          <table:table-cell table:formula="of:=AVERAGE([.J384:.J390])" office:value-type="float" office:value="151.0967" calcext:value-type="float">
            <text:p>151.0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float" office:value="159.648" calcext:value-type="float">
            <text:p>159.648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table:formula="of:=VLOOKUP([.$H388];[.$B$2:.$C$500];2)" office:value-type="float" office:value="102" calcext:value-type="float">
            <text:p>102</text:p>
          </table:table-cell>
          <table:table-cell table:formula="of:=VLOOKUP([.$H388];[.$D$2:.$E$500];2)" office:value-type="float" office:value="151.726" calcext:value-type="float">
            <text:p>151.726</text:p>
          </table:table-cell>
          <table:table-cell table:formula="of:=AVERAGE([.I385:.I391])" office:value-type="float" office:value="116.714285714286" calcext:value-type="float">
            <text:p>116.714285714286</text:p>
          </table:table-cell>
          <table:table-cell table:formula="of:=AVERAGE([.J385:.J391])" office:value-type="float" office:value="144.913128571429" calcext:value-type="float">
            <text:p>144.9131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155.568" calcext:value-type="float">
            <text:p>155.568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table:formula="of:=VLOOKUP([.$H389];[.$B$2:.$C$500];2)" office:value-type="float" office:value="102" calcext:value-type="float">
            <text:p>102</text:p>
          </table:table-cell>
          <table:table-cell table:formula="of:=VLOOKUP([.$H389];[.$D$2:.$E$500];2)" office:value-type="float" office:value="203.182" calcext:value-type="float">
            <text:p>203.182</text:p>
          </table:table-cell>
          <table:table-cell table:formula="of:=AVERAGE([.I386:.I392])" office:value-type="float" office:value="111.428571428571" calcext:value-type="float">
            <text:p>111.428571428571</text:p>
          </table:table-cell>
          <table:table-cell table:formula="of:=AVERAGE([.J386:.J392])" office:value-type="float" office:value="140.462414285714" calcext:value-type="float">
            <text:p>140.4624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142.605" calcext:value-type="float">
            <text:p>142.605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table:formula="of:=VLOOKUP([.$H390];[.$B$2:.$C$500];2)" office:value-type="float" office:value="102" calcext:value-type="float">
            <text:p>102</text:p>
          </table:table-cell>
          <table:table-cell table:formula="of:=VLOOKUP([.$H390];[.$D$2:.$E$500];2)" office:value-type="float" office:value="159.648" calcext:value-type="float">
            <text:p>159.648</text:p>
          </table:table-cell>
          <table:table-cell table:formula="of:=AVERAGE([.I387:.I393])" office:value-type="float" office:value="102" calcext:value-type="float">
            <text:p>102</text:p>
          </table:table-cell>
          <table:table-cell table:formula="of:=AVERAGE([.J387:.J393])" office:value-type="float" office:value="136.701485714286" calcext:value-type="float">
            <text:p>136.701485714286</text:p>
          </table:table-cell>
          <table:table-cell/>
          <table:table-cell table:formula="of:=SUM([.I387:.I393])" office:value-type="float" office:value="714" calcext:value-type="float">
            <text:p>714</text:p>
          </table:table-cell>
          <table:table-cell table:formula="of:=SUM([.J387:.J393])" office:value-type="float" office:value="956.9104" calcext:value-type="float">
            <text:p>956.9104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82.3235" calcext:value-type="float">
            <text:p>82.323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table:formula="of:=VLOOKUP([.$H391];[.$B$2:.$C$500];2)" office:value-type="float" office:value="102" calcext:value-type="float">
            <text:p>102</text:p>
          </table:table-cell>
          <table:table-cell table:formula="of:=VLOOKUP([.$H391];[.$D$2:.$E$500];2)" office:value-type="float" office:value="155.568" calcext:value-type="float">
            <text:p>155.568</text:p>
          </table:table-cell>
          <table:table-cell table:formula="of:=AVERAGE([.I388:.I394])" office:value-type="float" office:value="102" calcext:value-type="float">
            <text:p>102</text:p>
          </table:table-cell>
          <table:table-cell table:formula="of:=AVERAGE([.J388:.J394])" office:value-type="float" office:value="133.266414285714" calcext:value-type="float">
            <text:p>133.2664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37.8124" calcext:value-type="float">
            <text:p>37.8124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formula="of:=VLOOKUP([.$H392];[.$B$2:.$C$500];2)" office:value-type="float" office:value="102" calcext:value-type="float">
            <text:p>102</text:p>
          </table:table-cell>
          <table:table-cell table:formula="of:=VLOOKUP([.$H392];[.$D$2:.$E$500];2)" office:value-type="float" office:value="142.605" calcext:value-type="float">
            <text:p>142.605</text:p>
          </table:table-cell>
          <table:table-cell table:formula="of:=AVERAGE([.I389:.I395])" office:value-type="float" office:value="102" calcext:value-type="float">
            <text:p>102</text:p>
          </table:table-cell>
          <table:table-cell table:formula="of:=AVERAGE([.J389:.J395])" office:value-type="float" office:value="131.226414285714" calcext:value-type="float">
            <text:p>131.2264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137.446" calcext:value-type="float">
            <text:p>137.446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formula="of:=VLOOKUP([.$H393];[.$B$2:.$C$500];2)" office:value-type="float" office:value="102" calcext:value-type="float">
            <text:p>102</text:p>
          </table:table-cell>
          <table:table-cell table:formula="of:=VLOOKUP([.$H393];[.$D$2:.$E$500];2)" office:value-type="float" office:value="82.3235" calcext:value-type="float">
            <text:p>82.3235</text:p>
          </table:table-cell>
          <table:table-cell table:formula="of:=AVERAGE([.I390:.I396])" office:value-type="float" office:value="102" calcext:value-type="float">
            <text:p>102</text:p>
          </table:table-cell>
          <table:table-cell table:formula="of:=AVERAGE([.J390:.J396])" office:value-type="float" office:value="124.3597" calcext:value-type="float">
            <text:p>124.35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155.115" calcext:value-type="float">
            <text:p>155.115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table:formula="of:=VLOOKUP([.$H394];[.$B$2:.$C$500];2)" office:value-type="float" office:value="102" calcext:value-type="float">
            <text:p>102</text:p>
          </table:table-cell>
          <table:table-cell table:formula="of:=VLOOKUP([.$H394];[.$D$2:.$E$500];2)" office:value-type="float" office:value="37.8124" calcext:value-type="float">
            <text:p>37.8124</text:p>
          </table:table-cell>
          <table:table-cell table:formula="of:=AVERAGE([.I391:.I397])" office:value-type="float" office:value="102" calcext:value-type="float">
            <text:p>102</text:p>
          </table:table-cell>
          <table:table-cell table:formula="of:=AVERAGE([.J391:.J397])" office:value-type="float" office:value="122.167414285714" calcext:value-type="float">
            <text:p>122.1674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144.302" calcext:value-type="float">
            <text:p>144.302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formula="of:=VLOOKUP([.$H395];[.$B$2:.$C$500];2)" office:value-type="float" office:value="102" calcext:value-type="float">
            <text:p>102</text:p>
          </table:table-cell>
          <table:table-cell table:formula="of:=VLOOKUP([.$H395];[.$D$2:.$E$500];2)" office:value-type="float" office:value="137.446" calcext:value-type="float">
            <text:p>137.446</text:p>
          </table:table-cell>
          <table:table-cell table:formula="of:=AVERAGE([.I392:.I398])" office:value-type="float" office:value="102" calcext:value-type="float">
            <text:p>102</text:p>
          </table:table-cell>
          <table:table-cell table:formula="of:=AVERAGE([.J392:.J398])" office:value-type="float" office:value="117.126128571429" calcext:value-type="float">
            <text:p>117.1261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120.279" calcext:value-type="float">
            <text:p>120.279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table:formula="of:=VLOOKUP([.$H396];[.$B$2:.$C$500];2)" office:value-type="float" office:value="102" calcext:value-type="float">
            <text:p>102</text:p>
          </table:table-cell>
          <table:table-cell table:formula="of:=VLOOKUP([.$H396];[.$D$2:.$E$500];2)" office:value-type="float" office:value="155.115" calcext:value-type="float">
            <text:p>155.115</text:p>
          </table:table-cell>
          <table:table-cell table:formula="of:=AVERAGE([.I393:.I399])" office:value-type="float" office:value="102" calcext:value-type="float">
            <text:p>102</text:p>
          </table:table-cell>
          <table:table-cell table:formula="of:=AVERAGE([.J393:.J399])" office:value-type="float" office:value="106.497457142857" calcext:value-type="float">
            <text:p>106.4974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68.2043" calcext:value-type="float">
            <text:p>68.2043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table:formula="of:=VLOOKUP([.$H397];[.$B$2:.$C$500];2)" office:value-type="float" office:value="102" calcext:value-type="float">
            <text:p>102</text:p>
          </table:table-cell>
          <table:table-cell table:formula="of:=VLOOKUP([.$H397];[.$D$2:.$E$500];2)" office:value-type="float" office:value="144.302" calcext:value-type="float">
            <text:p>144.302</text:p>
          </table:table-cell>
          <table:table-cell table:formula="of:=AVERAGE([.I394:.I400])" office:value-type="float" office:value="102" calcext:value-type="float">
            <text:p>102</text:p>
          </table:table-cell>
          <table:table-cell table:formula="of:=AVERAGE([.J394:.J400])" office:value-type="float" office:value="101.707885714286" calcext:value-type="float">
            <text:p>101.707885714286</text:p>
          </table:table-cell>
          <table:table-cell/>
          <table:table-cell table:formula="of:=SUM([.I394:.I400])" office:value-type="float" office:value="714" calcext:value-type="float">
            <text:p>714</text:p>
          </table:table-cell>
          <table:table-cell table:formula="of:=SUM([.J394:.J400])" office:value-type="float" office:value="711.9552" calcext:value-type="float">
            <text:p>711.9552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48.7965" calcext:value-type="float">
            <text:p>48.7965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table:formula="of:=VLOOKUP([.$H398];[.$B$2:.$C$500];2)" office:value-type="float" office:value="102" calcext:value-type="float">
            <text:p>102</text:p>
          </table:table-cell>
          <table:table-cell table:formula="of:=VLOOKUP([.$H398];[.$D$2:.$E$500];2)" office:value-type="float" office:value="120.279" calcext:value-type="float">
            <text:p>120.279</text:p>
          </table:table-cell>
          <table:table-cell table:formula="of:=AVERAGE([.I395:.I401])" office:value-type="float" office:value="102" calcext:value-type="float">
            <text:p>102</text:p>
          </table:table-cell>
          <table:table-cell table:formula="of:=AVERAGE([.J395:.J401])" office:value-type="float" office:value="102.428714285714" calcext:value-type="float">
            <text:p>102.428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42.8582" calcext:value-type="float">
            <text:p>42.8582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table:formula="of:=VLOOKUP([.$H399];[.$B$2:.$C$500];2)" office:value-type="float" office:value="102" calcext:value-type="float">
            <text:p>102</text:p>
          </table:table-cell>
          <table:table-cell table:formula="of:=VLOOKUP([.$H399];[.$D$2:.$E$500];2)" office:value-type="float" office:value="68.2043" calcext:value-type="float">
            <text:p>68.20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formula="of:=VLOOKUP([.$H400];[.$B$2:.$C$500];2)" office:value-type="float" office:value="102" calcext:value-type="float">
            <text:p>102</text:p>
          </table:table-cell>
          <table:table-cell table:formula="of:=VLOOKUP([.$H400];[.$D$2:.$E$500];2)" office:value-type="float" office:value="48.7965" calcext:value-type="float">
            <text:p>48.796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6" calcext:value-type="float">
            <text:p>466</text:p>
          </table:table-cell>
          <table:table-cell table:formula="of:=VLOOKUP([.$H401];[.$B$2:.$C$500];2)" office:value-type="float" office:value="102" calcext:value-type="float">
            <text:p>102</text:p>
          </table:table-cell>
          <table:table-cell table:formula="of:=VLOOKUP([.$H401];[.$D$2:.$E$500];2)" office:value-type="float" office:value="42.8582" calcext:value-type="float">
            <text:p>42.85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traka</meta:initial-creator>
    <meta:creation-date>2021-04-05T22:41:26.720044992</meta:creation-date>
    <dc:date>2021-04-06T00:27:44.389250112</dc:date>
    <dc:creator>Robert Straka</dc:creator>
    <meta:editing-duration>PT25M38S</meta:editing-duration>
    <meta:editing-cycles>1</meta:editing-cycles>
    <meta:document-statistic meta:table-count="1" meta:cell-count="3625" meta:object-count="0"/>
    <meta:generator>LibreOffice/6.1.5.2$Linux_X86_64 LibreOffice_project/10$Build-2</meta:generator>
  </office:meta>
</office:document-meta>
</file>